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3.44pt" svg:y="955.39pt">
            <loext:p draw:notify-on-update-of-ranges="Sheet1.Q56:Sheet1.Q155 Sheet1.U56:Sheet1.U155 Sheet1.R56:Sheet1.R155 Sheet1.S56:Sheet1.S155 Sheet1.T56:Sheet1.T155 Sheet1.V56:Sheet1.V155 Sheet1.W56:Sheet1.W155 Sheet1.X56:Sheet1.X155 Sheet1.Y56:Sheet1.Y1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9" calcext:value-type="float">
            <text:p>2.729</text:p>
          </table:table-cell>
          <table:table-cell office:value-type="float" office:value="2.816" calcext:value-type="float">
            <text:p>2.816</text:p>
          </table:table-cell>
          <table:table-cell office:value-type="float" office:value="3.263" calcext:value-type="float">
            <text:p>3.263</text:p>
          </table:table-cell>
          <table:table-cell office:value-type="float" office:value="2.342" calcext:value-type="float">
            <text:p>2.342</text:p>
          </table:table-cell>
          <table:table-cell office:value-type="float" office:value="4.367" calcext:value-type="float">
            <text:p>4.367</text:p>
          </table:table-cell>
          <table:table-cell office:value-type="float" office:value="7.164" calcext:value-type="float">
            <text:p>7.164</text:p>
          </table:table-cell>
          <table:table-cell office:value-type="float" office:value="17.66" calcext:value-type="float">
            <text:p>17.66</text:p>
          </table:table-cell>
          <table:table-cell office:value-type="float" office:value="25.942" calcext:value-type="float">
            <text:p>25.942</text:p>
          </table:table-cell>
          <table:table-cell office:value-type="float" office:value="4.519" calcext:value-type="float">
            <text:p>4.519</text:p>
          </table:table-cell>
          <table:table-cell table:number-columns-repeated="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06" calcext:value-type="float">
            <text:p>4.506</text:p>
          </table:table-cell>
          <table:table-cell office:value-type="float" office:value="4.512" calcext:value-type="float">
            <text:p>4.512</text:p>
          </table:table-cell>
          <table:table-cell office:value-type="float" office:value="4.188" calcext:value-type="float">
            <text:p>4.188</text:p>
          </table:table-cell>
          <table:table-cell office:value-type="float" office:value="3.686" calcext:value-type="float">
            <text:p>3.686</text:p>
          </table:table-cell>
          <table:table-cell office:value-type="float" office:value="6.916" calcext:value-type="float">
            <text:p>6.916</text:p>
          </table:table-cell>
          <table:table-cell office:value-type="float" office:value="11.536" calcext:value-type="float">
            <text:p>11.536</text:p>
          </table:table-cell>
          <table:table-cell office:value-type="float" office:value="19.384" calcext:value-type="float">
            <text:p>19.384</text:p>
          </table:table-cell>
          <table:table-cell office:value-type="float" office:value="42.396" calcext:value-type="float">
            <text:p>42.396</text:p>
          </table:table-cell>
          <table:table-cell office:value-type="float" office:value="7.616" calcext:value-type="float">
            <text:p>7.616</text:p>
          </table:table-cell>
          <table:table-cell table:number-columns-repeated="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17" calcext:value-type="float">
            <text:p>6.917</text:p>
          </table:table-cell>
          <table:table-cell office:value-type="float" office:value="5.948" calcext:value-type="float">
            <text:p>5.948</text:p>
          </table:table-cell>
          <table:table-cell office:value-type="float" office:value="6.432" calcext:value-type="float">
            <text:p>6.432</text:p>
          </table:table-cell>
          <table:table-cell office:value-type="float" office:value="5.471" calcext:value-type="float">
            <text:p>5.471</text:p>
          </table:table-cell>
          <table:table-cell office:value-type="float" office:value="9.333" calcext:value-type="float">
            <text:p>9.333</text:p>
          </table:table-cell>
          <table:table-cell office:value-type="float" office:value="16.887" calcext:value-type="float">
            <text:p>16.887</text:p>
          </table:table-cell>
          <table:table-cell office:value-type="float" office:value="21.308" calcext:value-type="float">
            <text:p>21.308</text:p>
          </table:table-cell>
          <table:table-cell office:value-type="float" office:value="51.176" calcext:value-type="float">
            <text:p>51.176</text:p>
          </table:table-cell>
          <table:table-cell office:value-type="float" office:value="11.091" calcext:value-type="float">
            <text:p>11.091</text:p>
          </table:table-cell>
          <table:table-cell table:number-columns-repeated="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58" calcext:value-type="float">
            <text:p>7.758</text:p>
          </table:table-cell>
          <table:table-cell office:value-type="float" office:value="7.367" calcext:value-type="float">
            <text:p>7.367</text:p>
          </table:table-cell>
          <table:table-cell office:value-type="float" office:value="7.248" calcext:value-type="float">
            <text:p>7.248</text:p>
          </table:table-cell>
          <table:table-cell office:value-type="float" office:value="6.166" calcext:value-type="float">
            <text:p>6.166</text:p>
          </table:table-cell>
          <table:table-cell office:value-type="float" office:value="13.164" calcext:value-type="float">
            <text:p>13.164</text:p>
          </table:table-cell>
          <table:table-cell office:value-type="float" office:value="23.464" calcext:value-type="float">
            <text:p>23.464</text:p>
          </table:table-cell>
          <table:table-cell office:value-type="float" office:value="22.214" calcext:value-type="float">
            <text:p>22.214</text:p>
          </table:table-cell>
          <table:table-cell office:value-type="float" office:value="72.258" calcext:value-type="float">
            <text:p>72.258</text:p>
          </table:table-cell>
          <table:table-cell office:value-type="float" office:value="14.136" calcext:value-type="float">
            <text:p>14.136</text:p>
          </table:table-cell>
          <table:table-cell table:number-columns-repeated="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13" calcext:value-type="float">
            <text:p>9.513</text:p>
          </table:table-cell>
          <table:table-cell office:value-type="float" office:value="9.357" calcext:value-type="float">
            <text:p>9.357</text:p>
          </table:table-cell>
          <table:table-cell office:value-type="float" office:value="8.726" calcext:value-type="float">
            <text:p>8.726</text:p>
          </table:table-cell>
          <table:table-cell office:value-type="float" office:value="7.523" calcext:value-type="float">
            <text:p>7.523</text:p>
          </table:table-cell>
          <table:table-cell office:value-type="float" office:value="16.63" calcext:value-type="float">
            <text:p>16.63</text:p>
          </table:table-cell>
          <table:table-cell office:value-type="float" office:value="27.998" calcext:value-type="float">
            <text:p>27.998</text:p>
          </table:table-cell>
          <table:table-cell office:value-type="float" office:value="23.575" calcext:value-type="float">
            <text:p>23.575</text:p>
          </table:table-cell>
          <table:table-cell office:value-type="float" office:value="88.747" calcext:value-type="float">
            <text:p>88.747</text:p>
          </table:table-cell>
          <table:table-cell office:value-type="float" office:value="17.589" calcext:value-type="float">
            <text:p>17.589</text:p>
          </table:table-cell>
          <table:table-cell table:number-columns-repeated="94"/>
          <table:table-cell office:value-type="string" calcext:value-type="string">
            <text:p>^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1.798" calcext:value-type="float">
            <text:p>11.798</text:p>
          </table:table-cell>
          <table:table-cell office:value-type="float" office:value="10.231" calcext:value-type="float">
            <text:p>10.231</text:p>
          </table:table-cell>
          <table:table-cell office:value-type="float" office:value="9.269" calcext:value-type="float">
            <text:p>9.269</text:p>
          </table:table-cell>
          <table:table-cell office:value-type="float" office:value="20.7" calcext:value-type="float">
            <text:p>20.7</text:p>
          </table:table-cell>
          <table:table-cell office:value-type="float" office:value="34.273" calcext:value-type="float">
            <text:p>34.273</text:p>
          </table:table-cell>
          <table:table-cell office:value-type="float" office:value="25.312" calcext:value-type="float">
            <text:p>25.312</text:p>
          </table:table-cell>
          <table:table-cell office:value-type="float" office:value="106.543" calcext:value-type="float">
            <text:p>106.543</text:p>
          </table:table-cell>
          <table:table-cell office:value-type="float" office:value="20.631" calcext:value-type="float">
            <text:p>20.631</text:p>
          </table:table-cell>
          <table:table-cell table:number-columns-repeated="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92" calcext:value-type="float">
            <text:p>12.592</text:p>
          </table:table-cell>
          <table:table-cell office:value-type="float" office:value="13.227" calcext:value-type="float">
            <text:p>13.227</text:p>
          </table:table-cell>
          <table:table-cell office:value-type="float" office:value="11.662" calcext:value-type="float">
            <text:p>11.662</text:p>
          </table:table-cell>
          <table:table-cell office:value-type="float" office:value="10.951" calcext:value-type="float">
            <text:p>10.951</text:p>
          </table:table-cell>
          <table:table-cell office:value-type="float" office:value="24.833" calcext:value-type="float">
            <text:p>24.833</text:p>
          </table:table-cell>
          <table:table-cell office:value-type="float" office:value="38.416" calcext:value-type="float">
            <text:p>38.416</text:p>
          </table:table-cell>
          <table:table-cell office:value-type="float" office:value="28.533" calcext:value-type="float">
            <text:p>28.533</text:p>
          </table:table-cell>
          <table:table-cell office:value-type="float" office:value="121.239" calcext:value-type="float">
            <text:p>121.239</text:p>
          </table:table-cell>
          <table:table-cell office:value-type="float" office:value="23.952" calcext:value-type="float">
            <text:p>23.952</text:p>
          </table:table-cell>
          <table:table-cell table:number-columns-repeated="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392" calcext:value-type="float">
            <text:p>14.392</text:p>
          </table:table-cell>
          <table:table-cell office:value-type="float" office:value="14.92" calcext:value-type="float">
            <text:p>14.92</text:p>
          </table:table-cell>
          <table:table-cell office:value-type="float" office:value="12.695" calcext:value-type="float">
            <text:p>12.695</text:p>
          </table:table-cell>
          <table:table-cell office:value-type="float" office:value="11.254" calcext:value-type="float">
            <text:p>11.254</text:p>
          </table:table-cell>
          <table:table-cell office:value-type="float" office:value="27.845" calcext:value-type="float">
            <text:p>27.845</text:p>
          </table:table-cell>
          <table:table-cell office:value-type="float" office:value="40.116" calcext:value-type="float">
            <text:p>40.116</text:p>
          </table:table-cell>
          <table:table-cell office:value-type="float" office:value="33.381" calcext:value-type="float">
            <text:p>33.381</text:p>
          </table:table-cell>
          <table:table-cell office:value-type="float" office:value="142.576" calcext:value-type="float">
            <text:p>142.576</text:p>
          </table:table-cell>
          <table:table-cell office:value-type="float" office:value="27.325" calcext:value-type="float">
            <text:p>27.325</text:p>
          </table:table-cell>
          <table:table-cell table:number-columns-repeated="9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" calcext:value-type="float">
            <text:p>16.68</text:p>
          </table:table-cell>
          <table:table-cell office:value-type="float" office:value="16.681" calcext:value-type="float">
            <text:p>16.681</text:p>
          </table:table-cell>
          <table:table-cell office:value-type="float" office:value="14.127" calcext:value-type="float">
            <text:p>14.127</text:p>
          </table:table-cell>
          <table:table-cell office:value-type="float" office:value="12.724" calcext:value-type="float">
            <text:p>12.724</text:p>
          </table:table-cell>
          <table:table-cell office:value-type="float" office:value="32.238" calcext:value-type="float">
            <text:p>32.238</text:p>
          </table:table-cell>
          <table:table-cell office:value-type="float" office:value="42.588" calcext:value-type="float">
            <text:p>42.588</text:p>
          </table:table-cell>
          <table:table-cell office:value-type="float" office:value="37.894" calcext:value-type="float">
            <text:p>37.894</text:p>
          </table:table-cell>
          <table:table-cell office:value-type="float" office:value="149.955" calcext:value-type="float">
            <text:p>149.955</text:p>
          </table:table-cell>
          <table:table-cell office:value-type="float" office:value="30.372" calcext:value-type="float">
            <text:p>30.372</text:p>
          </table:table-cell>
          <table:table-cell table:number-columns-repeated="9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493" calcext:value-type="float">
            <text:p>19.493</text:p>
          </table:table-cell>
          <table:table-cell office:value-type="float" office:value="18.218" calcext:value-type="float">
            <text:p>18.218</text:p>
          </table:table-cell>
          <table:table-cell office:value-type="float" office:value="15.743" calcext:value-type="float">
            <text:p>15.743</text:p>
          </table:table-cell>
          <table:table-cell office:value-type="float" office:value="14.127" calcext:value-type="float">
            <text:p>14.127</text:p>
          </table:table-cell>
          <table:table-cell office:value-type="float" office:value="36.215" calcext:value-type="float">
            <text:p>36.215</text:p>
          </table:table-cell>
          <table:table-cell office:value-type="float" office:value="43.718" calcext:value-type="float">
            <text:p>43.718</text:p>
          </table:table-cell>
          <table:table-cell office:value-type="float" office:value="42.791" calcext:value-type="float">
            <text:p>42.791</text:p>
          </table:table-cell>
          <table:table-cell office:value-type="float" office:value="150.695" calcext:value-type="float">
            <text:p>150.695</text:p>
          </table:table-cell>
          <table:table-cell office:value-type="float" office:value="33.523" calcext:value-type="float">
            <text:p>33.523</text:p>
          </table:table-cell>
          <table:table-cell table:number-columns-repeated="9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144" calcext:value-type="float">
            <text:p>21.144</text:p>
          </table:table-cell>
          <table:table-cell office:value-type="float" office:value="20.31" calcext:value-type="float">
            <text:p>20.31</text:p>
          </table:table-cell>
          <table:table-cell office:value-type="float" office:value="16.937" calcext:value-type="float">
            <text:p>16.937</text:p>
          </table:table-cell>
          <table:table-cell office:value-type="float" office:value="15.465" calcext:value-type="float">
            <text:p>15.465</text:p>
          </table:table-cell>
          <table:table-cell office:value-type="float" office:value="39.6" calcext:value-type="float">
            <text:p>39.6</text:p>
          </table:table-cell>
          <table:table-cell office:value-type="float" office:value="46.476" calcext:value-type="float">
            <text:p>46.476</text:p>
          </table:table-cell>
          <table:table-cell office:value-type="float" office:value="49.702" calcext:value-type="float">
            <text:p>49.702</text:p>
          </table:table-cell>
          <table:table-cell office:value-type="float" office:value="153.18" calcext:value-type="float">
            <text:p>153.18</text:p>
          </table:table-cell>
          <table:table-cell office:value-type="float" office:value="36.877" calcext:value-type="float">
            <text:p>36.877</text:p>
          </table:table-cell>
          <table:table-cell table:number-columns-repeated="9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981" calcext:value-type="float">
            <text:p>22.981</text:p>
          </table:table-cell>
          <table:table-cell office:value-type="float" office:value="22.011" calcext:value-type="float">
            <text:p>22.011</text:p>
          </table:table-cell>
          <table:table-cell office:value-type="float" office:value="18.399" calcext:value-type="float">
            <text:p>18.399</text:p>
          </table:table-cell>
          <table:table-cell office:value-type="float" office:value="16.8" calcext:value-type="float">
            <text:p>16.8</text:p>
          </table:table-cell>
          <table:table-cell office:value-type="float" office:value="43.261" calcext:value-type="float">
            <text:p>43.261</text:p>
          </table:table-cell>
          <table:table-cell office:value-type="float" office:value="47.614" calcext:value-type="float">
            <text:p>47.614</text:p>
          </table:table-cell>
          <table:table-cell office:value-type="float" office:value="54.096" calcext:value-type="float">
            <text:p>54.096</text:p>
          </table:table-cell>
          <table:table-cell office:value-type="float" office:value="154.996" calcext:value-type="float">
            <text:p>154.996</text:p>
          </table:table-cell>
          <table:table-cell office:value-type="float" office:value="39.541" calcext:value-type="float">
            <text:p>39.541</text:p>
          </table:table-cell>
          <table:table-cell table:number-columns-repeated="9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706" calcext:value-type="float">
            <text:p>24.706</text:p>
          </table:table-cell>
          <table:table-cell office:value-type="float" office:value="23.769" calcext:value-type="float">
            <text:p>23.769</text:p>
          </table:table-cell>
          <table:table-cell office:value-type="float" office:value="19.915" calcext:value-type="float">
            <text:p>19.915</text:p>
          </table:table-cell>
          <table:table-cell office:value-type="float" office:value="18.203" calcext:value-type="float">
            <text:p>18.203</text:p>
          </table:table-cell>
          <table:table-cell office:value-type="float" office:value="45.324" calcext:value-type="float">
            <text:p>45.324</text:p>
          </table:table-cell>
          <table:table-cell office:value-type="float" office:value="49.696" calcext:value-type="float">
            <text:p>49.696</text:p>
          </table:table-cell>
          <table:table-cell office:value-type="float" office:value="61.761" calcext:value-type="float">
            <text:p>61.761</text:p>
          </table:table-cell>
          <table:table-cell office:value-type="float" office:value="155.701" calcext:value-type="float">
            <text:p>155.701</text:p>
          </table:table-cell>
          <table:table-cell office:value-type="float" office:value="41.665" calcext:value-type="float">
            <text:p>41.665</text:p>
          </table:table-cell>
          <table:table-cell table:number-columns-repeated="9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84" calcext:value-type="float">
            <text:p>26.584</text:p>
          </table:table-cell>
          <table:table-cell office:value-type="float" office:value="25.61" calcext:value-type="float">
            <text:p>25.61</text:p>
          </table:table-cell>
          <table:table-cell office:value-type="float" office:value="21.691" calcext:value-type="float">
            <text:p>21.691</text:p>
          </table:table-cell>
          <table:table-cell office:value-type="float" office:value="19.502" calcext:value-type="float">
            <text:p>19.502</text:p>
          </table:table-cell>
          <table:table-cell office:value-type="float" office:value="48.566" calcext:value-type="float">
            <text:p>48.566</text:p>
          </table:table-cell>
          <table:table-cell office:value-type="float" office:value="50.784" calcext:value-type="float">
            <text:p>50.784</text:p>
          </table:table-cell>
          <table:table-cell office:value-type="float" office:value="67.72" calcext:value-type="float">
            <text:p>67.72</text:p>
          </table:table-cell>
          <table:table-cell office:value-type="float" office:value="156.532" calcext:value-type="float">
            <text:p>156.532</text:p>
          </table:table-cell>
          <table:table-cell office:value-type="float" office:value="43.772" calcext:value-type="float">
            <text:p>43.772</text:p>
          </table:table-cell>
          <table:table-cell table:number-columns-repeated="9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753" calcext:value-type="float">
            <text:p>28.753</text:p>
          </table:table-cell>
          <table:table-cell office:value-type="float" office:value="27.361" calcext:value-type="float">
            <text:p>27.361</text:p>
          </table:table-cell>
          <table:table-cell office:value-type="float" office:value="23.296" calcext:value-type="float">
            <text:p>23.296</text:p>
          </table:table-cell>
          <table:table-cell office:value-type="float" office:value="20.684" calcext:value-type="float">
            <text:p>20.684</text:p>
          </table:table-cell>
          <table:table-cell office:value-type="float" office:value="51.682" calcext:value-type="float">
            <text:p>51.682</text:p>
          </table:table-cell>
          <table:table-cell office:value-type="float" office:value="52.903" calcext:value-type="float">
            <text:p>52.903</text:p>
          </table:table-cell>
          <table:table-cell office:value-type="float" office:value="72.505" calcext:value-type="float">
            <text:p>72.505</text:p>
          </table:table-cell>
          <table:table-cell office:value-type="float" office:value="158.539" calcext:value-type="float">
            <text:p>158.539</text:p>
          </table:table-cell>
          <table:table-cell office:value-type="float" office:value="45.096" calcext:value-type="float">
            <text:p>45.096</text:p>
          </table:table-cell>
          <table:table-cell table:number-columns-repeated="9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098" calcext:value-type="float">
            <text:p>30.098</text:p>
          </table:table-cell>
          <table:table-cell office:value-type="float" office:value="29.204" calcext:value-type="float">
            <text:p>29.204</text:p>
          </table:table-cell>
          <table:table-cell office:value-type="float" office:value="24.511" calcext:value-type="float">
            <text:p>24.511</text:p>
          </table:table-cell>
          <table:table-cell office:value-type="float" office:value="22.129" calcext:value-type="float">
            <text:p>22.129</text:p>
          </table:table-cell>
          <table:table-cell office:value-type="float" office:value="51.812" calcext:value-type="float">
            <text:p>51.812</text:p>
          </table:table-cell>
          <table:table-cell office:value-type="float" office:value="54.594" calcext:value-type="float">
            <text:p>54.594</text:p>
          </table:table-cell>
          <table:table-cell office:value-type="float" office:value="79.711" calcext:value-type="float">
            <text:p>79.711</text:p>
          </table:table-cell>
          <table:table-cell office:value-type="float" office:value="159.203" calcext:value-type="float">
            <text:p>159.203</text:p>
          </table:table-cell>
          <table:table-cell office:value-type="float" office:value="46.557" calcext:value-type="float">
            <text:p>46.557</text:p>
          </table:table-cell>
          <table:table-cell table:number-columns-repeated="9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432" calcext:value-type="float">
            <text:p>31.432</text:p>
          </table:table-cell>
          <table:table-cell office:value-type="float" office:value="31.056" calcext:value-type="float">
            <text:p>31.056</text:p>
          </table:table-cell>
          <table:table-cell office:value-type="float" office:value="25.292" calcext:value-type="float">
            <text:p>25.292</text:p>
          </table:table-cell>
          <table:table-cell office:value-type="float" office:value="23.561" calcext:value-type="float">
            <text:p>23.561</text:p>
          </table:table-cell>
          <table:table-cell office:value-type="float" office:value="54.269" calcext:value-type="float">
            <text:p>54.269</text:p>
          </table:table-cell>
          <table:table-cell office:value-type="float" office:value="55.93" calcext:value-type="float">
            <text:p>55.93</text:p>
          </table:table-cell>
          <table:table-cell office:value-type="float" office:value="85.18" calcext:value-type="float">
            <text:p>85.18</text:p>
          </table:table-cell>
          <table:table-cell office:value-type="float" office:value="167.984" calcext:value-type="float">
            <text:p>167.984</text:p>
          </table:table-cell>
          <table:table-cell office:value-type="float" office:value="48.106" calcext:value-type="float">
            <text:p>48.106</text:p>
          </table:table-cell>
          <table:table-cell table:number-columns-repeated="9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537" calcext:value-type="float">
            <text:p>33.537</text:p>
          </table:table-cell>
          <table:table-cell office:value-type="float" office:value="32.84" calcext:value-type="float">
            <text:p>32.84</text:p>
          </table:table-cell>
          <table:table-cell office:value-type="float" office:value="26.649" calcext:value-type="float">
            <text:p>26.649</text:p>
          </table:table-cell>
          <table:table-cell office:value-type="float" office:value="24.826" calcext:value-type="float">
            <text:p>24.826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276" calcext:value-type="float">
            <text:p>58.276</text:p>
          </table:table-cell>
          <table:table-cell office:value-type="float" office:value="91.019" calcext:value-type="float">
            <text:p>91.019</text:p>
          </table:table-cell>
          <table:table-cell office:value-type="float" office:value="169.09" calcext:value-type="float">
            <text:p>169.09</text:p>
          </table:table-cell>
          <table:table-cell office:value-type="float" office:value="49.187" calcext:value-type="float">
            <text:p>49.187</text:p>
          </table:table-cell>
          <table:table-cell table:number-columns-repeated="9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314" calcext:value-type="float">
            <text:p>35.314</text:p>
          </table:table-cell>
          <table:table-cell office:value-type="float" office:value="34.47" calcext:value-type="float">
            <text:p>34.47</text:p>
          </table:table-cell>
          <table:table-cell office:value-type="float" office:value="28.051" calcext:value-type="float">
            <text:p>28.051</text:p>
          </table:table-cell>
          <table:table-cell office:value-type="float" office:value="25.92" calcext:value-type="float">
            <text:p>25.92</text:p>
          </table:table-cell>
          <table:table-cell office:value-type="float" office:value="57.067" calcext:value-type="float">
            <text:p>57.067</text:p>
          </table:table-cell>
          <table:table-cell office:value-type="float" office:value="59.447" calcext:value-type="float">
            <text:p>59.447</text:p>
          </table:table-cell>
          <table:table-cell office:value-type="float" office:value="96.968" calcext:value-type="float">
            <text:p>96.968</text:p>
          </table:table-cell>
          <table:table-cell office:value-type="float" office:value="169.998" calcext:value-type="float">
            <text:p>169.998</text:p>
          </table:table-cell>
          <table:table-cell office:value-type="float" office:value="51.152" calcext:value-type="float">
            <text:p>51.152</text:p>
          </table:table-cell>
          <table:table-cell table:number-columns-repeated="9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768" calcext:value-type="float">
            <text:p>36.768</text:p>
          </table:table-cell>
          <table:table-cell office:value-type="float" office:value="36.041" calcext:value-type="float">
            <text:p>36.041</text:p>
          </table:table-cell>
          <table:table-cell office:value-type="float" office:value="30.242" calcext:value-type="float">
            <text:p>30.242</text:p>
          </table:table-cell>
          <table:table-cell office:value-type="float" office:value="27.475" calcext:value-type="float">
            <text:p>27.475</text:p>
          </table:table-cell>
          <table:table-cell office:value-type="float" office:value="58.374" calcext:value-type="float">
            <text:p>58.374</text:p>
          </table:table-cell>
          <table:table-cell office:value-type="float" office:value="61.283" calcext:value-type="float">
            <text:p>61.283</text:p>
          </table:table-cell>
          <table:table-cell office:value-type="float" office:value="102.355" calcext:value-type="float">
            <text:p>102.355</text:p>
          </table:table-cell>
          <table:table-cell office:value-type="float" office:value="171.953" calcext:value-type="float">
            <text:p>171.953</text:p>
          </table:table-cell>
          <table:table-cell office:value-type="float" office:value="52.087" calcext:value-type="float">
            <text:p>52.087</text:p>
          </table:table-cell>
          <table:table-cell table:number-columns-repeated="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72" calcext:value-type="float">
            <text:p>39.072</text:p>
          </table:table-cell>
          <table:table-cell office:value-type="float" office:value="38.31" calcext:value-type="float">
            <text:p>38.31</text:p>
          </table:table-cell>
          <table:table-cell office:value-type="float" office:value="30.739" calcext:value-type="float">
            <text:p>30.739</text:p>
          </table:table-cell>
          <table:table-cell office:value-type="float" office:value="28.455" calcext:value-type="float">
            <text:p>28.455</text:p>
          </table:table-cell>
          <table:table-cell office:value-type="float" office:value="59.746" calcext:value-type="float">
            <text:p>59.746</text:p>
          </table:table-cell>
          <table:table-cell office:value-type="float" office:value="63.575" calcext:value-type="float">
            <text:p>63.575</text:p>
          </table:table-cell>
          <table:table-cell office:value-type="float" office:value="108.109" calcext:value-type="float">
            <text:p>108.109</text:p>
          </table:table-cell>
          <table:table-cell office:value-type="float" office:value="174.373" calcext:value-type="float">
            <text:p>174.373</text:p>
          </table:table-cell>
          <table:table-cell office:value-type="float" office:value="53.345" calcext:value-type="float">
            <text:p>53.345</text:p>
          </table:table-cell>
          <table:table-cell table:number-columns-repeated="9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725" calcext:value-type="float">
            <text:p>40.725</text:p>
          </table:table-cell>
          <table:table-cell office:value-type="float" office:value="40.296" calcext:value-type="float">
            <text:p>40.296</text:p>
          </table:table-cell>
          <table:table-cell office:value-type="float" office:value="31.993" calcext:value-type="float">
            <text:p>31.993</text:p>
          </table:table-cell>
          <table:table-cell office:value-type="float" office:value="30.036" calcext:value-type="float">
            <text:p>30.036</text:p>
          </table:table-cell>
          <table:table-cell office:value-type="float" office:value="60.996" calcext:value-type="float">
            <text:p>60.996</text:p>
          </table:table-cell>
          <table:table-cell office:value-type="float" office:value="64.974" calcext:value-type="float">
            <text:p>64.974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177.397" calcext:value-type="float">
            <text:p>177.397</text:p>
          </table:table-cell>
          <table:table-cell office:value-type="float" office:value="54.761" calcext:value-type="float">
            <text:p>54.761</text:p>
          </table:table-cell>
          <table:table-cell table:number-columns-repeated="9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713" calcext:value-type="float">
            <text:p>42.713</text:p>
          </table:table-cell>
          <table:table-cell office:value-type="float" office:value="41.475" calcext:value-type="float">
            <text:p>41.475</text:p>
          </table:table-cell>
          <table:table-cell office:value-type="float" office:value="33.668" calcext:value-type="float">
            <text:p>33.668</text:p>
          </table:table-cell>
          <table:table-cell office:value-type="float" office:value="31.152" calcext:value-type="float">
            <text:p>31.152</text:p>
          </table:table-cell>
          <table:table-cell office:value-type="float" office:value="62.493" calcext:value-type="float">
            <text:p>62.493</text:p>
          </table:table-cell>
          <table:table-cell office:value-type="float" office:value="66.997" calcext:value-type="float">
            <text:p>66.997</text:p>
          </table:table-cell>
          <table:table-cell office:value-type="float" office:value="119.745" calcext:value-type="float">
            <text:p>119.745</text:p>
          </table:table-cell>
          <table:table-cell office:value-type="float" office:value="180.668" calcext:value-type="float">
            <text:p>180.668</text:p>
          </table:table-cell>
          <table:table-cell office:value-type="float" office:value="55.935" calcext:value-type="float">
            <text:p>55.935</text:p>
          </table:table-cell>
          <table:table-cell table:number-columns-repeated="9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293" calcext:value-type="float">
            <text:p>44.293</text:p>
          </table:table-cell>
          <table:table-cell office:value-type="float" office:value="43.129" calcext:value-type="float">
            <text:p>43.129</text:p>
          </table:table-cell>
          <table:table-cell office:value-type="float" office:value="35.015" calcext:value-type="float">
            <text:p>35.015</text:p>
          </table:table-cell>
          <table:table-cell office:value-type="float" office:value="32.465" calcext:value-type="float">
            <text:p>32.465</text:p>
          </table:table-cell>
          <table:table-cell office:value-type="float" office:value="63.704" calcext:value-type="float">
            <text:p>63.704</text:p>
          </table:table-cell>
          <table:table-cell office:value-type="float" office:value="68.586" calcext:value-type="float">
            <text:p>68.586</text:p>
          </table:table-cell>
          <table:table-cell office:value-type="float" office:value="125.647" calcext:value-type="float">
            <text:p>125.647</text:p>
          </table:table-cell>
          <table:table-cell office:value-type="float" office:value="183.66" calcext:value-type="float">
            <text:p>183.66</text:p>
          </table:table-cell>
          <table:table-cell office:value-type="float" office:value="57.376" calcext:value-type="float">
            <text:p>57.376</text:p>
          </table:table-cell>
          <table:table-cell table:number-columns-repeated="9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08" calcext:value-type="float">
            <text:p>47.08</text:p>
          </table:table-cell>
          <table:table-cell office:value-type="float" office:value="44.954" calcext:value-type="float">
            <text:p>44.954</text:p>
          </table:table-cell>
          <table:table-cell office:value-type="float" office:value="36.421" calcext:value-type="float">
            <text:p>36.421</text:p>
          </table:table-cell>
          <table:table-cell office:value-type="float" office:value="33.901" calcext:value-type="float">
            <text:p>33.901</text:p>
          </table:table-cell>
          <table:table-cell office:value-type="float" office:value="65.482" calcext:value-type="float">
            <text:p>65.482</text:p>
          </table:table-cell>
          <table:table-cell office:value-type="float" office:value="70.588" calcext:value-type="float">
            <text:p>70.588</text:p>
          </table:table-cell>
          <table:table-cell office:value-type="float" office:value="131.224" calcext:value-type="float">
            <text:p>131.224</text:p>
          </table:table-cell>
          <table:table-cell office:value-type="float" office:value="187.212" calcext:value-type="float">
            <text:p>187.212</text:p>
          </table:table-cell>
          <table:table-cell office:value-type="float" office:value="58.822" calcext:value-type="float">
            <text:p>58.822</text:p>
          </table:table-cell>
          <table:table-cell table:number-columns-repeated="9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021" calcext:value-type="float">
            <text:p>48.021</text:p>
          </table:table-cell>
          <table:table-cell office:value-type="float" office:value="47.044" calcext:value-type="float">
            <text:p>47.044</text:p>
          </table:table-cell>
          <table:table-cell office:value-type="float" office:value="38.313" calcext:value-type="float">
            <text:p>38.313</text:p>
          </table:table-cell>
          <table:table-cell office:value-type="float" office:value="35.204" calcext:value-type="float">
            <text:p>35.204</text:p>
          </table:table-cell>
          <table:table-cell office:value-type="float" office:value="67.4" calcext:value-type="float">
            <text:p>67.4</text:p>
          </table:table-cell>
          <table:table-cell office:value-type="float" office:value="72.574" calcext:value-type="float">
            <text:p>72.574</text:p>
          </table:table-cell>
          <table:table-cell office:value-type="float" office:value="136.785" calcext:value-type="float">
            <text:p>136.785</text:p>
          </table:table-cell>
          <table:table-cell office:value-type="float" office:value="190.167" calcext:value-type="float">
            <text:p>190.167</text:p>
          </table:table-cell>
          <table:table-cell office:value-type="float" office:value="60.223" calcext:value-type="float">
            <text:p>60.223</text:p>
          </table:table-cell>
          <table:table-cell table:number-columns-repeated="9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814" calcext:value-type="float">
            <text:p>49.814</text:p>
          </table:table-cell>
          <table:table-cell office:value-type="float" office:value="48.597" calcext:value-type="float">
            <text:p>48.597</text:p>
          </table:table-cell>
          <table:table-cell office:value-type="float" office:value="39.378" calcext:value-type="float">
            <text:p>39.378</text:p>
          </table:table-cell>
          <table:table-cell office:value-type="float" office:value="36.633" calcext:value-type="float">
            <text:p>36.633</text:p>
          </table:table-cell>
          <table:table-cell office:value-type="float" office:value="68.781" calcext:value-type="float">
            <text:p>68.781</text:p>
          </table:table-cell>
          <table:table-cell office:value-type="float" office:value="74.364" calcext:value-type="float">
            <text:p>74.364</text:p>
          </table:table-cell>
          <table:table-cell office:value-type="float" office:value="142.307" calcext:value-type="float">
            <text:p>142.307</text:p>
          </table:table-cell>
          <table:table-cell office:value-type="float" office:value="194.013" calcext:value-type="float">
            <text:p>194.013</text:p>
          </table:table-cell>
          <table:table-cell office:value-type="float" office:value="61.399" calcext:value-type="float">
            <text:p>61.399</text:p>
          </table:table-cell>
          <table:table-cell table:number-columns-repeated="9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648" calcext:value-type="float">
            <text:p>51.648</text:p>
          </table:table-cell>
          <table:table-cell office:value-type="float" office:value="50.557" calcext:value-type="float">
            <text:p>50.557</text:p>
          </table:table-cell>
          <table:table-cell office:value-type="float" office:value="42.952" calcext:value-type="float">
            <text:p>42.952</text:p>
          </table:table-cell>
          <table:table-cell office:value-type="float" office:value="37.923" calcext:value-type="float">
            <text:p>37.923</text:p>
          </table:table-cell>
          <table:table-cell office:value-type="float" office:value="70.231" calcext:value-type="float">
            <text:p>70.231</text:p>
          </table:table-cell>
          <table:table-cell office:value-type="float" office:value="76.285" calcext:value-type="float">
            <text:p>76.285</text:p>
          </table:table-cell>
          <table:table-cell office:value-type="float" office:value="148.212" calcext:value-type="float">
            <text:p>148.212</text:p>
          </table:table-cell>
          <table:table-cell office:value-type="float" office:value="198.131" calcext:value-type="float">
            <text:p>198.131</text:p>
          </table:table-cell>
          <table:table-cell office:value-type="float" office:value="62.803" calcext:value-type="float">
            <text:p>62.803</text:p>
          </table:table-cell>
          <table:table-cell table:number-columns-repeated="9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.652" calcext:value-type="float">
            <text:p>53.652</text:p>
          </table:table-cell>
          <table:table-cell office:value-type="float" office:value="52.522" calcext:value-type="float">
            <text:p>52.522</text:p>
          </table:table-cell>
          <table:table-cell office:value-type="float" office:value="44.997" calcext:value-type="float">
            <text:p>44.997</text:p>
          </table:table-cell>
          <table:table-cell office:value-type="float" office:value="39.097" calcext:value-type="float">
            <text:p>39.097</text:p>
          </table:table-cell>
          <table:table-cell office:value-type="float" office:value="71.497" calcext:value-type="float">
            <text:p>71.497</text:p>
          </table:table-cell>
          <table:table-cell office:value-type="float" office:value="77.768" calcext:value-type="float">
            <text:p>77.768</text:p>
          </table:table-cell>
          <table:table-cell office:value-type="float" office:value="153.414" calcext:value-type="float">
            <text:p>153.414</text:p>
          </table:table-cell>
          <table:table-cell office:value-type="float" office:value="202.587" calcext:value-type="float">
            <text:p>202.587</text:p>
          </table:table-cell>
          <table:table-cell office:value-type="float" office:value="64.574" calcext:value-type="float">
            <text:p>64.574</text:p>
          </table:table-cell>
          <table:table-cell table:number-columns-repeated="9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.482" calcext:value-type="float">
            <text:p>55.482</text:p>
          </table:table-cell>
          <table:table-cell office:value-type="float" office:value="54.334" calcext:value-type="float">
            <text:p>54.334</text:p>
          </table:table-cell>
          <table:table-cell office:value-type="float" office:value="46.449" calcext:value-type="float">
            <text:p>46.449</text:p>
          </table:table-cell>
          <table:table-cell office:value-type="float" office:value="40.723" calcext:value-type="float">
            <text:p>40.723</text:p>
          </table:table-cell>
          <table:table-cell office:value-type="float" office:value="73.716" calcext:value-type="float">
            <text:p>73.716</text:p>
          </table:table-cell>
          <table:table-cell office:value-type="float" office:value="79.488" calcext:value-type="float">
            <text:p>79.488</text:p>
          </table:table-cell>
          <table:table-cell office:value-type="float" office:value="158.72" calcext:value-type="float">
            <text:p>158.72</text:p>
          </table:table-cell>
          <table:table-cell office:value-type="float" office:value="206.406" calcext:value-type="float">
            <text:p>206.406</text:p>
          </table:table-cell>
          <table:table-cell office:value-type="float" office:value="65.664" calcext:value-type="float">
            <text:p>65.664</text:p>
          </table:table-cell>
          <table:table-cell table:number-columns-repeated="9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.371" calcext:value-type="float">
            <text:p>57.371</text:p>
          </table:table-cell>
          <table:table-cell office:value-type="float" office:value="55.975" calcext:value-type="float">
            <text:p>55.975</text:p>
          </table:table-cell>
          <table:table-cell office:value-type="float" office:value="47.776" calcext:value-type="float">
            <text:p>47.776</text:p>
          </table:table-cell>
          <table:table-cell office:value-type="float" office:value="41.758" calcext:value-type="float">
            <text:p>41.758</text:p>
          </table:table-cell>
          <table:table-cell office:value-type="float" office:value="75.176" calcext:value-type="float">
            <text:p>75.176</text:p>
          </table:table-cell>
          <table:table-cell office:value-type="float" office:value="81.667" calcext:value-type="float">
            <text:p>81.667</text:p>
          </table:table-cell>
          <table:table-cell office:value-type="float" office:value="166.276" calcext:value-type="float">
            <text:p>166.276</text:p>
          </table:table-cell>
          <table:table-cell office:value-type="float" office:value="210.14" calcext:value-type="float">
            <text:p>210.14</text:p>
          </table:table-cell>
          <table:table-cell office:value-type="float" office:value="67.53" calcext:value-type="float">
            <text:p>67.53</text:p>
          </table:table-cell>
          <table:table-cell table:number-columns-repeated="9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281" calcext:value-type="float">
            <text:p>59.281</text:p>
          </table:table-cell>
          <table:table-cell office:value-type="float" office:value="57.897" calcext:value-type="float">
            <text:p>57.897</text:p>
          </table:table-cell>
          <table:table-cell office:value-type="float" office:value="49.778" calcext:value-type="float">
            <text:p>49.778</text:p>
          </table:table-cell>
          <table:table-cell office:value-type="float" office:value="43.018" calcext:value-type="float">
            <text:p>43.018</text:p>
          </table:table-cell>
          <table:table-cell office:value-type="float" office:value="77.059" calcext:value-type="float">
            <text:p>77.059</text:p>
          </table:table-cell>
          <table:table-cell office:value-type="float" office:value="83.324" calcext:value-type="float">
            <text:p>83.324</text:p>
          </table:table-cell>
          <table:table-cell office:value-type="float" office:value="171.655" calcext:value-type="float">
            <text:p>171.655</text:p>
          </table:table-cell>
          <table:table-cell office:value-type="float" office:value="213.526" calcext:value-type="float">
            <text:p>213.526</text:p>
          </table:table-cell>
          <table:table-cell office:value-type="float" office:value="68.39" calcext:value-type="float">
            <text:p>68.39</text:p>
          </table:table-cell>
          <table:table-cell table:number-columns-repeated="9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.207" calcext:value-type="float">
            <text:p>60.207</text:p>
          </table:table-cell>
          <table:table-cell office:value-type="float" office:value="59.321" calcext:value-type="float">
            <text:p>59.321</text:p>
          </table:table-cell>
          <table:table-cell office:value-type="float" office:value="50.334" calcext:value-type="float">
            <text:p>50.334</text:p>
          </table:table-cell>
          <table:table-cell office:value-type="float" office:value="44.125" calcext:value-type="float">
            <text:p>44.125</text:p>
          </table:table-cell>
          <table:table-cell office:value-type="float" office:value="78.972" calcext:value-type="float">
            <text:p>78.972</text:p>
          </table:table-cell>
          <table:table-cell office:value-type="float" office:value="85.071" calcext:value-type="float">
            <text:p>85.071</text:p>
          </table:table-cell>
          <table:table-cell office:value-type="float" office:value="177.588" calcext:value-type="float">
            <text:p>177.588</text:p>
          </table:table-cell>
          <table:table-cell office:value-type="float" office:value="217.17" calcext:value-type="float">
            <text:p>217.17</text:p>
          </table:table-cell>
          <table:table-cell office:value-type="float" office:value="70.257" calcext:value-type="float">
            <text:p>70.257</text:p>
          </table:table-cell>
          <table:table-cell table:number-columns-repeated="9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51" calcext:value-type="float">
            <text:p>61.51</text:p>
          </table:table-cell>
          <table:table-cell office:value-type="float" office:value="61.43" calcext:value-type="float">
            <text:p>61.43</text:p>
          </table:table-cell>
          <table:table-cell office:value-type="float" office:value="51.789" calcext:value-type="float">
            <text:p>51.789</text:p>
          </table:table-cell>
          <table:table-cell office:value-type="float" office:value="45.6" calcext:value-type="float">
            <text:p>45.6</text:p>
          </table:table-cell>
          <table:table-cell office:value-type="float" office:value="81.08" calcext:value-type="float">
            <text:p>81.08</text:p>
          </table:table-cell>
          <table:table-cell office:value-type="float" office:value="86.567" calcext:value-type="float">
            <text:p>86.567</text:p>
          </table:table-cell>
          <table:table-cell office:value-type="float" office:value="183.451" calcext:value-type="float">
            <text:p>183.451</text:p>
          </table:table-cell>
          <table:table-cell office:value-type="float" office:value="219.99" calcext:value-type="float">
            <text:p>219.99</text:p>
          </table:table-cell>
          <table:table-cell office:value-type="float" office:value="71.115" calcext:value-type="float">
            <text:p>71.115</text:p>
          </table:table-cell>
          <table:table-cell table:number-columns-repeated="9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.65" calcext:value-type="float">
            <text:p>63.65</text:p>
          </table:table-cell>
          <table:table-cell office:value-type="float" office:value="63.165" calcext:value-type="float">
            <text:p>63.165</text:p>
          </table:table-cell>
          <table:table-cell office:value-type="float" office:value="53.748" calcext:value-type="float">
            <text:p>53.748</text:p>
          </table:table-cell>
          <table:table-cell office:value-type="float" office:value="47.003" calcext:value-type="float">
            <text:p>47.003</text:p>
          </table:table-cell>
          <table:table-cell office:value-type="float" office:value="82.86" calcext:value-type="float">
            <text:p>82.86</text:p>
          </table:table-cell>
          <table:table-cell office:value-type="float" office:value="88.432" calcext:value-type="float">
            <text:p>88.432</text:p>
          </table:table-cell>
          <table:table-cell office:value-type="float" office:value="189.79" calcext:value-type="float">
            <text:p>189.79</text:p>
          </table:table-cell>
          <table:table-cell office:value-type="float" office:value="223.297" calcext:value-type="float">
            <text:p>223.297</text:p>
          </table:table-cell>
          <table:table-cell office:value-type="float" office:value="72.376" calcext:value-type="float">
            <text:p>72.376</text:p>
          </table:table-cell>
          <table:table-cell table:number-columns-repeated="9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.99" calcext:value-type="float">
            <text:p>64.99</text:p>
          </table:table-cell>
          <table:table-cell office:value-type="float" office:value="64.73" calcext:value-type="float">
            <text:p>64.73</text:p>
          </table:table-cell>
          <table:table-cell office:value-type="float" office:value="56.174" calcext:value-type="float">
            <text:p>56.174</text:p>
          </table:table-cell>
          <table:table-cell office:value-type="float" office:value="49.122" calcext:value-type="float">
            <text:p>49.122</text:p>
          </table:table-cell>
          <table:table-cell office:value-type="float" office:value="85.238" calcext:value-type="float">
            <text:p>85.238</text:p>
          </table:table-cell>
          <table:table-cell office:value-type="float" office:value="90.39" calcext:value-type="float">
            <text:p>90.39</text:p>
          </table:table-cell>
          <table:table-cell office:value-type="float" office:value="195.395" calcext:value-type="float">
            <text:p>195.395</text:p>
          </table:table-cell>
          <table:table-cell office:value-type="float" office:value="226.14" calcext:value-type="float">
            <text:p>226.14</text:p>
          </table:table-cell>
          <table:table-cell office:value-type="float" office:value="74.636" calcext:value-type="float">
            <text:p>74.636</text:p>
          </table:table-cell>
          <table:table-cell table:number-columns-repeated="9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.75" calcext:value-type="float">
            <text:p>66.75</text:p>
          </table:table-cell>
          <table:table-cell office:value-type="float" office:value="66.459" calcext:value-type="float">
            <text:p>66.459</text:p>
          </table:table-cell>
          <table:table-cell office:value-type="float" office:value="61.103" calcext:value-type="float">
            <text:p>61.103</text:p>
          </table:table-cell>
          <table:table-cell office:value-type="float" office:value="50.706" calcext:value-type="float">
            <text:p>50.706</text:p>
          </table:table-cell>
          <table:table-cell office:value-type="float" office:value="86.755" calcext:value-type="float">
            <text:p>86.755</text:p>
          </table:table-cell>
          <table:table-cell office:value-type="float" office:value="92.173" calcext:value-type="float">
            <text:p>92.173</text:p>
          </table:table-cell>
          <table:table-cell office:value-type="float" office:value="201.022" calcext:value-type="float">
            <text:p>201.022</text:p>
          </table:table-cell>
          <table:table-cell office:value-type="float" office:value="227.616" calcext:value-type="float">
            <text:p>227.616</text:p>
          </table:table-cell>
          <table:table-cell office:value-type="float" office:value="75.232" calcext:value-type="float">
            <text:p>75.232</text:p>
          </table:table-cell>
          <table:table-cell table:number-columns-repeated="9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.63" calcext:value-type="float">
            <text:p>68.63</text:p>
          </table:table-cell>
          <table:table-cell office:value-type="float" office:value="68.294" calcext:value-type="float">
            <text:p>68.294</text:p>
          </table:table-cell>
          <table:table-cell office:value-type="float" office:value="65.607" calcext:value-type="float">
            <text:p>65.607</text:p>
          </table:table-cell>
          <table:table-cell office:value-type="float" office:value="52.376" calcext:value-type="float">
            <text:p>52.376</text:p>
          </table:table-cell>
          <table:table-cell office:value-type="float" office:value="89.7" calcext:value-type="float">
            <text:p>89.7</text:p>
          </table:table-cell>
          <table:table-cell office:value-type="float" office:value="94.454" calcext:value-type="float">
            <text:p>94.454</text:p>
          </table:table-cell>
          <table:table-cell office:value-type="float" office:value="205.867" calcext:value-type="float">
            <text:p>205.867</text:p>
          </table:table-cell>
          <table:table-cell office:value-type="float" office:value="229.868" calcext:value-type="float">
            <text:p>229.868</text:p>
          </table:table-cell>
          <table:table-cell office:value-type="float" office:value="76.478" calcext:value-type="float">
            <text:p>76.478</text:p>
          </table:table-cell>
          <table:table-cell table:number-columns-repeated="9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.162" calcext:value-type="float">
            <text:p>70.162</text:p>
          </table:table-cell>
          <table:table-cell office:value-type="float" office:value="70.12" calcext:value-type="float">
            <text:p>70.12</text:p>
          </table:table-cell>
          <table:table-cell office:value-type="float" office:value="70.231" calcext:value-type="float">
            <text:p>70.231</text:p>
          </table:table-cell>
          <table:table-cell office:value-type="float" office:value="53.986" calcext:value-type="float">
            <text:p>53.986</text:p>
          </table:table-cell>
          <table:table-cell office:value-type="float" office:value="91.221" calcext:value-type="float">
            <text:p>91.221</text:p>
          </table:table-cell>
          <table:table-cell office:value-type="float" office:value="96.695" calcext:value-type="float">
            <text:p>96.695</text:p>
          </table:table-cell>
          <table:table-cell office:value-type="float" office:value="212.246" calcext:value-type="float">
            <text:p>212.246</text:p>
          </table:table-cell>
          <table:table-cell office:value-type="float" office:value="232.257" calcext:value-type="float">
            <text:p>232.257</text:p>
          </table:table-cell>
          <table:table-cell office:value-type="float" office:value="78.068" calcext:value-type="float">
            <text:p>78.068</text:p>
          </table:table-cell>
          <table:table-cell table:number-columns-repeated="9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383" calcext:value-type="float">
            <text:p>71.383</text:p>
          </table:table-cell>
          <table:table-cell office:value-type="float" office:value="71.602" calcext:value-type="float">
            <text:p>71.602</text:p>
          </table:table-cell>
          <table:table-cell office:value-type="float" office:value="74.711" calcext:value-type="float">
            <text:p>74.711</text:p>
          </table:table-cell>
          <table:table-cell office:value-type="float" office:value="55.179" calcext:value-type="float">
            <text:p>55.179</text:p>
          </table:table-cell>
          <table:table-cell office:value-type="float" office:value="92.765" calcext:value-type="float">
            <text:p>92.765</text:p>
          </table:table-cell>
          <table:table-cell office:value-type="float" office:value="98.195" calcext:value-type="float">
            <text:p>98.195</text:p>
          </table:table-cell>
          <table:table-cell office:value-type="float" office:value="218.137" calcext:value-type="float">
            <text:p>218.137</text:p>
          </table:table-cell>
          <table:table-cell office:value-type="float" office:value="233.887" calcext:value-type="float">
            <text:p>233.887</text:p>
          </table:table-cell>
          <table:table-cell office:value-type="float" office:value="80.667" calcext:value-type="float">
            <text:p>80.667</text:p>
          </table:table-cell>
          <table:table-cell table:number-columns-repeated="9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.761" calcext:value-type="float">
            <text:p>72.761</text:p>
          </table:table-cell>
          <table:table-cell office:value-type="float" office:value="73.499" calcext:value-type="float">
            <text:p>73.499</text:p>
          </table:table-cell>
          <table:table-cell office:value-type="float" office:value="79.187" calcext:value-type="float">
            <text:p>79.187</text:p>
          </table:table-cell>
          <table:table-cell office:value-type="float" office:value="56.604" calcext:value-type="float">
            <text:p>56.604</text:p>
          </table:table-cell>
          <table:table-cell office:value-type="float" office:value="94.527" calcext:value-type="float">
            <text:p>94.527</text:p>
          </table:table-cell>
          <table:table-cell office:value-type="float" office:value="99.977" calcext:value-type="float">
            <text:p>99.977</text:p>
          </table:table-cell>
          <table:table-cell office:value-type="float" office:value="224.183" calcext:value-type="float">
            <text:p>224.183</text:p>
          </table:table-cell>
          <table:table-cell office:value-type="float" office:value="235.597" calcext:value-type="float">
            <text:p>235.597</text:p>
          </table:table-cell>
          <table:table-cell office:value-type="float" office:value="83.656" calcext:value-type="float">
            <text:p>83.656</text:p>
          </table:table-cell>
          <table:table-cell table:number-columns-repeated="9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.219" calcext:value-type="float">
            <text:p>74.219</text:p>
          </table:table-cell>
          <table:table-cell office:value-type="float" office:value="75.34" calcext:value-type="float">
            <text:p>75.34</text:p>
          </table:table-cell>
          <table:table-cell office:value-type="float" office:value="83.932" calcext:value-type="float">
            <text:p>83.932</text:p>
          </table:table-cell>
          <table:table-cell office:value-type="float" office:value="57.933" calcext:value-type="float">
            <text:p>57.933</text:p>
          </table:table-cell>
          <table:table-cell office:value-type="float" office:value="96.418" calcext:value-type="float">
            <text:p>96.418</text:p>
          </table:table-cell>
          <table:table-cell office:value-type="float" office:value="101.574" calcext:value-type="float">
            <text:p>101.574</text:p>
          </table:table-cell>
          <table:table-cell office:value-type="float" office:value="229.9" calcext:value-type="float">
            <text:p>229.9</text:p>
          </table:table-cell>
          <table:table-cell office:value-type="float" office:value="237.755" calcext:value-type="float">
            <text:p>237.755</text:p>
          </table:table-cell>
          <table:table-cell office:value-type="float" office:value="87.062" calcext:value-type="float">
            <text:p>87.062</text:p>
          </table:table-cell>
          <table:table-cell table:number-columns-repeated="9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.477" calcext:value-type="float">
            <text:p>75.477</text:p>
          </table:table-cell>
          <table:table-cell office:value-type="float" office:value="76.99" calcext:value-type="float">
            <text:p>76.99</text:p>
          </table:table-cell>
          <table:table-cell office:value-type="float" office:value="88.4" calcext:value-type="float">
            <text:p>88.4</text:p>
          </table:table-cell>
          <table:table-cell office:value-type="float" office:value="59.238" calcext:value-type="float">
            <text:p>59.238</text:p>
          </table:table-cell>
          <table:table-cell office:value-type="float" office:value="97.919" calcext:value-type="float">
            <text:p>97.919</text:p>
          </table:table-cell>
          <table:table-cell office:value-type="float" office:value="104.002" calcext:value-type="float">
            <text:p>104.002</text:p>
          </table:table-cell>
          <table:table-cell office:value-type="float" office:value="233.624" calcext:value-type="float">
            <text:p>233.624</text:p>
          </table:table-cell>
          <table:table-cell office:value-type="float" office:value="240.013" calcext:value-type="float">
            <text:p>240.013</text:p>
          </table:table-cell>
          <table:table-cell office:value-type="float" office:value="89.985" calcext:value-type="float">
            <text:p>89.985</text:p>
          </table:table-cell>
          <table:table-cell table:number-columns-repeated="9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6.85" calcext:value-type="float">
            <text:p>76.85</text:p>
          </table:table-cell>
          <table:table-cell office:value-type="float" office:value="78.764" calcext:value-type="float">
            <text:p>78.764</text:p>
          </table:table-cell>
          <table:table-cell office:value-type="float" office:value="92.372" calcext:value-type="float">
            <text:p>92.372</text:p>
          </table:table-cell>
          <table:table-cell office:value-type="float" office:value="60.433" calcext:value-type="float">
            <text:p>60.433</text:p>
          </table:table-cell>
          <table:table-cell office:value-type="float" office:value="100.738" calcext:value-type="float">
            <text:p>100.738</text:p>
          </table:table-cell>
          <table:table-cell office:value-type="float" office:value="104.102" calcext:value-type="float">
            <text:p>104.102</text:p>
          </table:table-cell>
          <table:table-cell office:value-type="float" office:value="238.921" calcext:value-type="float">
            <text:p>238.921</text:p>
          </table:table-cell>
          <table:table-cell office:value-type="float" office:value="241.943" calcext:value-type="float">
            <text:p>241.943</text:p>
          </table:table-cell>
          <table:table-cell office:value-type="float" office:value="93.589" calcext:value-type="float">
            <text:p>93.589</text:p>
          </table:table-cell>
          <table:table-cell table:number-columns-repeated="9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254" calcext:value-type="float">
            <text:p>78.254</text:p>
          </table:table-cell>
          <table:table-cell office:value-type="float" office:value="80.389" calcext:value-type="float">
            <text:p>80.389</text:p>
          </table:table-cell>
          <table:table-cell office:value-type="float" office:value="97.605" calcext:value-type="float">
            <text:p>97.605</text:p>
          </table:table-cell>
          <table:table-cell office:value-type="float" office:value="61.855" calcext:value-type="float">
            <text:p>61.855</text:p>
          </table:table-cell>
          <table:table-cell office:value-type="float" office:value="101.91" calcext:value-type="float">
            <text:p>101.91</text:p>
          </table:table-cell>
          <table:table-cell office:value-type="float" office:value="106.789" calcext:value-type="float">
            <text:p>106.789</text:p>
          </table:table-cell>
          <table:table-cell office:value-type="float" office:value="242.605" calcext:value-type="float">
            <text:p>242.605</text:p>
          </table:table-cell>
          <table:table-cell office:value-type="float" office:value="243.765" calcext:value-type="float">
            <text:p>243.765</text:p>
          </table:table-cell>
          <table:table-cell office:value-type="float" office:value="96.807" calcext:value-type="float">
            <text:p>96.807</text:p>
          </table:table-cell>
          <table:table-cell table:number-columns-repeated="9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.603" calcext:value-type="float">
            <text:p>79.603</text:p>
          </table:table-cell>
          <table:table-cell office:value-type="float" office:value="82.122" calcext:value-type="float">
            <text:p>82.122</text:p>
          </table:table-cell>
          <table:table-cell office:value-type="float" office:value="100.167" calcext:value-type="float">
            <text:p>100.167</text:p>
          </table:table-cell>
          <table:table-cell office:value-type="float" office:value="63.35" calcext:value-type="float">
            <text:p>63.35</text:p>
          </table:table-cell>
          <table:table-cell office:value-type="float" office:value="103.58" calcext:value-type="float">
            <text:p>103.58</text:p>
          </table:table-cell>
          <table:table-cell office:value-type="float" office:value="108.716" calcext:value-type="float">
            <text:p>108.716</text:p>
          </table:table-cell>
          <table:table-cell office:value-type="float" office:value="244.721" calcext:value-type="float">
            <text:p>244.721</text:p>
          </table:table-cell>
          <table:table-cell office:value-type="float" office:value="245.494" calcext:value-type="float">
            <text:p>245.494</text:p>
          </table:table-cell>
          <table:table-cell office:value-type="float" office:value="100.037" calcext:value-type="float">
            <text:p>100.037</text:p>
          </table:table-cell>
          <table:table-cell table:number-columns-repeated="9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1.702" calcext:value-type="float">
            <text:p>81.702</text:p>
          </table:table-cell>
          <table:table-cell office:value-type="float" office:value="83.882" calcext:value-type="float">
            <text:p>83.882</text:p>
          </table:table-cell>
          <table:table-cell office:value-type="float" office:value="101.519" calcext:value-type="float">
            <text:p>101.519</text:p>
          </table:table-cell>
          <table:table-cell office:value-type="float" office:value="64.813" calcext:value-type="float">
            <text:p>64.813</text:p>
          </table:table-cell>
          <table:table-cell office:value-type="float" office:value="105.708" calcext:value-type="float">
            <text:p>105.708</text:p>
          </table:table-cell>
          <table:table-cell office:value-type="float" office:value="109.914" calcext:value-type="float">
            <text:p>109.914</text:p>
          </table:table-cell>
          <table:table-cell office:value-type="float" office:value="246.818" calcext:value-type="float">
            <text:p>246.818</text:p>
          </table:table-cell>
          <table:table-cell office:value-type="float" office:value="247.5" calcext:value-type="float">
            <text:p>247.5</text:p>
          </table:table-cell>
          <table:table-cell office:value-type="float" office:value="102.979" calcext:value-type="float">
            <text:p>102.979</text:p>
          </table:table-cell>
          <table:table-cell table:number-columns-repeated="9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.129" calcext:value-type="float">
            <text:p>86.129</text:p>
          </table:table-cell>
          <table:table-cell office:value-type="float" office:value="85.229" calcext:value-type="float">
            <text:p>85.229</text:p>
          </table:table-cell>
          <table:table-cell office:value-type="float" office:value="102.979" calcext:value-type="float">
            <text:p>102.979</text:p>
          </table:table-cell>
          <table:table-cell office:value-type="float" office:value="65.5" calcext:value-type="float">
            <text:p>65.5</text:p>
          </table:table-cell>
          <table:table-cell office:value-type="float" office:value="107.083" calcext:value-type="float">
            <text:p>107.083</text:p>
          </table:table-cell>
          <table:table-cell office:value-type="float" office:value="111.588" calcext:value-type="float">
            <text:p>111.588</text:p>
          </table:table-cell>
          <table:table-cell office:value-type="float" office:value="248.594" calcext:value-type="float">
            <text:p>248.594</text:p>
          </table:table-cell>
          <table:table-cell office:value-type="float" office:value="248.994" calcext:value-type="float">
            <text:p>248.994</text:p>
          </table:table-cell>
          <table:table-cell office:value-type="float" office:value="106.749" calcext:value-type="float">
            <text:p>106.749</text:p>
          </table:table-cell>
          <table:table-cell table:number-columns-repeated="9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.74" calcext:value-type="float">
            <text:p>89.74</text:p>
          </table:table-cell>
          <table:table-cell office:value-type="float" office:value="86.776" calcext:value-type="float">
            <text:p>86.776</text:p>
          </table:table-cell>
          <table:table-cell office:value-type="float" office:value="104.244" calcext:value-type="float">
            <text:p>104.244</text:p>
          </table:table-cell>
          <table:table-cell office:value-type="float" office:value="66.966" calcext:value-type="float">
            <text:p>66.966</text:p>
          </table:table-cell>
          <table:table-cell office:value-type="float" office:value="108.646" calcext:value-type="float">
            <text:p>108.646</text:p>
          </table:table-cell>
          <table:table-cell office:value-type="float" office:value="114.272" calcext:value-type="float">
            <text:p>114.272</text:p>
          </table:table-cell>
          <table:table-cell office:value-type="float" office:value="250.954" calcext:value-type="float">
            <text:p>250.954</text:p>
          </table:table-cell>
          <table:table-cell office:value-type="float" office:value="251.178" calcext:value-type="float">
            <text:p>251.178</text:p>
          </table:table-cell>
          <table:table-cell office:value-type="float" office:value="109.997" calcext:value-type="float">
            <text:p>109.997</text:p>
          </table:table-cell>
          <table:table-cell table:number-columns-repeated="9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.937" calcext:value-type="float">
            <text:p>92.937</text:p>
          </table:table-cell>
          <table:table-cell office:value-type="float" office:value="88.573" calcext:value-type="float">
            <text:p>88.573</text:p>
          </table:table-cell>
          <table:table-cell office:value-type="float" office:value="105.704" calcext:value-type="float">
            <text:p>105.704</text:p>
          </table:table-cell>
          <table:table-cell office:value-type="float" office:value="68.306" calcext:value-type="float">
            <text:p>68.306</text:p>
          </table:table-cell>
          <table:table-cell office:value-type="float" office:value="110.518" calcext:value-type="float">
            <text:p>110.518</text:p>
          </table:table-cell>
          <table:table-cell office:value-type="float" office:value="115.964" calcext:value-type="float">
            <text:p>115.964</text:p>
          </table:table-cell>
          <table:table-cell office:value-type="float" office:value="252.441" calcext:value-type="float">
            <text:p>252.441</text:p>
          </table:table-cell>
          <table:table-cell office:value-type="float" office:value="253.003" calcext:value-type="float">
            <text:p>253.003</text:p>
          </table:table-cell>
          <table:table-cell office:value-type="float" office:value="112.909" calcext:value-type="float">
            <text:p>112.909</text:p>
          </table:table-cell>
          <table:table-cell table:number-columns-repeated="9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.28" calcext:value-type="float">
            <text:p>95.28</text:p>
          </table:table-cell>
          <table:table-cell office:value-type="float" office:value="90.011" calcext:value-type="float">
            <text:p>90.011</text:p>
          </table:table-cell>
          <table:table-cell office:value-type="float" office:value="107.049" calcext:value-type="float">
            <text:p>107.049</text:p>
          </table:table-cell>
          <table:table-cell office:value-type="float" office:value="70.504" calcext:value-type="float">
            <text:p>70.504</text:p>
          </table:table-cell>
          <table:table-cell office:value-type="float" office:value="112.569" calcext:value-type="float">
            <text:p>112.569</text:p>
          </table:table-cell>
          <table:table-cell office:value-type="float" office:value="117.355" calcext:value-type="float">
            <text:p>117.355</text:p>
          </table:table-cell>
          <table:table-cell office:value-type="float" office:value="254.173" calcext:value-type="float">
            <text:p>254.173</text:p>
          </table:table-cell>
          <table:table-cell office:value-type="float" office:value="254.861" calcext:value-type="float">
            <text:p>254.861</text:p>
          </table:table-cell>
          <table:table-cell office:value-type="float" office:value="116.469" calcext:value-type="float">
            <text:p>116.469</text:p>
          </table:table-cell>
          <table:table-cell table:number-columns-repeated="9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83" calcext:value-type="float">
            <text:p>99.883</text:p>
          </table:table-cell>
          <table:table-cell office:value-type="float" office:value="92.135" calcext:value-type="float">
            <text:p>92.135</text:p>
          </table:table-cell>
          <table:table-cell office:value-type="float" office:value="108.734" calcext:value-type="float">
            <text:p>108.734</text:p>
          </table:table-cell>
          <table:table-cell office:value-type="float" office:value="71.574" calcext:value-type="float">
            <text:p>71.574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9.068" calcext:value-type="float">
            <text:p>119.068</text:p>
          </table:table-cell>
          <table:table-cell office:value-type="float" office:value="256.488" calcext:value-type="float">
            <text:p>256.488</text:p>
          </table:table-cell>
          <table:table-cell office:value-type="float" office:value="256.853" calcext:value-type="float">
            <text:p>256.853</text:p>
          </table:table-cell>
          <table:table-cell office:value-type="float" office:value="119.554" calcext:value-type="float">
            <text:p>119.554</text:p>
          </table:table-cell>
          <table:table-cell table:number-columns-repeated="9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4.604" calcext:value-type="float">
            <text:p>104.604</text:p>
          </table:table-cell>
          <table:table-cell office:value-type="float" office:value="93.421" calcext:value-type="float">
            <text:p>93.421</text:p>
          </table:table-cell>
          <table:table-cell office:value-type="float" office:value="109.745" calcext:value-type="float">
            <text:p>109.745</text:p>
          </table:table-cell>
          <table:table-cell office:value-type="float" office:value="72.313" calcext:value-type="float">
            <text:p>72.313</text:p>
          </table:table-cell>
          <table:table-cell office:value-type="float" office:value="115.741" calcext:value-type="float">
            <text:p>115.741</text:p>
          </table:table-cell>
          <table:table-cell office:value-type="float" office:value="120.728" calcext:value-type="float">
            <text:p>120.728</text:p>
          </table:table-cell>
          <table:table-cell office:value-type="float" office:value="257.037" calcext:value-type="float">
            <text:p>257.037</text:p>
          </table:table-cell>
          <table:table-cell office:value-type="float" office:value="258.902" calcext:value-type="float">
            <text:p>258.902</text:p>
          </table:table-cell>
          <table:table-cell office:value-type="float" office:value="123.024" calcext:value-type="float">
            <text:p>123.024</text:p>
          </table:table-cell>
          <table:table-cell table:number-columns-repeated="9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.428" calcext:value-type="float">
            <text:p>108.428</text:p>
          </table:table-cell>
          <table:table-cell office:value-type="float" office:value="94.987" calcext:value-type="float">
            <text:p>94.987</text:p>
          </table:table-cell>
          <table:table-cell office:value-type="float" office:value="111.271" calcext:value-type="float">
            <text:p>111.271</text:p>
          </table:table-cell>
          <table:table-cell office:value-type="float" office:value="74.429" calcext:value-type="float">
            <text:p>74.429</text:p>
          </table:table-cell>
          <table:table-cell office:value-type="float" office:value="117.912" calcext:value-type="float">
            <text:p>117.912</text:p>
          </table:table-cell>
          <table:table-cell office:value-type="float" office:value="121.725" calcext:value-type="float">
            <text:p>121.725</text:p>
          </table:table-cell>
          <table:table-cell office:value-type="float" office:value="258.41" calcext:value-type="float">
            <text:p>258.41</text:p>
          </table:table-cell>
          <table:table-cell office:value-type="float" office:value="260.265" calcext:value-type="float">
            <text:p>260.265</text:p>
          </table:table-cell>
          <table:table-cell office:value-type="float" office:value="125.819" calcext:value-type="float">
            <text:p>125.819</text:p>
          </table:table-cell>
          <table:table-cell table:number-columns-repeated="9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2.267" calcext:value-type="float">
            <text:p>112.267</text:p>
          </table:table-cell>
          <table:table-cell office:value-type="float" office:value="96.59" calcext:value-type="float">
            <text:p>96.59</text:p>
          </table:table-cell>
          <table:table-cell office:value-type="float" office:value="112.498" calcext:value-type="float">
            <text:p>112.498</text:p>
          </table:table-cell>
          <table:table-cell office:value-type="float" office:value="74.705" calcext:value-type="float">
            <text:p>74.705</text:p>
          </table:table-cell>
          <table:table-cell office:value-type="float" office:value="119.707" calcext:value-type="float">
            <text:p>119.707</text:p>
          </table:table-cell>
          <table:table-cell office:value-type="float" office:value="123.956" calcext:value-type="float">
            <text:p>123.956</text:p>
          </table:table-cell>
          <table:table-cell office:value-type="float" office:value="259.85" calcext:value-type="float">
            <text:p>259.85</text:p>
          </table:table-cell>
          <table:table-cell office:value-type="float" office:value="262.285" calcext:value-type="float">
            <text:p>262.285</text:p>
          </table:table-cell>
          <table:table-cell office:value-type="float" office:value="129.559" calcext:value-type="float">
            <text:p>129.559</text:p>
          </table:table-cell>
          <table:table-cell table:number-columns-repeated="9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5.733" calcext:value-type="float">
            <text:p>115.733</text:p>
          </table:table-cell>
          <table:table-cell office:value-type="float" office:value="98.167" calcext:value-type="float">
            <text:p>98.167</text:p>
          </table:table-cell>
          <table:table-cell office:value-type="float" office:value="114.075" calcext:value-type="float">
            <text:p>114.075</text:p>
          </table:table-cell>
          <table:table-cell office:value-type="float" office:value="76.324" calcext:value-type="float">
            <text:p>76.324</text:p>
          </table:table-cell>
          <table:table-cell office:value-type="float" office:value="121.407" calcext:value-type="float">
            <text:p>121.407</text:p>
          </table:table-cell>
          <table:table-cell office:value-type="float" office:value="125.416" calcext:value-type="float">
            <text:p>125.416</text:p>
          </table:table-cell>
          <table:table-cell office:value-type="float" office:value="262.072" calcext:value-type="float">
            <text:p>262.072</text:p>
          </table:table-cell>
          <table:table-cell office:value-type="float" office:value="263.388" calcext:value-type="float">
            <text:p>263.388</text:p>
          </table:table-cell>
          <table:table-cell office:value-type="float" office:value="132.65" calcext:value-type="float">
            <text:p>132.65</text:p>
          </table:table-cell>
          <table:table-cell table:number-columns-repeated="5"/>
          <table:table-cell office:value-type="float" office:value="4.224" calcext:value-type="float">
            <text:p>4.224</text:p>
          </table:table-cell>
          <table:table-cell office:value-type="float" office:value="3.418" calcext:value-type="float">
            <text:p>3.418</text:p>
          </table:table-cell>
          <table:table-cell office:value-type="float" office:value="3.096" calcext:value-type="float">
            <text:p>3.096</text:p>
          </table:table-cell>
          <table:table-cell office:value-type="float" office:value="3.053" calcext:value-type="float">
            <text:p>3.053</text:p>
          </table:table-cell>
          <table:table-cell office:value-type="float" office:value="2.332" calcext:value-type="float">
            <text:p>2.332</text:p>
          </table:table-cell>
          <table:table-cell office:value-type="float" office:value="2.187" calcext:value-type="float">
            <text:p>2.187</text:p>
          </table:table-cell>
          <table:table-cell office:value-type="float" office:value="2.71" calcext:value-type="float">
            <text:p>2.71</text:p>
          </table:table-cell>
          <table:table-cell office:value-type="float" office:value="2.745" calcext:value-type="float">
            <text:p>2.745</text:p>
          </table:table-cell>
          <table:table-cell office:value-type="float" office:value="2.704" calcext:value-type="float">
            <text:p>2.704</text:p>
          </table:table-cell>
          <table:table-cell office:value-type="float" office:value="2.54" calcext:value-type="float">
            <text:p>2.54</text:p>
          </table:table-cell>
          <table:table-cell office:value-type="float" office:value="2.462" calcext:value-type="float">
            <text:p>2.462</text:p>
          </table:table-cell>
          <table:table-cell office:value-type="float" office:value="3.202" calcext:value-type="float">
            <text:p>3.202</text:p>
          </table:table-cell>
          <table:table-cell office:value-type="float" office:value="3.243" calcext:value-type="float">
            <text:p>3.243</text:p>
          </table:table-cell>
          <table:table-cell office:value-type="float" office:value="2.937" calcext:value-type="float">
            <text:p>2.937</text:p>
          </table:table-cell>
          <table:table-cell office:value-type="float" office:value="3.242" calcext:value-type="float">
            <text:p>3.242</text:p>
          </table:table-cell>
          <table:table-cell office:value-type="float" office:value="2.552" calcext:value-type="float">
            <text:p>2.552</text:p>
          </table:table-cell>
          <table:table-cell office:value-type="float" office:value="2.69" calcext:value-type="float">
            <text:p>2.69</text:p>
          </table:table-cell>
          <table:table-cell office:value-type="float" office:value="3.265" calcext:value-type="float">
            <text:p>3.265</text:p>
          </table:table-cell>
          <table:table-cell office:value-type="float" office:value="2.77" calcext:value-type="float">
            <text:p>2.77</text:p>
          </table:table-cell>
          <table:table-cell office:value-type="float" office:value="2.85" calcext:value-type="float">
            <text:p>2.85</text:p>
          </table:table-cell>
          <table:table-cell table:number-columns-repeated="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.639" calcext:value-type="float">
            <text:p>119.639</text:p>
          </table:table-cell>
          <table:table-cell office:value-type="float" office:value="99.698" calcext:value-type="float">
            <text:p>99.698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77.702" calcext:value-type="float">
            <text:p>77.702</text:p>
          </table:table-cell>
          <table:table-cell office:value-type="float" office:value="122.987" calcext:value-type="float">
            <text:p>122.987</text:p>
          </table:table-cell>
          <table:table-cell office:value-type="float" office:value="127.659" calcext:value-type="float">
            <text:p>127.659</text:p>
          </table:table-cell>
          <table:table-cell office:value-type="float" office:value="263.96" calcext:value-type="float">
            <text:p>263.96</text:p>
          </table:table-cell>
          <table:table-cell office:value-type="float" office:value="265.074" calcext:value-type="float">
            <text:p>265.074</text:p>
          </table:table-cell>
          <table:table-cell office:value-type="float" office:value="135.85" calcext:value-type="float">
            <text:p>135.85</text:p>
          </table:table-cell>
          <table:table-cell table:number-columns-repeated="5"/>
          <table:table-cell office:value-type="float" office:value="7.622" calcext:value-type="float">
            <text:p>7.622</text:p>
          </table:table-cell>
          <table:table-cell office:value-type="float" office:value="4.569" calcext:value-type="float">
            <text:p>4.569</text:p>
          </table:table-cell>
          <table:table-cell office:value-type="float" office:value="4.385" calcext:value-type="float">
            <text:p>4.385</text:p>
          </table:table-cell>
          <table:table-cell office:value-type="float" office:value="4.476" calcext:value-type="float">
            <text:p>4.476</text:p>
          </table:table-cell>
          <table:table-cell office:value-type="float" office:value="4.225" calcext:value-type="float">
            <text:p>4.225</text:p>
          </table:table-cell>
          <table:table-cell office:value-type="float" office:value="3.933" calcext:value-type="float">
            <text:p>3.933</text:p>
          </table:table-cell>
          <table:table-cell office:value-type="float" office:value="3.924" calcext:value-type="float">
            <text:p>3.924</text:p>
          </table:table-cell>
          <table:table-cell office:value-type="float" office:value="3.8" calcext:value-type="float">
            <text:p>3.8</text:p>
          </table:table-cell>
          <table:table-cell office:value-type="float" office:value="3.913" calcext:value-type="float">
            <text:p>3.913</text:p>
          </table:table-cell>
          <table:table-cell office:value-type="float" office:value="3.985" calcext:value-type="float">
            <text:p>3.985</text:p>
          </table:table-cell>
          <table:table-cell office:value-type="float" office:value="4.504" calcext:value-type="float">
            <text:p>4.504</text:p>
          </table:table-cell>
          <table:table-cell office:value-type="float" office:value="4.006" calcext:value-type="float">
            <text:p>4.006</text:p>
          </table:table-cell>
          <table:table-cell office:value-type="float" office:value="3.891" calcext:value-type="float">
            <text:p>3.891</text:p>
          </table:table-cell>
          <table:table-cell office:value-type="float" office:value="4.87" calcext:value-type="float">
            <text:p>4.87</text:p>
          </table:table-cell>
          <table:table-cell office:value-type="float" office:value="4.101" calcext:value-type="float">
            <text:p>4.101</text:p>
          </table:table-cell>
          <table:table-cell office:value-type="float" office:value="3.811" calcext:value-type="float">
            <text:p>3.811</text:p>
          </table:table-cell>
          <table:table-cell office:value-type="float" office:value="4.369" calcext:value-type="float">
            <text:p>4.369</text:p>
          </table:table-cell>
          <table:table-cell office:value-type="float" office:value="4.101" calcext:value-type="float">
            <text:p>4.101</text:p>
          </table:table-cell>
          <table:table-cell office:value-type="float" office:value="4.941" calcext:value-type="float">
            <text:p>4.941</text:p>
          </table:table-cell>
          <table:table-cell office:value-type="float" office:value="4.144" calcext:value-type="float">
            <text:p>4.144</text:p>
          </table:table-cell>
          <table:table-cell table:number-columns-repeated="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2.509" calcext:value-type="float">
            <text:p>122.509</text:p>
          </table:table-cell>
          <table:table-cell office:value-type="float" office:value="101.169" calcext:value-type="float">
            <text:p>101.169</text:p>
          </table:table-cell>
          <table:table-cell office:value-type="float" office:value="116.99" calcext:value-type="float">
            <text:p>116.99</text:p>
          </table:table-cell>
          <table:table-cell office:value-type="float" office:value="79.165" calcext:value-type="float">
            <text:p>79.165</text:p>
          </table:table-cell>
          <table:table-cell office:value-type="float" office:value="124.944" calcext:value-type="float">
            <text:p>124.944</text:p>
          </table:table-cell>
          <table:table-cell office:value-type="float" office:value="128.394" calcext:value-type="float">
            <text:p>128.394</text:p>
          </table:table-cell>
          <table:table-cell office:value-type="float" office:value="265.841" calcext:value-type="float">
            <text:p>265.841</text:p>
          </table:table-cell>
          <table:table-cell office:value-type="float" office:value="267.211" calcext:value-type="float">
            <text:p>267.211</text:p>
          </table:table-cell>
          <table:table-cell office:value-type="float" office:value="139.024" calcext:value-type="float">
            <text:p>139.024</text:p>
          </table:table-cell>
          <table:table-cell table:number-columns-repeated="5"/>
          <table:table-cell office:value-type="float" office:value="11.267" calcext:value-type="float">
            <text:p>11.267</text:p>
          </table:table-cell>
          <table:table-cell office:value-type="float" office:value="6.831" calcext:value-type="float">
            <text:p>6.831</text:p>
          </table:table-cell>
          <table:table-cell office:value-type="float" office:value="5.888" calcext:value-type="float">
            <text:p>5.888</text:p>
          </table:table-cell>
          <table:table-cell office:value-type="float" office:value="5.196" calcext:value-type="float">
            <text:p>5.196</text:p>
          </table:table-cell>
          <table:table-cell office:value-type="float" office:value="5.574" calcext:value-type="float">
            <text:p>5.574</text:p>
          </table:table-cell>
          <table:table-cell office:value-type="float" office:value="5.389" calcext:value-type="float">
            <text:p>5.389</text:p>
          </table:table-cell>
          <table:table-cell office:value-type="float" office:value="5.156" calcext:value-type="float">
            <text:p>5.156</text:p>
          </table:table-cell>
          <table:table-cell office:value-type="float" office:value="5.514" calcext:value-type="float">
            <text:p>5.514</text:p>
          </table:table-cell>
          <table:table-cell office:value-type="float" office:value="5.368" calcext:value-type="float">
            <text:p>5.368</text:p>
          </table:table-cell>
          <table:table-cell office:value-type="float" office:value="5.353" calcext:value-type="float">
            <text:p>5.353</text:p>
          </table:table-cell>
          <table:table-cell office:value-type="float" office:value="5.617" calcext:value-type="float">
            <text:p>5.617</text:p>
          </table:table-cell>
          <table:table-cell office:value-type="float" office:value="6.239" calcext:value-type="float">
            <text:p>6.239</text:p>
          </table:table-cell>
          <table:table-cell office:value-type="float" office:value="6.188" calcext:value-type="float">
            <text:p>6.188</text:p>
          </table:table-cell>
          <table:table-cell table:number-columns-repeated="2" office:value-type="float" office:value="5.67" calcext:value-type="float">
            <text:p>5.67</text:p>
          </table:table-cell>
          <table:table-cell office:value-type="float" office:value="5.718" calcext:value-type="float">
            <text:p>5.718</text:p>
          </table:table-cell>
          <table:table-cell office:value-type="float" office:value="6.046" calcext:value-type="float">
            <text:p>6.046</text:p>
          </table:table-cell>
          <table:table-cell office:value-type="float" office:value="6.271" calcext:value-type="float">
            <text:p>6.271</text:p>
          </table:table-cell>
          <table:table-cell office:value-type="float" office:value="6.158" calcext:value-type="float">
            <text:p>6.158</text:p>
          </table:table-cell>
          <table:table-cell office:value-type="float" office:value="6.271" calcext:value-type="float">
            <text:p>6.271</text:p>
          </table:table-cell>
          <table:table-cell table:number-columns-repeated="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5.182" calcext:value-type="float">
            <text:p>125.182</text:p>
          </table:table-cell>
          <table:table-cell office:value-type="float" office:value="102.983" calcext:value-type="float">
            <text:p>102.983</text:p>
          </table:table-cell>
          <table:table-cell office:value-type="float" office:value="118.164" calcext:value-type="float">
            <text:p>118.164</text:p>
          </table:table-cell>
          <table:table-cell office:value-type="float" office:value="80.289" calcext:value-type="float">
            <text:p>80.289</text:p>
          </table:table-cell>
          <table:table-cell office:value-type="float" office:value="126.739" calcext:value-type="float">
            <text:p>126.739</text:p>
          </table:table-cell>
          <table:table-cell office:value-type="float" office:value="130.097" calcext:value-type="float">
            <text:p>130.097</text:p>
          </table:table-cell>
          <table:table-cell office:value-type="float" office:value="267.867" calcext:value-type="float">
            <text:p>267.867</text:p>
          </table:table-cell>
          <table:table-cell office:value-type="float" office:value="269.021" calcext:value-type="float">
            <text:p>269.021</text:p>
          </table:table-cell>
          <table:table-cell office:value-type="float" office:value="142.603" calcext:value-type="float">
            <text:p>142.603</text:p>
          </table:table-cell>
          <table:table-cell table:number-columns-repeated="5"/>
          <table:table-cell office:value-type="float" office:value="14.636" calcext:value-type="float">
            <text:p>14.636</text:p>
          </table:table-cell>
          <table:table-cell office:value-type="float" office:value="8.314" calcext:value-type="float">
            <text:p>8.314</text:p>
          </table:table-cell>
          <table:table-cell office:value-type="float" office:value="7.393" calcext:value-type="float">
            <text:p>7.393</text:p>
          </table:table-cell>
          <table:table-cell office:value-type="float" office:value="7.195" calcext:value-type="float">
            <text:p>7.195</text:p>
          </table:table-cell>
          <table:table-cell office:value-type="float" office:value="6.949" calcext:value-type="float">
            <text:p>6.949</text:p>
          </table:table-cell>
          <table:table-cell office:value-type="float" office:value="6.99" calcext:value-type="float">
            <text:p>6.99</text:p>
          </table:table-cell>
          <table:table-cell office:value-type="float" office:value="6.637" calcext:value-type="float">
            <text:p>6.637</text:p>
          </table:table-cell>
          <table:table-cell office:value-type="float" office:value="6.608" calcext:value-type="float">
            <text:p>6.608</text:p>
          </table:table-cell>
          <table:table-cell office:value-type="float" office:value="6.689" calcext:value-type="float">
            <text:p>6.689</text:p>
          </table:table-cell>
          <table:table-cell office:value-type="float" office:value="6.752" calcext:value-type="float">
            <text:p>6.752</text:p>
          </table:table-cell>
          <table:table-cell office:value-type="float" office:value="7.805" calcext:value-type="float">
            <text:p>7.805</text:p>
          </table:table-cell>
          <table:table-cell office:value-type="float" office:value="7.742" calcext:value-type="float">
            <text:p>7.742</text:p>
          </table:table-cell>
          <table:table-cell office:value-type="float" office:value="7.979" calcext:value-type="float">
            <text:p>7.979</text:p>
          </table:table-cell>
          <table:table-cell office:value-type="float" office:value="7.193" calcext:value-type="float">
            <text:p>7.193</text:p>
          </table:table-cell>
          <table:table-cell office:value-type="float" office:value="7.734" calcext:value-type="float">
            <text:p>7.734</text:p>
          </table:table-cell>
          <table:table-cell office:value-type="float" office:value="7.086" calcext:value-type="float">
            <text:p>7.086</text:p>
          </table:table-cell>
          <table:table-cell office:value-type="float" office:value="7.133" calcext:value-type="float">
            <text:p>7.133</text:p>
          </table:table-cell>
          <table:table-cell office:value-type="float" office:value="7.77" calcext:value-type="float">
            <text:p>7.77</text:p>
          </table:table-cell>
          <table:table-cell office:value-type="float" office:value="7.331" calcext:value-type="float">
            <text:p>7.331</text:p>
          </table:table-cell>
          <table:table-cell office:value-type="float" office:value="7.333" calcext:value-type="float">
            <text:p>7.333</text:p>
          </table:table-cell>
          <table:table-cell table:number-columns-repeated="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.984" calcext:value-type="float">
            <text:p>128.984</text:p>
          </table:table-cell>
          <table:table-cell office:value-type="float" office:value="105.097" calcext:value-type="float">
            <text:p>105.097</text:p>
          </table:table-cell>
          <table:table-cell office:value-type="float" office:value="119.706" calcext:value-type="float">
            <text:p>119.706</text:p>
          </table:table-cell>
          <table:table-cell office:value-type="float" office:value="81.627" calcext:value-type="float">
            <text:p>81.627</text:p>
          </table:table-cell>
          <table:table-cell office:value-type="float" office:value="128.744" calcext:value-type="float">
            <text:p>128.744</text:p>
          </table:table-cell>
          <table:table-cell office:value-type="float" office:value="132.541" calcext:value-type="float">
            <text:p>132.541</text:p>
          </table:table-cell>
          <table:table-cell office:value-type="float" office:value="269.619" calcext:value-type="float">
            <text:p>269.619</text:p>
          </table:table-cell>
          <table:table-cell office:value-type="float" office:value="270.752" calcext:value-type="float">
            <text:p>270.752</text:p>
          </table:table-cell>
          <table:table-cell office:value-type="float" office:value="145.751" calcext:value-type="float">
            <text:p>145.751</text:p>
          </table:table-cell>
          <table:table-cell table:number-columns-repeated="5"/>
          <table:table-cell office:value-type="float" office:value="18.187" calcext:value-type="float">
            <text:p>18.187</text:p>
          </table:table-cell>
          <table:table-cell office:value-type="float" office:value="9.567" calcext:value-type="float">
            <text:p>9.567</text:p>
          </table:table-cell>
          <table:table-cell office:value-type="float" office:value="8.332" calcext:value-type="float">
            <text:p>8.332</text:p>
          </table:table-cell>
          <table:table-cell office:value-type="float" office:value="8.61" calcext:value-type="float">
            <text:p>8.61</text:p>
          </table:table-cell>
          <table:table-cell office:value-type="float" office:value="8.47" calcext:value-type="float">
            <text:p>8.47</text:p>
          </table:table-cell>
          <table:table-cell office:value-type="float" office:value="8.001" calcext:value-type="float">
            <text:p>8.001</text:p>
          </table:table-cell>
          <table:table-cell office:value-type="float" office:value="8.325" calcext:value-type="float">
            <text:p>8.325</text:p>
          </table:table-cell>
          <table:table-cell office:value-type="float" office:value="8.246" calcext:value-type="float">
            <text:p>8.246</text:p>
          </table:table-cell>
          <table:table-cell office:value-type="float" office:value="8.12" calcext:value-type="float">
            <text:p>8.12</text:p>
          </table:table-cell>
          <table:table-cell office:value-type="float" office:value="8.207" calcext:value-type="float">
            <text:p>8.207</text:p>
          </table:table-cell>
          <table:table-cell office:value-type="float" office:value="8.684" calcext:value-type="float">
            <text:p>8.684</text:p>
          </table:table-cell>
          <table:table-cell office:value-type="float" office:value="8.759" calcext:value-type="float">
            <text:p>8.759</text:p>
          </table:table-cell>
          <table:table-cell office:value-type="float" office:value="9.315" calcext:value-type="float">
            <text:p>9.315</text:p>
          </table:table-cell>
          <table:table-cell office:value-type="float" office:value="8.674" calcext:value-type="float">
            <text:p>8.674</text:p>
          </table:table-cell>
          <table:table-cell office:value-type="float" office:value="8.473" calcext:value-type="float">
            <text:p>8.473</text:p>
          </table:table-cell>
          <table:table-cell office:value-type="float" office:value="8.955" calcext:value-type="float">
            <text:p>8.955</text:p>
          </table:table-cell>
          <table:table-cell office:value-type="float" office:value="9.398" calcext:value-type="float">
            <text:p>9.398</text:p>
          </table:table-cell>
          <table:table-cell office:value-type="float" office:value="9.274" calcext:value-type="float">
            <text:p>9.274</text:p>
          </table:table-cell>
          <table:table-cell office:value-type="float" office:value="9.725" calcext:value-type="float">
            <text:p>9.725</text:p>
          </table:table-cell>
          <table:table-cell office:value-type="float" office:value="9.473" calcext:value-type="float">
            <text:p>9.473</text:p>
          </table:table-cell>
          <table:table-cell table:number-columns-repeated="7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2.68" calcext:value-type="float">
            <text:p>132.68</text:p>
          </table:table-cell>
          <table:table-cell office:value-type="float" office:value="106.057" calcext:value-type="float">
            <text:p>106.057</text:p>
          </table:table-cell>
          <table:table-cell office:value-type="float" office:value="121.072" calcext:value-type="float">
            <text:p>121.072</text:p>
          </table:table-cell>
          <table:table-cell office:value-type="float" office:value="83.621" calcext:value-type="float">
            <text:p>83.621</text:p>
          </table:table-cell>
          <table:table-cell office:value-type="float" office:value="130.502" calcext:value-type="float">
            <text:p>130.502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271.436" calcext:value-type="float">
            <text:p>271.436</text:p>
          </table:table-cell>
          <table:table-cell office:value-type="float" office:value="272.627" calcext:value-type="float">
            <text:p>272.627</text:p>
          </table:table-cell>
          <table:table-cell office:value-type="float" office:value="149.121" calcext:value-type="float">
            <text:p>149.121</text:p>
          </table:table-cell>
          <table:table-cell table:number-columns-repeated="5"/>
          <table:table-cell office:value-type="float" office:value="21.028" calcext:value-type="float">
            <text:p>21.028</text:p>
          </table:table-cell>
          <table:table-cell office:value-type="float" office:value="11.455" calcext:value-type="float">
            <text:p>11.455</text:p>
          </table:table-cell>
          <table:table-cell office:value-type="float" office:value="9.792" calcext:value-type="float">
            <text:p>9.792</text:p>
          </table:table-cell>
          <table:table-cell office:value-type="float" office:value="9.53" calcext:value-type="float">
            <text:p>9.53</text:p>
          </table:table-cell>
          <table:table-cell office:value-type="float" office:value="9.786" calcext:value-type="float">
            <text:p>9.786</text:p>
          </table:table-cell>
          <table:table-cell office:value-type="float" office:value="9.543" calcext:value-type="float">
            <text:p>9.543</text:p>
          </table:table-cell>
          <table:table-cell office:value-type="float" office:value="9.691" calcext:value-type="float">
            <text:p>9.691</text:p>
          </table:table-cell>
          <table:table-cell office:value-type="float" office:value="9.525" calcext:value-type="float">
            <text:p>9.525</text:p>
          </table:table-cell>
          <table:table-cell office:value-type="float" office:value="9.468" calcext:value-type="float">
            <text:p>9.468</text:p>
          </table:table-cell>
          <table:table-cell office:value-type="float" office:value="9.722" calcext:value-type="float">
            <text:p>9.722</text:p>
          </table:table-cell>
          <table:table-cell office:value-type="float" office:value="10.743" calcext:value-type="float">
            <text:p>10.743</text:p>
          </table:table-cell>
          <table:table-cell office:value-type="float" office:value="10.693" calcext:value-type="float">
            <text:p>10.69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0.813" calcext:value-type="float">
            <text:p>10.813</text:p>
          </table:table-cell>
          <table:table-cell office:value-type="float" office:value="10.363" calcext:value-type="float">
            <text:p>10.363</text:p>
          </table:table-cell>
          <table:table-cell office:value-type="float" office:value="10.737" calcext:value-type="float">
            <text:p>10.737</text:p>
          </table:table-cell>
          <table:table-cell office:value-type="float" office:value="10.37" calcext:value-type="float">
            <text:p>10.37</text:p>
          </table:table-cell>
          <table:table-cell office:value-type="float" office:value="10.441" calcext:value-type="float">
            <text:p>10.441</text:p>
          </table:table-cell>
          <table:table-cell office:value-type="float" office:value="10.507" calcext:value-type="float">
            <text:p>10.507</text:p>
          </table:table-cell>
          <table:table-cell office:value-type="float" office:value="10.595" calcext:value-type="float">
            <text:p>10.595</text:p>
          </table:table-cell>
          <table:table-cell table:number-columns-repeated="7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4.942" calcext:value-type="float">
            <text:p>134.942</text:p>
          </table:table-cell>
          <table:table-cell office:value-type="float" office:value="107.431" calcext:value-type="float">
            <text:p>107.431</text:p>
          </table:table-cell>
          <table:table-cell office:value-type="float" office:value="122.397" calcext:value-type="float">
            <text:p>122.397</text:p>
          </table:table-cell>
          <table:table-cell office:value-type="float" office:value="88.343" calcext:value-type="float">
            <text:p>88.343</text:p>
          </table:table-cell>
          <table:table-cell office:value-type="float" office:value="132.701" calcext:value-type="float">
            <text:p>132.701</text:p>
          </table:table-cell>
          <table:table-cell office:value-type="float" office:value="136.004" calcext:value-type="float">
            <text:p>136.004</text:p>
          </table:table-cell>
          <table:table-cell office:value-type="float" office:value="272.944" calcext:value-type="float">
            <text:p>272.944</text:p>
          </table:table-cell>
          <table:table-cell office:value-type="float" office:value="274.771" calcext:value-type="float">
            <text:p>274.771</text:p>
          </table:table-cell>
          <table:table-cell office:value-type="float" office:value="152.29" calcext:value-type="float">
            <text:p>152.29</text:p>
          </table:table-cell>
          <table:table-cell table:number-columns-repeated="5"/>
          <table:table-cell office:value-type="float" office:value="23.801" calcext:value-type="float">
            <text:p>23.801</text:p>
          </table:table-cell>
          <table:table-cell office:value-type="float" office:value="13.022" calcext:value-type="float">
            <text:p>13.022</text:p>
          </table:table-cell>
          <table:table-cell office:value-type="float" office:value="10.771" calcext:value-type="float">
            <text:p>10.771</text:p>
          </table:table-cell>
          <table:table-cell office:value-type="float" office:value="10.696" calcext:value-type="float">
            <text:p>10.696</text:p>
          </table:table-cell>
          <table:table-cell office:value-type="float" office:value="11.154" calcext:value-type="float">
            <text:p>11.154</text:p>
          </table:table-cell>
          <table:table-cell office:value-type="float" office:value="10.734" calcext:value-type="float">
            <text:p>10.734</text:p>
          </table:table-cell>
          <table:table-cell office:value-type="float" office:value="11.109" calcext:value-type="float">
            <text:p>11.109</text:p>
          </table:table-cell>
          <table:table-cell office:value-type="float" office:value="10.834" calcext:value-type="float">
            <text:p>10.834</text:p>
          </table:table-cell>
          <table:table-cell office:value-type="float" office:value="11.05" calcext:value-type="float">
            <text:p>11.05</text:p>
          </table:table-cell>
          <table:table-cell office:value-type="float" office:value="10.992" calcext:value-type="float">
            <text:p>10.992</text:p>
          </table:table-cell>
          <table:table-cell office:value-type="float" office:value="11.679" calcext:value-type="float">
            <text:p>11.679</text:p>
          </table:table-cell>
          <table:table-cell office:value-type="float" office:value="12.225" calcext:value-type="float">
            <text:p>12.225</text:p>
          </table:table-cell>
          <table:table-cell office:value-type="float" office:value="11.986" calcext:value-type="float">
            <text:p>11.986</text:p>
          </table:table-cell>
          <table:table-cell office:value-type="float" office:value="11.578" calcext:value-type="float">
            <text:p>11.578</text:p>
          </table:table-cell>
          <table:table-cell office:value-type="float" office:value="11.767" calcext:value-type="float">
            <text:p>11.76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2.597" calcext:value-type="float">
            <text:p>12.597</text:p>
          </table:table-cell>
          <table:table-cell office:value-type="float" office:value="12.669" calcext:value-type="float">
            <text:p>12.669</text:p>
          </table:table-cell>
          <table:table-cell office:value-type="float" office:value="12.557" calcext:value-type="float">
            <text:p>12.557</text:p>
          </table:table-cell>
          <table:table-cell office:value-type="float" office:value="12.754" calcext:value-type="float">
            <text:p>12.754</text:p>
          </table:table-cell>
          <table:table-cell table:number-columns-repeated="7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7.838" calcext:value-type="float">
            <text:p>137.838</text:p>
          </table:table-cell>
          <table:table-cell office:value-type="float" office:value="109.138" calcext:value-type="float">
            <text:p>109.138</text:p>
          </table:table-cell>
          <table:table-cell office:value-type="float" office:value="123.889" calcext:value-type="float">
            <text:p>123.889</text:p>
          </table:table-cell>
          <table:table-cell office:value-type="float" office:value="94.517" calcext:value-type="float">
            <text:p>94.517</text:p>
          </table:table-cell>
          <table:table-cell office:value-type="float" office:value="134.934" calcext:value-type="float">
            <text:p>134.934</text:p>
          </table:table-cell>
          <table:table-cell office:value-type="float" office:value="137.097" calcext:value-type="float">
            <text:p>137.097</text:p>
          </table:table-cell>
          <table:table-cell office:value-type="float" office:value="274.417" calcext:value-type="float">
            <text:p>274.417</text:p>
          </table:table-cell>
          <table:table-cell office:value-type="float" office:value="276.31" calcext:value-type="float">
            <text:p>276.31</text:p>
          </table:table-cell>
          <table:table-cell office:value-type="float" office:value="155.738" calcext:value-type="float">
            <text:p>155.738</text:p>
          </table:table-cell>
          <table:table-cell table:number-columns-repeated="5"/>
          <table:table-cell office:value-type="float" office:value="26.14" calcext:value-type="float">
            <text:p>26.14</text:p>
          </table:table-cell>
          <table:table-cell office:value-type="float" office:value="15.103" calcext:value-type="float">
            <text:p>15.103</text:p>
          </table:table-cell>
          <table:table-cell office:value-type="float" office:value="12.904" calcext:value-type="float">
            <text:p>12.904</text:p>
          </table:table-cell>
          <table:table-cell office:value-type="float" office:value="12.731" calcext:value-type="float">
            <text:p>12.731</text:p>
          </table:table-cell>
          <table:table-cell office:value-type="float" office:value="12.18" calcext:value-type="float">
            <text:p>12.18</text:p>
          </table:table-cell>
          <table:table-cell office:value-type="float" office:value="12.087" calcext:value-type="float">
            <text:p>12.087</text:p>
          </table:table-cell>
          <table:table-cell office:value-type="float" office:value="12.364" calcext:value-type="float">
            <text:p>12.364</text:p>
          </table:table-cell>
          <table:table-cell office:value-type="float" office:value="12.361" calcext:value-type="float">
            <text:p>12.361</text:p>
          </table:table-cell>
          <table:table-cell office:value-type="float" office:value="12.298" calcext:value-type="float">
            <text:p>12.298</text:p>
          </table:table-cell>
          <table:table-cell office:value-type="float" office:value="12.484" calcext:value-type="float">
            <text:p>12.484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101" calcext:value-type="float">
            <text:p>14.101</text:p>
          </table:table-cell>
          <table:table-cell office:value-type="float" office:value="13.419" calcext:value-type="float">
            <text:p>13.419</text:p>
          </table:table-cell>
          <table:table-cell office:value-type="float" office:value="13.818" calcext:value-type="float">
            <text:p>13.818</text:p>
          </table:table-cell>
          <table:table-cell office:value-type="float" office:value="13.238" calcext:value-type="float">
            <text:p>13.238</text:p>
          </table:table-cell>
          <table:table-cell office:value-type="float" office:value="13.069" calcext:value-type="float">
            <text:p>13.069</text:p>
          </table:table-cell>
          <table:table-cell office:value-type="float" office:value="13.767" calcext:value-type="float">
            <text:p>13.767</text:p>
          </table:table-cell>
          <table:table-cell office:value-type="float" office:value="13.999" calcext:value-type="float">
            <text:p>13.999</text:p>
          </table:table-cell>
          <table:table-cell office:value-type="float" office:value="13.746" calcext:value-type="float">
            <text:p>13.746</text:p>
          </table:table-cell>
          <table:table-cell office:value-type="float" office:value="13.317" calcext:value-type="float">
            <text:p>13.317</text:p>
          </table:table-cell>
          <table:table-cell table:number-columns-repeated="7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.279" calcext:value-type="float">
            <text:p>140.279</text:p>
          </table:table-cell>
          <table:table-cell office:value-type="float" office:value="111.152" calcext:value-type="float">
            <text:p>111.152</text:p>
          </table:table-cell>
          <table:table-cell office:value-type="float" office:value="125.55" calcext:value-type="float">
            <text:p>125.55</text:p>
          </table:table-cell>
          <table:table-cell office:value-type="float" office:value="100.909" calcext:value-type="float">
            <text:p>100.909</text:p>
          </table:table-cell>
          <table:table-cell office:value-type="float" office:value="136.739" calcext:value-type="float">
            <text:p>136.739</text:p>
          </table:table-cell>
          <table:table-cell office:value-type="float" office:value="138.961" calcext:value-type="float">
            <text:p>138.961</text:p>
          </table:table-cell>
          <table:table-cell office:value-type="float" office:value="276.083" calcext:value-type="float">
            <text:p>276.083</text:p>
          </table:table-cell>
          <table:table-cell office:value-type="float" office:value="278.08" calcext:value-type="float">
            <text:p>278.08</text:p>
          </table:table-cell>
          <table:table-cell office:value-type="float" office:value="158.818" calcext:value-type="float">
            <text:p>158.818</text:p>
          </table:table-cell>
          <table:table-cell table:number-columns-repeated="5"/>
          <table:table-cell office:value-type="float" office:value="28.395" calcext:value-type="float">
            <text:p>28.395</text:p>
          </table:table-cell>
          <table:table-cell office:value-type="float" office:value="16.544" calcext:value-type="float">
            <text:p>16.544</text:p>
          </table:table-cell>
          <table:table-cell office:value-type="float" office:value="13.614" calcext:value-type="float">
            <text:p>13.614</text:p>
          </table:table-cell>
          <table:table-cell office:value-type="float" office:value="14.247" calcext:value-type="float">
            <text:p>14.247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.478" calcext:value-type="float">
            <text:p>13.478</text:p>
          </table:table-cell>
          <table:table-cell office:value-type="float" office:value="13.848" calcext:value-type="float">
            <text:p>13.848</text:p>
          </table:table-cell>
          <table:table-cell office:value-type="float" office:value="13.769" calcext:value-type="float">
            <text:p>13.769</text:p>
          </table:table-cell>
          <table:table-cell office:value-type="float" office:value="13.57" calcext:value-type="float">
            <text:p>13.57</text:p>
          </table:table-cell>
          <table:table-cell office:value-type="float" office:value="13.79" calcext:value-type="float">
            <text:p>13.79</text:p>
          </table:table-cell>
          <table:table-cell office:value-type="float" office:value="14.77" calcext:value-type="float">
            <text:p>14.77</text:p>
          </table:table-cell>
          <table:table-cell office:value-type="float" office:value="15.308" calcext:value-type="float">
            <text:p>15.308</text:p>
          </table:table-cell>
          <table:table-cell office:value-type="float" office:value="15.498" calcext:value-type="float">
            <text:p>15.498</text:p>
          </table:table-cell>
          <table:table-cell office:value-type="float" office:value="15.155" calcext:value-type="float">
            <text:p>15.155</text:p>
          </table:table-cell>
          <table:table-cell office:value-type="float" office:value="14.868" calcext:value-type="float">
            <text:p>14.868</text:p>
          </table:table-cell>
          <table:table-cell office:value-type="float" office:value="14.523" calcext:value-type="float">
            <text:p>14.523</text:p>
          </table:table-cell>
          <table:table-cell office:value-type="float" office:value="16.04" calcext:value-type="float">
            <text:p>16.04</text:p>
          </table:table-cell>
          <table:table-cell office:value-type="float" office:value="15.235" calcext:value-type="float">
            <text:p>15.235</text:p>
          </table:table-cell>
          <table:table-cell office:value-type="float" office:value="15.247" calcext:value-type="float">
            <text:p>15.247</text:p>
          </table:table-cell>
          <table:table-cell office:value-type="float" office:value="16.045" calcext:value-type="float">
            <text:p>16.045</text:p>
          </table:table-cell>
          <table:table-cell table:number-columns-repeated="7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.796" calcext:value-type="float">
            <text:p>141.796</text:p>
          </table:table-cell>
          <table:table-cell office:value-type="float" office:value="112.261" calcext:value-type="float">
            <text:p>112.261</text:p>
          </table:table-cell>
          <table:table-cell office:value-type="float" office:value="129.075" calcext:value-type="float">
            <text:p>129.075</text:p>
          </table:table-cell>
          <table:table-cell office:value-type="float" office:value="106.437" calcext:value-type="float">
            <text:p>106.437</text:p>
          </table:table-cell>
          <table:table-cell office:value-type="float" office:value="138.621" calcext:value-type="float">
            <text:p>138.621</text:p>
          </table:table-cell>
          <table:table-cell office:value-type="float" office:value="140.884" calcext:value-type="float">
            <text:p>140.884</text:p>
          </table:table-cell>
          <table:table-cell office:value-type="float" office:value="278.137" calcext:value-type="float">
            <text:p>278.137</text:p>
          </table:table-cell>
          <table:table-cell office:value-type="float" office:value="280.051" calcext:value-type="float">
            <text:p>280.051</text:p>
          </table:table-cell>
          <table:table-cell office:value-type="float" office:value="161.506" calcext:value-type="float">
            <text:p>161.506</text:p>
          </table:table-cell>
          <table:table-cell table:number-columns-repeated="5"/>
          <table:table-cell office:value-type="float" office:value="30.852" calcext:value-type="float">
            <text:p>30.852</text:p>
          </table:table-cell>
          <table:table-cell office:value-type="float" office:value="18.479" calcext:value-type="float">
            <text:p>18.479</text:p>
          </table:table-cell>
          <table:table-cell office:value-type="float" office:value="15.253" calcext:value-type="float">
            <text:p>15.253</text:p>
          </table:table-cell>
          <table:table-cell office:value-type="float" office:value="15.517" calcext:value-type="float">
            <text:p>15.517</text:p>
          </table:table-cell>
          <table:table-cell office:value-type="float" office:value="15.464" calcext:value-type="float">
            <text:p>15.464</text:p>
          </table:table-cell>
          <table:table-cell office:value-type="float" office:value="15.324" calcext:value-type="float">
            <text:p>15.324</text:p>
          </table:table-cell>
          <table:table-cell office:value-type="float" office:value="14.914" calcext:value-type="float">
            <text:p>14.914</text:p>
          </table:table-cell>
          <table:table-cell office:value-type="float" office:value="15.109" calcext:value-type="float">
            <text:p>15.109</text:p>
          </table:table-cell>
          <table:table-cell office:value-type="float" office:value="15.149" calcext:value-type="float">
            <text:p>15.149</text:p>
          </table:table-cell>
          <table:table-cell office:value-type="float" office:value="15.226" calcext:value-type="float">
            <text:p>15.226</text:p>
          </table:table-cell>
          <table:table-cell office:value-type="float" office:value="16.345" calcext:value-type="float">
            <text:p>16.345</text:p>
          </table:table-cell>
          <table:table-cell office:value-type="float" office:value="16.63" calcext:value-type="float">
            <text:p>16.63</text:p>
          </table:table-cell>
          <table:table-cell office:value-type="float" office:value="16.48" calcext:value-type="float">
            <text:p>16.48</text:p>
          </table:table-cell>
          <table:table-cell office:value-type="float" office:value="16.15" calcext:value-type="float">
            <text:p>16.15</text:p>
          </table:table-cell>
          <table:table-cell office:value-type="float" office:value="16.75" calcext:value-type="float">
            <text:p>16.75</text:p>
          </table:table-cell>
          <table:table-cell office:value-type="float" office:value="16.063" calcext:value-type="float">
            <text:p>16.063</text:p>
          </table:table-cell>
          <table:table-cell office:value-type="float" office:value="16.89" calcext:value-type="float">
            <text:p>16.89</text:p>
          </table:table-cell>
          <table:table-cell office:value-type="float" office:value="17.159" calcext:value-type="float">
            <text:p>17.159</text:p>
          </table:table-cell>
          <table:table-cell office:value-type="float" office:value="16.996" calcext:value-type="float">
            <text:p>16.996</text:p>
          </table:table-cell>
          <table:table-cell office:value-type="float" office:value="16.841" calcext:value-type="float">
            <text:p>16.841</text:p>
          </table:table-cell>
          <table:table-cell table:number-columns-repeated="7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2.882" calcext:value-type="float">
            <text:p>142.882</text:p>
          </table:table-cell>
          <table:table-cell office:value-type="float" office:value="113.79" calcext:value-type="float">
            <text:p>113.79</text:p>
          </table:table-cell>
          <table:table-cell office:value-type="float" office:value="133.258" calcext:value-type="float">
            <text:p>133.258</text:p>
          </table:table-cell>
          <table:table-cell office:value-type="float" office:value="112.535" calcext:value-type="float">
            <text:p>112.535</text:p>
          </table:table-cell>
          <table:table-cell office:value-type="float" office:value="139.733" calcext:value-type="float">
            <text:p>139.733</text:p>
          </table:table-cell>
          <table:table-cell office:value-type="float" office:value="141.733" calcext:value-type="float">
            <text:p>141.733</text:p>
          </table:table-cell>
          <table:table-cell office:value-type="float" office:value="279.912" calcext:value-type="float">
            <text:p>279.912</text:p>
          </table:table-cell>
          <table:table-cell office:value-type="float" office:value="281.803" calcext:value-type="float">
            <text:p>281.803</text:p>
          </table:table-cell>
          <table:table-cell office:value-type="float" office:value="165.484" calcext:value-type="float">
            <text:p>165.484</text:p>
          </table:table-cell>
          <table:table-cell table:number-columns-repeated="5"/>
          <table:table-cell office:value-type="float" office:value="33.324" calcext:value-type="float">
            <text:p>33.324</text:p>
          </table:table-cell>
          <table:table-cell office:value-type="float" office:value="19.772" calcext:value-type="float">
            <text:p>19.772</text:p>
          </table:table-cell>
          <table:table-cell office:value-type="float" office:value="16.451" calcext:value-type="float">
            <text:p>16.451</text:p>
          </table:table-cell>
          <table:table-cell office:value-type="float" office:value="17.04" calcext:value-type="float">
            <text:p>17.04</text:p>
          </table:table-cell>
          <table:table-cell office:value-type="float" office:value="16.87" calcext:value-type="float">
            <text:p>16.87</text:p>
          </table:table-cell>
          <table:table-cell office:value-type="float" office:value="16.605" calcext:value-type="float">
            <text:p>16.605</text:p>
          </table:table-cell>
          <table:table-cell office:value-type="float" office:value="16.343" calcext:value-type="float">
            <text:p>16.343</text:p>
          </table:table-cell>
          <table:table-cell office:value-type="float" office:value="16.651" calcext:value-type="float">
            <text:p>16.651</text:p>
          </table:table-cell>
          <table:table-cell office:value-type="float" office:value="16.518" calcext:value-type="float">
            <text:p>16.518</text:p>
          </table:table-cell>
          <table:table-cell office:value-type="float" office:value="16.6" calcext:value-type="float">
            <text:p>16.6</text:p>
          </table:table-cell>
          <table:table-cell office:value-type="float" office:value="17.938" calcext:value-type="float">
            <text:p>17.938</text:p>
          </table:table-cell>
          <table:table-cell office:value-type="float" office:value="18.663" calcext:value-type="float">
            <text:p>18.663</text:p>
          </table:table-cell>
          <table:table-cell office:value-type="float" office:value="18.749" calcext:value-type="float">
            <text:p>18.749</text:p>
          </table:table-cell>
          <table:table-cell office:value-type="float" office:value="17.952" calcext:value-type="float">
            <text:p>17.952</text:p>
          </table:table-cell>
          <table:table-cell office:value-type="float" office:value="17.94" calcext:value-type="float">
            <text:p>17.94</text:p>
          </table:table-cell>
          <table:table-cell office:value-type="float" office:value="17.158" calcext:value-type="float">
            <text:p>17.158</text:p>
          </table:table-cell>
          <table:table-cell office:value-type="float" office:value="18.237" calcext:value-type="float">
            <text:p>18.237</text:p>
          </table:table-cell>
          <table:table-cell office:value-type="float" office:value="17.857" calcext:value-type="float">
            <text:p>17.857</text:p>
          </table:table-cell>
          <table:table-cell office:value-type="float" office:value="18.46" calcext:value-type="float">
            <text:p>18.46</text:p>
          </table:table-cell>
          <table:table-cell office:value-type="float" office:value="18.45" calcext:value-type="float">
            <text:p>18.45</text:p>
          </table:table-cell>
          <table:table-cell table:number-columns-repeated="7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.184" calcext:value-type="float">
            <text:p>144.184</text:p>
          </table:table-cell>
          <table:table-cell office:value-type="float" office:value="114.999" calcext:value-type="float">
            <text:p>114.999</text:p>
          </table:table-cell>
          <table:table-cell office:value-type="float" office:value="138.27" calcext:value-type="float">
            <text:p>138.27</text:p>
          </table:table-cell>
          <table:table-cell office:value-type="float" office:value="119.373" calcext:value-type="float">
            <text:p>119.373</text:p>
          </table:table-cell>
          <table:table-cell office:value-type="float" office:value="141.665" calcext:value-type="float">
            <text:p>141.665</text:p>
          </table:table-cell>
          <table:table-cell office:value-type="float" office:value="143.619" calcext:value-type="float">
            <text:p>143.619</text:p>
          </table:table-cell>
          <table:table-cell office:value-type="float" office:value="281.492" calcext:value-type="float">
            <text:p>281.492</text:p>
          </table:table-cell>
          <table:table-cell office:value-type="float" office:value="283.083" calcext:value-type="float">
            <text:p>283.083</text:p>
          </table:table-cell>
          <table:table-cell office:value-type="float" office:value="168.7" calcext:value-type="float">
            <text:p>168.7</text:p>
          </table:table-cell>
          <table:table-cell table:number-columns-repeated="5"/>
          <table:table-cell office:value-type="float" office:value="35.85" calcext:value-type="float">
            <text:p>35.85</text:p>
          </table:table-cell>
          <table:table-cell office:value-type="float" office:value="21.44" calcext:value-type="float">
            <text:p>21.44</text:p>
          </table:table-cell>
          <table:table-cell office:value-type="float" office:value="18.535" calcext:value-type="float">
            <text:p>18.535</text:p>
          </table:table-cell>
          <table:table-cell office:value-type="float" office:value="17.954" calcext:value-type="float">
            <text:p>17.954</text:p>
          </table:table-cell>
          <table:table-cell office:value-type="float" office:value="17.81" calcext:value-type="float">
            <text:p>17.81</text:p>
          </table:table-cell>
          <table:table-cell office:value-type="float" office:value="18.131" calcext:value-type="float">
            <text:p>18.131</text:p>
          </table:table-cell>
          <table:table-cell office:value-type="float" office:value="17.833" calcext:value-type="float">
            <text:p>17.833</text:p>
          </table:table-cell>
          <table:table-cell office:value-type="float" office:value="17.693" calcext:value-type="float">
            <text:p>17.693</text:p>
          </table:table-cell>
          <table:table-cell office:value-type="float" office:value="17.912" calcext:value-type="float">
            <text:p>17.912</text:p>
          </table:table-cell>
          <table:table-cell office:value-type="float" office:value="17.995" calcext:value-type="float">
            <text:p>17.995</text:p>
          </table:table-cell>
          <table:table-cell office:value-type="float" office:value="19.315" calcext:value-type="float">
            <text:p>19.315</text:p>
          </table:table-cell>
          <table:table-cell office:value-type="float" office:value="19.228" calcext:value-type="float">
            <text:p>19.228</text:p>
          </table:table-cell>
          <table:table-cell office:value-type="float" office:value="19.19" calcext:value-type="float">
            <text:p>19.19</text:p>
          </table:table-cell>
          <table:table-cell office:value-type="float" office:value="19.056" calcext:value-type="float">
            <text:p>19.056</text:p>
          </table:table-cell>
          <table:table-cell office:value-type="float" office:value="19.246" calcext:value-type="float">
            <text:p>19.246</text:p>
          </table:table-cell>
          <table:table-cell office:value-type="float" office:value="19.329" calcext:value-type="float">
            <text:p>19.329</text:p>
          </table:table-cell>
          <table:table-cell office:value-type="float" office:value="20.259" calcext:value-type="float">
            <text:p>20.259</text:p>
          </table:table-cell>
          <table:table-cell office:value-type="float" office:value="20.385" calcext:value-type="float">
            <text:p>20.385</text:p>
          </table:table-cell>
          <table:table-cell office:value-type="float" office:value="20.029" calcext:value-type="float">
            <text:p>20.029</text:p>
          </table:table-cell>
          <table:table-cell office:value-type="float" office:value="20.076" calcext:value-type="float">
            <text:p>20.076</text:p>
          </table:table-cell>
          <table:table-cell table:number-columns-repeated="7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.675" calcext:value-type="float">
            <text:p>145.675</text:p>
          </table:table-cell>
          <table:table-cell office:value-type="float" office:value="116.706" calcext:value-type="float">
            <text:p>116.706</text:p>
          </table:table-cell>
          <table:table-cell office:value-type="float" office:value="142.969" calcext:value-type="float">
            <text:p>142.969</text:p>
          </table:table-cell>
          <table:table-cell office:value-type="float" office:value="123.854" calcext:value-type="float">
            <text:p>123.854</text:p>
          </table:table-cell>
          <table:table-cell office:value-type="float" office:value="142.712" calcext:value-type="float">
            <text:p>142.712</text:p>
          </table:table-cell>
          <table:table-cell office:value-type="float" office:value="145.959" calcext:value-type="float">
            <text:p>145.959</text:p>
          </table:table-cell>
          <table:table-cell office:value-type="float" office:value="283.007" calcext:value-type="float">
            <text:p>283.007</text:p>
          </table:table-cell>
          <table:table-cell office:value-type="float" office:value="285.205" calcext:value-type="float">
            <text:p>285.205</text:p>
          </table:table-cell>
          <table:table-cell office:value-type="float" office:value="171.806" calcext:value-type="float">
            <text:p>171.806</text:p>
          </table:table-cell>
          <table:table-cell table:number-columns-repeated="5"/>
          <table:table-cell office:value-type="float" office:value="38.357" calcext:value-type="float">
            <text:p>38.357</text:p>
          </table:table-cell>
          <table:table-cell office:value-type="float" office:value="22.501" calcext:value-type="float">
            <text:p>22.501</text:p>
          </table:table-cell>
          <table:table-cell office:value-type="float" office:value="19.346" calcext:value-type="float">
            <text:p>19.346</text:p>
          </table:table-cell>
          <table:table-cell office:value-type="float" office:value="19.809" calcext:value-type="float">
            <text:p>19.809</text:p>
          </table:table-cell>
          <table:table-cell office:value-type="float" office:value="19.402" calcext:value-type="float">
            <text:p>19.402</text:p>
          </table:table-cell>
          <table:table-cell office:value-type="float" office:value="19.513" calcext:value-type="float">
            <text:p>19.513</text:p>
          </table:table-cell>
          <table:table-cell office:value-type="float" office:value="19.215" calcext:value-type="float">
            <text:p>19.215</text:p>
          </table:table-cell>
          <table:table-cell office:value-type="float" office:value="19.265" calcext:value-type="float">
            <text:p>19.265</text:p>
          </table:table-cell>
          <table:table-cell office:value-type="float" office:value="19.275" calcext:value-type="float">
            <text:p>19.275</text:p>
          </table:table-cell>
          <table:table-cell office:value-type="float" office:value="19.404" calcext:value-type="float">
            <text:p>19.404</text:p>
          </table:table-cell>
          <table:table-cell office:value-type="float" office:value="21.492" calcext:value-type="float">
            <text:p>21.492</text:p>
          </table:table-cell>
          <table:table-cell office:value-type="float" office:value="21.695" calcext:value-type="float">
            <text:p>21.695</text:p>
          </table:table-cell>
          <table:table-cell office:value-type="float" office:value="21.765" calcext:value-type="float">
            <text:p>21.765</text:p>
          </table:table-cell>
          <table:table-cell office:value-type="float" office:value="21.202" calcext:value-type="float">
            <text:p>21.202</text:p>
          </table:table-cell>
          <table:table-cell office:value-type="float" office:value="21.201" calcext:value-type="float">
            <text:p>21.201</text:p>
          </table:table-cell>
          <table:table-cell office:value-type="float" office:value="20.348" calcext:value-type="float">
            <text:p>20.348</text:p>
          </table:table-cell>
          <table:table-cell office:value-type="float" office:value="21.243" calcext:value-type="float">
            <text:p>21.243</text:p>
          </table:table-cell>
          <table:table-cell office:value-type="float" office:value="20.77" calcext:value-type="float">
            <text:p>20.77</text:p>
          </table:table-cell>
          <table:table-cell office:value-type="float" office:value="22.28" calcext:value-type="float">
            <text:p>22.28</text:p>
          </table:table-cell>
          <table:table-cell office:value-type="float" office:value="20.922" calcext:value-type="float">
            <text:p>20.922</text:p>
          </table:table-cell>
          <table:table-cell table:number-columns-repeated="7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6.975" calcext:value-type="float">
            <text:p>146.975</text:p>
          </table:table-cell>
          <table:table-cell office:value-type="float" office:value="119.441" calcext:value-type="float">
            <text:p>119.441</text:p>
          </table:table-cell>
          <table:table-cell office:value-type="float" office:value="147.12" calcext:value-type="float">
            <text:p>147.12</text:p>
          </table:table-cell>
          <table:table-cell office:value-type="float" office:value="125.347" calcext:value-type="float">
            <text:p>125.347</text:p>
          </table:table-cell>
          <table:table-cell office:value-type="float" office:value="144.225" calcext:value-type="float">
            <text:p>144.225</text:p>
          </table:table-cell>
          <table:table-cell office:value-type="float" office:value="147.416" calcext:value-type="float">
            <text:p>147.416</text:p>
          </table:table-cell>
          <table:table-cell office:value-type="float" office:value="287.6" calcext:value-type="float">
            <text:p>287.6</text:p>
          </table:table-cell>
          <table:table-cell office:value-type="float" office:value="287.264" calcext:value-type="float">
            <text:p>287.264</text:p>
          </table:table-cell>
          <table:table-cell office:value-type="float" office:value="175.085" calcext:value-type="float">
            <text:p>175.085</text:p>
          </table:table-cell>
          <table:table-cell table:number-columns-repeated="5"/>
          <table:table-cell office:value-type="float" office:value="40.791" calcext:value-type="float">
            <text:p>40.791</text:p>
          </table:table-cell>
          <table:table-cell office:value-type="float" office:value="24.448" calcext:value-type="float">
            <text:p>24.448</text:p>
          </table:table-cell>
          <table:table-cell office:value-type="float" office:value="20.601" calcext:value-type="float">
            <text:p>20.601</text:p>
          </table:table-cell>
          <table:table-cell office:value-type="float" office:value="21.212" calcext:value-type="float">
            <text:p>21.212</text:p>
          </table:table-cell>
          <table:table-cell office:value-type="float" office:value="20.808" calcext:value-type="float">
            <text:p>20.808</text:p>
          </table:table-cell>
          <table:table-cell office:value-type="float" office:value="20.727" calcext:value-type="float">
            <text:p>20.727</text:p>
          </table:table-cell>
          <table:table-cell office:value-type="float" office:value="20.737" calcext:value-type="float">
            <text:p>20.737</text:p>
          </table:table-cell>
          <table:table-cell office:value-type="float" office:value="20.811" calcext:value-type="float">
            <text:p>20.811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35" calcext:value-type="float">
            <text:p>20.835</text:p>
          </table:table-cell>
          <table:table-cell office:value-type="float" office:value="21.914" calcext:value-type="float">
            <text:p>21.914</text:p>
          </table:table-cell>
          <table:table-cell office:value-type="float" office:value="22.559" calcext:value-type="float">
            <text:p>22.559</text:p>
          </table:table-cell>
          <table:table-cell office:value-type="float" office:value="22.752" calcext:value-type="float">
            <text:p>22.752</text:p>
          </table:table-cell>
          <table:table-cell office:value-type="float" office:value="22.281" calcext:value-type="float">
            <text:p>22.281</text:p>
          </table:table-cell>
          <table:table-cell office:value-type="float" office:value="22.629" calcext:value-type="float">
            <text:p>22.629</text:p>
          </table:table-cell>
          <table:table-cell office:value-type="float" office:value="22.684" calcext:value-type="float">
            <text:p>22.684</text:p>
          </table:table-cell>
          <table:table-cell office:value-type="float" office:value="23.833" calcext:value-type="float">
            <text:p>23.833</text:p>
          </table:table-cell>
          <table:table-cell office:value-type="float" office:value="23.726" calcext:value-type="float">
            <text:p>23.726</text:p>
          </table:table-cell>
          <table:table-cell office:value-type="float" office:value="23.438" calcext:value-type="float">
            <text:p>23.438</text:p>
          </table:table-cell>
          <table:table-cell office:value-type="float" office:value="23.175" calcext:value-type="float">
            <text:p>23.175</text:p>
          </table:table-cell>
          <table:table-cell table:number-columns-repeated="7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.254" calcext:value-type="float">
            <text:p>148.254</text:p>
          </table:table-cell>
          <table:table-cell office:value-type="float" office:value="123.495" calcext:value-type="float">
            <text:p>123.495</text:p>
          </table:table-cell>
          <table:table-cell office:value-type="float" office:value="151.811" calcext:value-type="float">
            <text:p>151.811</text:p>
          </table:table-cell>
          <table:table-cell office:value-type="float" office:value="126.791" calcext:value-type="float">
            <text:p>126.791</text:p>
          </table:table-cell>
          <table:table-cell office:value-type="float" office:value="145.776" calcext:value-type="float">
            <text:p>145.776</text:p>
          </table:table-cell>
          <table:table-cell office:value-type="float" office:value="149.169" calcext:value-type="float">
            <text:p>149.169</text:p>
          </table:table-cell>
          <table:table-cell office:value-type="float" office:value="293.511" calcext:value-type="float">
            <text:p>293.511</text:p>
          </table:table-cell>
          <table:table-cell office:value-type="float" office:value="288.929" calcext:value-type="float">
            <text:p>288.929</text:p>
          </table:table-cell>
          <table:table-cell office:value-type="float" office:value="177.733" calcext:value-type="float">
            <text:p>177.733</text:p>
          </table:table-cell>
          <table:table-cell table:number-columns-repeated="5"/>
          <table:table-cell office:value-type="float" office:value="43.359" calcext:value-type="float">
            <text:p>43.359</text:p>
          </table:table-cell>
          <table:table-cell office:value-type="float" office:value="25.205" calcext:value-type="float">
            <text:p>25.205</text:p>
          </table:table-cell>
          <table:table-cell office:value-type="float" office:value="22.209" calcext:value-type="float">
            <text:p>22.209</text:p>
          </table:table-cell>
          <table:table-cell office:value-type="float" office:value="22.345" calcext:value-type="float">
            <text:p>22.345</text:p>
          </table:table-cell>
          <table:table-cell office:value-type="float" office:value="22.279" calcext:value-type="float">
            <text:p>22.279</text:p>
          </table:table-cell>
          <table:table-cell office:value-type="float" office:value="21.921" calcext:value-type="float">
            <text:p>21.921</text:p>
          </table:table-cell>
          <table:table-cell office:value-type="float" office:value="21.837" calcext:value-type="float">
            <text:p>21.837</text:p>
          </table:table-cell>
          <table:table-cell office:value-type="float" office:value="22.169" calcext:value-type="float">
            <text:p>22.169</text:p>
          </table:table-cell>
          <table:table-cell office:value-type="float" office:value="22.025" calcext:value-type="float">
            <text:p>22.025</text:p>
          </table:table-cell>
          <table:table-cell office:value-type="float" office:value="22.207" calcext:value-type="float">
            <text:p>22.207</text:p>
          </table:table-cell>
          <table:table-cell office:value-type="float" office:value="24.534" calcext:value-type="float">
            <text:p>24.534</text:p>
          </table:table-cell>
          <table:table-cell office:value-type="float" office:value="24.756" calcext:value-type="float">
            <text:p>24.756</text:p>
          </table:table-cell>
          <table:table-cell office:value-type="float" office:value="24.473" calcext:value-type="float">
            <text:p>24.473</text:p>
          </table:table-cell>
          <table:table-cell office:value-type="float" office:value="24.812" calcext:value-type="float">
            <text:p>24.812</text:p>
          </table:table-cell>
          <table:table-cell office:value-type="float" office:value="24.929" calcext:value-type="float">
            <text:p>24.929</text:p>
          </table:table-cell>
          <table:table-cell office:value-type="float" office:value="23.641" calcext:value-type="float">
            <text:p>23.641</text:p>
          </table:table-cell>
          <table:table-cell office:value-type="float" office:value="24.899" calcext:value-type="float">
            <text:p>24.899</text:p>
          </table:table-cell>
          <table:table-cell office:value-type="float" office:value="24.181" calcext:value-type="float">
            <text:p>24.181</text:p>
          </table:table-cell>
          <table:table-cell office:value-type="float" office:value="24.613" calcext:value-type="float">
            <text:p>24.613</text:p>
          </table:table-cell>
          <table:table-cell office:value-type="float" office:value="25.499" calcext:value-type="float">
            <text:p>25.499</text:p>
          </table:table-cell>
          <table:table-cell table:number-columns-repeated="7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9.482" calcext:value-type="float">
            <text:p>149.482</text:p>
          </table:table-cell>
          <table:table-cell office:value-type="float" office:value="128.188" calcext:value-type="float">
            <text:p>128.188</text:p>
          </table:table-cell>
          <table:table-cell office:value-type="float" office:value="156.802" calcext:value-type="float">
            <text:p>156.802</text:p>
          </table:table-cell>
          <table:table-cell office:value-type="float" office:value="128.71" calcext:value-type="float">
            <text:p>128.71</text:p>
          </table:table-cell>
          <table:table-cell office:value-type="float" office:value="146.888" calcext:value-type="float">
            <text:p>146.888</text:p>
          </table:table-cell>
          <table:table-cell office:value-type="float" office:value="150.672" calcext:value-type="float">
            <text:p>150.672</text:p>
          </table:table-cell>
          <table:table-cell office:value-type="float" office:value="314.346" calcext:value-type="float">
            <text:p>314.346</text:p>
          </table:table-cell>
          <table:table-cell office:value-type="float" office:value="291.181" calcext:value-type="float">
            <text:p>291.181</text:p>
          </table:table-cell>
          <table:table-cell office:value-type="float" office:value="181.618" calcext:value-type="float">
            <text:p>181.618</text:p>
          </table:table-cell>
          <table:table-cell table:number-columns-repeated="5"/>
          <table:table-cell office:value-type="float" office:value="45.863" calcext:value-type="float">
            <text:p>45.863</text:p>
          </table:table-cell>
          <table:table-cell office:value-type="float" office:value="26.239" calcext:value-type="float">
            <text:p>26.239</text:p>
          </table:table-cell>
          <table:table-cell office:value-type="float" office:value="23.362" calcext:value-type="float">
            <text:p>23.362</text:p>
          </table:table-cell>
          <table:table-cell office:value-type="float" office:value="23.356" calcext:value-type="float">
            <text:p>23.356</text:p>
          </table:table-cell>
          <table:table-cell office:value-type="float" office:value="23.66" calcext:value-type="float">
            <text:p>23.66</text:p>
          </table:table-cell>
          <table:table-cell office:value-type="float" office:value="23.386" calcext:value-type="float">
            <text:p>23.386</text:p>
          </table:table-cell>
          <table:table-cell office:value-type="float" office:value="23.702" calcext:value-type="float">
            <text:p>23.702</text:p>
          </table:table-cell>
          <table:table-cell office:value-type="float" office:value="23.369" calcext:value-type="float">
            <text:p>23.369</text:p>
          </table:table-cell>
          <table:table-cell office:value-type="float" office:value="23.544" calcext:value-type="float">
            <text:p>23.544</text:p>
          </table:table-cell>
          <table:table-cell office:value-type="float" office:value="23.656" calcext:value-type="float">
            <text:p>23.656</text:p>
          </table:table-cell>
          <table:table-cell office:value-type="float" office:value="25.024" calcext:value-type="float">
            <text:p>25.024</text:p>
          </table:table-cell>
          <table:table-cell office:value-type="float" office:value="25.91" calcext:value-type="float">
            <text:p>25.91</text:p>
          </table:table-cell>
          <table:table-cell office:value-type="float" office:value="26.086" calcext:value-type="float">
            <text:p>26.086</text:p>
          </table:table-cell>
          <table:table-cell office:value-type="float" office:value="25.108" calcext:value-type="float">
            <text:p>25.108</text:p>
          </table:table-cell>
          <table:table-cell office:value-type="float" office:value="25.848" calcext:value-type="float">
            <text:p>25.848</text:p>
          </table:table-cell>
          <table:table-cell office:value-type="float" office:value="24.345" calcext:value-type="float">
            <text:p>24.345</text:p>
          </table:table-cell>
          <table:table-cell office:value-type="float" office:value="27.079" calcext:value-type="float">
            <text:p>27.079</text:p>
          </table:table-cell>
          <table:table-cell office:value-type="float" office:value="26.325" calcext:value-type="float">
            <text:p>26.325</text:p>
          </table:table-cell>
          <table:table-cell office:value-type="float" office:value="26.968" calcext:value-type="float">
            <text:p>26.968</text:p>
          </table:table-cell>
          <table:table-cell office:value-type="float" office:value="26.473" calcext:value-type="float">
            <text:p>26.473</text:p>
          </table:table-cell>
          <table:table-cell table:number-columns-repeated="7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.561" calcext:value-type="float">
            <text:p>150.561</text:p>
          </table:table-cell>
          <table:table-cell office:value-type="float" office:value="133.134" calcext:value-type="float">
            <text:p>133.134</text:p>
          </table:table-cell>
          <table:table-cell office:value-type="float" office:value="161.361" calcext:value-type="float">
            <text:p>161.361</text:p>
          </table:table-cell>
          <table:table-cell office:value-type="float" office:value="129.942" calcext:value-type="float">
            <text:p>129.942</text:p>
          </table:table-cell>
          <table:table-cell office:value-type="float" office:value="148.467" calcext:value-type="float">
            <text:p>148.467</text:p>
          </table:table-cell>
          <table:table-cell office:value-type="float" office:value="152.537" calcext:value-type="float">
            <text:p>152.537</text:p>
          </table:table-cell>
          <table:table-cell office:value-type="float" office:value="317.58" calcext:value-type="float">
            <text:p>317.58</text:p>
          </table:table-cell>
          <table:table-cell office:value-type="float" office:value="292.267" calcext:value-type="float">
            <text:p>292.267</text:p>
          </table:table-cell>
          <table:table-cell office:value-type="float" office:value="184.779" calcext:value-type="float">
            <text:p>184.779</text:p>
          </table:table-cell>
          <table:table-cell table:number-columns-repeated="5"/>
          <table:table-cell office:value-type="float" office:value="48.394" calcext:value-type="float">
            <text:p>48.394</text:p>
          </table:table-cell>
          <table:table-cell office:value-type="float" office:value="28.075" calcext:value-type="float">
            <text:p>28.075</text:p>
          </table:table-cell>
          <table:table-cell office:value-type="float" office:value="25.304" calcext:value-type="float">
            <text:p>25.304</text:p>
          </table:table-cell>
          <table:table-cell office:value-type="float" office:value="24.805" calcext:value-type="float">
            <text:p>24.805</text:p>
          </table:table-cell>
          <table:table-cell office:value-type="float" office:value="25.204" calcext:value-type="float">
            <text:p>25.204</text:p>
          </table:table-cell>
          <table:table-cell office:value-type="float" office:value="24.724" calcext:value-type="float">
            <text:p>24.724</text:p>
          </table:table-cell>
          <table:table-cell office:value-type="float" office:value="24.95" calcext:value-type="float">
            <text:p>24.95</text:p>
          </table:table-cell>
          <table:table-cell office:value-type="float" office:value="24.998" calcext:value-type="float">
            <text:p>24.998</text:p>
          </table:table-cell>
          <table:table-cell office:value-type="float" office:value="25.011" calcext:value-type="float">
            <text:p>25.011</text:p>
          </table:table-cell>
          <table:table-cell office:value-type="float" office:value="25.005" calcext:value-type="float">
            <text:p>25.005</text:p>
          </table:table-cell>
          <table:table-cell office:value-type="float" office:value="26.05" calcext:value-type="float">
            <text:p>26.05</text:p>
          </table:table-cell>
          <table:table-cell office:value-type="float" office:value="28.133" calcext:value-type="float">
            <text:p>28.133</text:p>
          </table:table-cell>
          <table:table-cell office:value-type="float" office:value="27.177" calcext:value-type="float">
            <text:p>27.177</text:p>
          </table:table-cell>
          <table:table-cell office:value-type="float" office:value="27.912" calcext:value-type="float">
            <text:p>27.912</text:p>
          </table:table-cell>
          <table:table-cell office:value-type="float" office:value="27.314" calcext:value-type="float">
            <text:p>27.314</text:p>
          </table:table-cell>
          <table:table-cell office:value-type="float" office:value="27.277" calcext:value-type="float">
            <text:p>27.277</text:p>
          </table:table-cell>
          <table:table-cell office:value-type="float" office:value="28.35" calcext:value-type="float">
            <text:p>28.35</text:p>
          </table:table-cell>
          <table:table-cell office:value-type="float" office:value="28.033" calcext:value-type="float">
            <text:p>28.033</text:p>
          </table:table-cell>
          <table:table-cell office:value-type="float" office:value="27.546" calcext:value-type="float">
            <text:p>27.546</text:p>
          </table:table-cell>
          <table:table-cell office:value-type="float" office:value="27.233" calcext:value-type="float">
            <text:p>27.233</text:p>
          </table:table-cell>
          <table:table-cell table:number-columns-repeated="7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2.178" calcext:value-type="float">
            <text:p>152.178</text:p>
          </table:table-cell>
          <table:table-cell office:value-type="float" office:value="137.397" calcext:value-type="float">
            <text:p>137.397</text:p>
          </table:table-cell>
          <table:table-cell office:value-type="float" office:value="165.913" calcext:value-type="float">
            <text:p>165.913</text:p>
          </table:table-cell>
          <table:table-cell office:value-type="float" office:value="130.815" calcext:value-type="float">
            <text:p>130.815</text:p>
          </table:table-cell>
          <table:table-cell office:value-type="float" office:value="150.549" calcext:value-type="float">
            <text:p>150.549</text:p>
          </table:table-cell>
          <table:table-cell office:value-type="float" office:value="154.062" calcext:value-type="float">
            <text:p>154.062</text:p>
          </table:table-cell>
          <table:table-cell office:value-type="float" office:value="320.261" calcext:value-type="float">
            <text:p>320.261</text:p>
          </table:table-cell>
          <table:table-cell office:value-type="float" office:value="294.968" calcext:value-type="float">
            <text:p>294.968</text:p>
          </table:table-cell>
          <table:table-cell office:value-type="float" office:value="188.011" calcext:value-type="float">
            <text:p>188.011</text:p>
          </table:table-cell>
          <table:table-cell table:number-columns-repeated="5"/>
          <table:table-cell office:value-type="float" office:value="50.829" calcext:value-type="float">
            <text:p>50.829</text:p>
          </table:table-cell>
          <table:table-cell office:value-type="float" office:value="29.124" calcext:value-type="float">
            <text:p>29.124</text:p>
          </table:table-cell>
          <table:table-cell office:value-type="float" office:value="26.875" calcext:value-type="float">
            <text:p>26.875</text:p>
          </table:table-cell>
          <table:table-cell office:value-type="float" office:value="26.841" calcext:value-type="float">
            <text:p>26.841</text:p>
          </table:table-cell>
          <table:table-cell office:value-type="float" office:value="26.053" calcext:value-type="float">
            <text:p>26.053</text:p>
          </table:table-cell>
          <table:table-cell office:value-type="float" office:value="26.249" calcext:value-type="float">
            <text:p>26.249</text:p>
          </table:table-cell>
          <table:table-cell office:value-type="float" office:value="26.292" calcext:value-type="float">
            <text:p>26.292</text:p>
          </table:table-cell>
          <table:table-cell office:value-type="float" office:value="26.312" calcext:value-type="float">
            <text:p>26.312</text:p>
          </table:table-cell>
          <table:table-cell office:value-type="float" office:value="26.444" calcext:value-type="float">
            <text:p>26.444</text:p>
          </table:table-cell>
          <table:table-cell office:value-type="float" office:value="26.336" calcext:value-type="float">
            <text:p>26.336</text:p>
          </table:table-cell>
          <table:table-cell office:value-type="float" office:value="28.631" calcext:value-type="float">
            <text:p>28.631</text:p>
          </table:table-cell>
          <table:table-cell office:value-type="float" office:value="29.282" calcext:value-type="float">
            <text:p>29.282</text:p>
          </table:table-cell>
          <table:table-cell office:value-type="float" office:value="29.268" calcext:value-type="float">
            <text:p>29.268</text:p>
          </table:table-cell>
          <table:table-cell office:value-type="float" office:value="28.486" calcext:value-type="float">
            <text:p>28.486</text:p>
          </table:table-cell>
          <table:table-cell office:value-type="float" office:value="29.219" calcext:value-type="float">
            <text:p>29.219</text:p>
          </table:table-cell>
          <table:table-cell office:value-type="float" office:value="27.761" calcext:value-type="float">
            <text:p>27.761</text:p>
          </table:table-cell>
          <table:table-cell office:value-type="float" office:value="29.019" calcext:value-type="float">
            <text:p>29.019</text:p>
          </table:table-cell>
          <table:table-cell office:value-type="float" office:value="28.817" calcext:value-type="float">
            <text:p>28.817</text:p>
          </table:table-cell>
          <table:table-cell office:value-type="float" office:value="30.04" calcext:value-type="float">
            <text:p>30.04</text:p>
          </table:table-cell>
          <table:table-cell office:value-type="float" office:value="29.815" calcext:value-type="float">
            <text:p>29.815</text:p>
          </table:table-cell>
          <table:table-cell table:number-columns-repeated="7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3.681" calcext:value-type="float">
            <text:p>153.681</text:p>
          </table:table-cell>
          <table:table-cell office:value-type="float" office:value="142.363" calcext:value-type="float">
            <text:p>142.363</text:p>
          </table:table-cell>
          <table:table-cell office:value-type="float" office:value="170.131" calcext:value-type="float">
            <text:p>170.131</text:p>
          </table:table-cell>
          <table:table-cell office:value-type="float" office:value="132.077" calcext:value-type="float">
            <text:p>132.077</text:p>
          </table:table-cell>
          <table:table-cell office:value-type="float" office:value="151.88" calcext:value-type="float">
            <text:p>151.88</text:p>
          </table:table-cell>
          <table:table-cell office:value-type="float" office:value="162.86" calcext:value-type="float">
            <text:p>162.86</text:p>
          </table:table-cell>
          <table:table-cell office:value-type="float" office:value="322.127" calcext:value-type="float">
            <text:p>322.127</text:p>
          </table:table-cell>
          <table:table-cell office:value-type="float" office:value="296.23" calcext:value-type="float">
            <text:p>296.23</text:p>
          </table:table-cell>
          <table:table-cell office:value-type="float" office:value="191.45" calcext:value-type="float">
            <text:p>191.45</text:p>
          </table:table-cell>
          <table:table-cell table:number-columns-repeated="5"/>
          <table:table-cell office:value-type="float" office:value="53.476" calcext:value-type="float">
            <text:p>53.476</text:p>
          </table:table-cell>
          <table:table-cell office:value-type="float" office:value="30.778" calcext:value-type="float">
            <text:p>30.778</text:p>
          </table:table-cell>
          <table:table-cell office:value-type="float" office:value="27.614" calcext:value-type="float">
            <text:p>27.614</text:p>
          </table:table-cell>
          <table:table-cell office:value-type="float" office:value="28.234" calcext:value-type="float">
            <text:p>28.234</text:p>
          </table:table-cell>
          <table:table-cell office:value-type="float" office:value="27.437" calcext:value-type="float">
            <text:p>27.437</text:p>
          </table:table-cell>
          <table:table-cell office:value-type="float" office:value="27.95" calcext:value-type="float">
            <text:p>27.95</text:p>
          </table:table-cell>
          <table:table-cell office:value-type="float" office:value="27.866" calcext:value-type="float">
            <text:p>27.866</text:p>
          </table:table-cell>
          <table:table-cell office:value-type="float" office:value="27.492" calcext:value-type="float">
            <text:p>27.492</text:p>
          </table:table-cell>
          <table:table-cell office:value-type="float" office:value="27.593" calcext:value-type="float">
            <text:p>27.593</text:p>
          </table:table-cell>
          <table:table-cell office:value-type="float" office:value="27.813" calcext:value-type="float">
            <text:p>27.813</text:p>
          </table:table-cell>
          <table:table-cell office:value-type="float" office:value="29.156" calcext:value-type="float">
            <text:p>29.156</text:p>
          </table:table-cell>
          <table:table-cell office:value-type="float" office:value="29.998" calcext:value-type="float">
            <text:p>29.998</text:p>
          </table:table-cell>
          <table:table-cell office:value-type="float" office:value="29.598" calcext:value-type="float">
            <text:p>29.598</text:p>
          </table:table-cell>
          <table:table-cell office:value-type="float" office:value="29.636" calcext:value-type="float">
            <text:p>29.636</text:p>
          </table:table-cell>
          <table:table-cell office:value-type="float" office:value="30.441" calcext:value-type="float">
            <text:p>30.441</text:p>
          </table:table-cell>
          <table:table-cell office:value-type="float" office:value="30.106" calcext:value-type="float">
            <text:p>30.106</text:p>
          </table:table-cell>
          <table:table-cell office:value-type="float" office:value="31.512" calcext:value-type="float">
            <text:p>31.512</text:p>
          </table:table-cell>
          <table:table-cell office:value-type="float" office:value="31.27" calcext:value-type="float">
            <text:p>31.27</text:p>
          </table:table-cell>
          <table:table-cell office:value-type="float" office:value="30.616" calcext:value-type="float">
            <text:p>30.616</text:p>
          </table:table-cell>
          <table:table-cell office:value-type="float" office:value="30.312" calcext:value-type="float">
            <text:p>30.312</text:p>
          </table:table-cell>
          <table:table-cell table:number-columns-repeated="7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5.027" calcext:value-type="float">
            <text:p>155.027</text:p>
          </table:table-cell>
          <table:table-cell office:value-type="float" office:value="146.92" calcext:value-type="float">
            <text:p>146.92</text:p>
          </table:table-cell>
          <table:table-cell office:value-type="float" office:value="172.575" calcext:value-type="float">
            <text:p>172.575</text:p>
          </table:table-cell>
          <table:table-cell office:value-type="float" office:value="133.299" calcext:value-type="float">
            <text:p>133.299</text:p>
          </table:table-cell>
          <table:table-cell office:value-type="float" office:value="153.104" calcext:value-type="float">
            <text:p>153.104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324.011" calcext:value-type="float">
            <text:p>324.011</text:p>
          </table:table-cell>
          <table:table-cell office:value-type="float" office:value="298.124" calcext:value-type="float">
            <text:p>298.124</text:p>
          </table:table-cell>
          <table:table-cell office:value-type="float" office:value="194.503" calcext:value-type="float">
            <text:p>194.503</text:p>
          </table:table-cell>
          <table:table-cell table:number-columns-repeated="5"/>
          <table:table-cell office:value-type="float" office:value="55.873" calcext:value-type="float">
            <text:p>55.873</text:p>
          </table:table-cell>
          <table:table-cell office:value-type="float" office:value="31.702" calcext:value-type="float">
            <text:p>31.702</text:p>
          </table:table-cell>
          <table:table-cell office:value-type="float" office:value="29.412" calcext:value-type="float">
            <text:p>29.412</text:p>
          </table:table-cell>
          <table:table-cell office:value-type="float" office:value="28.884" calcext:value-type="float">
            <text:p>28.884</text:p>
          </table:table-cell>
          <table:table-cell office:value-type="float" office:value="29.236" calcext:value-type="float">
            <text:p>29.236</text:p>
          </table:table-cell>
          <table:table-cell office:value-type="float" office:value="28.907" calcext:value-type="float">
            <text:p>28.907</text:p>
          </table:table-cell>
          <table:table-cell office:value-type="float" office:value="29.071" calcext:value-type="float">
            <text:p>29.071</text:p>
          </table:table-cell>
          <table:table-cell office:value-type="float" office:value="28.893" calcext:value-type="float">
            <text:p>28.893</text:p>
          </table:table-cell>
          <table:table-cell office:value-type="float" office:value="29.046" calcext:value-type="float">
            <text:p>29.046</text:p>
          </table:table-cell>
          <table:table-cell office:value-type="float" office:value="29.208" calcext:value-type="float">
            <text:p>29.208</text:p>
          </table:table-cell>
          <table:table-cell office:value-type="float" office:value="32.03" calcext:value-type="float">
            <text:p>32.03</text:p>
          </table:table-cell>
          <table:table-cell office:value-type="float" office:value="32.504" calcext:value-type="float">
            <text:p>32.504</text:p>
          </table:table-cell>
          <table:table-cell office:value-type="float" office:value="32.51" calcext:value-type="float">
            <text:p>32.51</text:p>
          </table:table-cell>
          <table:table-cell office:value-type="float" office:value="32.223" calcext:value-type="float">
            <text:p>32.223</text:p>
          </table:table-cell>
          <table:table-cell office:value-type="float" office:value="32.624" calcext:value-type="float">
            <text:p>32.624</text:p>
          </table:table-cell>
          <table:table-cell office:value-type="float" office:value="31.453" calcext:value-type="float">
            <text:p>31.453</text:p>
          </table:table-cell>
          <table:table-cell office:value-type="float" office:value="32.274" calcext:value-type="float">
            <text:p>32.274</text:p>
          </table:table-cell>
          <table:table-cell office:value-type="float" office:value="31.972" calcext:value-type="float">
            <text:p>31.972</text:p>
          </table:table-cell>
          <table:table-cell office:value-type="float" office:value="32.35" calcext:value-type="float">
            <text:p>32.35</text:p>
          </table:table-cell>
          <table:table-cell office:value-type="float" office:value="32.979" calcext:value-type="float">
            <text:p>32.979</text:p>
          </table:table-cell>
          <table:table-cell table:number-columns-repeated="7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154.183" calcext:value-type="float">
            <text:p>154.183</text:p>
          </table:table-cell>
          <table:table-cell office:value-type="float" office:value="173.844" calcext:value-type="float">
            <text:p>173.844</text:p>
          </table:table-cell>
          <table:table-cell office:value-type="float" office:value="134.786" calcext:value-type="float">
            <text:p>134.786</text:p>
          </table:table-cell>
          <table:table-cell office:value-type="float" office:value="154.439" calcext:value-type="float">
            <text:p>154.439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326.219" calcext:value-type="float">
            <text:p>326.219</text:p>
          </table:table-cell>
          <table:table-cell office:value-type="float" office:value="299.899" calcext:value-type="float">
            <text:p>299.899</text:p>
          </table:table-cell>
          <table:table-cell office:value-type="float" office:value="197.525" calcext:value-type="float">
            <text:p>197.525</text:p>
          </table:table-cell>
          <table:table-cell table:number-columns-repeated="5"/>
          <table:table-cell office:value-type="float" office:value="58.28" calcext:value-type="float">
            <text:p>58.28</text:p>
          </table:table-cell>
          <table:table-cell office:value-type="float" office:value="33.113" calcext:value-type="float">
            <text:p>33.113</text:p>
          </table:table-cell>
          <table:table-cell office:value-type="float" office:value="31.011" calcext:value-type="float">
            <text:p>31.011</text:p>
          </table:table-cell>
          <table:table-cell office:value-type="float" office:value="30.808" calcext:value-type="float">
            <text:p>30.808</text:p>
          </table:table-cell>
          <table:table-cell office:value-type="float" office:value="30.775" calcext:value-type="float">
            <text:p>30.775</text:p>
          </table:table-cell>
          <table:table-cell table:number-columns-repeated="2" office:value-type="float" office:value="30.519" calcext:value-type="float">
            <text:p>30.519</text:p>
          </table:table-cell>
          <table:table-cell office:value-type="float" office:value="30.556" calcext:value-type="float">
            <text:p>30.55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0.555" calcext:value-type="float">
            <text:p>30.555</text:p>
          </table:table-cell>
          <table:table-cell office:value-type="float" office:value="32.898" calcext:value-type="float">
            <text:p>32.898</text:p>
          </table:table-cell>
          <table:table-cell office:value-type="float" office:value="33.626" calcext:value-type="float">
            <text:p>33.626</text:p>
          </table:table-cell>
          <table:table-cell office:value-type="float" office:value="32.735" calcext:value-type="float">
            <text:p>32.735</text:p>
          </table:table-cell>
          <table:table-cell office:value-type="float" office:value="32.747" calcext:value-type="float">
            <text:p>32.747</text:p>
          </table:table-cell>
          <table:table-cell office:value-type="float" office:value="33.609" calcext:value-type="float">
            <text:p>33.609</text:p>
          </table:table-cell>
          <table:table-cell office:value-type="float" office:value="32.629" calcext:value-type="float">
            <text:p>32.629</text:p>
          </table:table-cell>
          <table:table-cell office:value-type="float" office:value="34.605" calcext:value-type="float">
            <text:p>34.605</text:p>
          </table:table-cell>
          <table:table-cell office:value-type="float" office:value="34.885" calcext:value-type="float">
            <text:p>34.885</text:p>
          </table:table-cell>
          <table:table-cell office:value-type="float" office:value="33.694" calcext:value-type="float">
            <text:p>33.694</text:p>
          </table:table-cell>
          <table:table-cell office:value-type="float" office:value="33.573" calcext:value-type="float">
            <text:p>33.573</text:p>
          </table:table-cell>
          <table:table-cell table:number-columns-repeated="7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7.36" calcext:value-type="float">
            <text:p>157.36</text:p>
          </table:table-cell>
          <table:table-cell office:value-type="float" office:value="161.64" calcext:value-type="float">
            <text:p>161.64</text:p>
          </table:table-cell>
          <table:table-cell office:value-type="float" office:value="175.308" calcext:value-type="float">
            <text:p>175.308</text:p>
          </table:table-cell>
          <table:table-cell office:value-type="float" office:value="136.092" calcext:value-type="float">
            <text:p>136.092</text:p>
          </table:table-cell>
          <table:table-cell office:value-type="float" office:value="155.648" calcext:value-type="float">
            <text:p>155.648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326.918" calcext:value-type="float">
            <text:p>326.918</text:p>
          </table:table-cell>
          <table:table-cell office:value-type="float" office:value="301.43" calcext:value-type="float">
            <text:p>301.43</text:p>
          </table:table-cell>
          <table:table-cell office:value-type="float" office:value="200.842" calcext:value-type="float">
            <text:p>200.842</text:p>
          </table:table-cell>
          <table:table-cell table:number-columns-repeated="5"/>
          <table:table-cell office:value-type="float" office:value="60.654" calcext:value-type="float">
            <text:p>60.654</text:p>
          </table:table-cell>
          <table:table-cell office:value-type="float" office:value="34.623" calcext:value-type="float">
            <text:p>34.623</text:p>
          </table:table-cell>
          <table:table-cell office:value-type="float" office:value="31.769" calcext:value-type="float">
            <text:p>31.769</text:p>
          </table:table-cell>
          <table:table-cell office:value-type="float" office:value="32.06" calcext:value-type="float">
            <text:p>32.06</text:p>
          </table:table-cell>
          <table:table-cell office:value-type="float" office:value="31.996" calcext:value-type="float">
            <text:p>31.996</text:p>
          </table:table-cell>
          <table:table-cell office:value-type="float" office:value="32.105" calcext:value-type="float">
            <text:p>32.105</text:p>
          </table:table-cell>
          <table:table-cell office:value-type="float" office:value="31.846" calcext:value-type="float">
            <text:p>31.846</text:p>
          </table:table-cell>
          <table:table-cell office:value-type="float" office:value="32.076" calcext:value-type="float">
            <text:p>32.076</text:p>
          </table:table-cell>
          <table:table-cell office:value-type="float" office:value="31.77" calcext:value-type="float">
            <text:p>31.77</text:p>
          </table:table-cell>
          <table:table-cell office:value-type="float" office:value="32.009" calcext:value-type="float">
            <text:p>32.009</text:p>
          </table:table-cell>
          <table:table-cell office:value-type="float" office:value="35.426" calcext:value-type="float">
            <text:p>35.426</text:p>
          </table:table-cell>
          <table:table-cell office:value-type="float" office:value="35.87" calcext:value-type="float">
            <text:p>35.87</text:p>
          </table:table-cell>
          <table:table-cell office:value-type="float" office:value="35.386" calcext:value-type="float">
            <text:p>35.386</text:p>
          </table:table-cell>
          <table:table-cell office:value-type="float" office:value="35.167" calcext:value-type="float">
            <text:p>35.167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851" calcext:value-type="float">
            <text:p>34.851</text:p>
          </table:table-cell>
          <table:table-cell office:value-type="float" office:value="35.37" calcext:value-type="float">
            <text:p>35.37</text:p>
          </table:table-cell>
          <table:table-cell office:value-type="float" office:value="35.781" calcext:value-type="float">
            <text:p>35.781</text:p>
          </table:table-cell>
          <table:table-cell office:value-type="float" office:value="36.272" calcext:value-type="float">
            <text:p>36.272</text:p>
          </table:table-cell>
          <table:table-cell office:value-type="float" office:value="36.194" calcext:value-type="float">
            <text:p>36.194</text:p>
          </table:table-cell>
          <table:table-cell table:number-columns-repeated="7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9.005" calcext:value-type="float">
            <text:p>159.005</text:p>
          </table:table-cell>
          <table:table-cell office:value-type="float" office:value="166.571" calcext:value-type="float">
            <text:p>166.571</text:p>
          </table:table-cell>
          <table:table-cell office:value-type="float" office:value="176.625" calcext:value-type="float">
            <text:p>176.625</text:p>
          </table:table-cell>
          <table:table-cell office:value-type="float" office:value="137.271" calcext:value-type="float">
            <text:p>137.271</text:p>
          </table:table-cell>
          <table:table-cell office:value-type="float" office:value="157.122" calcext:value-type="float">
            <text:p>157.122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329.759" calcext:value-type="float">
            <text:p>329.759</text:p>
          </table:table-cell>
          <table:table-cell office:value-type="float" office:value="303.554" calcext:value-type="float">
            <text:p>303.554</text:p>
          </table:table-cell>
          <table:table-cell office:value-type="float" office:value="204.209" calcext:value-type="float">
            <text:p>204.209</text:p>
          </table:table-cell>
          <table:table-cell table:number-columns-repeated="5"/>
          <table:table-cell office:value-type="float" office:value="63.277" calcext:value-type="float">
            <text:p>63.277</text:p>
          </table:table-cell>
          <table:table-cell office:value-type="float" office:value="35.98" calcext:value-type="float">
            <text:p>35.98</text:p>
          </table:table-cell>
          <table:table-cell office:value-type="float" office:value="33.031" calcext:value-type="float">
            <text:p>33.031</text:p>
          </table:table-cell>
          <table:table-cell office:value-type="float" office:value="33.795" calcext:value-type="float">
            <text:p>33.795</text:p>
          </table:table-cell>
          <table:table-cell office:value-type="float" office:value="33.553" calcext:value-type="float">
            <text:p>33.553</text:p>
          </table:table-cell>
          <table:table-cell office:value-type="float" office:value="33.488" calcext:value-type="float">
            <text:p>33.488</text:p>
          </table:table-cell>
          <table:table-cell office:value-type="float" office:value="33.422" calcext:value-type="float">
            <text:p>33.422</text:p>
          </table:table-cell>
          <table:table-cell office:value-type="float" office:value="33.13" calcext:value-type="float">
            <text:p>33.13</text:p>
          </table:table-cell>
          <table:table-cell office:value-type="float" office:value="33.308" calcext:value-type="float">
            <text:p>33.308</text:p>
          </table:table-cell>
          <table:table-cell office:value-type="float" office:value="33.371" calcext:value-type="float">
            <text:p>33.371</text:p>
          </table:table-cell>
          <table:table-cell office:value-type="float" office:value="36.137" calcext:value-type="float">
            <text:p>36.137</text:p>
          </table:table-cell>
          <table:table-cell office:value-type="float" office:value="36.501" calcext:value-type="float">
            <text:p>36.501</text:p>
          </table:table-cell>
          <table:table-cell office:value-type="float" office:value="36.35" calcext:value-type="float">
            <text:p>36.35</text:p>
          </table:table-cell>
          <table:table-cell office:value-type="float" office:value="36.118" calcext:value-type="float">
            <text:p>36.118</text:p>
          </table:table-cell>
          <table:table-cell office:value-type="float" office:value="36.831" calcext:value-type="float">
            <text:p>36.831</text:p>
          </table:table-cell>
          <table:table-cell office:value-type="float" office:value="36.104" calcext:value-type="float">
            <text:p>36.104</text:p>
          </table:table-cell>
          <table:table-cell office:value-type="float" office:value="37.884" calcext:value-type="float">
            <text:p>37.884</text:p>
          </table:table-cell>
          <table:table-cell office:value-type="float" office:value="37.583" calcext:value-type="float">
            <text:p>37.583</text:p>
          </table:table-cell>
          <table:table-cell office:value-type="float" office:value="37.454" calcext:value-type="float">
            <text:p>37.454</text:p>
          </table:table-cell>
          <table:table-cell office:value-type="float" office:value="37.212" calcext:value-type="float">
            <text:p>37.212</text:p>
          </table:table-cell>
          <table:table-cell table:number-columns-repeated="7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0.807" calcext:value-type="float">
            <text:p>160.807</text:p>
          </table:table-cell>
          <table:table-cell office:value-type="float" office:value="169.43" calcext:value-type="float">
            <text:p>169.43</text:p>
          </table:table-cell>
          <table:table-cell office:value-type="float" office:value="177.773" calcext:value-type="float">
            <text:p>177.773</text:p>
          </table:table-cell>
          <table:table-cell office:value-type="float" office:value="139.087" calcext:value-type="float">
            <text:p>139.087</text:p>
          </table:table-cell>
          <table:table-cell office:value-type="float" office:value="158.373" calcext:value-type="float">
            <text:p>158.373</text:p>
          </table:table-cell>
          <table:table-cell office:value-type="float" office:value="163.007" calcext:value-type="float">
            <text:p>163.007</text:p>
          </table:table-cell>
          <table:table-cell office:value-type="float" office:value="330.894" calcext:value-type="float">
            <text:p>330.894</text:p>
          </table:table-cell>
          <table:table-cell office:value-type="float" office:value="304.996" calcext:value-type="float">
            <text:p>304.996</text:p>
          </table:table-cell>
          <table:table-cell office:value-type="float" office:value="207.72" calcext:value-type="float">
            <text:p>207.72</text:p>
          </table:table-cell>
          <table:table-cell table:number-columns-repeated="5"/>
          <table:table-cell office:value-type="float" office:value="65.643" calcext:value-type="float">
            <text:p>65.643</text:p>
          </table:table-cell>
          <table:table-cell office:value-type="float" office:value="37.415" calcext:value-type="float">
            <text:p>37.415</text:p>
          </table:table-cell>
          <table:table-cell office:value-type="float" office:value="34.531" calcext:value-type="float">
            <text:p>34.531</text:p>
          </table:table-cell>
          <table:table-cell office:value-type="float" office:value="34.541" calcext:value-type="float">
            <text:p>34.541</text:p>
          </table:table-cell>
          <table:table-cell office:value-type="float" office:value="34.426" calcext:value-type="float">
            <text:p>34.426</text:p>
          </table:table-cell>
          <table:table-cell office:value-type="float" office:value="34.791" calcext:value-type="float">
            <text:p>34.791</text:p>
          </table:table-cell>
          <table:table-cell office:value-type="float" office:value="34.704" calcext:value-type="float">
            <text:p>34.704</text:p>
          </table:table-cell>
          <table:table-cell office:value-type="float" office:value="34.553" calcext:value-type="float">
            <text:p>34.553</text:p>
          </table:table-cell>
          <table:table-cell office:value-type="float" office:value="34.786" calcext:value-type="float">
            <text:p>34.786</text:p>
          </table:table-cell>
          <table:table-cell office:value-type="float" office:value="34.853" calcext:value-type="float">
            <text:p>34.853</text:p>
          </table:table-cell>
          <table:table-cell office:value-type="float" office:value="37.04" calcext:value-type="float">
            <text:p>37.04</text:p>
          </table:table-cell>
          <table:table-cell office:value-type="float" office:value="39.088" calcext:value-type="float">
            <text:p>39.088</text:p>
          </table:table-cell>
          <table:table-cell office:value-type="float" office:value="38.659" calcext:value-type="float">
            <text:p>38.659</text:p>
          </table:table-cell>
          <table:table-cell office:value-type="float" office:value="38.761" calcext:value-type="float">
            <text:p>38.761</text:p>
          </table:table-cell>
          <table:table-cell office:value-type="float" office:value="38.819" calcext:value-type="float">
            <text:p>38.819</text:p>
          </table:table-cell>
          <table:table-cell office:value-type="float" office:value="38.151" calcext:value-type="float">
            <text:p>38.151</text:p>
          </table:table-cell>
          <table:table-cell office:value-type="float" office:value="38.81" calcext:value-type="float">
            <text:p>38.81</text:p>
          </table:table-cell>
          <table:table-cell office:value-type="float" office:value="38.614" calcext:value-type="float">
            <text:p>38.614</text:p>
          </table:table-cell>
          <table:table-cell office:value-type="float" office:value="38.244" calcext:value-type="float">
            <text:p>38.244</text:p>
          </table:table-cell>
          <table:table-cell office:value-type="float" office:value="39.452" calcext:value-type="float">
            <text:p>39.452</text:p>
          </table:table-cell>
          <table:table-cell table:number-columns-repeated="7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1.922" calcext:value-type="float">
            <text:p>161.922</text:p>
          </table:table-cell>
          <table:table-cell office:value-type="float" office:value="170.696" calcext:value-type="float">
            <text:p>170.696</text:p>
          </table:table-cell>
          <table:table-cell office:value-type="float" office:value="179.395" calcext:value-type="float">
            <text:p>179.395</text:p>
          </table:table-cell>
          <table:table-cell office:value-type="float" office:value="140.029" calcext:value-type="float">
            <text:p>140.029</text:p>
          </table:table-cell>
          <table:table-cell office:value-type="float" office:value="160.665" calcext:value-type="float">
            <text:p>160.665</text:p>
          </table:table-cell>
          <table:table-cell office:value-type="float" office:value="164.643" calcext:value-type="float">
            <text:p>164.643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306.461" calcext:value-type="float">
            <text:p>306.461</text:p>
          </table:table-cell>
          <table:table-cell office:value-type="float" office:value="210.863" calcext:value-type="float">
            <text:p>210.863</text:p>
          </table:table-cell>
          <table:table-cell table:number-columns-repeated="5"/>
          <table:table-cell office:value-type="float" office:value="68.257" calcext:value-type="float">
            <text:p>68.257</text:p>
          </table:table-cell>
          <table:table-cell office:value-type="float" office:value="38.823" calcext:value-type="float">
            <text:p>38.823</text:p>
          </table:table-cell>
          <table:table-cell office:value-type="float" office:value="36.791" calcext:value-type="float">
            <text:p>36.791</text:p>
          </table:table-cell>
          <table:table-cell office:value-type="float" office:value="36.543" calcext:value-type="float">
            <text:p>36.543</text:p>
          </table:table-cell>
          <table:table-cell office:value-type="float" office:value="35.954" calcext:value-type="float">
            <text:p>35.954</text:p>
          </table:table-cell>
          <table:table-cell office:value-type="float" office:value="36.257" calcext:value-type="float">
            <text:p>36.257</text:p>
          </table:table-cell>
          <table:table-cell office:value-type="float" office:value="36.245" calcext:value-type="float">
            <text:p>36.245</text:p>
          </table:table-cell>
          <table:table-cell office:value-type="float" office:value="35.879" calcext:value-type="float">
            <text:p>35.879</text:p>
          </table:table-cell>
          <table:table-cell office:value-type="float" office:value="36.161" calcext:value-type="float">
            <text:p>36.161</text:p>
          </table:table-cell>
          <table:table-cell office:value-type="float" office:value="36.225" calcext:value-type="float">
            <text:p>36.225</text:p>
          </table:table-cell>
          <table:table-cell office:value-type="float" office:value="39.57" calcext:value-type="float">
            <text:p>39.57</text:p>
          </table:table-cell>
          <table:table-cell office:value-type="float" office:value="39.913" calcext:value-type="float">
            <text:p>39.913</text:p>
          </table:table-cell>
          <table:table-cell office:value-type="float" office:value="39.613" calcext:value-type="float">
            <text:p>39.613</text:p>
          </table:table-cell>
          <table:table-cell office:value-type="float" office:value="39.383" calcext:value-type="float">
            <text:p>39.383</text:p>
          </table:table-cell>
          <table:table-cell office:value-type="float" office:value="40.406" calcext:value-type="float">
            <text:p>40.406</text:p>
          </table:table-cell>
          <table:table-cell office:value-type="float" office:value="38.874" calcext:value-type="float">
            <text:p>38.874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795" calcext:value-type="float">
            <text:p>39.795</text:p>
          </table:table-cell>
          <table:table-cell office:value-type="float" office:value="40.852" calcext:value-type="float">
            <text:p>40.852</text:p>
          </table:table-cell>
          <table:table-cell office:value-type="float" office:value="40.334" calcext:value-type="float">
            <text:p>40.334</text:p>
          </table:table-cell>
          <table:table-cell table:number-columns-repeated="7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.973" calcext:value-type="float">
            <text:p>162.973</text:p>
          </table:table-cell>
          <table:table-cell office:value-type="float" office:value="172.122" calcext:value-type="float">
            <text:p>172.122</text:p>
          </table:table-cell>
          <table:table-cell office:value-type="float" office:value="181.361" calcext:value-type="float">
            <text:p>181.361</text:p>
          </table:table-cell>
          <table:table-cell office:value-type="float" office:value="141.323" calcext:value-type="float">
            <text:p>141.323</text:p>
          </table:table-cell>
          <table:table-cell office:value-type="float" office:value="167.704" calcext:value-type="float">
            <text:p>167.704</text:p>
          </table:table-cell>
          <table:table-cell office:value-type="float" office:value="166.287" calcext:value-type="float">
            <text:p>166.287</text:p>
          </table:table-cell>
          <table:table-cell office:value-type="float" office:value="334.563" calcext:value-type="float">
            <text:p>334.563</text:p>
          </table:table-cell>
          <table:table-cell office:value-type="float" office:value="308.319" calcext:value-type="float">
            <text:p>308.319</text:p>
          </table:table-cell>
          <table:table-cell office:value-type="float" office:value="214.005" calcext:value-type="float">
            <text:p>214.005</text:p>
          </table:table-cell>
          <table:table-cell table:number-columns-repeated="5"/>
          <table:table-cell office:value-type="float" office:value="70.758" calcext:value-type="float">
            <text:p>70.758</text:p>
          </table:table-cell>
          <table:table-cell office:value-type="float" office:value="40.132" calcext:value-type="float">
            <text:p>40.132</text:p>
          </table:table-cell>
          <table:table-cell office:value-type="float" office:value="36.791" calcext:value-type="float">
            <text:p>36.791</text:p>
          </table:table-cell>
          <table:table-cell office:value-type="float" office:value="37.823" calcext:value-type="float">
            <text:p>37.823</text:p>
          </table:table-cell>
          <table:table-cell office:value-type="float" office:value="37.633" calcext:value-type="float">
            <text:p>37.633</text:p>
          </table:table-cell>
          <table:table-cell office:value-type="float" office:value="37.345" calcext:value-type="float">
            <text:p>37.345</text:p>
          </table:table-cell>
          <table:table-cell office:value-type="float" office:value="37.637" calcext:value-type="float">
            <text:p>37.637</text:p>
          </table:table-cell>
          <table:table-cell office:value-type="float" office:value="37.669" calcext:value-type="float">
            <text:p>37.669</text:p>
          </table:table-cell>
          <table:table-cell office:value-type="float" office:value="37.453" calcext:value-type="float">
            <text:p>37.453</text:p>
          </table:table-cell>
          <table:table-cell office:value-type="float" office:value="37.593" calcext:value-type="float">
            <text:p>37.593</text:p>
          </table:table-cell>
          <table:table-cell office:value-type="float" office:value="40.409" calcext:value-type="float">
            <text:p>40.409</text:p>
          </table:table-cell>
          <table:table-cell office:value-type="float" office:value="40.88" calcext:value-type="float">
            <text:p>40.88</text:p>
          </table:table-cell>
          <table:table-cell office:value-type="float" office:value="40.878" calcext:value-type="float">
            <text:p>40.878</text:p>
          </table:table-cell>
          <table:table-cell office:value-type="float" office:value="41.539" calcext:value-type="float">
            <text:p>41.539</text:p>
          </table:table-cell>
          <table:table-cell office:value-type="float" office:value="40.919" calcext:value-type="float">
            <text:p>40.919</text:p>
          </table:table-cell>
          <table:table-cell office:value-type="float" office:value="39.848" calcext:value-type="float">
            <text:p>39.848</text:p>
          </table:table-cell>
          <table:table-cell office:value-type="float" office:value="42.311" calcext:value-type="float">
            <text:p>42.311</text:p>
          </table:table-cell>
          <table:table-cell office:value-type="float" office:value="42.566" calcext:value-type="float">
            <text:p>42.566</text:p>
          </table:table-cell>
          <table:table-cell office:value-type="float" office:value="41.307" calcext:value-type="float">
            <text:p>41.307</text:p>
          </table:table-cell>
          <table:table-cell office:value-type="float" office:value="42.968" calcext:value-type="float">
            <text:p>42.968</text:p>
          </table:table-cell>
          <table:table-cell table:number-columns-repeated="7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.36" calcext:value-type="float">
            <text:p>164.36</text:p>
          </table:table-cell>
          <table:table-cell office:value-type="float" office:value="173.582" calcext:value-type="float">
            <text:p>173.582</text:p>
          </table:table-cell>
          <table:table-cell office:value-type="float" office:value="182.593" calcext:value-type="float">
            <text:p>182.593</text:p>
          </table:table-cell>
          <table:table-cell office:value-type="float" office:value="142.729" calcext:value-type="float">
            <text:p>142.729</text:p>
          </table:table-cell>
          <table:table-cell office:value-type="float" office:value="168.955" calcext:value-type="float">
            <text:p>168.955</text:p>
          </table:table-cell>
          <table:table-cell office:value-type="float" office:value="168.171" calcext:value-type="float">
            <text:p>168.171</text:p>
          </table:table-cell>
          <table:table-cell office:value-type="float" office:value="336.037" calcext:value-type="float">
            <text:p>336.037</text:p>
          </table:table-cell>
          <table:table-cell office:value-type="float" office:value="310.529" calcext:value-type="float">
            <text:p>310.529</text:p>
          </table:table-cell>
          <table:table-cell office:value-type="float" office:value="217.466" calcext:value-type="float">
            <text:p>217.466</text:p>
          </table:table-cell>
          <table:table-cell table:number-columns-repeated="5"/>
          <table:table-cell office:value-type="float" office:value="73.256" calcext:value-type="float">
            <text:p>73.256</text:p>
          </table:table-cell>
          <table:table-cell office:value-type="float" office:value="41.636" calcext:value-type="float">
            <text:p>41.636</text:p>
          </table:table-cell>
          <table:table-cell office:value-type="float" office:value="38.163" calcext:value-type="float">
            <text:p>38.163</text:p>
          </table:table-cell>
          <table:table-cell office:value-type="float" office:value="38.706" calcext:value-type="float">
            <text:p>38.706</text:p>
          </table:table-cell>
          <table:table-cell office:value-type="float" office:value="38.899" calcext:value-type="float">
            <text:p>38.899</text:p>
          </table:table-cell>
          <table:table-cell office:value-type="float" office:value="38.875" calcext:value-type="float">
            <text:p>38.875</text:p>
          </table:table-cell>
          <table:table-cell office:value-type="float" office:value="38.773" calcext:value-type="float">
            <text:p>38.773</text:p>
          </table:table-cell>
          <table:table-cell office:value-type="float" office:value="38.803" calcext:value-type="float">
            <text:p>38.803</text:p>
          </table:table-cell>
          <table:table-cell office:value-type="float" office:value="38.926" calcext:value-type="float">
            <text:p>38.926</text:p>
          </table:table-cell>
          <table:table-cell office:value-type="float" office:value="38.922" calcext:value-type="float">
            <text:p>38.922</text:p>
          </table:table-cell>
          <table:table-cell office:value-type="float" office:value="43.174" calcext:value-type="float">
            <text:p>43.174</text:p>
          </table:table-cell>
          <table:table-cell office:value-type="float" office:value="43.084" calcext:value-type="float">
            <text:p>43.084</text:p>
          </table:table-cell>
          <table:table-cell office:value-type="float" office:value="43" calcext:value-type="float">
            <text:p>43</text:p>
          </table:table-cell>
          <table:table-cell office:value-type="float" office:value="42.201" calcext:value-type="float">
            <text:p>42.201</text:p>
          </table:table-cell>
          <table:table-cell office:value-type="float" office:value="42.463" calcext:value-type="float">
            <text:p>42.463</text:p>
          </table:table-cell>
          <table:table-cell office:value-type="float" office:value="41.9" calcext:value-type="float">
            <text:p>41.9</text:p>
          </table:table-cell>
          <table:table-cell office:value-type="float" office:value="43.392" calcext:value-type="float">
            <text:p>43.392</text:p>
          </table:table-cell>
          <table:table-cell office:value-type="float" office:value="43.049" calcext:value-type="float">
            <text:p>43.049</text:p>
          </table:table-cell>
          <table:table-cell office:value-type="float" office:value="43.492" calcext:value-type="float">
            <text:p>43.492</text:p>
          </table:table-cell>
          <table:table-cell office:value-type="float" office:value="43.175" calcext:value-type="float">
            <text:p>43.175</text:p>
          </table:table-cell>
          <table:table-cell table:number-columns-repeated="7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5.753" calcext:value-type="float">
            <text:p>165.753</text:p>
          </table:table-cell>
          <table:table-cell office:value-type="float" office:value="174.977" calcext:value-type="float">
            <text:p>174.977</text:p>
          </table:table-cell>
          <table:table-cell office:value-type="float" office:value="183.138" calcext:value-type="float">
            <text:p>183.138</text:p>
          </table:table-cell>
          <table:table-cell office:value-type="float" office:value="143.998" calcext:value-type="float">
            <text:p>143.998</text:p>
          </table:table-cell>
          <table:table-cell office:value-type="float" office:value="170.224" calcext:value-type="float">
            <text:p>170.224</text:p>
          </table:table-cell>
          <table:table-cell office:value-type="float" office:value="170.043" calcext:value-type="float">
            <text:p>170.043</text:p>
          </table:table-cell>
          <table:table-cell office:value-type="float" office:value="337.932" calcext:value-type="float">
            <text:p>337.932</text:p>
          </table:table-cell>
          <table:table-cell office:value-type="float" office:value="312.385" calcext:value-type="float">
            <text:p>312.385</text:p>
          </table:table-cell>
          <table:table-cell office:value-type="float" office:value="220.171" calcext:value-type="float">
            <text:p>220.171</text:p>
          </table:table-cell>
          <table:table-cell table:number-columns-repeated="5"/>
          <table:table-cell office:value-type="float" office:value="75.652" calcext:value-type="float">
            <text:p>75.652</text:p>
          </table:table-cell>
          <table:table-cell office:value-type="float" office:value="43.025" calcext:value-type="float">
            <text:p>43.025</text:p>
          </table:table-cell>
          <table:table-cell office:value-type="float" office:value="39.567" calcext:value-type="float">
            <text:p>39.567</text:p>
          </table:table-cell>
          <table:table-cell office:value-type="float" office:value="40.059" calcext:value-type="float">
            <text:p>40.059</text:p>
          </table:table-cell>
          <table:table-cell office:value-type="float" office:value="40.609" calcext:value-type="float">
            <text:p>40.609</text:p>
          </table:table-cell>
          <table:table-cell office:value-type="float" office:value="39.98" calcext:value-type="float">
            <text:p>39.98</text:p>
          </table:table-cell>
          <table:table-cell office:value-type="float" office:value="40.255" calcext:value-type="float">
            <text:p>40.255</text:p>
          </table:table-cell>
          <table:table-cell office:value-type="float" office:value="40.11" calcext:value-type="float">
            <text:p>40.11</text:p>
          </table:table-cell>
          <table:table-cell office:value-type="float" office:value="40.232" calcext:value-type="float">
            <text:p>40.232</text:p>
          </table:table-cell>
          <table:table-cell office:value-type="float" office:value="40.398" calcext:value-type="float">
            <text:p>40.398</text:p>
          </table:table-cell>
          <table:table-cell office:value-type="float" office:value="44.075" calcext:value-type="float">
            <text:p>44.075</text:p>
          </table:table-cell>
          <table:table-cell office:value-type="float" office:value="43.918" calcext:value-type="float">
            <text:p>43.918</text:p>
          </table:table-cell>
          <table:table-cell office:value-type="float" office:value="43.473" calcext:value-type="float">
            <text:p>43.473</text:p>
          </table:table-cell>
          <table:table-cell office:value-type="float" office:value="44.815" calcext:value-type="float">
            <text:p>44.815</text:p>
          </table:table-cell>
          <table:table-cell office:value-type="float" office:value="44.491" calcext:value-type="float">
            <text:p>44.491</text:p>
          </table:table-cell>
          <table:table-cell office:value-type="float" office:value="42.898" calcext:value-type="float">
            <text:p>42.898</text:p>
          </table:table-cell>
          <table:table-cell office:value-type="float" office:value="45.749" calcext:value-type="float">
            <text:p>45.749</text:p>
          </table:table-cell>
          <table:table-cell office:value-type="float" office:value="45.711" calcext:value-type="float">
            <text:p>45.711</text:p>
          </table:table-cell>
          <table:table-cell office:value-type="float" office:value="44.757" calcext:value-type="float">
            <text:p>44.757</text:p>
          </table:table-cell>
          <table:table-cell office:value-type="float" office:value="46.218" calcext:value-type="float">
            <text:p>46.218</text:p>
          </table:table-cell>
          <table:table-cell table:number-columns-repeated="7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6.669" calcext:value-type="float">
            <text:p>166.669</text:p>
          </table:table-cell>
          <table:table-cell office:value-type="float" office:value="176.243" calcext:value-type="float">
            <text:p>176.243</text:p>
          </table:table-cell>
          <table:table-cell office:value-type="float" office:value="184.414" calcext:value-type="float">
            <text:p>184.414</text:p>
          </table:table-cell>
          <table:table-cell office:value-type="float" office:value="146.361" calcext:value-type="float">
            <text:p>146.361</text:p>
          </table:table-cell>
          <table:table-cell office:value-type="float" office:value="172.36" calcext:value-type="float">
            <text:p>172.36</text:p>
          </table:table-cell>
          <table:table-cell office:value-type="float" office:value="172.108" calcext:value-type="float">
            <text:p>172.108</text:p>
          </table:table-cell>
          <table:table-cell office:value-type="float" office:value="340.301" calcext:value-type="float">
            <text:p>340.301</text:p>
          </table:table-cell>
          <table:table-cell office:value-type="float" office:value="314.19" calcext:value-type="float">
            <text:p>314.19</text:p>
          </table:table-cell>
          <table:table-cell office:value-type="float" office:value="223.877" calcext:value-type="float">
            <text:p>223.877</text:p>
          </table:table-cell>
          <table:table-cell table:number-columns-repeated="5"/>
          <table:table-cell office:value-type="float" office:value="78.264" calcext:value-type="float">
            <text:p>78.264</text:p>
          </table:table-cell>
          <table:table-cell office:value-type="float" office:value="44.383" calcext:value-type="float">
            <text:p>44.383</text:p>
          </table:table-cell>
          <table:table-cell office:value-type="float" office:value="40.859" calcext:value-type="float">
            <text:p>40.859</text:p>
          </table:table-cell>
          <table:table-cell office:value-type="float" office:value="41.38" calcext:value-type="float">
            <text:p>41.38</text:p>
          </table:table-cell>
          <table:table-cell office:value-type="float" office:value="41.512" calcext:value-type="float">
            <text:p>41.512</text:p>
          </table:table-cell>
          <table:table-cell office:value-type="float" office:value="41.884" calcext:value-type="float">
            <text:p>41.884</text:p>
          </table:table-cell>
          <table:table-cell office:value-type="float" office:value="41.532" calcext:value-type="float">
            <text:p>41.532</text:p>
          </table:table-cell>
          <table:table-cell office:value-type="float" office:value="41.775" calcext:value-type="float">
            <text:p>41.775</text:p>
          </table:table-cell>
          <table:table-cell office:value-type="float" office:value="41.656" calcext:value-type="float">
            <text:p>41.656</text:p>
          </table:table-cell>
          <table:table-cell office:value-type="float" office:value="41.781" calcext:value-type="float">
            <text:p>41.781</text:p>
          </table:table-cell>
          <table:table-cell office:value-type="float" office:value="44.843" calcext:value-type="float">
            <text:p>44.843</text:p>
          </table:table-cell>
          <table:table-cell office:value-type="float" office:value="46.615" calcext:value-type="float">
            <text:p>46.615</text:p>
          </table:table-cell>
          <table:table-cell office:value-type="float" office:value="45.838" calcext:value-type="float">
            <text:p>45.838</text:p>
          </table:table-cell>
          <table:table-cell office:value-type="float" office:value="45.681" calcext:value-type="float">
            <text:p>45.681</text:p>
          </table:table-cell>
          <table:table-cell office:value-type="float" office:value="45.166" calcext:value-type="float">
            <text:p>45.166</text:p>
          </table:table-cell>
          <table:table-cell office:value-type="float" office:value="45.072" calcext:value-type="float">
            <text:p>45.072</text:p>
          </table:table-cell>
          <table:table-cell office:value-type="float" office:value="46.271" calcext:value-type="float">
            <text:p>46.271</text:p>
          </table:table-cell>
          <table:table-cell office:value-type="float" office:value="46.545" calcext:value-type="float">
            <text:p>46.545</text:p>
          </table:table-cell>
          <table:table-cell office:value-type="float" office:value="46.729" calcext:value-type="float">
            <text:p>46.729</text:p>
          </table:table-cell>
          <table:table-cell office:value-type="float" office:value="46.863" calcext:value-type="float">
            <text:p>46.863</text:p>
          </table:table-cell>
          <table:table-cell table:number-columns-repeated="7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8.262" calcext:value-type="float">
            <text:p>168.262</text:p>
          </table:table-cell>
          <table:table-cell office:value-type="float" office:value="177.657" calcext:value-type="float">
            <text:p>177.657</text:p>
          </table:table-cell>
          <table:table-cell office:value-type="float" office:value="186.072" calcext:value-type="float">
            <text:p>186.07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76.87" calcext:value-type="float">
            <text:p>176.87</text:p>
          </table:table-cell>
          <table:table-cell office:value-type="float" office:value="173.504" calcext:value-type="float">
            <text:p>173.504</text:p>
          </table:table-cell>
          <table:table-cell office:value-type="float" office:value="341.689" calcext:value-type="float">
            <text:p>341.689</text:p>
          </table:table-cell>
          <table:table-cell office:value-type="float" office:value="316.214" calcext:value-type="float">
            <text:p>316.214</text:p>
          </table:table-cell>
          <table:table-cell office:value-type="float" office:value="227.064" calcext:value-type="float">
            <text:p>227.064</text:p>
          </table:table-cell>
          <table:table-cell table:number-columns-repeated="5"/>
          <table:table-cell office:value-type="float" office:value="80.577" calcext:value-type="float">
            <text:p>80.577</text:p>
          </table:table-cell>
          <table:table-cell office:value-type="float" office:value="45.69" calcext:value-type="float">
            <text:p>45.69</text:p>
          </table:table-cell>
          <table:table-cell office:value-type="float" office:value="42.455" calcext:value-type="float">
            <text:p>42.455</text:p>
          </table:table-cell>
          <table:table-cell office:value-type="float" office:value="42.423" calcext:value-type="float">
            <text:p>42.423</text:p>
          </table:table-cell>
          <table:table-cell office:value-type="float" office:value="43.36" calcext:value-type="float">
            <text:p>43.36</text:p>
          </table:table-cell>
          <table:table-cell office:value-type="float" office:value="43.079" calcext:value-type="float">
            <text:p>43.079</text:p>
          </table:table-cell>
          <table:table-cell office:value-type="float" office:value="43.015" calcext:value-type="float">
            <text:p>43.015</text:p>
          </table:table-cell>
          <table:table-cell office:value-type="float" office:value="42.928" calcext:value-type="float">
            <text:p>42.928</text:p>
          </table:table-cell>
          <table:table-cell office:value-type="float" office:value="43.244" calcext:value-type="float">
            <text:p>43.244</text:p>
          </table:table-cell>
          <table:table-cell office:value-type="float" office:value="43.249" calcext:value-type="float">
            <text:p>43.249</text:p>
          </table:table-cell>
          <table:table-cell office:value-type="float" office:value="47.391" calcext:value-type="float">
            <text:p>47.391</text:p>
          </table:table-cell>
          <table:table-cell office:value-type="float" office:value="46.876" calcext:value-type="float">
            <text:p>46.876</text:p>
          </table:table-cell>
          <table:table-cell office:value-type="float" office:value="46.99" calcext:value-type="float">
            <text:p>46.99</text:p>
          </table:table-cell>
          <table:table-cell office:value-type="float" office:value="47.702" calcext:value-type="float">
            <text:p>47.702</text:p>
          </table:table-cell>
          <table:table-cell office:value-type="float" office:value="47.68" calcext:value-type="float">
            <text:p>47.68</text:p>
          </table:table-cell>
          <table:table-cell office:value-type="float" office:value="46.274" calcext:value-type="float">
            <text:p>46.274</text:p>
          </table:table-cell>
          <table:table-cell office:value-type="float" office:value="48.679" calcext:value-type="float">
            <text:p>48.679</text:p>
          </table:table-cell>
          <table:table-cell office:value-type="float" office:value="47.881" calcext:value-type="float">
            <text:p>47.881</text:p>
          </table:table-cell>
          <table:table-cell office:value-type="float" office:value="48.328" calcext:value-type="float">
            <text:p>48.328</text:p>
          </table:table-cell>
          <table:table-cell office:value-type="float" office:value="49.496" calcext:value-type="float">
            <text:p>49.496</text:p>
          </table:table-cell>
          <table:table-cell table:number-columns-repeated="7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0.033" calcext:value-type="float">
            <text:p>170.033</text:p>
          </table:table-cell>
          <table:table-cell office:value-type="float" office:value="179.11" calcext:value-type="float">
            <text:p>179.11</text:p>
          </table:table-cell>
          <table:table-cell office:value-type="float" office:value="187.323" calcext:value-type="float">
            <text:p>187.323</text:p>
          </table:table-cell>
          <table:table-cell office:value-type="float" office:value="149.727" calcext:value-type="float">
            <text:p>149.727</text:p>
          </table:table-cell>
          <table:table-cell office:value-type="float" office:value="181.938" calcext:value-type="float">
            <text:p>181.938</text:p>
          </table:table-cell>
          <table:table-cell office:value-type="float" office:value="175.113" calcext:value-type="float">
            <text:p>175.113</text:p>
          </table:table-cell>
          <table:table-cell office:value-type="float" office:value="343.497" calcext:value-type="float">
            <text:p>343.497</text:p>
          </table:table-cell>
          <table:table-cell office:value-type="float" office:value="317.88" calcext:value-type="float">
            <text:p>317.88</text:p>
          </table:table-cell>
          <table:table-cell office:value-type="float" office:value="230.014" calcext:value-type="float">
            <text:p>230.014</text:p>
          </table:table-cell>
          <table:table-cell table:number-columns-repeated="5"/>
          <table:table-cell office:value-type="float" office:value="83.131" calcext:value-type="float">
            <text:p>83.131</text:p>
          </table:table-cell>
          <table:table-cell office:value-type="float" office:value="47.143" calcext:value-type="float">
            <text:p>47.143</text:p>
          </table:table-cell>
          <table:table-cell office:value-type="float" office:value="43.759" calcext:value-type="float">
            <text:p>43.759</text:p>
          </table:table-cell>
          <table:table-cell office:value-type="float" office:value="43.709" calcext:value-type="float">
            <text:p>43.709</text:p>
          </table:table-cell>
          <table:table-cell office:value-type="float" office:value="44.759" calcext:value-type="float">
            <text:p>44.759</text:p>
          </table:table-cell>
          <table:table-cell office:value-type="float" office:value="44.49" calcext:value-type="float">
            <text:p>44.49</text:p>
          </table:table-cell>
          <table:table-cell office:value-type="float" office:value="44.422" calcext:value-type="float">
            <text:p>44.422</text:p>
          </table:table-cell>
          <table:table-cell office:value-type="float" office:value="44.551" calcext:value-type="float">
            <text:p>44.551</text:p>
          </table:table-cell>
          <table:table-cell office:value-type="float" office:value="44.584" calcext:value-type="float">
            <text:p>44.584</text:p>
          </table:table-cell>
          <table:table-cell office:value-type="float" office:value="44.614" calcext:value-type="float">
            <text:p>44.614</text:p>
          </table:table-cell>
          <table:table-cell office:value-type="float" office:value="47.939" calcext:value-type="float">
            <text:p>47.939</text:p>
          </table:table-cell>
          <table:table-cell office:value-type="float" office:value="49.829" calcext:value-type="float">
            <text:p>49.829</text:p>
          </table:table-cell>
          <table:table-cell office:value-type="float" office:value="48.091" calcext:value-type="float">
            <text:p>48.091</text:p>
          </table:table-cell>
          <table:table-cell office:value-type="float" office:value="48.46" calcext:value-type="float">
            <text:p>48.46</text:p>
          </table:table-cell>
          <table:table-cell office:value-type="float" office:value="48.342" calcext:value-type="float">
            <text:p>48.342</text:p>
          </table:table-cell>
          <table:table-cell office:value-type="float" office:value="49.001" calcext:value-type="float">
            <text:p>49.001</text:p>
          </table:table-cell>
          <table:table-cell office:value-type="float" office:value="49.4" calcext:value-type="float">
            <text:p>49.4</text:p>
          </table:table-cell>
          <table:table-cell office:value-type="float" office:value="49.955" calcext:value-type="float">
            <text:p>49.955</text:p>
          </table:table-cell>
          <table:table-cell office:value-type="float" office:value="49.359" calcext:value-type="float">
            <text:p>49.359</text:p>
          </table:table-cell>
          <table:table-cell office:value-type="float" office:value="50.362" calcext:value-type="float">
            <text:p>50.362</text:p>
          </table:table-cell>
          <table:table-cell table:number-columns-repeated="7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.996" calcext:value-type="float">
            <text:p>170.996</text:p>
          </table:table-cell>
          <table:table-cell office:value-type="float" office:value="180.369" calcext:value-type="float">
            <text:p>180.369</text:p>
          </table:table-cell>
          <table:table-cell office:value-type="float" office:value="189.554" calcext:value-type="float">
            <text:p>189.554</text:p>
          </table:table-cell>
          <table:table-cell office:value-type="float" office:value="151.101" calcext:value-type="float">
            <text:p>151.101</text:p>
          </table:table-cell>
          <table:table-cell office:value-type="float" office:value="187.777" calcext:value-type="float">
            <text:p>187.777</text:p>
          </table:table-cell>
          <table:table-cell office:value-type="float" office:value="176.971" calcext:value-type="float">
            <text:p>176.971</text:p>
          </table:table-cell>
          <table:table-cell office:value-type="float" office:value="345.276" calcext:value-type="float">
            <text:p>345.276</text:p>
          </table:table-cell>
          <table:table-cell office:value-type="float" office:value="319.835" calcext:value-type="float">
            <text:p>319.835</text:p>
          </table:table-cell>
          <table:table-cell office:value-type="float" office:value="233.931" calcext:value-type="float">
            <text:p>233.931</text:p>
          </table:table-cell>
          <table:table-cell table:number-columns-repeated="5"/>
          <table:table-cell office:value-type="float" office:value="85.699" calcext:value-type="float">
            <text:p>85.699</text:p>
          </table:table-cell>
          <table:table-cell office:value-type="float" office:value="48.58" calcext:value-type="float">
            <text:p>48.58</text:p>
          </table:table-cell>
          <table:table-cell office:value-type="float" office:value="45.242" calcext:value-type="float">
            <text:p>45.242</text:p>
          </table:table-cell>
          <table:table-cell office:value-type="float" office:value="45.104" calcext:value-type="float">
            <text:p>45.104</text:p>
          </table:table-cell>
          <table:table-cell office:value-type="float" office:value="45.669" calcext:value-type="float">
            <text:p>45.669</text:p>
          </table:table-cell>
          <table:table-cell office:value-type="float" office:value="46.149" calcext:value-type="float">
            <text:p>46.149</text:p>
          </table:table-cell>
          <table:table-cell office:value-type="float" office:value="45.828" calcext:value-type="float">
            <text:p>45.828</text:p>
          </table:table-cell>
          <table:table-cell office:value-type="float" office:value="45.624" calcext:value-type="float">
            <text:p>45.624</text:p>
          </table:table-cell>
          <table:table-cell office:value-type="float" office:value="45.911" calcext:value-type="float">
            <text:p>45.911</text:p>
          </table:table-cell>
          <table:table-cell office:value-type="float" office:value="45.926" calcext:value-type="float">
            <text:p>45.926</text:p>
          </table:table-cell>
          <table:table-cell office:value-type="float" office:value="50.837" calcext:value-type="float">
            <text:p>50.837</text:p>
          </table:table-cell>
          <table:table-cell office:value-type="float" office:value="50.365" calcext:value-type="float">
            <text:p>50.365</text:p>
          </table:table-cell>
          <table:table-cell office:value-type="float" office:value="50.875" calcext:value-type="float">
            <text:p>50.875</text:p>
          </table:table-cell>
          <table:table-cell office:value-type="float" office:value="50.118" calcext:value-type="float">
            <text:p>50.118</text:p>
          </table:table-cell>
          <table:table-cell office:value-type="float" office:value="49.613" calcext:value-type="float">
            <text:p>49.613</text:p>
          </table:table-cell>
          <table:table-cell office:value-type="float" office:value="49.399" calcext:value-type="float">
            <text:p>49.399</text:p>
          </table:table-cell>
          <table:table-cell office:value-type="float" office:value="50.518" calcext:value-type="float">
            <text:p>50.518</text:p>
          </table:table-cell>
          <table:table-cell office:value-type="float" office:value="51.062" calcext:value-type="float">
            <text:p>51.062</text:p>
          </table:table-cell>
          <table:table-cell office:value-type="float" office:value="50.92" calcext:value-type="float">
            <text:p>50.92</text:p>
          </table:table-cell>
          <table:table-cell office:value-type="float" office:value="51.721" calcext:value-type="float">
            <text:p>51.721</text:p>
          </table:table-cell>
          <table:table-cell table:number-columns-repeated="7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2.201" calcext:value-type="float">
            <text:p>172.201</text:p>
          </table:table-cell>
          <table:table-cell office:value-type="float" office:value="181.795" calcext:value-type="float">
            <text:p>181.795</text:p>
          </table:table-cell>
          <table:table-cell office:value-type="float" office:value="190.121" calcext:value-type="float">
            <text:p>190.121</text:p>
          </table:table-cell>
          <table:table-cell office:value-type="float" office:value="152.597" calcext:value-type="float">
            <text:p>152.597</text:p>
          </table:table-cell>
          <table:table-cell office:value-type="float" office:value="198.736" calcext:value-type="float">
            <text:p>198.736</text:p>
          </table:table-cell>
          <table:table-cell office:value-type="float" office:value="179.235" calcext:value-type="float">
            <text:p>179.235</text:p>
          </table:table-cell>
          <table:table-cell office:value-type="float" office:value="346.969" calcext:value-type="float">
            <text:p>346.969</text:p>
          </table:table-cell>
          <table:table-cell office:value-type="float" office:value="321.704" calcext:value-type="float">
            <text:p>321.704</text:p>
          </table:table-cell>
          <table:table-cell office:value-type="float" office:value="237.383" calcext:value-type="float">
            <text:p>237.383</text:p>
          </table:table-cell>
          <table:table-cell table:number-columns-repeated="5"/>
          <table:table-cell office:value-type="float" office:value="88.253" calcext:value-type="float">
            <text:p>88.253</text:p>
          </table:table-cell>
          <table:table-cell office:value-type="float" office:value="50.009" calcext:value-type="float">
            <text:p>50.009</text:p>
          </table:table-cell>
          <table:table-cell office:value-type="float" office:value="46.555" calcext:value-type="float">
            <text:p>46.555</text:p>
          </table:table-cell>
          <table:table-cell office:value-type="float" office:value="46.545" calcext:value-type="float">
            <text:p>46.545</text:p>
          </table:table-cell>
          <table:table-cell office:value-type="float" office:value="47.521" calcext:value-type="float">
            <text:p>47.521</text:p>
          </table:table-cell>
          <table:table-cell office:value-type="float" office:value="47.033" calcext:value-type="float">
            <text:p>47.033</text:p>
          </table:table-cell>
          <table:table-cell office:value-type="float" office:value="46.932" calcext:value-type="float">
            <text:p>46.932</text:p>
          </table:table-cell>
          <table:table-cell office:value-type="float" office:value="47.111" calcext:value-type="float">
            <text:p>47.111</text:p>
          </table:table-cell>
          <table:table-cell office:value-type="float" office:value="47.239" calcext:value-type="float">
            <text:p>47.239</text:p>
          </table:table-cell>
          <table:table-cell office:value-type="float" office:value="47.377" calcext:value-type="float">
            <text:p>47.377</text:p>
          </table:table-cell>
          <table:table-cell office:value-type="float" office:value="50.961" calcext:value-type="float">
            <text:p>50.961</text:p>
          </table:table-cell>
          <table:table-cell office:value-type="float" office:value="52.149" calcext:value-type="float">
            <text:p>52.149</text:p>
          </table:table-cell>
          <table:table-cell office:value-type="float" office:value="51.411" calcext:value-type="float">
            <text:p>51.411</text:p>
          </table:table-cell>
          <table:table-cell office:value-type="float" office:value="52.185" calcext:value-type="float">
            <text:p>52.185</text:p>
          </table:table-cell>
          <table:table-cell office:value-type="float" office:value="51.644" calcext:value-type="float">
            <text:p>51.644</text:p>
          </table:table-cell>
          <table:table-cell office:value-type="float" office:value="51.385" calcext:value-type="float">
            <text:p>51.385</text:p>
          </table:table-cell>
          <table:table-cell office:value-type="float" office:value="52.859" calcext:value-type="float">
            <text:p>52.859</text:p>
          </table:table-cell>
          <table:table-cell office:value-type="float" office:value="53.195" calcext:value-type="float">
            <text:p>53.195</text:p>
          </table:table-cell>
          <table:table-cell office:value-type="float" office:value="52.9" calcext:value-type="float">
            <text:p>52.9</text:p>
          </table:table-cell>
          <table:table-cell office:value-type="float" office:value="52.396" calcext:value-type="float">
            <text:p>52.396</text:p>
          </table:table-cell>
          <table:table-cell table:number-columns-repeated="7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3.837" calcext:value-type="float">
            <text:p>173.837</text:p>
          </table:table-cell>
          <table:table-cell office:value-type="float" office:value="183.059" calcext:value-type="float">
            <text:p>183.059</text:p>
          </table:table-cell>
          <table:table-cell office:value-type="float" office:value="191.402" calcext:value-type="float">
            <text:p>191.402</text:p>
          </table:table-cell>
          <table:table-cell office:value-type="float" office:value="154.793" calcext:value-type="float">
            <text:p>154.793</text:p>
          </table:table-cell>
          <table:table-cell office:value-type="float" office:value="204.543" calcext:value-type="float">
            <text:p>204.543</text:p>
          </table:table-cell>
          <table:table-cell office:value-type="float" office:value="180.83" calcext:value-type="float">
            <text:p>180.83</text:p>
          </table:table-cell>
          <table:table-cell office:value-type="float" office:value="349.055" calcext:value-type="float">
            <text:p>349.055</text:p>
          </table:table-cell>
          <table:table-cell office:value-type="float" office:value="323.514" calcext:value-type="float">
            <text:p>323.514</text:p>
          </table:table-cell>
          <table:table-cell office:value-type="float" office:value="242.038" calcext:value-type="float">
            <text:p>242.038</text:p>
          </table:table-cell>
          <table:table-cell table:number-columns-repeated="5"/>
          <table:table-cell office:value-type="float" office:value="90.875" calcext:value-type="float">
            <text:p>90.875</text:p>
          </table:table-cell>
          <table:table-cell office:value-type="float" office:value="51.415" calcext:value-type="float">
            <text:p>51.415</text:p>
          </table:table-cell>
          <table:table-cell office:value-type="float" office:value="48.073" calcext:value-type="float">
            <text:p>48.073</text:p>
          </table:table-cell>
          <table:table-cell office:value-type="float" office:value="47.978" calcext:value-type="float">
            <text:p>47.978</text:p>
          </table:table-cell>
          <table:table-cell office:value-type="float" office:value="48.374" calcext:value-type="float">
            <text:p>48.374</text:p>
          </table:table-cell>
          <table:table-cell office:value-type="float" office:value="48.422" calcext:value-type="float">
            <text:p>48.422</text:p>
          </table:table-cell>
          <table:table-cell office:value-type="float" office:value="48.352" calcext:value-type="float">
            <text:p>48.352</text:p>
          </table:table-cell>
          <table:table-cell office:value-type="float" office:value="48.516" calcext:value-type="float">
            <text:p>48.516</text:p>
          </table:table-cell>
          <table:table-cell office:value-type="float" office:value="48.541" calcext:value-type="float">
            <text:p>48.541</text:p>
          </table:table-cell>
          <table:table-cell office:value-type="float" office:value="48.932" calcext:value-type="float">
            <text:p>48.932</text:p>
          </table:table-cell>
          <table:table-cell office:value-type="float" office:value="53.802" calcext:value-type="float">
            <text:p>53.802</text:p>
          </table:table-cell>
          <table:table-cell office:value-type="float" office:value="54.19" calcext:value-type="float">
            <text:p>54.19</text:p>
          </table:table-cell>
          <table:table-cell office:value-type="float" office:value="53.997" calcext:value-type="float">
            <text:p>53.997</text:p>
          </table:table-cell>
          <table:table-cell office:value-type="float" office:value="52.665" calcext:value-type="float">
            <text:p>52.665</text:p>
          </table:table-cell>
          <table:table-cell office:value-type="float" office:value="52.685" calcext:value-type="float">
            <text:p>52.685</text:p>
          </table:table-cell>
          <table:table-cell office:value-type="float" office:value="52.474" calcext:value-type="float">
            <text:p>52.474</text:p>
          </table:table-cell>
          <table:table-cell office:value-type="float" office:value="54.071" calcext:value-type="float">
            <text:p>54.071</text:p>
          </table:table-cell>
          <table:table-cell office:value-type="float" office:value="54.425" calcext:value-type="float">
            <text:p>54.425</text:p>
          </table:table-cell>
          <table:table-cell office:value-type="float" office:value="55.186" calcext:value-type="float">
            <text:p>55.186</text:p>
          </table:table-cell>
          <table:table-cell office:value-type="float" office:value="54.337" calcext:value-type="float">
            <text:p>54.337</text:p>
          </table:table-cell>
          <table:table-cell table:number-columns-repeated="7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4.968" calcext:value-type="float">
            <text:p>174.968</text:p>
          </table:table-cell>
          <table:table-cell office:value-type="float" office:value="184.503" calcext:value-type="float">
            <text:p>184.503</text:p>
          </table:table-cell>
          <table:table-cell office:value-type="float" office:value="192.892" calcext:value-type="float">
            <text:p>192.892</text:p>
          </table:table-cell>
          <table:table-cell office:value-type="float" office:value="156.09" calcext:value-type="float">
            <text:p>156.09</text:p>
          </table:table-cell>
          <table:table-cell office:value-type="float" office:value="206.204" calcext:value-type="float">
            <text:p>206.204</text:p>
          </table:table-cell>
          <table:table-cell office:value-type="float" office:value="183.194" calcext:value-type="float">
            <text:p>183.194</text:p>
          </table:table-cell>
          <table:table-cell office:value-type="float" office:value="351.427" calcext:value-type="float">
            <text:p>351.427</text:p>
          </table:table-cell>
          <table:table-cell office:value-type="float" office:value="325.218" calcext:value-type="float">
            <text:p>325.218</text:p>
          </table:table-cell>
          <table:table-cell office:value-type="float" office:value="245.21" calcext:value-type="float">
            <text:p>245.21</text:p>
          </table:table-cell>
          <table:table-cell table:number-columns-repeated="5"/>
          <table:table-cell office:value-type="float" office:value="93.134" calcext:value-type="float">
            <text:p>93.134</text:p>
          </table:table-cell>
          <table:table-cell office:value-type="float" office:value="52.829" calcext:value-type="float">
            <text:p>52.829</text:p>
          </table:table-cell>
          <table:table-cell office:value-type="float" office:value="49.281" calcext:value-type="float">
            <text:p>49.281</text:p>
          </table:table-cell>
          <table:table-cell office:value-type="float" office:value="49.334" calcext:value-type="float">
            <text:p>49.334</text:p>
          </table:table-cell>
          <table:table-cell office:value-type="float" office:value="49.81" calcext:value-type="float">
            <text:p>49.81</text:p>
          </table:table-cell>
          <table:table-cell office:value-type="float" office:value="50.231" calcext:value-type="float">
            <text:p>50.231</text:p>
          </table:table-cell>
          <table:table-cell office:value-type="float" office:value="49.685" calcext:value-type="float">
            <text:p>49.685</text:p>
          </table:table-cell>
          <table:table-cell office:value-type="float" office:value="49.849" calcext:value-type="float">
            <text:p>49.849</text:p>
          </table:table-cell>
          <table:table-cell office:value-type="float" office:value="50.142" calcext:value-type="float">
            <text:p>50.142</text:p>
          </table:table-cell>
          <table:table-cell office:value-type="float" office:value="50.192" calcext:value-type="float">
            <text:p>50.192</text:p>
          </table:table-cell>
          <table:table-cell office:value-type="float" office:value="54.312" calcext:value-type="float">
            <text:p>54.312</text:p>
          </table:table-cell>
          <table:table-cell office:value-type="float" office:value="55.193" calcext:value-type="float">
            <text:p>55.193</text:p>
          </table:table-cell>
          <table:table-cell office:value-type="float" office:value="54.591" calcext:value-type="float">
            <text:p>54.591</text:p>
          </table:table-cell>
          <table:table-cell office:value-type="float" office:value="55.245" calcext:value-type="float">
            <text:p>55.245</text:p>
          </table:table-cell>
          <table:table-cell office:value-type="float" office:value="53.784" calcext:value-type="float">
            <text:p>53.784</text:p>
          </table:table-cell>
          <table:table-cell office:value-type="float" office:value="55.22" calcext:value-type="float">
            <text:p>55.22</text:p>
          </table:table-cell>
          <table:table-cell office:value-type="float" office:value="56.26" calcext:value-type="float">
            <text:p>56.26</text:p>
          </table:table-cell>
          <table:table-cell office:value-type="float" office:value="56.853" calcext:value-type="float">
            <text:p>56.853</text:p>
          </table:table-cell>
          <table:table-cell office:value-type="float" office:value="55.838" calcext:value-type="float">
            <text:p>55.838</text:p>
          </table:table-cell>
          <table:table-cell office:value-type="float" office:value="55.625" calcext:value-type="float">
            <text:p>55.625</text:p>
          </table:table-cell>
          <table:table-cell table:number-columns-repeated="7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6.05" calcext:value-type="float">
            <text:p>176.05</text:p>
          </table:table-cell>
          <table:table-cell office:value-type="float" office:value="185.997" calcext:value-type="float">
            <text:p>185.997</text:p>
          </table:table-cell>
          <table:table-cell office:value-type="float" office:value="194.284" calcext:value-type="float">
            <text:p>194.284</text:p>
          </table:table-cell>
          <table:table-cell office:value-type="float" office:value="156.69" calcext:value-type="float">
            <text:p>156.69</text:p>
          </table:table-cell>
          <table:table-cell office:value-type="float" office:value="207.792" calcext:value-type="float">
            <text:p>207.792</text:p>
          </table:table-cell>
          <table:table-cell office:value-type="float" office:value="184.746" calcext:value-type="float">
            <text:p>184.746</text:p>
          </table:table-cell>
          <table:table-cell office:value-type="float" office:value="352.917" calcext:value-type="float">
            <text:p>352.917</text:p>
          </table:table-cell>
          <table:table-cell office:value-type="float" office:value="327.187" calcext:value-type="float">
            <text:p>327.187</text:p>
          </table:table-cell>
          <table:table-cell office:value-type="float" office:value="247.782" calcext:value-type="float">
            <text:p>247.782</text:p>
          </table:table-cell>
          <table:table-cell table:number-columns-repeated="5"/>
          <table:table-cell office:value-type="float" office:value="95.796" calcext:value-type="float">
            <text:p>95.796</text:p>
          </table:table-cell>
          <table:table-cell office:value-type="float" office:value="54.228" calcext:value-type="float">
            <text:p>54.228</text:p>
          </table:table-cell>
          <table:table-cell office:value-type="float" office:value="50.787" calcext:value-type="float">
            <text:p>50.787</text:p>
          </table:table-cell>
          <table:table-cell office:value-type="float" office:value="50.808" calcext:value-type="float">
            <text:p>50.808</text:p>
          </table:table-cell>
          <table:table-cell office:value-type="float" office:value="51.215" calcext:value-type="float">
            <text:p>51.215</text:p>
          </table:table-cell>
          <table:table-cell office:value-type="float" office:value="51.729" calcext:value-type="float">
            <text:p>51.729</text:p>
          </table:table-cell>
          <table:table-cell office:value-type="float" office:value="51.252" calcext:value-type="float">
            <text:p>51.252</text:p>
          </table:table-cell>
          <table:table-cell office:value-type="float" office:value="51.14" calcext:value-type="float">
            <text:p>51.14</text:p>
          </table:table-cell>
          <table:table-cell office:value-type="float" office:value="51.516" calcext:value-type="float">
            <text:p>51.516</text:p>
          </table:table-cell>
          <table:table-cell office:value-type="float" office:value="51.556" calcext:value-type="float">
            <text:p>51.556</text:p>
          </table:table-cell>
          <table:table-cell office:value-type="float" office:value="56.953" calcext:value-type="float">
            <text:p>56.953</text:p>
          </table:table-cell>
          <table:table-cell office:value-type="float" office:value="57.24" calcext:value-type="float">
            <text:p>57.24</text:p>
          </table:table-cell>
          <table:table-cell office:value-type="float" office:value="55.72" calcext:value-type="float">
            <text:p>55.72</text:p>
          </table:table-cell>
          <table:table-cell office:value-type="float" office:value="56.016" calcext:value-type="float">
            <text:p>56.016</text:p>
          </table:table-cell>
          <table:table-cell office:value-type="float" office:value="56.459" calcext:value-type="float">
            <text:p>56.459</text:p>
          </table:table-cell>
          <table:table-cell office:value-type="float" office:value="56.028" calcext:value-type="float">
            <text:p>56.028</text:p>
          </table:table-cell>
          <table:table-cell office:value-type="float" office:value="57.316" calcext:value-type="float">
            <text:p>57.316</text:p>
          </table:table-cell>
          <table:table-cell office:value-type="float" office:value="57.868" calcext:value-type="float">
            <text:p>57.868</text:p>
          </table:table-cell>
          <table:table-cell office:value-type="float" office:value="58.058" calcext:value-type="float">
            <text:p>58.058</text:p>
          </table:table-cell>
          <table:table-cell office:value-type="float" office:value="57.41" calcext:value-type="float">
            <text:p>57.41</text:p>
          </table:table-cell>
          <table:table-cell table:number-columns-repeated="7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7.59" calcext:value-type="float">
            <text:p>177.59</text:p>
          </table:table-cell>
          <table:table-cell office:value-type="float" office:value="187.254" calcext:value-type="float">
            <text:p>187.254</text:p>
          </table:table-cell>
          <table:table-cell office:value-type="float" office:value="195.66" calcext:value-type="float">
            <text:p>195.66</text:p>
          </table:table-cell>
          <table:table-cell office:value-type="float" office:value="158.378" calcext:value-type="float">
            <text:p>158.378</text:p>
          </table:table-cell>
          <table:table-cell office:value-type="float" office:value="210.13" calcext:value-type="float">
            <text:p>210.13</text:p>
          </table:table-cell>
          <table:table-cell office:value-type="float" office:value="186.46" calcext:value-type="float">
            <text:p>186.46</text:p>
          </table:table-cell>
          <table:table-cell office:value-type="float" office:value="354.695" calcext:value-type="float">
            <text:p>354.695</text:p>
          </table:table-cell>
          <table:table-cell office:value-type="float" office:value="328.886" calcext:value-type="float">
            <text:p>328.886</text:p>
          </table:table-cell>
          <table:table-cell office:value-type="float" office:value="251.717" calcext:value-type="float">
            <text:p>251.717</text:p>
          </table:table-cell>
          <table:table-cell table:number-columns-repeated="5"/>
          <table:table-cell office:value-type="float" office:value="98.313" calcext:value-type="float">
            <text:p>98.313</text:p>
          </table:table-cell>
          <table:table-cell office:value-type="float" office:value="55.649" calcext:value-type="float">
            <text:p>55.649</text:p>
          </table:table-cell>
          <table:table-cell office:value-type="float" office:value="52.285" calcext:value-type="float">
            <text:p>52.285</text:p>
          </table:table-cell>
          <table:table-cell office:value-type="float" office:value="52.236" calcext:value-type="float">
            <text:p>52.236</text:p>
          </table:table-cell>
          <table:table-cell office:value-type="float" office:value="52.222" calcext:value-type="float">
            <text:p>52.222</text:p>
          </table:table-cell>
          <table:table-cell office:value-type="float" office:value="52.648" calcext:value-type="float">
            <text:p>52.648</text:p>
          </table:table-cell>
          <table:table-cell office:value-type="float" office:value="52.802" calcext:value-type="float">
            <text:p>52.802</text:p>
          </table:table-cell>
          <table:table-cell office:value-type="float" office:value="52.595" calcext:value-type="float">
            <text:p>52.595</text:p>
          </table:table-cell>
          <table:table-cell office:value-type="float" office:value="52.895" calcext:value-type="float">
            <text:p>52.895</text:p>
          </table:table-cell>
          <table:table-cell office:value-type="float" office:value="53.009" calcext:value-type="float">
            <text:p>53.009</text:p>
          </table:table-cell>
          <table:table-cell office:value-type="float" office:value="57.265" calcext:value-type="float">
            <text:p>57.265</text:p>
          </table:table-cell>
          <table:table-cell office:value-type="float" office:value="58.014" calcext:value-type="float">
            <text:p>58.014</text:p>
          </table:table-cell>
          <table:table-cell office:value-type="float" office:value="58.114" calcext:value-type="float">
            <text:p>58.114</text:p>
          </table:table-cell>
          <table:table-cell office:value-type="float" office:value="58.55" calcext:value-type="float">
            <text:p>58.55</text:p>
          </table:table-cell>
          <table:table-cell office:value-type="float" office:value="57.595" calcext:value-type="float">
            <text:p>57.595</text:p>
          </table:table-cell>
          <table:table-cell office:value-type="float" office:value="57.31" calcext:value-type="float">
            <text:p>57.31</text:p>
          </table:table-cell>
          <table:table-cell office:value-type="float" office:value="59.814" calcext:value-type="float">
            <text:p>59.814</text:p>
          </table:table-cell>
          <table:table-cell office:value-type="float" office:value="58.424" calcext:value-type="float">
            <text:p>58.424</text:p>
          </table:table-cell>
          <table:table-cell office:value-type="float" office:value="58.75" calcext:value-type="float">
            <text:p>58.75</text:p>
          </table:table-cell>
          <table:table-cell office:value-type="float" office:value="59.716" calcext:value-type="float">
            <text:p>59.716</text:p>
          </table:table-cell>
          <table:table-cell table:number-columns-repeated="7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8.879" calcext:value-type="float">
            <text:p>178.879</text:p>
          </table:table-cell>
          <table:table-cell office:value-type="float" office:value="189.051" calcext:value-type="float">
            <text:p>189.051</text:p>
          </table:table-cell>
          <table:table-cell office:value-type="float" office:value="196.933" calcext:value-type="float">
            <text:p>196.933</text:p>
          </table:table-cell>
          <table:table-cell office:value-type="float" office:value="159.415" calcext:value-type="float">
            <text:p>159.415</text:p>
          </table:table-cell>
          <table:table-cell office:value-type="float" office:value="211.508" calcext:value-type="float">
            <text:p>211.508</text:p>
          </table:table-cell>
          <table:table-cell office:value-type="float" office:value="188.13" calcext:value-type="float">
            <text:p>188.13</text:p>
          </table:table-cell>
          <table:table-cell office:value-type="float" office:value="356.505" calcext:value-type="float">
            <text:p>356.505</text:p>
          </table:table-cell>
          <table:table-cell office:value-type="float" office:value="330.893" calcext:value-type="float">
            <text:p>330.893</text:p>
          </table:table-cell>
          <table:table-cell office:value-type="float" office:value="255.726" calcext:value-type="float">
            <text:p>255.726</text:p>
          </table:table-cell>
          <table:table-cell table:number-columns-repeated="5"/>
          <table:table-cell office:value-type="float" office:value="100.785" calcext:value-type="float">
            <text:p>100.785</text:p>
          </table:table-cell>
          <table:table-cell office:value-type="float" office:value="57.113" calcext:value-type="float">
            <text:p>57.113</text:p>
          </table:table-cell>
          <table:table-cell office:value-type="float" office:value="53.553" calcext:value-type="float">
            <text:p>53.553</text:p>
          </table:table-cell>
          <table:table-cell office:value-type="float" office:value="53.559" calcext:value-type="float">
            <text:p>53.559</text:p>
          </table:table-cell>
          <table:table-cell office:value-type="float" office:value="53.649" calcext:value-type="float">
            <text:p>53.649</text:p>
          </table:table-cell>
          <table:table-cell office:value-type="float" office:value="54.294" calcext:value-type="float">
            <text:p>54.294</text:p>
          </table:table-cell>
          <table:table-cell office:value-type="float" office:value="54.298" calcext:value-type="float">
            <text:p>54.298</text:p>
          </table:table-cell>
          <table:table-cell office:value-type="float" office:value="54.216" calcext:value-type="float">
            <text:p>54.216</text:p>
          </table:table-cell>
          <table:table-cell office:value-type="float" office:value="54.351" calcext:value-type="float">
            <text:p>54.351</text:p>
          </table:table-cell>
          <table:table-cell office:value-type="float" office:value="54.398" calcext:value-type="float">
            <text:p>54.398</text:p>
          </table:table-cell>
          <table:table-cell office:value-type="float" office:value="59.153" calcext:value-type="float">
            <text:p>59.153</text:p>
          </table:table-cell>
          <table:table-cell office:value-type="float" office:value="58.844" calcext:value-type="float">
            <text:p>58.844</text:p>
          </table:table-cell>
          <table:table-cell office:value-type="float" office:value="59.269" calcext:value-type="float">
            <text:p>59.269</text:p>
          </table:table-cell>
          <table:table-cell office:value-type="float" office:value="59.444" calcext:value-type="float">
            <text:p>59.444</text:p>
          </table:table-cell>
          <table:table-cell office:value-type="float" office:value="59.812" calcext:value-type="float">
            <text:p>59.812</text:p>
          </table:table-cell>
          <table:table-cell office:value-type="float" office:value="59.788" calcext:value-type="float">
            <text:p>59.788</text:p>
          </table:table-cell>
          <table:table-cell office:value-type="float" office:value="60.772" calcext:value-type="float">
            <text:p>60.772</text:p>
          </table:table-cell>
          <table:table-cell office:value-type="float" office:value="61.355" calcext:value-type="float">
            <text:p>61.355</text:p>
          </table:table-cell>
          <table:table-cell office:value-type="float" office:value="60.128" calcext:value-type="float">
            <text:p>60.128</text:p>
          </table:table-cell>
          <table:table-cell office:value-type="float" office:value="60.88" calcext:value-type="float">
            <text:p>60.88</text:p>
          </table:table-cell>
          <table:table-cell table:number-columns-repeated="7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0.197" calcext:value-type="float">
            <text:p>180.197</text:p>
          </table:table-cell>
          <table:table-cell office:value-type="float" office:value="189.932" calcext:value-type="float">
            <text:p>189.932</text:p>
          </table:table-cell>
          <table:table-cell office:value-type="float" office:value="198.304" calcext:value-type="float">
            <text:p>198.304</text:p>
          </table:table-cell>
          <table:table-cell office:value-type="float" office:value="160.714" calcext:value-type="float">
            <text:p>160.714</text:p>
          </table:table-cell>
          <table:table-cell office:value-type="float" office:value="213.536" calcext:value-type="float">
            <text:p>213.536</text:p>
          </table:table-cell>
          <table:table-cell office:value-type="float" office:value="190.025" calcext:value-type="float">
            <text:p>190.025</text:p>
          </table:table-cell>
          <table:table-cell office:value-type="float" office:value="358.039" calcext:value-type="float">
            <text:p>358.039</text:p>
          </table:table-cell>
          <table:table-cell office:value-type="float" office:value="333.596" calcext:value-type="float">
            <text:p>333.596</text:p>
          </table:table-cell>
          <table:table-cell office:value-type="float" office:value="259.209" calcext:value-type="float">
            <text:p>259.209</text:p>
          </table:table-cell>
          <table:table-cell table:number-columns-repeated="5"/>
          <table:table-cell office:value-type="float" office:value="103.245" calcext:value-type="float">
            <text:p>103.245</text:p>
          </table:table-cell>
          <table:table-cell office:value-type="float" office:value="58.449" calcext:value-type="float">
            <text:p>58.449</text:p>
          </table:table-cell>
          <table:table-cell office:value-type="float" office:value="54.961" calcext:value-type="float">
            <text:p>54.961</text:p>
          </table:table-cell>
          <table:table-cell office:value-type="float" office:value="55.062" calcext:value-type="float">
            <text:p>55.062</text:p>
          </table:table-cell>
          <table:table-cell office:value-type="float" office:value="54.919" calcext:value-type="float">
            <text:p>54.919</text:p>
          </table:table-cell>
          <table:table-cell office:value-type="float" office:value="55.279" calcext:value-type="float">
            <text:p>55.279</text:p>
          </table:table-cell>
          <table:table-cell office:value-type="float" office:value="55.604" calcext:value-type="float">
            <text:p>55.604</text:p>
          </table:table-cell>
          <table:table-cell office:value-type="float" office:value="55.32" calcext:value-type="float">
            <text:p>55.32</text:p>
          </table:table-cell>
          <table:table-cell office:value-type="float" office:value="55.536" calcext:value-type="float">
            <text:p>55.536</text:p>
          </table:table-cell>
          <table:table-cell office:value-type="float" office:value="55.711" calcext:value-type="float">
            <text:p>55.711</text:p>
          </table:table-cell>
          <table:table-cell office:value-type="float" office:value="60.532" calcext:value-type="float">
            <text:p>60.532</text:p>
          </table:table-cell>
          <table:table-cell office:value-type="float" office:value="61.407" calcext:value-type="float">
            <text:p>61.407</text:p>
          </table:table-cell>
          <table:table-cell office:value-type="float" office:value="61.043" calcext:value-type="float">
            <text:p>61.043</text:p>
          </table:table-cell>
          <table:table-cell office:value-type="float" office:value="60.413" calcext:value-type="float">
            <text:p>60.413</text:p>
          </table:table-cell>
          <table:table-cell office:value-type="float" office:value="60.537" calcext:value-type="float">
            <text:p>60.537</text:p>
          </table:table-cell>
          <table:table-cell office:value-type="float" office:value="60.867" calcext:value-type="float">
            <text:p>60.867</text:p>
          </table:table-cell>
          <table:table-cell office:value-type="float" office:value="61.738" calcext:value-type="float">
            <text:p>61.738</text:p>
          </table:table-cell>
          <table:table-cell office:value-type="float" office:value="62.019" calcext:value-type="float">
            <text:p>62.019</text:p>
          </table:table-cell>
          <table:table-cell office:value-type="float" office:value="61.989" calcext:value-type="float">
            <text:p>61.989</text:p>
          </table:table-cell>
          <table:table-cell office:value-type="float" office:value="61.887" calcext:value-type="float">
            <text:p>61.887</text:p>
          </table:table-cell>
          <table:table-cell table:number-columns-repeated="7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2.379" calcext:value-type="float">
            <text:p>182.379</text:p>
          </table:table-cell>
          <table:table-cell office:value-type="float" office:value="191.359" calcext:value-type="float">
            <text:p>191.359</text:p>
          </table:table-cell>
          <table:table-cell office:value-type="float" office:value="199.782" calcext:value-type="float">
            <text:p>199.782</text:p>
          </table:table-cell>
          <table:table-cell office:value-type="float" office:value="162.071" calcext:value-type="float">
            <text:p>162.071</text:p>
          </table:table-cell>
          <table:table-cell office:value-type="float" office:value="215.754" calcext:value-type="float">
            <text:p>215.754</text:p>
          </table:table-cell>
          <table:table-cell office:value-type="float" office:value="191.743" calcext:value-type="float">
            <text:p>191.743</text:p>
          </table:table-cell>
          <table:table-cell office:value-type="float" office:value="360.071" calcext:value-type="float">
            <text:p>360.071</text:p>
          </table:table-cell>
          <table:table-cell office:value-type="float" office:value="334.073" calcext:value-type="float">
            <text:p>334.073</text:p>
          </table:table-cell>
          <table:table-cell office:value-type="float" office:value="263.009" calcext:value-type="float">
            <text:p>263.009</text:p>
          </table:table-cell>
          <table:table-cell table:number-columns-repeated="5"/>
          <table:table-cell office:value-type="float" office:value="105.768" calcext:value-type="float">
            <text:p>105.768</text:p>
          </table:table-cell>
          <table:table-cell office:value-type="float" office:value="59.909" calcext:value-type="float">
            <text:p>59.909</text:p>
          </table:table-cell>
          <table:table-cell office:value-type="float" office:value="56.408" calcext:value-type="float">
            <text:p>56.408</text:p>
          </table:table-cell>
          <table:table-cell office:value-type="float" office:value="56.419" calcext:value-type="float">
            <text:p>56.419</text:p>
          </table:table-cell>
          <table:table-cell office:value-type="float" office:value="56.456" calcext:value-type="float">
            <text:p>56.456</text:p>
          </table:table-cell>
          <table:table-cell office:value-type="float" office:value="57.217" calcext:value-type="float">
            <text:p>57.217</text:p>
          </table:table-cell>
          <table:table-cell office:value-type="float" office:value="57.002" calcext:value-type="float">
            <text:p>57.002</text:p>
          </table:table-cell>
          <table:table-cell office:value-type="float" office:value="57.04" calcext:value-type="float">
            <text:p>57.04</text:p>
          </table:table-cell>
          <table:table-cell office:value-type="float" office:value="56.862" calcext:value-type="float">
            <text:p>56.862</text:p>
          </table:table-cell>
          <table:table-cell office:value-type="float" office:value="57.16" calcext:value-type="float">
            <text:p>57.16</text:p>
          </table:table-cell>
          <table:table-cell office:value-type="float" office:value="62.597" calcext:value-type="float">
            <text:p>62.597</text:p>
          </table:table-cell>
          <table:table-cell office:value-type="float" office:value="62.259" calcext:value-type="float">
            <text:p>62.259</text:p>
          </table:table-cell>
          <table:table-cell office:value-type="float" office:value="62.351" calcext:value-type="float">
            <text:p>62.351</text:p>
          </table:table-cell>
          <table:table-cell office:value-type="float" office:value="62.715" calcext:value-type="float">
            <text:p>62.715</text:p>
          </table:table-cell>
          <table:table-cell office:value-type="float" office:value="63.039" calcext:value-type="float">
            <text:p>63.039</text:p>
          </table:table-cell>
          <table:table-cell office:value-type="float" office:value="62.72" calcext:value-type="float">
            <text:p>62.72</text:p>
          </table:table-cell>
          <table:table-cell office:value-type="float" office:value="64.239" calcext:value-type="float">
            <text:p>64.239</text:p>
          </table:table-cell>
          <table:table-cell office:value-type="float" office:value="64.462" calcext:value-type="float">
            <text:p>64.462</text:p>
          </table:table-cell>
          <table:table-cell office:value-type="float" office:value="64.449" calcext:value-type="float">
            <text:p>64.449</text:p>
          </table:table-cell>
          <table:table-cell office:value-type="float" office:value="64.115" calcext:value-type="float">
            <text:p>64.115</text:p>
          </table:table-cell>
          <table:table-cell table:number-columns-repeated="7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3.576" calcext:value-type="float">
            <text:p>183.576</text:p>
          </table:table-cell>
          <table:table-cell office:value-type="float" office:value="192.663" calcext:value-type="float">
            <text:p>192.663</text:p>
          </table:table-cell>
          <table:table-cell office:value-type="float" office:value="201.84" calcext:value-type="float">
            <text:p>201.84</text:p>
          </table:table-cell>
          <table:table-cell office:value-type="float" office:value="163.271" calcext:value-type="float">
            <text:p>163.271</text:p>
          </table:table-cell>
          <table:table-cell office:value-type="float" office:value="217.59" calcext:value-type="float">
            <text:p>217.59</text:p>
          </table:table-cell>
          <table:table-cell office:value-type="float" office:value="193.651" calcext:value-type="float">
            <text:p>193.651</text:p>
          </table:table-cell>
          <table:table-cell office:value-type="float" office:value="361.554" calcext:value-type="float">
            <text:p>361.554</text:p>
          </table:table-cell>
          <table:table-cell office:value-type="float" office:value="335.967" calcext:value-type="float">
            <text:p>335.967</text:p>
          </table:table-cell>
          <table:table-cell office:value-type="float" office:value="268.294" calcext:value-type="float">
            <text:p>268.294</text:p>
          </table:table-cell>
          <table:table-cell table:number-columns-repeated="5"/>
          <table:table-cell office:value-type="float" office:value="108.363" calcext:value-type="float">
            <text:p>108.363</text:p>
          </table:table-cell>
          <table:table-cell office:value-type="float" office:value="61.355" calcext:value-type="float">
            <text:p>61.355</text:p>
          </table:table-cell>
          <table:table-cell office:value-type="float" office:value="57.628" calcext:value-type="float">
            <text:p>57.628</text:p>
          </table:table-cell>
          <table:table-cell office:value-type="float" office:value="57.823" calcext:value-type="float">
            <text:p>57.823</text:p>
          </table:table-cell>
          <table:table-cell office:value-type="float" office:value="57.8" calcext:value-type="float">
            <text:p>57.8</text:p>
          </table:table-cell>
          <table:table-cell office:value-type="float" office:value="58.165" calcext:value-type="float">
            <text:p>58.165</text:p>
          </table:table-cell>
          <table:table-cell office:value-type="float" office:value="58.486" calcext:value-type="float">
            <text:p>58.486</text:p>
          </table:table-cell>
          <table:table-cell office:value-type="float" office:value="58.485" calcext:value-type="float">
            <text:p>58.485</text:p>
          </table:table-cell>
          <table:table-cell office:value-type="float" office:value="58.277" calcext:value-type="float">
            <text:p>58.277</text:p>
          </table:table-cell>
          <table:table-cell office:value-type="float" office:value="58.696" calcext:value-type="float">
            <text:p>58.696</text:p>
          </table:table-cell>
          <table:table-cell office:value-type="float" office:value="64.866" calcext:value-type="float">
            <text:p>64.866</text:p>
          </table:table-cell>
          <table:table-cell office:value-type="float" office:value="65.122" calcext:value-type="float">
            <text:p>65.122</text:p>
          </table:table-cell>
          <table:table-cell office:value-type="float" office:value="64.273" calcext:value-type="float">
            <text:p>64.273</text:p>
          </table:table-cell>
          <table:table-cell office:value-type="float" office:value="64.742" calcext:value-type="float">
            <text:p>64.742</text:p>
          </table:table-cell>
          <table:table-cell office:value-type="float" office:value="63.59" calcext:value-type="float">
            <text:p>63.59</text:p>
          </table:table-cell>
          <table:table-cell office:value-type="float" office:value="63.772" calcext:value-type="float">
            <text:p>63.772</text:p>
          </table:table-cell>
          <table:table-cell office:value-type="float" office:value="64.591" calcext:value-type="float">
            <text:p>64.591</text:p>
          </table:table-cell>
          <table:table-cell office:value-type="float" office:value="65.156" calcext:value-type="float">
            <text:p>65.156</text:p>
          </table:table-cell>
          <table:table-cell office:value-type="float" office:value="65.231" calcext:value-type="float">
            <text:p>65.231</text:p>
          </table:table-cell>
          <table:table-cell office:value-type="float" office:value="66.593" calcext:value-type="float">
            <text:p>66.593</text:p>
          </table:table-cell>
          <table:table-cell table:number-columns-repeated="7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.091" calcext:value-type="float">
            <text:p>185.091</text:p>
          </table:table-cell>
          <table:table-cell office:value-type="float" office:value="193.879" calcext:value-type="float">
            <text:p>193.879</text:p>
          </table:table-cell>
          <table:table-cell office:value-type="float" office:value="202.5" calcext:value-type="float">
            <text:p>202.5</text:p>
          </table:table-cell>
          <table:table-cell office:value-type="float" office:value="164.695" calcext:value-type="float">
            <text:p>164.695</text:p>
          </table:table-cell>
          <table:table-cell office:value-type="float" office:value="219.351" calcext:value-type="float">
            <text:p>219.351</text:p>
          </table:table-cell>
          <table:table-cell office:value-type="float" office:value="195.374" calcext:value-type="float">
            <text:p>195.374</text:p>
          </table:table-cell>
          <table:table-cell office:value-type="float" office:value="363.53" calcext:value-type="float">
            <text:p>363.53</text:p>
          </table:table-cell>
          <table:table-cell office:value-type="float" office:value="337.575" calcext:value-type="float">
            <text:p>337.575</text:p>
          </table:table-cell>
          <table:table-cell office:value-type="float" office:value="272.77" calcext:value-type="float">
            <text:p>272.77</text:p>
          </table:table-cell>
          <table:table-cell table:number-columns-repeated="5"/>
          <table:table-cell office:value-type="float" office:value="110.852" calcext:value-type="float">
            <text:p>110.852</text:p>
          </table:table-cell>
          <table:table-cell office:value-type="float" office:value="62.702" calcext:value-type="float">
            <text:p>62.702</text:p>
          </table:table-cell>
          <table:table-cell office:value-type="float" office:value="59.063" calcext:value-type="float">
            <text:p>59.063</text:p>
          </table:table-cell>
          <table:table-cell office:value-type="float" office:value="59.218" calcext:value-type="float">
            <text:p>59.218</text:p>
          </table:table-cell>
          <table:table-cell office:value-type="float" office:value="59.278" calcext:value-type="float">
            <text:p>59.278</text:p>
          </table:table-cell>
          <table:table-cell office:value-type="float" office:value="59.511" calcext:value-type="float">
            <text:p>59.511</text:p>
          </table:table-cell>
          <table:table-cell office:value-type="float" office:value="59.717" calcext:value-type="float">
            <text:p>59.717</text:p>
          </table:table-cell>
          <table:table-cell office:value-type="float" office:value="59.586" calcext:value-type="float">
            <text:p>59.586</text:p>
          </table:table-cell>
          <table:table-cell office:value-type="float" office:value="59.716" calcext:value-type="float">
            <text:p>59.716</text:p>
          </table:table-cell>
          <table:table-cell office:value-type="float" office:value="60.054" calcext:value-type="float">
            <text:p>60.054</text:p>
          </table:table-cell>
          <table:table-cell office:value-type="float" office:value="65.387" calcext:value-type="float">
            <text:p>65.387</text:p>
          </table:table-cell>
          <table:table-cell office:value-type="float" office:value="65.709" calcext:value-type="float">
            <text:p>65.709</text:p>
          </table:table-cell>
          <table:table-cell office:value-type="float" office:value="65.004" calcext:value-type="float">
            <text:p>65.004</text:p>
          </table:table-cell>
          <table:table-cell office:value-type="float" office:value="65.846" calcext:value-type="float">
            <text:p>65.846</text:p>
          </table:table-cell>
          <table:table-cell office:value-type="float" office:value="65.186" calcext:value-type="float">
            <text:p>65.186</text:p>
          </table:table-cell>
          <table:table-cell office:value-type="float" office:value="66.004" calcext:value-type="float">
            <text:p>66.004</text:p>
          </table:table-cell>
          <table:table-cell office:value-type="float" office:value="67.317" calcext:value-type="float">
            <text:p>67.317</text:p>
          </table:table-cell>
          <table:table-cell office:value-type="float" office:value="67.521" calcext:value-type="float">
            <text:p>67.521</text:p>
          </table:table-cell>
          <table:table-cell office:value-type="float" office:value="67.615" calcext:value-type="float">
            <text:p>67.615</text:p>
          </table:table-cell>
          <table:table-cell office:value-type="float" office:value="67.177" calcext:value-type="float">
            <text:p>67.177</text:p>
          </table:table-cell>
          <table:table-cell table:number-columns-repeated="7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7.471" calcext:value-type="float">
            <text:p>187.471</text:p>
          </table:table-cell>
          <table:table-cell office:value-type="float" office:value="195.472" calcext:value-type="float">
            <text:p>195.472</text:p>
          </table:table-cell>
          <table:table-cell office:value-type="float" office:value="203.855" calcext:value-type="float">
            <text:p>203.855</text:p>
          </table:table-cell>
          <table:table-cell office:value-type="float" office:value="166.147" calcext:value-type="float">
            <text:p>166.147</text:p>
          </table:table-cell>
          <table:table-cell office:value-type="float" office:value="220.709" calcext:value-type="float">
            <text:p>220.709</text:p>
          </table:table-cell>
          <table:table-cell office:value-type="float" office:value="196.907" calcext:value-type="float">
            <text:p>196.907</text:p>
          </table:table-cell>
          <table:table-cell office:value-type="float" office:value="365.737" calcext:value-type="float">
            <text:p>365.737</text:p>
          </table:table-cell>
          <table:table-cell office:value-type="float" office:value="338.947" calcext:value-type="float">
            <text:p>338.947</text:p>
          </table:table-cell>
          <table:table-cell office:value-type="float" office:value="277.574" calcext:value-type="float">
            <text:p>277.574</text:p>
          </table:table-cell>
          <table:table-cell table:number-columns-repeated="5"/>
          <table:table-cell office:value-type="float" office:value="113.356" calcext:value-type="float">
            <text:p>113.356</text:p>
          </table:table-cell>
          <table:table-cell office:value-type="float" office:value="64.118" calcext:value-type="float">
            <text:p>64.118</text:p>
          </table:table-cell>
          <table:table-cell office:value-type="float" office:value="60.509" calcext:value-type="float">
            <text:p>60.509</text:p>
          </table:table-cell>
          <table:table-cell office:value-type="float" office:value="60.593" calcext:value-type="float">
            <text:p>60.593</text:p>
          </table:table-cell>
          <table:table-cell office:value-type="float" office:value="60.662" calcext:value-type="float">
            <text:p>60.662</text:p>
          </table:table-cell>
          <table:table-cell office:value-type="float" office:value="60.816" calcext:value-type="float">
            <text:p>60.816</text:p>
          </table:table-cell>
          <table:table-cell office:value-type="float" office:value="61.097" calcext:value-type="float">
            <text:p>61.097</text:p>
          </table:table-cell>
          <table:table-cell office:value-type="float" office:value="61.184" calcext:value-type="float">
            <text:p>61.184</text:p>
          </table:table-cell>
          <table:table-cell office:value-type="float" office:value="61.02" calcext:value-type="float">
            <text:p>61.02</text:p>
          </table:table-cell>
          <table:table-cell office:value-type="float" office:value="61.479" calcext:value-type="float">
            <text:p>61.479</text:p>
          </table:table-cell>
          <table:table-cell office:value-type="float" office:value="67.339" calcext:value-type="float">
            <text:p>67.339</text:p>
          </table:table-cell>
          <table:table-cell office:value-type="float" office:value="66.695" calcext:value-type="float">
            <text:p>66.695</text:p>
          </table:table-cell>
          <table:table-cell office:value-type="float" office:value="67.252" calcext:value-type="float">
            <text:p>67.252</text:p>
          </table:table-cell>
          <table:table-cell office:value-type="float" office:value="66.338" calcext:value-type="float">
            <text:p>66.338</text:p>
          </table:table-cell>
          <table:table-cell office:value-type="float" office:value="67.535" calcext:value-type="float">
            <text:p>67.535</text:p>
          </table:table-cell>
          <table:table-cell office:value-type="float" office:value="66.912" calcext:value-type="float">
            <text:p>66.912</text:p>
          </table:table-cell>
          <table:table-cell office:value-type="float" office:value="67.731" calcext:value-type="float">
            <text:p>67.731</text:p>
          </table:table-cell>
          <table:table-cell office:value-type="float" office:value="68.404" calcext:value-type="float">
            <text:p>68.404</text:p>
          </table:table-cell>
          <table:table-cell office:value-type="float" office:value="68.882" calcext:value-type="float">
            <text:p>68.882</text:p>
          </table:table-cell>
          <table:table-cell office:value-type="float" office:value="68.316" calcext:value-type="float">
            <text:p>68.316</text:p>
          </table:table-cell>
          <table:table-cell table:number-columns-repeated="7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8.524" calcext:value-type="float">
            <text:p>188.524</text:p>
          </table:table-cell>
          <table:table-cell office:value-type="float" office:value="196.838" calcext:value-type="float">
            <text:p>196.838</text:p>
          </table:table-cell>
          <table:table-cell office:value-type="float" office:value="205.151" calcext:value-type="float">
            <text:p>205.151</text:p>
          </table:table-cell>
          <table:table-cell office:value-type="float" office:value="167.3" calcext:value-type="float">
            <text:p>167.3</text:p>
          </table:table-cell>
          <table:table-cell office:value-type="float" office:value="226.071" calcext:value-type="float">
            <text:p>226.071</text:p>
          </table:table-cell>
          <table:table-cell office:value-type="float" office:value="198.665" calcext:value-type="float">
            <text:p>198.665</text:p>
          </table:table-cell>
          <table:table-cell office:value-type="float" office:value="366.421" calcext:value-type="float">
            <text:p>366.421</text:p>
          </table:table-cell>
          <table:table-cell office:value-type="float" office:value="340.926" calcext:value-type="float">
            <text:p>340.926</text:p>
          </table:table-cell>
          <table:table-cell office:value-type="float" office:value="281.398" calcext:value-type="float">
            <text:p>281.398</text:p>
          </table:table-cell>
          <table:table-cell table:number-columns-repeated="5"/>
          <table:table-cell office:value-type="float" office:value="115.809" calcext:value-type="float">
            <text:p>115.809</text:p>
          </table:table-cell>
          <table:table-cell office:value-type="float" office:value="65.595" calcext:value-type="float">
            <text:p>65.595</text:p>
          </table:table-cell>
          <table:table-cell office:value-type="float" office:value="61.974" calcext:value-type="float">
            <text:p>61.974</text:p>
          </table:table-cell>
          <table:table-cell office:value-type="float" office:value="62.134" calcext:value-type="float">
            <text:p>62.134</text:p>
          </table:table-cell>
          <table:table-cell office:value-type="float" office:value="62.096" calcext:value-type="float">
            <text:p>62.096</text:p>
          </table:table-cell>
          <table:table-cell office:value-type="float" office:value="62.094" calcext:value-type="float">
            <text:p>62.094</text:p>
          </table:table-cell>
          <table:table-cell office:value-type="float" office:value="62.296" calcext:value-type="float">
            <text:p>62.296</text:p>
          </table:table-cell>
          <table:table-cell office:value-type="float" office:value="62.38" calcext:value-type="float">
            <text:p>62.38</text:p>
          </table:table-cell>
          <table:table-cell office:value-type="float" office:value="62.506" calcext:value-type="float">
            <text:p>62.506</text:p>
          </table:table-cell>
          <table:table-cell office:value-type="float" office:value="62.943" calcext:value-type="float">
            <text:p>62.943</text:p>
          </table:table-cell>
          <table:table-cell office:value-type="float" office:value="68.885" calcext:value-type="float">
            <text:p>68.885</text:p>
          </table:table-cell>
          <table:table-cell office:value-type="float" office:value="68.7" calcext:value-type="float">
            <text:p>68.7</text:p>
          </table:table-cell>
          <table:table-cell office:value-type="float" office:value="68.344" calcext:value-type="float">
            <text:p>68.344</text:p>
          </table:table-cell>
          <table:table-cell office:value-type="float" office:value="69.174" calcext:value-type="float">
            <text:p>69.174</text:p>
          </table:table-cell>
          <table:table-cell office:value-type="float" office:value="68.554" calcext:value-type="float">
            <text:p>68.554</text:p>
          </table:table-cell>
          <table:table-cell office:value-type="float" office:value="67.684" calcext:value-type="float">
            <text:p>67.684</text:p>
          </table:table-cell>
          <table:table-cell office:value-type="float" office:value="70.852" calcext:value-type="float">
            <text:p>70.852</text:p>
          </table:table-cell>
          <table:table-cell office:value-type="float" office:value="69.228" calcext:value-type="float">
            <text:p>69.228</text:p>
          </table:table-cell>
          <table:table-cell office:value-type="float" office:value="69.573" calcext:value-type="float">
            <text:p>69.573</text:p>
          </table:table-cell>
          <table:table-cell office:value-type="float" office:value="70.596" calcext:value-type="float">
            <text:p>70.596</text:p>
          </table:table-cell>
          <table:table-cell table:number-columns-repeated="7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9.891" calcext:value-type="float">
            <text:p>189.891</text:p>
          </table:table-cell>
          <table:table-cell office:value-type="float" office:value="198.151" calcext:value-type="float">
            <text:p>198.151</text:p>
          </table:table-cell>
          <table:table-cell office:value-type="float" office:value="206.488" calcext:value-type="float">
            <text:p>206.488</text:p>
          </table:table-cell>
          <table:table-cell office:value-type="float" office:value="168.682" calcext:value-type="float">
            <text:p>168.682</text:p>
          </table:table-cell>
          <table:table-cell office:value-type="float" office:value="229.402" calcext:value-type="float">
            <text:p>229.402</text:p>
          </table:table-cell>
          <table:table-cell office:value-type="float" office:value="200.919" calcext:value-type="float">
            <text:p>200.919</text:p>
          </table:table-cell>
          <table:table-cell office:value-type="float" office:value="368.593" calcext:value-type="float">
            <text:p>368.593</text:p>
          </table:table-cell>
          <table:table-cell office:value-type="float" office:value="343.096" calcext:value-type="float">
            <text:p>343.096</text:p>
          </table:table-cell>
          <table:table-cell office:value-type="float" office:value="285.514" calcext:value-type="float">
            <text:p>285.514</text:p>
          </table:table-cell>
          <table:table-cell table:number-columns-repeated="5"/>
          <table:table-cell office:value-type="float" office:value="118.285" calcext:value-type="float">
            <text:p>118.285</text:p>
          </table:table-cell>
          <table:table-cell office:value-type="float" office:value="66.986" calcext:value-type="float">
            <text:p>66.986</text:p>
          </table:table-cell>
          <table:table-cell office:value-type="float" office:value="63.279" calcext:value-type="float">
            <text:p>63.279</text:p>
          </table:table-cell>
          <table:table-cell office:value-type="float" office:value="63.423" calcext:value-type="float">
            <text:p>63.423</text:p>
          </table:table-cell>
          <table:table-cell office:value-type="float" office:value="63.445" calcext:value-type="float">
            <text:p>63.445</text:p>
          </table:table-cell>
          <table:table-cell office:value-type="float" office:value="63.563" calcext:value-type="float">
            <text:p>63.563</text:p>
          </table:table-cell>
          <table:table-cell office:value-type="float" office:value="64.049" calcext:value-type="float">
            <text:p>64.049</text:p>
          </table:table-cell>
          <table:table-cell office:value-type="float" office:value="63.999" calcext:value-type="float">
            <text:p>63.999</text:p>
          </table:table-cell>
          <table:table-cell office:value-type="float" office:value="63.864" calcext:value-type="float">
            <text:p>63.864</text:p>
          </table:table-cell>
          <table:table-cell office:value-type="float" office:value="64.183" calcext:value-type="float">
            <text:p>64.183</text:p>
          </table:table-cell>
          <table:table-cell office:value-type="float" office:value="70.028" calcext:value-type="float">
            <text:p>70.028</text:p>
          </table:table-cell>
          <table:table-cell office:value-type="float" office:value="71.12" calcext:value-type="float">
            <text:p>71.12</text:p>
          </table:table-cell>
          <table:table-cell office:value-type="float" office:value="69.277" calcext:value-type="float">
            <text:p>69.277</text:p>
          </table:table-cell>
          <table:table-cell office:value-type="float" office:value="69.552" calcext:value-type="float">
            <text:p>69.552</text:p>
          </table:table-cell>
          <table:table-cell office:value-type="float" office:value="69.533" calcext:value-type="float">
            <text:p>69.533</text:p>
          </table:table-cell>
          <table:table-cell office:value-type="float" office:value="70.358" calcext:value-type="float">
            <text:p>70.358</text:p>
          </table:table-cell>
          <table:table-cell office:value-type="float" office:value="71.021" calcext:value-type="float">
            <text:p>71.021</text:p>
          </table:table-cell>
          <table:table-cell office:value-type="float" office:value="71.1" calcext:value-type="float">
            <text:p>71.1</text:p>
          </table:table-cell>
          <table:table-cell office:value-type="float" office:value="72.443" calcext:value-type="float">
            <text:p>72.443</text:p>
          </table:table-cell>
          <table:table-cell office:value-type="float" office:value="71.146" calcext:value-type="float">
            <text:p>71.146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20.779" calcext:value-type="float">
            <text:p>120.779</text:p>
          </table:table-cell>
          <table:table-cell office:value-type="float" office:value="68.447" calcext:value-type="float">
            <text:p>68.447</text:p>
          </table:table-cell>
          <table:table-cell office:value-type="float" office:value="64.675" calcext:value-type="float">
            <text:p>64.675</text:p>
          </table:table-cell>
          <table:table-cell office:value-type="float" office:value="64.786" calcext:value-type="float">
            <text:p>64.786</text:p>
          </table:table-cell>
          <table:table-cell office:value-type="float" office:value="64.892" calcext:value-type="float">
            <text:p>64.892</text:p>
          </table:table-cell>
          <table:table-cell office:value-type="float" office:value="64.847" calcext:value-type="float">
            <text:p>64.847</text:p>
          </table:table-cell>
          <table:table-cell office:value-type="float" office:value="65.014" calcext:value-type="float">
            <text:p>65.014</text:p>
          </table:table-cell>
          <table:table-cell office:value-type="float" office:value="65.159" calcext:value-type="float">
            <text:p>65.159</text:p>
          </table:table-cell>
          <table:table-cell office:value-type="float" office:value="65.283" calcext:value-type="float">
            <text:p>65.283</text:p>
          </table:table-cell>
          <table:table-cell office:value-type="float" office:value="65.69" calcext:value-type="float">
            <text:p>65.69</text:p>
          </table:table-cell>
          <table:table-cell office:value-type="float" office:value="72.411" calcext:value-type="float">
            <text:p>72.411</text:p>
          </table:table-cell>
          <table:table-cell office:value-type="float" office:value="71.566" calcext:value-type="float">
            <text:p>71.566</text:p>
          </table:table-cell>
          <table:table-cell office:value-type="float" office:value="72.139" calcext:value-type="float">
            <text:p>72.139</text:p>
          </table:table-cell>
          <table:table-cell office:value-type="float" office:value="72.202" calcext:value-type="float">
            <text:p>72.202</text:p>
          </table:table-cell>
          <table:table-cell office:value-type="float" office:value="71.601" calcext:value-type="float">
            <text:p>71.601</text:p>
          </table:table-cell>
          <table:table-cell office:value-type="float" office:value="72.274" calcext:value-type="float">
            <text:p>72.274</text:p>
          </table:table-cell>
          <table:table-cell office:value-type="float" office:value="73.413" calcext:value-type="float">
            <text:p>73.413</text:p>
          </table:table-cell>
          <table:table-cell office:value-type="float" office:value="72.212" calcext:value-type="float">
            <text:p>72.212</text:p>
          </table:table-cell>
          <table:table-cell office:value-type="float" office:value="72.797" calcext:value-type="float">
            <text:p>72.797</text:p>
          </table:table-cell>
          <table:table-cell office:value-type="float" office:value="73.934" calcext:value-type="float">
            <text:p>73.93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23.419" calcext:value-type="float">
            <text:p>123.419</text:p>
          </table:table-cell>
          <table:table-cell office:value-type="float" office:value="69.766" calcext:value-type="float">
            <text:p>69.766</text:p>
          </table:table-cell>
          <table:table-cell office:value-type="float" office:value="66.061" calcext:value-type="float">
            <text:p>66.061</text:p>
          </table:table-cell>
          <table:table-cell office:value-type="float" office:value="66.178" calcext:value-type="float">
            <text:p>66.178</text:p>
          </table:table-cell>
          <table:table-cell office:value-type="float" office:value="66.308" calcext:value-type="float">
            <text:p>66.308</text:p>
          </table:table-cell>
          <table:table-cell office:value-type="float" office:value="66.375" calcext:value-type="float">
            <text:p>66.375</text:p>
          </table:table-cell>
          <table:table-cell office:value-type="float" office:value="66.462" calcext:value-type="float">
            <text:p>66.462</text:p>
          </table:table-cell>
          <table:table-cell office:value-type="float" office:value="66.835" calcext:value-type="float">
            <text:p>66.835</text:p>
          </table:table-cell>
          <table:table-cell office:value-type="float" office:value="66.799" calcext:value-type="float">
            <text:p>66.799</text:p>
          </table:table-cell>
          <table:table-cell office:value-type="float" office:value="67.012" calcext:value-type="float">
            <text:p>67.012</text:p>
          </table:table-cell>
          <table:table-cell office:value-type="float" office:value="72.935" calcext:value-type="float">
            <text:p>72.935</text:p>
          </table:table-cell>
          <table:table-cell office:value-type="float" office:value="73.993" calcext:value-type="float">
            <text:p>73.993</text:p>
          </table:table-cell>
          <table:table-cell office:value-type="float" office:value="72.24" calcext:value-type="float">
            <text:p>72.24</text:p>
          </table:table-cell>
          <table:table-cell office:value-type="float" office:value="73.1" calcext:value-type="float">
            <text:p>73.1</text:p>
          </table:table-cell>
          <table:table-cell office:value-type="float" office:value="74.144" calcext:value-type="float">
            <text:p>74.144</text:p>
          </table:table-cell>
          <table:table-cell office:value-type="float" office:value="73.114" calcext:value-type="float">
            <text:p>73.114</text:p>
          </table:table-cell>
          <table:table-cell office:value-type="float" office:value="74.511" calcext:value-type="float">
            <text:p>74.511</text:p>
          </table:table-cell>
          <table:table-cell office:value-type="float" office:value="75.02" calcext:value-type="float">
            <text:p>75.02</text:p>
          </table:table-cell>
          <table:table-cell office:value-type="float" office:value="75.233" calcext:value-type="float">
            <text:p>75.233</text:p>
          </table:table-cell>
          <table:table-cell office:value-type="float" office:value="74.356" calcext:value-type="float">
            <text:p>74.356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25.708" calcext:value-type="float">
            <text:p>125.708</text:p>
          </table:table-cell>
          <table:table-cell office:value-type="float" office:value="71.147" calcext:value-type="float">
            <text:p>71.147</text:p>
          </table:table-cell>
          <table:table-cell office:value-type="float" office:value="67.475" calcext:value-type="float">
            <text:p>67.475</text:p>
          </table:table-cell>
          <table:table-cell office:value-type="float" office:value="67.609" calcext:value-type="float">
            <text:p>67.609</text:p>
          </table:table-cell>
          <table:table-cell office:value-type="float" office:value="67.784" calcext:value-type="float">
            <text:p>67.784</text:p>
          </table:table-cell>
          <table:table-cell office:value-type="float" office:value="67.671" calcext:value-type="float">
            <text:p>67.671</text:p>
          </table:table-cell>
          <table:table-cell office:value-type="float" office:value="67.633" calcext:value-type="float">
            <text:p>67.633</text:p>
          </table:table-cell>
          <table:table-cell office:value-type="float" office:value="68.163" calcext:value-type="float">
            <text:p>68.163</text:p>
          </table:table-cell>
          <table:table-cell office:value-type="float" office:value="68.241" calcext:value-type="float">
            <text:p>68.241</text:p>
          </table:table-cell>
          <table:table-cell office:value-type="float" office:value="68.399" calcext:value-type="float">
            <text:p>68.399</text:p>
          </table:table-cell>
          <table:table-cell office:value-type="float" office:value="74.957" calcext:value-type="float">
            <text:p>74.957</text:p>
          </table:table-cell>
          <table:table-cell office:value-type="float" office:value="75.163" calcext:value-type="float">
            <text:p>75.163</text:p>
          </table:table-cell>
          <table:table-cell office:value-type="float" office:value="75.289" calcext:value-type="float">
            <text:p>75.289</text:p>
          </table:table-cell>
          <table:table-cell office:value-type="float" office:value="75.531" calcext:value-type="float">
            <text:p>75.531</text:p>
          </table:table-cell>
          <table:table-cell office:value-type="float" office:value="74.762" calcext:value-type="float">
            <text:p>74.762</text:p>
          </table:table-cell>
          <table:table-cell office:value-type="float" office:value="74.931" calcext:value-type="float">
            <text:p>74.931</text:p>
          </table:table-cell>
          <table:table-cell office:value-type="float" office:value="76.624" calcext:value-type="float">
            <text:p>76.624</text:p>
          </table:table-cell>
          <table:table-cell office:value-type="float" office:value="75.864" calcext:value-type="float">
            <text:p>75.864</text:p>
          </table:table-cell>
          <table:table-cell office:value-type="float" office:value="76.114" calcext:value-type="float">
            <text:p>76.114</text:p>
          </table:table-cell>
          <table:table-cell office:value-type="float" office:value="76.793" calcext:value-type="float">
            <text:p>76.79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28.45" calcext:value-type="float">
            <text:p>128.45</text:p>
          </table:table-cell>
          <table:table-cell office:value-type="float" office:value="72.561" calcext:value-type="float">
            <text:p>72.561</text:p>
          </table:table-cell>
          <table:table-cell office:value-type="float" office:value="68.896" calcext:value-type="float">
            <text:p>68.896</text:p>
          </table:table-cell>
          <table:table-cell office:value-type="float" office:value="69.094" calcext:value-type="float">
            <text:p>69.094</text:p>
          </table:table-cell>
          <table:table-cell office:value-type="float" office:value="69.154" calcext:value-type="float">
            <text:p>69.154</text:p>
          </table:table-cell>
          <table:table-cell office:value-type="float" office:value="69.061" calcext:value-type="float">
            <text:p>69.061</text:p>
          </table:table-cell>
          <table:table-cell office:value-type="float" office:value="69.093" calcext:value-type="float">
            <text:p>69.093</text:p>
          </table:table-cell>
          <table:table-cell office:value-type="float" office:value="69.342" calcext:value-type="float">
            <text:p>69.342</text:p>
          </table:table-cell>
          <table:table-cell office:value-type="float" office:value="69.407" calcext:value-type="float">
            <text:p>69.407</text:p>
          </table:table-cell>
          <table:table-cell office:value-type="float" office:value="69.863" calcext:value-type="float">
            <text:p>69.863</text:p>
          </table:table-cell>
          <table:table-cell office:value-type="float" office:value="76.77" calcext:value-type="float">
            <text:p>76.77</text:p>
          </table:table-cell>
          <table:table-cell office:value-type="float" office:value="77.515" calcext:value-type="float">
            <text:p>77.515</text:p>
          </table:table-cell>
          <table:table-cell office:value-type="float" office:value="75.425" calcext:value-type="float">
            <text:p>75.425</text:p>
          </table:table-cell>
          <table:table-cell office:value-type="float" office:value="76.107" calcext:value-type="float">
            <text:p>76.107</text:p>
          </table:table-cell>
          <table:table-cell office:value-type="float" office:value="75.703" calcext:value-type="float">
            <text:p>75.703</text:p>
          </table:table-cell>
          <table:table-cell office:value-type="float" office:value="76.467" calcext:value-type="float">
            <text:p>76.467</text:p>
          </table:table-cell>
          <table:table-cell office:value-type="float" office:value="77.5" calcext:value-type="float">
            <text:p>77.5</text:p>
          </table:table-cell>
          <table:table-cell office:value-type="float" office:value="77.63" calcext:value-type="float">
            <text:p>77.63</text:p>
          </table:table-cell>
          <table:table-cell office:value-type="float" office:value="78.71" calcext:value-type="float">
            <text:p>78.71</text:p>
          </table:table-cell>
          <table:table-cell office:value-type="float" office:value="77.922" calcext:value-type="float">
            <text:p>77.92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30.724" calcext:value-type="float">
            <text:p>130.724</text:p>
          </table:table-cell>
          <table:table-cell office:value-type="float" office:value="73.955" calcext:value-type="float">
            <text:p>73.955</text:p>
          </table:table-cell>
          <table:table-cell office:value-type="float" office:value="70.327" calcext:value-type="float">
            <text:p>70.327</text:p>
          </table:table-cell>
          <table:table-cell office:value-type="float" office:value="70.417" calcext:value-type="float">
            <text:p>70.417</text:p>
          </table:table-cell>
          <table:table-cell office:value-type="float" office:value="70.461" calcext:value-type="float">
            <text:p>70.461</text:p>
          </table:table-cell>
          <table:table-cell office:value-type="float" office:value="70.402" calcext:value-type="float">
            <text:p>70.402</text:p>
          </table:table-cell>
          <table:table-cell office:value-type="float" office:value="70.369" calcext:value-type="float">
            <text:p>70.369</text:p>
          </table:table-cell>
          <table:table-cell office:value-type="float" office:value="70.868" calcext:value-type="float">
            <text:p>70.868</text:p>
          </table:table-cell>
          <table:table-cell office:value-type="float" office:value="71.022" calcext:value-type="float">
            <text:p>71.022</text:p>
          </table:table-cell>
          <table:table-cell office:value-type="float" office:value="71.245" calcext:value-type="float">
            <text:p>71.245</text:p>
          </table:table-cell>
          <table:table-cell office:value-type="float" office:value="77.334" calcext:value-type="float">
            <text:p>77.334</text:p>
          </table:table-cell>
          <table:table-cell office:value-type="float" office:value="78.562" calcext:value-type="float">
            <text:p>78.562</text:p>
          </table:table-cell>
          <table:table-cell office:value-type="float" office:value="77.454" calcext:value-type="float">
            <text:p>77.454</text:p>
          </table:table-cell>
          <table:table-cell office:value-type="float" office:value="77.904" calcext:value-type="float">
            <text:p>77.904</text:p>
          </table:table-cell>
          <table:table-cell office:value-type="float" office:value="78.542" calcext:value-type="float">
            <text:p>78.542</text:p>
          </table:table-cell>
          <table:table-cell office:value-type="float" office:value="78.977" calcext:value-type="float">
            <text:p>78.977</text:p>
          </table:table-cell>
          <table:table-cell office:value-type="float" office:value="78.777" calcext:value-type="float">
            <text:p>78.777</text:p>
          </table:table-cell>
          <table:table-cell office:value-type="float" office:value="79.36" calcext:value-type="float">
            <text:p>79.36</text:p>
          </table:table-cell>
          <table:table-cell office:value-type="float" office:value="79.51" calcext:value-type="float">
            <text:p>79.51</text:p>
          </table:table-cell>
          <table:table-cell office:value-type="float" office:value="79.062" calcext:value-type="float">
            <text:p>79.06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33.323" calcext:value-type="float">
            <text:p>133.323</text:p>
          </table:table-cell>
          <table:table-cell office:value-type="float" office:value="75.445" calcext:value-type="float">
            <text:p>75.445</text:p>
          </table:table-cell>
          <table:table-cell office:value-type="float" office:value="71.685" calcext:value-type="float">
            <text:p>71.68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1.857" calcext:value-type="float">
            <text:p>71.857</text:p>
          </table:table-cell>
          <table:table-cell office:value-type="float" office:value="71.82" calcext:value-type="float">
            <text:p>71.82</text:p>
          </table:table-cell>
          <table:table-cell office:value-type="float" office:value="71.842" calcext:value-type="float">
            <text:p>71.842</text:p>
          </table:table-cell>
          <table:table-cell office:value-type="float" office:value="72.27" calcext:value-type="float">
            <text:p>72.27</text:p>
          </table:table-cell>
          <table:table-cell office:value-type="float" office:value="72.239" calcext:value-type="float">
            <text:p>72.239</text:p>
          </table:table-cell>
          <table:table-cell office:value-type="float" office:value="72.696" calcext:value-type="float">
            <text:p>72.696</text:p>
          </table:table-cell>
          <table:table-cell office:value-type="float" office:value="78.482" calcext:value-type="float">
            <text:p>78.482</text:p>
          </table:table-cell>
          <table:table-cell office:value-type="float" office:value="78.841" calcext:value-type="float">
            <text:p>78.841</text:p>
          </table:table-cell>
          <table:table-cell office:value-type="float" office:value="79.303" calcext:value-type="float">
            <text:p>79.303</text:p>
          </table:table-cell>
          <table:table-cell office:value-type="float" office:value="79.673" calcext:value-type="float">
            <text:p>79.673</text:p>
          </table:table-cell>
          <table:table-cell office:value-type="float" office:value="78.944" calcext:value-type="float">
            <text:p>78.944</text:p>
          </table:table-cell>
          <table:table-cell office:value-type="float" office:value="79.665" calcext:value-type="float">
            <text:p>79.665</text:p>
          </table:table-cell>
          <table:table-cell office:value-type="float" office:value="80.703" calcext:value-type="float">
            <text:p>80.703</text:p>
          </table:table-cell>
          <table:table-cell office:value-type="float" office:value="80.303" calcext:value-type="float">
            <text:p>80.303</text:p>
          </table:table-cell>
          <table:table-cell office:value-type="float" office:value="80.739" calcext:value-type="float">
            <text:p>80.739</text:p>
          </table:table-cell>
          <table:table-cell office:value-type="float" office:value="81.252" calcext:value-type="float">
            <text:p>81.25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35.936" calcext:value-type="float">
            <text:p>135.936</text:p>
          </table:table-cell>
          <table:table-cell office:value-type="float" office:value="76.764" calcext:value-type="float">
            <text:p>76.764</text:p>
          </table:table-cell>
          <table:table-cell office:value-type="float" office:value="73.039" calcext:value-type="float">
            <text:p>73.039</text:p>
          </table:table-cell>
          <table:table-cell office:value-type="float" office:value="73.297" calcext:value-type="float">
            <text:p>73.297</text:p>
          </table:table-cell>
          <table:table-cell office:value-type="float" office:value="73.342" calcext:value-type="float">
            <text:p>73.342</text:p>
          </table:table-cell>
          <table:table-cell office:value-type="float" office:value="73.305" calcext:value-type="float">
            <text:p>73.305</text:p>
          </table:table-cell>
          <table:table-cell office:value-type="float" office:value="73.263" calcext:value-type="float">
            <text:p>73.263</text:p>
          </table:table-cell>
          <table:table-cell office:value-type="float" office:value="73.547" calcext:value-type="float">
            <text:p>73.547</text:p>
          </table:table-cell>
          <table:table-cell office:value-type="float" office:value="73.654" calcext:value-type="float">
            <text:p>73.654</text:p>
          </table:table-cell>
          <table:table-cell office:value-type="float" office:value="74.04" calcext:value-type="float">
            <text:p>74.04</text:p>
          </table:table-cell>
          <table:table-cell office:value-type="float" office:value="81.185" calcext:value-type="float">
            <text:p>81.185</text:p>
          </table:table-cell>
          <table:table-cell office:value-type="float" office:value="81.921" calcext:value-type="float">
            <text:p>81.921</text:p>
          </table:table-cell>
          <table:table-cell office:value-type="float" office:value="80.135" calcext:value-type="float">
            <text:p>80.135</text:p>
          </table:table-cell>
          <table:table-cell office:value-type="float" office:value="81.084" calcext:value-type="float">
            <text:p>81.084</text:p>
          </table:table-cell>
          <table:table-cell office:value-type="float" office:value="81.177" calcext:value-type="float">
            <text:p>81.177</text:p>
          </table:table-cell>
          <table:table-cell office:value-type="float" office:value="80.417" calcext:value-type="float">
            <text:p>80.417</text:p>
          </table:table-cell>
          <table:table-cell office:value-type="float" office:value="81.703" calcext:value-type="float">
            <text:p>81.703</text:p>
          </table:table-cell>
          <table:table-cell office:value-type="float" office:value="82.515" calcext:value-type="float">
            <text:p>82.515</text:p>
          </table:table-cell>
          <table:table-cell office:value-type="float" office:value="82.792" calcext:value-type="float">
            <text:p>82.792</text:p>
          </table:table-cell>
          <table:table-cell office:value-type="float" office:value="82.001" calcext:value-type="float">
            <text:p>82.00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38.32" calcext:value-type="float">
            <text:p>138.32</text:p>
          </table:table-cell>
          <table:table-cell office:value-type="float" office:value="78.235" calcext:value-type="float">
            <text:p>78.235</text:p>
          </table:table-cell>
          <table:table-cell office:value-type="float" office:value="74.417" calcext:value-type="float">
            <text:p>74.417</text:p>
          </table:table-cell>
          <table:table-cell office:value-type="float" office:value="74.665" calcext:value-type="float">
            <text:p>74.665</text:p>
          </table:table-cell>
          <table:table-cell office:value-type="float" office:value="74.857" calcext:value-type="float">
            <text:p>74.857</text:p>
          </table:table-cell>
          <table:table-cell office:value-type="float" office:value="74.736" calcext:value-type="float">
            <text:p>74.736</text:p>
          </table:table-cell>
          <table:table-cell office:value-type="float" office:value="74.669" calcext:value-type="float">
            <text:p>74.669</text:p>
          </table:table-cell>
          <table:table-cell office:value-type="float" office:value="75.181" calcext:value-type="float">
            <text:p>75.181</text:p>
          </table:table-cell>
          <table:table-cell office:value-type="float" office:value="75.026" calcext:value-type="float">
            <text:p>75.026</text:p>
          </table:table-cell>
          <table:table-cell office:value-type="float" office:value="75.442" calcext:value-type="float">
            <text:p>75.442</text:p>
          </table:table-cell>
          <table:table-cell office:value-type="float" office:value="81.866" calcext:value-type="float">
            <text:p>81.866</text:p>
          </table:table-cell>
          <table:table-cell office:value-type="float" office:value="82.457" calcext:value-type="float">
            <text:p>82.457</text:p>
          </table:table-cell>
          <table:table-cell office:value-type="float" office:value="81.432" calcext:value-type="float">
            <text:p>81.432</text:p>
          </table:table-cell>
          <table:table-cell office:value-type="float" office:value="83.306" calcext:value-type="float">
            <text:p>83.306</text:p>
          </table:table-cell>
          <table:table-cell office:value-type="float" office:value="82.42" calcext:value-type="float">
            <text:p>82.42</text:p>
          </table:table-cell>
          <table:table-cell office:value-type="float" office:value="83.426" calcext:value-type="float">
            <text:p>83.426</text:p>
          </table:table-cell>
          <table:table-cell office:value-type="float" office:value="84.281" calcext:value-type="float">
            <text:p>84.281</text:p>
          </table:table-cell>
          <table:table-cell office:value-type="float" office:value="83.487" calcext:value-type="float">
            <text:p>83.487</text:p>
          </table:table-cell>
          <table:table-cell office:value-type="float" office:value="85.342" calcext:value-type="float">
            <text:p>85.342</text:p>
          </table:table-cell>
          <table:table-cell office:value-type="float" office:value="84.121" calcext:value-type="float">
            <text:p>84.12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40.936" calcext:value-type="float">
            <text:p>140.936</text:p>
          </table:table-cell>
          <table:table-cell office:value-type="float" office:value="79.623" calcext:value-type="float">
            <text:p>79.623</text:p>
          </table:table-cell>
          <table:table-cell office:value-type="float" office:value="75.94" calcext:value-type="float">
            <text:p>75.94</text:p>
          </table:table-cell>
          <table:table-cell office:value-type="float" office:value="76.062" calcext:value-type="float">
            <text:p>76.062</text:p>
          </table:table-cell>
          <table:table-cell office:value-type="float" office:value="76.106" calcext:value-type="float">
            <text:p>76.106</text:p>
          </table:table-cell>
          <table:table-cell office:value-type="float" office:value="76.175" calcext:value-type="float">
            <text:p>76.175</text:p>
          </table:table-cell>
          <table:table-cell office:value-type="float" office:value="76.12" calcext:value-type="float">
            <text:p>76.12</text:p>
          </table:table-cell>
          <table:table-cell office:value-type="float" office:value="76.152" calcext:value-type="float">
            <text:p>76.152</text:p>
          </table:table-cell>
          <table:table-cell office:value-type="float" office:value="76.462" calcext:value-type="float">
            <text:p>76.462</text:p>
          </table:table-cell>
          <table:table-cell office:value-type="float" office:value="76.724" calcext:value-type="float">
            <text:p>76.724</text:p>
          </table:table-cell>
          <table:table-cell office:value-type="float" office:value="83.788" calcext:value-type="float">
            <text:p>83.788</text:p>
          </table:table-cell>
          <table:table-cell office:value-type="float" office:value="84.87" calcext:value-type="float">
            <text:p>84.87</text:p>
          </table:table-cell>
          <table:table-cell office:value-type="float" office:value="83.431" calcext:value-type="float">
            <text:p>83.431</text:p>
          </table:table-cell>
          <table:table-cell office:value-type="float" office:value="84.023" calcext:value-type="float">
            <text:p>84.023</text:p>
          </table:table-cell>
          <table:table-cell office:value-type="float" office:value="84.743" calcext:value-type="float">
            <text:p>84.743</text:p>
          </table:table-cell>
          <table:table-cell office:value-type="float" office:value="83.625" calcext:value-type="float">
            <text:p>83.625</text:p>
          </table:table-cell>
          <table:table-cell office:value-type="float" office:value="84.954" calcext:value-type="float">
            <text:p>84.954</text:p>
          </table:table-cell>
          <table:table-cell office:value-type="float" office:value="84.564" calcext:value-type="float">
            <text:p>84.564</text:p>
          </table:table-cell>
          <table:table-cell office:value-type="float" office:value="85.935" calcext:value-type="float">
            <text:p>85.935</text:p>
          </table:table-cell>
          <table:table-cell office:value-type="float" office:value="85.745" calcext:value-type="float">
            <text:p>85.74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43.542" calcext:value-type="float">
            <text:p>143.542</text:p>
          </table:table-cell>
          <table:table-cell office:value-type="float" office:value="81.052" calcext:value-type="float">
            <text:p>81.052</text:p>
          </table:table-cell>
          <table:table-cell office:value-type="float" office:value="77.303" calcext:value-type="float">
            <text:p>77.303</text:p>
          </table:table-cell>
          <table:table-cell office:value-type="float" office:value="77.477" calcext:value-type="float">
            <text:p>77.477</text:p>
          </table:table-cell>
          <table:table-cell office:value-type="float" office:value="77.541" calcext:value-type="float">
            <text:p>77.541</text:p>
          </table:table-cell>
          <table:table-cell office:value-type="float" office:value="77.551" calcext:value-type="float">
            <text:p>77.551</text:p>
          </table:table-cell>
          <table:table-cell office:value-type="float" office:value="77.538" calcext:value-type="float">
            <text:p>77.538</text:p>
          </table:table-cell>
          <table:table-cell office:value-type="float" office:value="77.516" calcext:value-type="float">
            <text:p>77.516</text:p>
          </table:table-cell>
          <table:table-cell office:value-type="float" office:value="77.797" calcext:value-type="float">
            <text:p>77.797</text:p>
          </table:table-cell>
          <table:table-cell office:value-type="float" office:value="78.315" calcext:value-type="float">
            <text:p>78.315</text:p>
          </table:table-cell>
          <table:table-cell office:value-type="float" office:value="86.287" calcext:value-type="float">
            <text:p>86.287</text:p>
          </table:table-cell>
          <table:table-cell office:value-type="float" office:value="86.198" calcext:value-type="float">
            <text:p>86.198</text:p>
          </table:table-cell>
          <table:table-cell office:value-type="float" office:value="84.529" calcext:value-type="float">
            <text:p>84.529</text:p>
          </table:table-cell>
          <table:table-cell office:value-type="float" office:value="86.355" calcext:value-type="float">
            <text:p>86.355</text:p>
          </table:table-cell>
          <table:table-cell office:value-type="float" office:value="85.423" calcext:value-type="float">
            <text:p>85.423</text:p>
          </table:table-cell>
          <table:table-cell office:value-type="float" office:value="86.491" calcext:value-type="float">
            <text:p>86.491</text:p>
          </table:table-cell>
          <table:table-cell office:value-type="float" office:value="87.514" calcext:value-type="float">
            <text:p>87.514</text:p>
          </table:table-cell>
          <table:table-cell office:value-type="float" office:value="86.905" calcext:value-type="float">
            <text:p>86.905</text:p>
          </table:table-cell>
          <table:table-cell office:value-type="float" office:value="88.298" calcext:value-type="float">
            <text:p>88.298</text:p>
          </table:table-cell>
          <table:table-cell office:value-type="float" office:value="87.721" calcext:value-type="float">
            <text:p>87.72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46.034" calcext:value-type="float">
            <text:p>146.034</text:p>
          </table:table-cell>
          <table:table-cell office:value-type="float" office:value="82.456" calcext:value-type="float">
            <text:p>82.456</text:p>
          </table:table-cell>
          <table:table-cell office:value-type="float" office:value="78.661" calcext:value-type="float">
            <text:p>78.661</text:p>
          </table:table-cell>
          <table:table-cell office:value-type="float" office:value="78.925" calcext:value-type="float">
            <text:p>78.925</text:p>
          </table:table-cell>
          <table:table-cell office:value-type="float" office:value="78.877" calcext:value-type="float">
            <text:p>78.877</text:p>
          </table:table-cell>
          <table:table-cell office:value-type="float" office:value="78.79" calcext:value-type="float">
            <text:p>78.79</text:p>
          </table:table-cell>
          <table:table-cell office:value-type="float" office:value="78.873" calcext:value-type="float">
            <text:p>78.873</text:p>
          </table:table-cell>
          <table:table-cell office:value-type="float" office:value="78.979" calcext:value-type="float">
            <text:p>78.979</text:p>
          </table:table-cell>
          <table:table-cell office:value-type="float" office:value="79.252" calcext:value-type="float">
            <text:p>79.252</text:p>
          </table:table-cell>
          <table:table-cell office:value-type="float" office:value="79.534" calcext:value-type="float">
            <text:p>79.534</text:p>
          </table:table-cell>
          <table:table-cell office:value-type="float" office:value="87.097" calcext:value-type="float">
            <text:p>87.097</text:p>
          </table:table-cell>
          <table:table-cell office:value-type="float" office:value="86.589" calcext:value-type="float">
            <text:p>86.589</text:p>
          </table:table-cell>
          <table:table-cell office:value-type="float" office:value="86.988" calcext:value-type="float">
            <text:p>86.988</text:p>
          </table:table-cell>
          <table:table-cell office:value-type="float" office:value="87.444" calcext:value-type="float">
            <text:p>87.444</text:p>
          </table:table-cell>
          <table:table-cell office:value-type="float" office:value="87.826" calcext:value-type="float">
            <text:p>87.826</text:p>
          </table:table-cell>
          <table:table-cell office:value-type="float" office:value="86.777" calcext:value-type="float">
            <text:p>86.777</text:p>
          </table:table-cell>
          <table:table-cell office:value-type="float" office:value="88.519" calcext:value-type="float">
            <text:p>88.519</text:p>
          </table:table-cell>
          <table:table-cell office:value-type="float" office:value="87.69" calcext:value-type="float">
            <text:p>87.69</text:p>
          </table:table-cell>
          <table:table-cell office:value-type="float" office:value="89.714" calcext:value-type="float">
            <text:p>89.714</text:p>
          </table:table-cell>
          <table:table-cell office:value-type="float" office:value="87.99" calcext:value-type="float">
            <text:p>87.99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48.556" calcext:value-type="float">
            <text:p>148.556</text:p>
          </table:table-cell>
          <table:table-cell office:value-type="float" office:value="83.954" calcext:value-type="float">
            <text:p>83.954</text:p>
          </table:table-cell>
          <table:table-cell office:value-type="float" office:value="80.026" calcext:value-type="float">
            <text:p>80.026</text:p>
          </table:table-cell>
          <table:table-cell office:value-type="float" office:value="80.341" calcext:value-type="float">
            <text:p>80.341</text:p>
          </table:table-cell>
          <table:table-cell office:value-type="float" office:value="80.269" calcext:value-type="float">
            <text:p>80.269</text:p>
          </table:table-cell>
          <table:table-cell office:value-type="float" office:value="80.284" calcext:value-type="float">
            <text:p>80.284</text:p>
          </table:table-cell>
          <table:table-cell office:value-type="float" office:value="80.315" calcext:value-type="float">
            <text:p>80.315</text:p>
          </table:table-cell>
          <table:table-cell office:value-type="float" office:value="80.198" calcext:value-type="float">
            <text:p>80.198</text:p>
          </table:table-cell>
          <table:table-cell office:value-type="float" office:value="80.672" calcext:value-type="float">
            <text:p>80.672</text:p>
          </table:table-cell>
          <table:table-cell office:value-type="float" office:value="80.986" calcext:value-type="float">
            <text:p>80.986</text:p>
          </table:table-cell>
          <table:table-cell office:value-type="float" office:value="88.361" calcext:value-type="float">
            <text:p>88.361</text:p>
          </table:table-cell>
          <table:table-cell office:value-type="float" office:value="88.952" calcext:value-type="float">
            <text:p>88.952</text:p>
          </table:table-cell>
          <table:table-cell office:value-type="float" office:value="87.412" calcext:value-type="float">
            <text:p>87.412</text:p>
          </table:table-cell>
          <table:table-cell office:value-type="float" office:value="89.389" calcext:value-type="float">
            <text:p>89.389</text:p>
          </table:table-cell>
          <table:table-cell office:value-type="float" office:value="88.581" calcext:value-type="float">
            <text:p>88.581</text:p>
          </table:table-cell>
          <table:table-cell office:value-type="float" office:value="89.766" calcext:value-type="float">
            <text:p>89.766</text:p>
          </table:table-cell>
          <table:table-cell office:value-type="float" office:value="90.064" calcext:value-type="float">
            <text:p>90.064</text:p>
          </table:table-cell>
          <table:table-cell office:value-type="float" office:value="90.417" calcext:value-type="float">
            <text:p>90.417</text:p>
          </table:table-cell>
          <table:table-cell office:value-type="float" office:value="90.088" calcext:value-type="float">
            <text:p>90.088</text:p>
          </table:table-cell>
          <table:table-cell office:value-type="float" office:value="90.033" calcext:value-type="float">
            <text:p>90.03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51.265" calcext:value-type="float">
            <text:p>151.265</text:p>
          </table:table-cell>
          <table:table-cell office:value-type="float" office:value="85.241" calcext:value-type="float">
            <text:p>85.241</text:p>
          </table:table-cell>
          <table:table-cell office:value-type="float" office:value="81.553" calcext:value-type="float">
            <text:p>81.553</text:p>
          </table:table-cell>
          <table:table-cell table:number-columns-repeated="2" office:value-type="float" office:value="81.665" calcext:value-type="float">
            <text:p>81.665</text:p>
          </table:table-cell>
          <table:table-cell office:value-type="float" office:value="81.749" calcext:value-type="float">
            <text:p>81.749</text:p>
          </table:table-cell>
          <table:table-cell office:value-type="float" office:value="81.547" calcext:value-type="float">
            <text:p>81.547</text:p>
          </table:table-cell>
          <table:table-cell office:value-type="float" office:value="81.757" calcext:value-type="float">
            <text:p>81.757</text:p>
          </table:table-cell>
          <table:table-cell office:value-type="float" office:value="82.109" calcext:value-type="float">
            <text:p>82.109</text:p>
          </table:table-cell>
          <table:table-cell office:value-type="float" office:value="82.383" calcext:value-type="float">
            <text:p>82.383</text:p>
          </table:table-cell>
          <table:table-cell office:value-type="float" office:value="90.366" calcext:value-type="float">
            <text:p>90.366</text:p>
          </table:table-cell>
          <table:table-cell office:value-type="float" office:value="89.864" calcext:value-type="float">
            <text:p>89.864</text:p>
          </table:table-cell>
          <table:table-cell office:value-type="float" office:value="90.04" calcext:value-type="float">
            <text:p>90.04</text:p>
          </table:table-cell>
          <table:table-cell office:value-type="float" office:value="90.492" calcext:value-type="float">
            <text:p>90.492</text:p>
          </table:table-cell>
          <table:table-cell office:value-type="float" office:value="91.097" calcext:value-type="float">
            <text:p>91.097</text:p>
          </table:table-cell>
          <table:table-cell office:value-type="float" office:value="89.94" calcext:value-type="float">
            <text:p>89.94</text:p>
          </table:table-cell>
          <table:table-cell office:value-type="float" office:value="91.299" calcext:value-type="float">
            <text:p>91.299</text:p>
          </table:table-cell>
          <table:table-cell office:value-type="float" office:value="90.871" calcext:value-type="float">
            <text:p>90.871</text:p>
          </table:table-cell>
          <table:table-cell office:value-type="float" office:value="92.501" calcext:value-type="float">
            <text:p>92.501</text:p>
          </table:table-cell>
          <table:table-cell office:value-type="float" office:value="90.974" calcext:value-type="float">
            <text:p>90.97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53.785" calcext:value-type="float">
            <text:p>153.785</text:p>
          </table:table-cell>
          <table:table-cell office:value-type="float" office:value="86.611" calcext:value-type="float">
            <text:p>86.611</text:p>
          </table:table-cell>
          <table:table-cell office:value-type="float" office:value="82.864" calcext:value-type="float">
            <text:p>82.864</text:p>
          </table:table-cell>
          <table:table-cell office:value-type="float" office:value="83.079" calcext:value-type="float">
            <text:p>83.079</text:p>
          </table:table-cell>
          <table:table-cell office:value-type="float" office:value="83.097" calcext:value-type="float">
            <text:p>83.097</text:p>
          </table:table-cell>
          <table:table-cell office:value-type="float" office:value="83.113" calcext:value-type="float">
            <text:p>83.113</text:p>
          </table:table-cell>
          <table:table-cell office:value-type="float" office:value="83.13" calcext:value-type="float">
            <text:p>83.13</text:p>
          </table:table-cell>
          <table:table-cell office:value-type="float" office:value="83.151" calcext:value-type="float">
            <text:p>83.151</text:p>
          </table:table-cell>
          <table:table-cell office:value-type="float" office:value="83.355" calcext:value-type="float">
            <text:p>83.355</text:p>
          </table:table-cell>
          <table:table-cell office:value-type="float" office:value="83.867" calcext:value-type="float">
            <text:p>83.867</text:p>
          </table:table-cell>
          <table:table-cell office:value-type="float" office:value="91.229" calcext:value-type="float">
            <text:p>91.229</text:p>
          </table:table-cell>
          <table:table-cell office:value-type="float" office:value="91.091" calcext:value-type="float">
            <text:p>91.091</text:p>
          </table:table-cell>
          <table:table-cell office:value-type="float" office:value="90.383" calcext:value-type="float">
            <text:p>90.383</text:p>
          </table:table-cell>
          <table:table-cell office:value-type="float" office:value="91.311" calcext:value-type="float">
            <text:p>91.311</text:p>
          </table:table-cell>
          <table:table-cell office:value-type="float" office:value="91.38" calcext:value-type="float">
            <text:p>91.38</text:p>
          </table:table-cell>
          <table:table-cell office:value-type="float" office:value="92.109" calcext:value-type="float">
            <text:p>92.109</text:p>
          </table:table-cell>
          <table:table-cell office:value-type="float" office:value="93.841" calcext:value-type="float">
            <text:p>93.841</text:p>
          </table:table-cell>
          <table:table-cell office:value-type="float" office:value="93.71" calcext:value-type="float">
            <text:p>93.71</text:p>
          </table:table-cell>
          <table:table-cell office:value-type="float" office:value="93.934" calcext:value-type="float">
            <text:p>93.934</text:p>
          </table:table-cell>
          <table:table-cell office:value-type="float" office:value="92.457" calcext:value-type="float">
            <text:p>92.45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56.299" calcext:value-type="float">
            <text:p>156.299</text:p>
          </table:table-cell>
          <table:table-cell office:value-type="float" office:value="88.02" calcext:value-type="float">
            <text:p>88.02</text:p>
          </table:table-cell>
          <table:table-cell office:value-type="float" office:value="84.289" calcext:value-type="float">
            <text:p>84.289</text:p>
          </table:table-cell>
          <table:table-cell office:value-type="float" office:value="84.465" calcext:value-type="float">
            <text:p>84.465</text:p>
          </table:table-cell>
          <table:table-cell office:value-type="float" office:value="84.491" calcext:value-type="float">
            <text:p>84.491</text:p>
          </table:table-cell>
          <table:table-cell office:value-type="float" office:value="84.504" calcext:value-type="float">
            <text:p>84.504</text:p>
          </table:table-cell>
          <table:table-cell office:value-type="float" office:value="84.441" calcext:value-type="float">
            <text:p>84.441</text:p>
          </table:table-cell>
          <table:table-cell office:value-type="float" office:value="84.451" calcext:value-type="float">
            <text:p>84.451</text:p>
          </table:table-cell>
          <table:table-cell office:value-type="float" office:value="84.648" calcext:value-type="float">
            <text:p>84.648</text:p>
          </table:table-cell>
          <table:table-cell office:value-type="float" office:value="85.137" calcext:value-type="float">
            <text:p>85.137</text:p>
          </table:table-cell>
          <table:table-cell office:value-type="float" office:value="93.307" calcext:value-type="float">
            <text:p>93.307</text:p>
          </table:table-cell>
          <table:table-cell office:value-type="float" office:value="93.095" calcext:value-type="float">
            <text:p>93.095</text:p>
          </table:table-cell>
          <table:table-cell office:value-type="float" office:value="93.281" calcext:value-type="float">
            <text:p>93.281</text:p>
          </table:table-cell>
          <table:table-cell office:value-type="float" office:value="93.67" calcext:value-type="float">
            <text:p>93.67</text:p>
          </table:table-cell>
          <table:table-cell office:value-type="float" office:value="93.079" calcext:value-type="float">
            <text:p>93.079</text:p>
          </table:table-cell>
          <table:table-cell office:value-type="float" office:value="93.357" calcext:value-type="float">
            <text:p>93.357</text:p>
          </table:table-cell>
          <table:table-cell office:value-type="float" office:value="94.753" calcext:value-type="float">
            <text:p>94.753</text:p>
          </table:table-cell>
          <table:table-cell office:value-type="float" office:value="94.158" calcext:value-type="float">
            <text:p>94.158</text:p>
          </table:table-cell>
          <table:table-cell office:value-type="float" office:value="95.99" calcext:value-type="float">
            <text:p>95.99</text:p>
          </table:table-cell>
          <table:table-cell office:value-type="float" office:value="94.383" calcext:value-type="float">
            <text:p>94.38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58.909" calcext:value-type="float">
            <text:p>158.909</text:p>
          </table:table-cell>
          <table:table-cell office:value-type="float" office:value="89.594" calcext:value-type="float">
            <text:p>89.594</text:p>
          </table:table-cell>
          <table:table-cell office:value-type="float" office:value="85.632" calcext:value-type="float">
            <text:p>85.632</text:p>
          </table:table-cell>
          <table:table-cell office:value-type="float" office:value="85.846" calcext:value-type="float">
            <text:p>85.846</text:p>
          </table:table-cell>
          <table:table-cell office:value-type="float" office:value="85.831" calcext:value-type="float">
            <text:p>85.831</text:p>
          </table:table-cell>
          <table:table-cell office:value-type="float" office:value="85.955" calcext:value-type="float">
            <text:p>85.955</text:p>
          </table:table-cell>
          <table:table-cell office:value-type="float" office:value="85.914" calcext:value-type="float">
            <text:p>85.914</text:p>
          </table:table-cell>
          <table:table-cell office:value-type="float" office:value="85.898" calcext:value-type="float">
            <text:p>85.898</text:p>
          </table:table-cell>
          <table:table-cell office:value-type="float" office:value="86.174" calcext:value-type="float">
            <text:p>86.174</text:p>
          </table:table-cell>
          <table:table-cell office:value-type="float" office:value="86.567" calcext:value-type="float">
            <text:p>86.567</text:p>
          </table:table-cell>
          <table:table-cell office:value-type="float" office:value="94.729" calcext:value-type="float">
            <text:p>94.729</text:p>
          </table:table-cell>
          <table:table-cell office:value-type="float" office:value="95.918" calcext:value-type="float">
            <text:p>95.918</text:p>
          </table:table-cell>
          <table:table-cell office:value-type="float" office:value="93.752" calcext:value-type="float">
            <text:p>93.752</text:p>
          </table:table-cell>
          <table:table-cell office:value-type="float" office:value="95.021" calcext:value-type="float">
            <text:p>95.021</text:p>
          </table:table-cell>
          <table:table-cell office:value-type="float" office:value="95.036" calcext:value-type="float">
            <text:p>95.036</text:p>
          </table:table-cell>
          <table:table-cell office:value-type="float" office:value="95.824" calcext:value-type="float">
            <text:p>95.824</text:p>
          </table:table-cell>
          <table:table-cell office:value-type="float" office:value="97.055" calcext:value-type="float">
            <text:p>97.055</text:p>
          </table:table-cell>
          <table:table-cell office:value-type="float" office:value="96.495" calcext:value-type="float">
            <text:p>96.495</text:p>
          </table:table-cell>
          <table:table-cell office:value-type="float" office:value="96.496" calcext:value-type="float">
            <text:p>96.496</text:p>
          </table:table-cell>
          <table:table-cell office:value-type="float" office:value="96.621" calcext:value-type="float">
            <text:p>96.62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61.265" calcext:value-type="float">
            <text:p>161.265</text:p>
          </table:table-cell>
          <table:table-cell office:value-type="float" office:value="90.82" calcext:value-type="float">
            <text:p>90.82</text:p>
          </table:table-cell>
          <table:table-cell office:value-type="float" office:value="87.246" calcext:value-type="float">
            <text:p>87.246</text:p>
          </table:table-cell>
          <table:table-cell office:value-type="float" office:value="87.279" calcext:value-type="float">
            <text:p>87.279</text:p>
          </table:table-cell>
          <table:table-cell office:value-type="float" office:value="87.322" calcext:value-type="float">
            <text:p>87.322</text:p>
          </table:table-cell>
          <table:table-cell office:value-type="float" office:value="87.255" calcext:value-type="float">
            <text:p>87.255</text:p>
          </table:table-cell>
          <table:table-cell office:value-type="float" office:value="87.27" calcext:value-type="float">
            <text:p>87.27</text:p>
          </table:table-cell>
          <table:table-cell office:value-type="float" office:value="87.393" calcext:value-type="float">
            <text:p>87.393</text:p>
          </table:table-cell>
          <table:table-cell office:value-type="float" office:value="87.876" calcext:value-type="float">
            <text:p>87.876</text:p>
          </table:table-cell>
          <table:table-cell office:value-type="float" office:value="87.925" calcext:value-type="float">
            <text:p>87.925</text:p>
          </table:table-cell>
          <table:table-cell office:value-type="float" office:value="97.061" calcext:value-type="float">
            <text:p>97.061</text:p>
          </table:table-cell>
          <table:table-cell office:value-type="float" office:value="96.103" calcext:value-type="float">
            <text:p>96.103</text:p>
          </table:table-cell>
          <table:table-cell office:value-type="float" office:value="95.002" calcext:value-type="float">
            <text:p>95.002</text:p>
          </table:table-cell>
          <table:table-cell office:value-type="float" office:value="97.254" calcext:value-type="float">
            <text:p>97.254</text:p>
          </table:table-cell>
          <table:table-cell office:value-type="float" office:value="95.772" calcext:value-type="float">
            <text:p>95.772</text:p>
          </table:table-cell>
          <table:table-cell office:value-type="float" office:value="97.207" calcext:value-type="float">
            <text:p>97.207</text:p>
          </table:table-cell>
          <table:table-cell office:value-type="float" office:value="97.676" calcext:value-type="float">
            <text:p>97.676</text:p>
          </table:table-cell>
          <table:table-cell office:value-type="float" office:value="97.474" calcext:value-type="float">
            <text:p>97.474</text:p>
          </table:table-cell>
          <table:table-cell office:value-type="float" office:value="99.006" calcext:value-type="float">
            <text:p>99.006</text:p>
          </table:table-cell>
          <table:table-cell office:value-type="float" office:value="96.918" calcext:value-type="float">
            <text:p>96.918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63.948" calcext:value-type="float">
            <text:p>163.948</text:p>
          </table:table-cell>
          <table:table-cell office:value-type="float" office:value="92.413" calcext:value-type="float">
            <text:p>92.413</text:p>
          </table:table-cell>
          <table:table-cell office:value-type="float" office:value="88.449" calcext:value-type="float">
            <text:p>88.449</text:p>
          </table:table-cell>
          <table:table-cell office:value-type="float" office:value="88.522" calcext:value-type="float">
            <text:p>88.522</text:p>
          </table:table-cell>
          <table:table-cell office:value-type="float" office:value="88.757" calcext:value-type="float">
            <text:p>88.757</text:p>
          </table:table-cell>
          <table:table-cell office:value-type="float" office:value="88.621" calcext:value-type="float">
            <text:p>88.621</text:p>
          </table:table-cell>
          <table:table-cell office:value-type="float" office:value="88.629" calcext:value-type="float">
            <text:p>88.629</text:p>
          </table:table-cell>
          <table:table-cell office:value-type="float" office:value="88.608" calcext:value-type="float">
            <text:p>88.608</text:p>
          </table:table-cell>
          <table:table-cell office:value-type="float" office:value="89.803" calcext:value-type="float">
            <text:p>89.803</text:p>
          </table:table-cell>
          <table:table-cell office:value-type="float" office:value="89.444" calcext:value-type="float">
            <text:p>89.444</text:p>
          </table:table-cell>
          <table:table-cell office:value-type="float" office:value="98.098" calcext:value-type="float">
            <text:p>98.098</text:p>
          </table:table-cell>
          <table:table-cell office:value-type="float" office:value="98.101" calcext:value-type="float">
            <text:p>98.101</text:p>
          </table:table-cell>
          <table:table-cell office:value-type="float" office:value="98.393" calcext:value-type="float">
            <text:p>98.393</text:p>
          </table:table-cell>
          <table:table-cell office:value-type="float" office:value="98.326" calcext:value-type="float">
            <text:p>98.326</text:p>
          </table:table-cell>
          <table:table-cell office:value-type="float" office:value="99.027" calcext:value-type="float">
            <text:p>99.027</text:p>
          </table:table-cell>
          <table:table-cell office:value-type="float" office:value="97.664" calcext:value-type="float">
            <text:p>97.664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100.487" calcext:value-type="float">
            <text:p>100.487</text:p>
          </table:table-cell>
          <table:table-cell office:value-type="float" office:value="98.886" calcext:value-type="float">
            <text:p>98.886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66.401" calcext:value-type="float">
            <text:p>166.401</text:p>
          </table:table-cell>
          <table:table-cell office:value-type="float" office:value="93.633" calcext:value-type="float">
            <text:p>93.633</text:p>
          </table:table-cell>
          <table:table-cell office:value-type="float" office:value="90.001" calcext:value-type="float">
            <text:p>90.001</text:p>
          </table:table-cell>
          <table:table-cell office:value-type="float" office:value="90.059" calcext:value-type="float">
            <text:p>90.059</text:p>
          </table:table-cell>
          <table:table-cell office:value-type="float" office:value="90.19" calcext:value-type="float">
            <text:p>90.19</text:p>
          </table:table-cell>
          <table:table-cell office:value-type="float" office:value="90.082" calcext:value-type="float">
            <text:p>90.082</text:p>
          </table:table-cell>
          <table:table-cell office:value-type="float" office:value="89.98" calcext:value-type="float">
            <text:p>89.98</text:p>
          </table:table-cell>
          <table:table-cell office:value-type="float" office:value="90.011" calcext:value-type="float">
            <text:p>90.011</text:p>
          </table:table-cell>
          <table:table-cell office:value-type="float" office:value="90.287" calcext:value-type="float">
            <text:p>90.287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0.579" calcext:value-type="float">
            <text:p>100.579</text:p>
          </table:table-cell>
          <table:table-cell office:value-type="float" office:value="100.254" calcext:value-type="float">
            <text:p>100.254</text:p>
          </table:table-cell>
          <table:table-cell office:value-type="float" office:value="99.868" calcext:value-type="float">
            <text:p>99.868</text:p>
          </table:table-cell>
          <table:table-cell office:value-type="float" office:value="98.99" calcext:value-type="float">
            <text:p>98.99</text:p>
          </table:table-cell>
          <table:table-cell office:value-type="float" office:value="99.467" calcext:value-type="float">
            <text:p>99.467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1.459" calcext:value-type="float">
            <text:p>101.459</text:p>
          </table:table-cell>
          <table:table-cell office:value-type="float" office:value="100.823" calcext:value-type="float">
            <text:p>100.823</text:p>
          </table:table-cell>
          <table:table-cell office:value-type="float" office:value="102.393" calcext:value-type="float">
            <text:p>102.393</text:p>
          </table:table-cell>
          <table:table-cell office:value-type="float" office:value="100.911" calcext:value-type="float">
            <text:p>100.91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69.076" calcext:value-type="float">
            <text:p>169.076</text:p>
          </table:table-cell>
          <table:table-cell office:value-type="float" office:value="95.215" calcext:value-type="float">
            <text:p>95.215</text:p>
          </table:table-cell>
          <table:table-cell office:value-type="float" office:value="91.298" calcext:value-type="float">
            <text:p>91.298</text:p>
          </table:table-cell>
          <table:table-cell office:value-type="float" office:value="91.458" calcext:value-type="float">
            <text:p>91.458</text:p>
          </table:table-cell>
          <table:table-cell office:value-type="float" office:value="91.298" calcext:value-type="float">
            <text:p>91.298</text:p>
          </table:table-cell>
          <table:table-cell office:value-type="float" office:value="91.471" calcext:value-type="float">
            <text:p>91.471</text:p>
          </table:table-cell>
          <table:table-cell office:value-type="float" office:value="91.388" calcext:value-type="float">
            <text:p>91.388</text:p>
          </table:table-cell>
          <table:table-cell office:value-type="float" office:value="91.451" calcext:value-type="float">
            <text:p>91.451</text:p>
          </table:table-cell>
          <table:table-cell office:value-type="float" office:value="91.962" calcext:value-type="float">
            <text:p>91.962</text:p>
          </table:table-cell>
          <table:table-cell office:value-type="float" office:value="92.239" calcext:value-type="float">
            <text:p>92.239</text:p>
          </table:table-cell>
          <table:table-cell office:value-type="float" office:value="101.392" calcext:value-type="float">
            <text:p>101.392</text:p>
          </table:table-cell>
          <table:table-cell office:value-type="float" office:value="101.239" calcext:value-type="float">
            <text:p>101.239</text:p>
          </table:table-cell>
          <table:table-cell office:value-type="float" office:value="100.215" calcext:value-type="float">
            <text:p>100.215</text:p>
          </table:table-cell>
          <table:table-cell office:value-type="float" office:value="101.71" calcext:value-type="float">
            <text:p>101.71</text:p>
          </table:table-cell>
          <table:table-cell office:value-type="float" office:value="102.211" calcext:value-type="float">
            <text:p>102.211</text:p>
          </table:table-cell>
          <table:table-cell office:value-type="float" office:value="100.875" calcext:value-type="float">
            <text:p>100.875</text:p>
          </table:table-cell>
          <table:table-cell office:value-type="float" office:value="102.629" calcext:value-type="float">
            <text:p>102.629</text:p>
          </table:table-cell>
          <table:table-cell office:value-type="float" office:value="103.458" calcext:value-type="float">
            <text:p>103.458</text:p>
          </table:table-cell>
          <table:table-cell office:value-type="float" office:value="103.229" calcext:value-type="float">
            <text:p>103.229</text:p>
          </table:table-cell>
          <table:table-cell office:value-type="float" office:value="101.473" calcext:value-type="float">
            <text:p>101.47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71.589" calcext:value-type="float">
            <text:p>171.589</text:p>
          </table:table-cell>
          <table:table-cell office:value-type="float" office:value="96.464" calcext:value-type="float">
            <text:p>96.464</text:p>
          </table:table-cell>
          <table:table-cell office:value-type="float" office:value="92.738" calcext:value-type="float">
            <text:p>92.738</text:p>
          </table:table-cell>
          <table:table-cell office:value-type="float" office:value="92.727" calcext:value-type="float">
            <text:p>92.727</text:p>
          </table:table-cell>
          <table:table-cell office:value-type="float" office:value="92.744" calcext:value-type="float">
            <text:p>92.744</text:p>
          </table:table-cell>
          <table:table-cell office:value-type="float" office:value="92.906" calcext:value-type="float">
            <text:p>92.906</text:p>
          </table:table-cell>
          <table:table-cell office:value-type="float" office:value="92.687" calcext:value-type="float">
            <text:p>92.687</text:p>
          </table:table-cell>
          <table:table-cell office:value-type="float" office:value="92.918" calcext:value-type="float">
            <text:p>92.918</text:p>
          </table:table-cell>
          <table:table-cell office:value-type="float" office:value="93.398" calcext:value-type="float">
            <text:p>93.398</text:p>
          </table:table-cell>
          <table:table-cell office:value-type="float" office:value="93.613" calcext:value-type="float">
            <text:p>93.613</text:p>
          </table:table-cell>
          <table:table-cell office:value-type="float" office:value="103.896" calcext:value-type="float">
            <text:p>103.896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103.007" calcext:value-type="float">
            <text:p>103.007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2.53" calcext:value-type="float">
            <text:p>102.53</text:p>
          </table:table-cell>
          <table:table-cell office:value-type="float" office:value="104.549" calcext:value-type="float">
            <text:p>104.549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104.395" calcext:value-type="float">
            <text:p>104.39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74.154" calcext:value-type="float">
            <text:p>174.154</text:p>
          </table:table-cell>
          <table:table-cell office:value-type="float" office:value="97.988" calcext:value-type="float">
            <text:p>97.988</text:p>
          </table:table-cell>
          <table:table-cell office:value-type="float" office:value="94.146" calcext:value-type="float">
            <text:p>94.146</text:p>
          </table:table-cell>
          <table:table-cell office:value-type="float" office:value="94.206" calcext:value-type="float">
            <text:p>94.206</text:p>
          </table:table-cell>
          <table:table-cell office:value-type="float" office:value="94.275" calcext:value-type="float">
            <text:p>94.275</text:p>
          </table:table-cell>
          <table:table-cell office:value-type="float" office:value="94.259" calcext:value-type="float">
            <text:p>94.259</text:p>
          </table:table-cell>
          <table:table-cell office:value-type="float" office:value="94.105" calcext:value-type="float">
            <text:p>94.105</text:p>
          </table:table-cell>
          <table:table-cell office:value-type="float" office:value="94.346" calcext:value-type="float">
            <text:p>94.346</text:p>
          </table:table-cell>
          <table:table-cell office:value-type="float" office:value="94.513" calcext:value-type="float">
            <text:p>94.513</text:p>
          </table:table-cell>
          <table:table-cell office:value-type="float" office:value="94.852" calcext:value-type="float">
            <text:p>94.852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4.144" calcext:value-type="float">
            <text:p>104.144</text:p>
          </table:table-cell>
          <table:table-cell office:value-type="float" office:value="103.639" calcext:value-type="float">
            <text:p>103.639</text:p>
          </table:table-cell>
          <table:table-cell office:value-type="float" office:value="103.614" calcext:value-type="float">
            <text:p>103.614</text:p>
          </table:table-cell>
          <table:table-cell office:value-type="float" office:value="105.221" calcext:value-type="float">
            <text:p>105.221</text:p>
          </table:table-cell>
          <table:table-cell office:value-type="float" office:value="103.804" calcext:value-type="float">
            <text:p>103.804</text:p>
          </table:table-cell>
          <table:table-cell office:value-type="float" office:value="105.228" calcext:value-type="float">
            <text:p>105.228</text:p>
          </table:table-cell>
          <table:table-cell office:value-type="float" office:value="105.255" calcext:value-type="float">
            <text:p>105.255</text:p>
          </table:table-cell>
          <table:table-cell office:value-type="float" office:value="106.463" calcext:value-type="float">
            <text:p>106.463</text:p>
          </table:table-cell>
          <table:table-cell office:value-type="float" office:value="104.663" calcext:value-type="float">
            <text:p>104.66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76.731" calcext:value-type="float">
            <text:p>176.731</text:p>
          </table:table-cell>
          <table:table-cell office:value-type="float" office:value="99.343" calcext:value-type="float">
            <text:p>99.343</text:p>
          </table:table-cell>
          <table:table-cell office:value-type="float" office:value="95.578" calcext:value-type="float">
            <text:p>95.578</text:p>
          </table:table-cell>
          <table:table-cell office:value-type="float" office:value="95.653" calcext:value-type="float">
            <text:p>95.653</text:p>
          </table:table-cell>
          <table:table-cell office:value-type="float" office:value="95.663" calcext:value-type="float">
            <text:p>95.663</text:p>
          </table:table-cell>
          <table:table-cell office:value-type="float" office:value="95.619" calcext:value-type="float">
            <text:p>95.619</text:p>
          </table:table-cell>
          <table:table-cell office:value-type="float" office:value="95.532" calcext:value-type="float">
            <text:p>95.532</text:p>
          </table:table-cell>
          <table:table-cell office:value-type="float" office:value="95.68" calcext:value-type="float">
            <text:p>95.68</text:p>
          </table:table-cell>
          <table:table-cell office:value-type="float" office:value="95.97" calcext:value-type="float">
            <text:p>95.97</text:p>
          </table:table-cell>
          <table:table-cell office:value-type="float" office:value="96.34" calcext:value-type="float">
            <text:p>96.34</text:p>
          </table:table-cell>
          <table:table-cell office:value-type="float" office:value="107.064" calcext:value-type="float">
            <text:p>107.064</text:p>
          </table:table-cell>
          <table:table-cell office:value-type="float" office:value="105.938" calcext:value-type="float">
            <text:p>105.938</text:p>
          </table:table-cell>
          <table:table-cell office:value-type="float" office:value="106.031" calcext:value-type="float">
            <text:p>106.031</text:p>
          </table:table-cell>
          <table:table-cell office:value-type="float" office:value="106.036" calcext:value-type="float">
            <text:p>106.036</text:p>
          </table:table-cell>
          <table:table-cell office:value-type="float" office:value="106.222" calcext:value-type="float">
            <text:p>106.222</text:p>
          </table:table-cell>
          <table:table-cell office:value-type="float" office:value="106.686" calcext:value-type="float">
            <text:p>106.686</text:p>
          </table:table-cell>
          <table:table-cell office:value-type="float" office:value="107.871" calcext:value-type="float">
            <text:p>107.871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107.4" calcext:value-type="float">
            <text:p>107.4</text:p>
          </table:table-cell>
          <table:table-cell office:value-type="float" office:value="107.244" calcext:value-type="float">
            <text:p>107.24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79.117" calcext:value-type="float">
            <text:p>179.117</text:p>
          </table:table-cell>
          <table:table-cell office:value-type="float" office:value="100.73" calcext:value-type="float">
            <text:p>100.73</text:p>
          </table:table-cell>
          <table:table-cell office:value-type="float" office:value="96.946" calcext:value-type="float">
            <text:p>96.946</text:p>
          </table:table-cell>
          <table:table-cell office:value-type="float" office:value="96.887" calcext:value-type="float">
            <text:p>96.887</text:p>
          </table:table-cell>
          <table:table-cell office:value-type="float" office:value="96.998" calcext:value-type="float">
            <text:p>96.998</text:p>
          </table:table-cell>
          <table:table-cell office:value-type="float" office:value="97" calcext:value-type="float">
            <text:p>97</text:p>
          </table:table-cell>
          <table:table-cell office:value-type="float" office:value="97.034" calcext:value-type="float">
            <text:p>97.034</text:p>
          </table:table-cell>
          <table:table-cell office:value-type="float" office:value="97.093" calcext:value-type="float">
            <text:p>97.093</text:p>
          </table:table-cell>
          <table:table-cell office:value-type="float" office:value="97.611" calcext:value-type="float">
            <text:p>97.611</text:p>
          </table:table-cell>
          <table:table-cell office:value-type="float" office:value="97.693" calcext:value-type="float">
            <text:p>97.693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106.973" calcext:value-type="float">
            <text:p>106.973</text:p>
          </table:table-cell>
          <table:table-cell office:value-type="float" office:value="107.198" calcext:value-type="float">
            <text:p>107.198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07.251" calcext:value-type="float">
            <text:p>107.251</text:p>
          </table:table-cell>
          <table:table-cell office:value-type="float" office:value="108.492" calcext:value-type="float">
            <text:p>108.492</text:p>
          </table:table-cell>
          <table:table-cell office:value-type="float" office:value="108.191" calcext:value-type="float">
            <text:p>108.191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107.824" calcext:value-type="float">
            <text:p>107.82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81.633" calcext:value-type="float">
            <text:p>181.633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98.317" calcext:value-type="float">
            <text:p>98.317</text:p>
          </table:table-cell>
          <table:table-cell office:value-type="float" office:value="98.385" calcext:value-type="float">
            <text:p>98.385</text:p>
          </table:table-cell>
          <table:table-cell office:value-type="float" office:value="98.361" calcext:value-type="float">
            <text:p>98.361</text:p>
          </table:table-cell>
          <table:table-cell office:value-type="float" office:value="98.627" calcext:value-type="float">
            <text:p>98.627</text:p>
          </table:table-cell>
          <table:table-cell office:value-type="float" office:value="98.375" calcext:value-type="float">
            <text:p>98.375</text:p>
          </table:table-cell>
          <table:table-cell office:value-type="float" office:value="98.525" calcext:value-type="float">
            <text:p>98.525</text:p>
          </table:table-cell>
          <table:table-cell office:value-type="float" office:value="98.81" calcext:value-type="float">
            <text:p>98.81</text:p>
          </table:table-cell>
          <table:table-cell office:value-type="float" office:value="99.154" calcext:value-type="float">
            <text:p>99.154</text:p>
          </table:table-cell>
          <table:table-cell office:value-type="float" office:value="109.303" calcext:value-type="float">
            <text:p>109.303</text:p>
          </table:table-cell>
          <table:table-cell office:value-type="float" office:value="107.916" calcext:value-type="float">
            <text:p>107.916</text:p>
          </table:table-cell>
          <table:table-cell office:value-type="float" office:value="108.375" calcext:value-type="float">
            <text:p>108.375</text:p>
          </table:table-cell>
          <table:table-cell office:value-type="float" office:value="109.066" calcext:value-type="float">
            <text:p>109.066</text:p>
          </table:table-cell>
          <table:table-cell office:value-type="float" office:value="109.78" calcext:value-type="float">
            <text:p>109.78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111.439" calcext:value-type="float">
            <text:p>111.439</text:p>
          </table:table-cell>
          <table:table-cell office:value-type="float" office:value="110.808" calcext:value-type="float">
            <text:p>110.808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110.155" calcext:value-type="float">
            <text:p>110.15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84.217" calcext:value-type="float">
            <text:p>184.217</text:p>
          </table:table-cell>
          <table:table-cell office:value-type="float" office:value="103.494" calcext:value-type="float">
            <text:p>103.494</text:p>
          </table:table-cell>
          <table:table-cell office:value-type="float" office:value="99.674" calcext:value-type="float">
            <text:p>99.674</text:p>
          </table:table-cell>
          <table:table-cell office:value-type="float" office:value="99.749" calcext:value-type="float">
            <text:p>99.749</text:p>
          </table:table-cell>
          <table:table-cell office:value-type="float" office:value="99.792" calcext:value-type="float">
            <text:p>99.792</text:p>
          </table:table-cell>
          <table:table-cell office:value-type="float" office:value="99.863" calcext:value-type="float">
            <text:p>99.863</text:p>
          </table:table-cell>
          <table:table-cell office:value-type="float" office:value="99.763" calcext:value-type="float">
            <text:p>99.763</text:p>
          </table:table-cell>
          <table:table-cell office:value-type="float" office:value="99.964" calcext:value-type="float">
            <text:p>99.964</text:p>
          </table:table-cell>
          <table:table-cell office:value-type="float" office:value="100.172" calcext:value-type="float">
            <text:p>100.172</text:p>
          </table:table-cell>
          <table:table-cell office:value-type="float" office:value="100.576" calcext:value-type="float">
            <text:p>100.576</text:p>
          </table:table-cell>
          <table:table-cell office:value-type="float" office:value="111.4" calcext:value-type="float">
            <text:p>111.4</text:p>
          </table:table-cell>
          <table:table-cell office:value-type="float" office:value="110.729" calcext:value-type="float">
            <text:p>110.729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09.839" calcext:value-type="float">
            <text:p>109.839</text:p>
          </table:table-cell>
          <table:table-cell office:value-type="float" office:value="110.346" calcext:value-type="float">
            <text:p>110.346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12.187" calcext:value-type="float">
            <text:p>112.187</text:p>
          </table:table-cell>
          <table:table-cell office:value-type="float" office:value="112.135" calcext:value-type="float">
            <text:p>112.135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110.897" calcext:value-type="float">
            <text:p>110.89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86.729" calcext:value-type="float">
            <text:p>186.729</text:p>
          </table:table-cell>
          <table:table-cell office:value-type="float" office:value="105.058" calcext:value-type="float">
            <text:p>105.058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159" calcext:value-type="float">
            <text:p>101.159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101.238" calcext:value-type="float">
            <text:p>101.238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101.885" calcext:value-type="float">
            <text:p>101.885</text:p>
          </table:table-cell>
          <table:table-cell office:value-type="float" office:value="112.295" calcext:value-type="float">
            <text:p>112.295</text:p>
          </table:table-cell>
          <table:table-cell office:value-type="float" office:value="111.386" calcext:value-type="float">
            <text:p>111.386</text:p>
          </table:table-cell>
          <table:table-cell office:value-type="float" office:value="111.382" calcext:value-type="float">
            <text:p>111.382</text:p>
          </table:table-cell>
          <table:table-cell office:value-type="float" office:value="112.036" calcext:value-type="float">
            <text:p>112.036</text:p>
          </table:table-cell>
          <table:table-cell office:value-type="float" office:value="111.929" calcext:value-type="float">
            <text:p>111.929</text:p>
          </table:table-cell>
          <table:table-cell office:value-type="float" office:value="111.776" calcext:value-type="float">
            <text:p>111.776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114.191" calcext:value-type="float">
            <text:p>114.191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12.327" calcext:value-type="float">
            <text:p>112.32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89.106" calcext:value-type="float">
            <text:p>189.106</text:p>
          </table:table-cell>
          <table:table-cell office:value-type="float" office:value="106.386" calcext:value-type="float">
            <text:p>106.386</text:p>
          </table:table-cell>
          <table:table-cell office:value-type="float" office:value="102.491" calcext:value-type="float">
            <text:p>102.491</text:p>
          </table:table-cell>
          <table:table-cell office:value-type="float" office:value="102.644" calcext:value-type="float">
            <text:p>102.644</text:p>
          </table:table-cell>
          <table:table-cell office:value-type="float" office:value="102.528" calcext:value-type="float">
            <text:p>102.528</text:p>
          </table:table-cell>
          <table:table-cell office:value-type="float" office:value="102.753" calcext:value-type="float">
            <text:p>102.753</text:p>
          </table:table-cell>
          <table:table-cell office:value-type="float" office:value="102.568" calcext:value-type="float">
            <text:p>102.568</text:p>
          </table:table-cell>
          <table:table-cell office:value-type="float" office:value="102.688" calcext:value-type="float">
            <text:p>102.688</text:p>
          </table:table-cell>
          <table:table-cell office:value-type="float" office:value="103.012" calcext:value-type="float">
            <text:p>103.012</text:p>
          </table:table-cell>
          <table:table-cell office:value-type="float" office:value="103.36" calcext:value-type="float">
            <text:p>103.36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113.822" calcext:value-type="float">
            <text:p>113.822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13.626" calcext:value-type="float">
            <text:p>113.626</text:p>
          </table:table-cell>
          <table:table-cell office:value-type="float" office:value="113.756" calcext:value-type="float">
            <text:p>113.756</text:p>
          </table:table-cell>
          <table:table-cell office:value-type="float" office:value="115.343" calcext:value-type="float">
            <text:p>115.343</text:p>
          </table:table-cell>
          <table:table-cell office:value-type="float" office:value="115.076" calcext:value-type="float">
            <text:p>115.076</text:p>
          </table:table-cell>
          <table:table-cell office:value-type="float" office:value="116.107" calcext:value-type="float">
            <text:p>116.107</text:p>
          </table:table-cell>
          <table:table-cell office:value-type="float" office:value="113.832" calcext:value-type="float">
            <text:p>113.83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91.841" calcext:value-type="float">
            <text:p>191.841</text:p>
          </table:table-cell>
          <table:table-cell office:value-type="float" office:value="107.709" calcext:value-type="float">
            <text:p>107.709</text:p>
          </table:table-cell>
          <table:table-cell office:value-type="float" office:value="103.927" calcext:value-type="float">
            <text:p>103.927</text:p>
          </table:table-cell>
          <table:table-cell office:value-type="float" office:value="104.845" calcext:value-type="float">
            <text:p>104.845</text:p>
          </table:table-cell>
          <table:table-cell office:value-type="float" office:value="103.979" calcext:value-type="float">
            <text:p>103.979</text:p>
          </table:table-cell>
          <table:table-cell office:value-type="float" office:value="104.151" calcext:value-type="float">
            <text:p>104.151</text:p>
          </table:table-cell>
          <table:table-cell office:value-type="float" office:value="103.877" calcext:value-type="float">
            <text:p>103.877</text:p>
          </table:table-cell>
          <table:table-cell office:value-type="float" office:value="104.214" calcext:value-type="float">
            <text:p>104.214</text:p>
          </table:table-cell>
          <table:table-cell office:value-type="float" office:value="104.653" calcext:value-type="float">
            <text:p>104.653</text:p>
          </table:table-cell>
          <table:table-cell office:value-type="float" office:value="104.77" calcext:value-type="float">
            <text:p>104.77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114.159" calcext:value-type="float">
            <text:p>114.159</text:p>
          </table:table-cell>
          <table:table-cell office:value-type="float" office:value="114.399" calcext:value-type="float">
            <text:p>114.399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5.561" calcext:value-type="float">
            <text:p>115.561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116.729" calcext:value-type="float">
            <text:p>116.729</text:p>
          </table:table-cell>
          <table:table-cell office:value-type="float" office:value="117.585" calcext:value-type="float">
            <text:p>117.585</text:p>
          </table:table-cell>
          <table:table-cell office:value-type="float" office:value="117.42" calcext:value-type="float">
            <text:p>117.42</text:p>
          </table:table-cell>
          <table:table-cell office:value-type="float" office:value="115.57" calcext:value-type="float">
            <text:p>115.5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94.275" calcext:value-type="float">
            <text:p>194.275</text:p>
          </table:table-cell>
          <table:table-cell office:value-type="float" office:value="109.226" calcext:value-type="float">
            <text:p>109.226</text:p>
          </table:table-cell>
          <table:table-cell office:value-type="float" office:value="105.176" calcext:value-type="float">
            <text:p>105.176</text:p>
          </table:table-cell>
          <table:table-cell office:value-type="float" office:value="106.953" calcext:value-type="float">
            <text:p>106.953</text:p>
          </table:table-cell>
          <table:table-cell office:value-type="float" office:value="105.359" calcext:value-type="float">
            <text:p>105.359</text:p>
          </table:table-cell>
          <table:table-cell office:value-type="float" office:value="105.448" calcext:value-type="float">
            <text:p>105.448</text:p>
          </table:table-cell>
          <table:table-cell office:value-type="float" office:value="105.362" calcext:value-type="float">
            <text:p>105.362</text:p>
          </table:table-cell>
          <table:table-cell office:value-type="float" office:value="105.535" calcext:value-type="float">
            <text:p>105.535</text:p>
          </table:table-cell>
          <table:table-cell office:value-type="float" office:value="105.974" calcext:value-type="float">
            <text:p>105.974</text:p>
          </table:table-cell>
          <table:table-cell office:value-type="float" office:value="106.198" calcext:value-type="float">
            <text:p>106.198</text:p>
          </table:table-cell>
          <table:table-cell office:value-type="float" office:value="116.674" calcext:value-type="float">
            <text:p>116.674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116.638" calcext:value-type="float">
            <text:p>116.638</text:p>
          </table:table-cell>
          <table:table-cell office:value-type="float" office:value="116.278" calcext:value-type="float">
            <text:p>116.278</text:p>
          </table:table-cell>
          <table:table-cell office:value-type="float" office:value="116.697" calcext:value-type="float">
            <text:p>116.697</text:p>
          </table:table-cell>
          <table:table-cell office:value-type="float" office:value="117.102" calcext:value-type="float">
            <text:p>117.102</text:p>
          </table:table-cell>
          <table:table-cell office:value-type="float" office:value="119.022" calcext:value-type="float">
            <text:p>119.022</text:p>
          </table:table-cell>
          <table:table-cell office:value-type="float" office:value="118.243" calcext:value-type="float">
            <text:p>118.243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117.841" calcext:value-type="float">
            <text:p>117.84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96.897" calcext:value-type="float">
            <text:p>196.897</text:p>
          </table:table-cell>
          <table:table-cell office:value-type="float" office:value="110.507" calcext:value-type="float">
            <text:p>110.507</text:p>
          </table:table-cell>
          <table:table-cell office:value-type="float" office:value="106.615" calcext:value-type="float">
            <text:p>106.615</text:p>
          </table:table-cell>
          <table:table-cell office:value-type="float" office:value="108.045" calcext:value-type="float">
            <text:p>108.045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106.911" calcext:value-type="float">
            <text:p>106.911</text:p>
          </table:table-cell>
          <table:table-cell office:value-type="float" office:value="106.743" calcext:value-type="float">
            <text:p>106.743</text:p>
          </table:table-cell>
          <table:table-cell office:value-type="float" office:value="106.778" calcext:value-type="float">
            <text:p>106.778</text:p>
          </table:table-cell>
          <table:table-cell office:value-type="float" office:value="107.359" calcext:value-type="float">
            <text:p>107.359</text:p>
          </table:table-cell>
          <table:table-cell office:value-type="float" office:value="107.419" calcext:value-type="float">
            <text:p>107.419</text:p>
          </table:table-cell>
          <table:table-cell office:value-type="float" office:value="118.294" calcext:value-type="float">
            <text:p>118.294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117.993" calcext:value-type="float">
            <text:p>117.993</text:p>
          </table:table-cell>
          <table:table-cell office:value-type="float" office:value="117.816" calcext:value-type="float">
            <text:p>117.816</text:p>
          </table:table-cell>
          <table:table-cell office:value-type="float" office:value="118.028" calcext:value-type="float">
            <text:p>118.028</text:p>
          </table:table-cell>
          <table:table-cell office:value-type="float" office:value="119.705" calcext:value-type="float">
            <text:p>119.705</text:p>
          </table:table-cell>
          <table:table-cell office:value-type="float" office:value="120.166" calcext:value-type="float">
            <text:p>120.166</text:p>
          </table:table-cell>
          <table:table-cell office:value-type="float" office:value="119.335" calcext:value-type="float">
            <text:p>119.335</text:p>
          </table:table-cell>
          <table:table-cell office:value-type="float" office:value="120.549" calcext:value-type="float">
            <text:p>120.549</text:p>
          </table:table-cell>
          <table:table-cell office:value-type="float" office:value="118.72" calcext:value-type="float">
            <text:p>118.7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199.366" calcext:value-type="float">
            <text:p>199.366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107.978" calcext:value-type="float">
            <text:p>107.978</text:p>
          </table:table-cell>
          <table:table-cell office:value-type="float" office:value="110.177" calcext:value-type="float">
            <text:p>110.177</text:p>
          </table:table-cell>
          <table:table-cell office:value-type="float" office:value="108.228" calcext:value-type="float">
            <text:p>108.228</text:p>
          </table:table-cell>
          <table:table-cell office:value-type="float" office:value="108.405" calcext:value-type="float">
            <text:p>108.405</text:p>
          </table:table-cell>
          <table:table-cell office:value-type="float" office:value="108.115" calcext:value-type="float">
            <text:p>108.115</text:p>
          </table:table-cell>
          <table:table-cell office:value-type="float" office:value="108.246" calcext:value-type="float">
            <text:p>108.246</text:p>
          </table:table-cell>
          <table:table-cell office:value-type="float" office:value="108.998" calcext:value-type="float">
            <text:p>108.998</text:p>
          </table:table-cell>
          <table:table-cell office:value-type="float" office:value="108.994" calcext:value-type="float">
            <text:p>108.994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118.681" calcext:value-type="float">
            <text:p>118.681</text:p>
          </table:table-cell>
          <table:table-cell office:value-type="float" office:value="119.698" calcext:value-type="float">
            <text:p>119.698</text:p>
          </table:table-cell>
          <table:table-cell office:value-type="float" office:value="120.087" calcext:value-type="float">
            <text:p>120.087</text:p>
          </table:table-cell>
          <table:table-cell office:value-type="float" office:value="119.725" calcext:value-type="float">
            <text:p>119.725</text:p>
          </table:table-cell>
          <table:table-cell office:value-type="float" office:value="120.553" calcext:value-type="float">
            <text:p>120.553</text:p>
          </table:table-cell>
          <table:table-cell office:value-type="float" office:value="122.16" calcext:value-type="float">
            <text:p>122.16</text:p>
          </table:table-cell>
          <table:table-cell office:value-type="float" office:value="122.025" calcext:value-type="float">
            <text:p>122.025</text:p>
          </table:table-cell>
          <table:table-cell office:value-type="float" office:value="121.363" calcext:value-type="float">
            <text:p>121.363</text:p>
          </table:table-cell>
          <table:table-cell office:value-type="float" office:value="120.981" calcext:value-type="float">
            <text:p>120.981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01.967" calcext:value-type="float">
            <text:p>201.967</text:p>
          </table:table-cell>
          <table:table-cell office:value-type="float" office:value="113.265" calcext:value-type="float">
            <text:p>113.265</text:p>
          </table:table-cell>
          <table:table-cell office:value-type="float" office:value="109.409" calcext:value-type="float">
            <text:p>109.409</text:p>
          </table:table-cell>
          <table:table-cell office:value-type="float" office:value="110.88" calcext:value-type="float">
            <text:p>110.88</text:p>
          </table:table-cell>
          <table:table-cell office:value-type="float" office:value="109.655" calcext:value-type="float">
            <text:p>109.655</text:p>
          </table:table-cell>
          <table:table-cell office:value-type="float" office:value="109.712" calcext:value-type="float">
            <text:p>109.712</text:p>
          </table:table-cell>
          <table:table-cell office:value-type="float" office:value="109.361" calcext:value-type="float">
            <text:p>109.361</text:p>
          </table:table-cell>
          <table:table-cell office:value-type="float" office:value="109.649" calcext:value-type="float">
            <text:p>109.649</text:p>
          </table:table-cell>
          <table:table-cell office:value-type="float" office:value="110.501" calcext:value-type="float">
            <text:p>110.501</text:p>
          </table:table-cell>
          <table:table-cell office:value-type="float" office:value="110.307" calcext:value-type="float">
            <text:p>110.307</text:p>
          </table:table-cell>
          <table:table-cell office:value-type="float" office:value="121.892" calcext:value-type="float">
            <text:p>121.892</text:p>
          </table:table-cell>
          <table:table-cell office:value-type="float" office:value="121.406" calcext:value-type="float">
            <text:p>121.406</text:p>
          </table:table-cell>
          <table:table-cell office:value-type="float" office:value="121.129" calcext:value-type="float">
            <text:p>121.129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121.28" calcext:value-type="float">
            <text:p>121.28</text:p>
          </table:table-cell>
          <table:table-cell office:value-type="float" office:value="123.164" calcext:value-type="float">
            <text:p>123.164</text:p>
          </table:table-cell>
          <table:table-cell office:value-type="float" office:value="122.192" calcext:value-type="float">
            <text:p>122.192</text:p>
          </table:table-cell>
          <table:table-cell office:value-type="float" office:value="124.134" calcext:value-type="float">
            <text:p>124.134</text:p>
          </table:table-cell>
          <table:table-cell office:value-type="float" office:value="121.822" calcext:value-type="float">
            <text:p>121.82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04.526" calcext:value-type="float">
            <text:p>204.526</text:p>
          </table:table-cell>
          <table:table-cell office:value-type="float" office:value="114.666" calcext:value-type="float">
            <text:p>114.666</text:p>
          </table:table-cell>
          <table:table-cell office:value-type="float" office:value="110.777" calcext:value-type="float">
            <text:p>110.777</text:p>
          </table:table-cell>
          <table:table-cell office:value-type="float" office:value="113.074" calcext:value-type="float">
            <text:p>113.074</text:p>
          </table:table-cell>
          <table:table-cell office:value-type="float" office:value="110.898" calcext:value-type="float">
            <text:p>110.898</text:p>
          </table:table-cell>
          <table:table-cell office:value-type="float" office:value="111.251" calcext:value-type="float">
            <text:p>111.251</text:p>
          </table:table-cell>
          <table:table-cell office:value-type="float" office:value="110.901" calcext:value-type="float">
            <text:p>110.901</text:p>
          </table:table-cell>
          <table:table-cell office:value-type="float" office:value="110.992" calcext:value-type="float">
            <text:p>110.992</text:p>
          </table:table-cell>
          <table:table-cell office:value-type="float" office:value="111.408" calcext:value-type="float">
            <text:p>111.408</text:p>
          </table:table-cell>
          <table:table-cell office:value-type="float" office:value="111.666" calcext:value-type="float">
            <text:p>111.666</text:p>
          </table:table-cell>
          <table:table-cell office:value-type="float" office:value="123.444" calcext:value-type="float">
            <text:p>123.444</text:p>
          </table:table-cell>
          <table:table-cell office:value-type="float" office:value="121.871" calcext:value-type="float">
            <text:p>121.871</text:p>
          </table:table-cell>
          <table:table-cell office:value-type="float" office:value="121.963" calcext:value-type="float">
            <text:p>121.963</text:p>
          </table:table-cell>
          <table:table-cell office:value-type="float" office:value="122.917" calcext:value-type="float">
            <text:p>122.917</text:p>
          </table:table-cell>
          <table:table-cell office:value-type="float" office:value="122.785" calcext:value-type="float">
            <text:p>122.785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125.164" calcext:value-type="float">
            <text:p>125.164</text:p>
          </table:table-cell>
          <table:table-cell office:value-type="float" office:value="123.743" calcext:value-type="float">
            <text:p>123.74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07.132" calcext:value-type="float">
            <text:p>207.132</text:p>
          </table:table-cell>
          <table:table-cell office:value-type="float" office:value="116.176" calcext:value-type="float">
            <text:p>116.176</text:p>
          </table:table-cell>
          <table:table-cell office:value-type="float" office:value="112.262" calcext:value-type="float">
            <text:p>112.262</text:p>
          </table:table-cell>
          <table:table-cell office:value-type="float" office:value="114.154" calcext:value-type="float">
            <text:p>114.154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112.454" calcext:value-type="float">
            <text:p>112.454</text:p>
          </table:table-cell>
          <table:table-cell office:value-type="float" office:value="112.222" calcext:value-type="float">
            <text:p>112.222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112.923" calcext:value-type="float">
            <text:p>112.923</text:p>
          </table:table-cell>
          <table:table-cell office:value-type="float" office:value="113.056" calcext:value-type="float">
            <text:p>113.056</text:p>
          </table:table-cell>
          <table:table-cell office:value-type="float" office:value="125.249" calcext:value-type="float">
            <text:p>125.249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24.333" calcext:value-type="float">
            <text:p>124.333</text:p>
          </table:table-cell>
          <table:table-cell office:value-type="float" office:value="123.863" calcext:value-type="float">
            <text:p>123.863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4.389" calcext:value-type="float">
            <text:p>124.389</text:p>
          </table:table-cell>
          <table:table-cell office:value-type="float" office:value="126.344" calcext:value-type="float">
            <text:p>126.344</text:p>
          </table:table-cell>
          <table:table-cell office:value-type="float" office:value="125.653" calcext:value-type="float">
            <text:p>125.653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124.962" calcext:value-type="float">
            <text:p>124.96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09.633" calcext:value-type="float">
            <text:p>209.633</text:p>
          </table:table-cell>
          <table:table-cell office:value-type="float" office:value="117.541" calcext:value-type="float">
            <text:p>117.541</text:p>
          </table:table-cell>
          <table:table-cell office:value-type="float" office:value="113.528" calcext:value-type="float">
            <text:p>113.528</text:p>
          </table:table-cell>
          <table:table-cell office:value-type="float" office:value="115.086" calcext:value-type="float">
            <text:p>115.086</text:p>
          </table:table-cell>
          <table:table-cell office:value-type="float" office:value="113.828" calcext:value-type="float">
            <text:p>113.828</text:p>
          </table:table-cell>
          <table:table-cell office:value-type="float" office:value="113.986" calcext:value-type="float">
            <text:p>113.986</text:p>
          </table:table-cell>
          <table:table-cell office:value-type="float" office:value="113.747" calcext:value-type="float">
            <text:p>113.747</text:p>
          </table:table-cell>
          <table:table-cell office:value-type="float" office:value="113.782" calcext:value-type="float">
            <text:p>113.782</text:p>
          </table:table-cell>
          <table:table-cell office:value-type="float" office:value="114.334" calcext:value-type="float">
            <text:p>114.334</text:p>
          </table:table-cell>
          <table:table-cell office:value-type="float" office:value="114.473" calcext:value-type="float">
            <text:p>114.473</text:p>
          </table:table-cell>
          <table:table-cell office:value-type="float" office:value="126.323" calcext:value-type="float">
            <text:p>126.323</text:p>
          </table:table-cell>
          <table:table-cell office:value-type="float" office:value="125.111" calcext:value-type="float">
            <text:p>125.111</text:p>
          </table:table-cell>
          <table:table-cell office:value-type="float" office:value="125.226" calcext:value-type="float">
            <text:p>125.226</text:p>
          </table:table-cell>
          <table:table-cell office:value-type="float" office:value="125.06" calcext:value-type="float">
            <text:p>125.06</text:p>
          </table:table-cell>
          <table:table-cell office:value-type="float" office:value="125.968" calcext:value-type="float">
            <text:p>125.968</text:p>
          </table:table-cell>
          <table:table-cell office:value-type="float" office:value="127.934" calcext:value-type="float">
            <text:p>127.934</text:p>
          </table:table-cell>
          <table:table-cell office:value-type="float" office:value="127.507" calcext:value-type="float">
            <text:p>127.507</text:p>
          </table:table-cell>
          <table:table-cell office:value-type="float" office:value="126.828" calcext:value-type="float">
            <text:p>126.828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127.172" calcext:value-type="float">
            <text:p>127.17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12.188" calcext:value-type="float">
            <text:p>212.188</text:p>
          </table:table-cell>
          <table:table-cell office:value-type="float" office:value="118.985" calcext:value-type="float">
            <text:p>118.985</text:p>
          </table:table-cell>
          <table:table-cell office:value-type="float" office:value="115.054" calcext:value-type="float">
            <text:p>115.054</text:p>
          </table:table-cell>
          <table:table-cell office:value-type="float" office:value="117.178" calcext:value-type="float">
            <text:p>117.178</text:p>
          </table:table-cell>
          <table:table-cell office:value-type="float" office:value="115.192" calcext:value-type="float">
            <text:p>115.192</text:p>
          </table:table-cell>
          <table:table-cell office:value-type="float" office:value="115.412" calcext:value-type="float">
            <text:p>115.412</text:p>
          </table:table-cell>
          <table:table-cell office:value-type="float" office:value="114.986" calcext:value-type="float">
            <text:p>114.986</text:p>
          </table:table-cell>
          <table:table-cell office:value-type="float" office:value="115.227" calcext:value-type="float">
            <text:p>115.227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5.891" calcext:value-type="float">
            <text:p>115.891</text:p>
          </table:table-cell>
          <table:table-cell office:value-type="float" office:value="128.624" calcext:value-type="float">
            <text:p>128.624</text:p>
          </table:table-cell>
          <table:table-cell office:value-type="float" office:value="127.443" calcext:value-type="float">
            <text:p>127.443</text:p>
          </table:table-cell>
          <table:table-cell office:value-type="float" office:value="127.818" calcext:value-type="float">
            <text:p>127.818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27.04" calcext:value-type="float">
            <text:p>127.04</text:p>
          </table:table-cell>
          <table:table-cell office:value-type="float" office:value="128.354" calcext:value-type="float">
            <text:p>128.354</text:p>
          </table:table-cell>
          <table:table-cell office:value-type="float" office:value="129.703" calcext:value-type="float">
            <text:p>129.703</text:p>
          </table:table-cell>
          <table:table-cell office:value-type="float" office:value="128.747" calcext:value-type="float">
            <text:p>128.747</text:p>
          </table:table-cell>
          <table:table-cell office:value-type="float" office:value="130.234" calcext:value-type="float">
            <text:p>130.234</text:p>
          </table:table-cell>
          <table:table-cell office:value-type="float" office:value="128.154" calcext:value-type="float">
            <text:p>128.15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14.672" calcext:value-type="float">
            <text:p>214.672</text:p>
          </table:table-cell>
          <table:table-cell office:value-type="float" office:value="120.401" calcext:value-type="float">
            <text:p>120.401</text:p>
          </table:table-cell>
          <table:table-cell office:value-type="float" office:value="116.385" calcext:value-type="float">
            <text:p>116.385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116.796" calcext:value-type="float">
            <text:p>116.796</text:p>
          </table:table-cell>
          <table:table-cell office:value-type="float" office:value="116.445" calcext:value-type="float">
            <text:p>116.445</text:p>
          </table:table-cell>
          <table:table-cell office:value-type="float" office:value="116.594" calcext:value-type="float">
            <text:p>116.594</text:p>
          </table:table-cell>
          <table:table-cell office:value-type="float" office:value="118.1" calcext:value-type="float">
            <text:p>118.1</text:p>
          </table:table-cell>
          <table:table-cell office:value-type="float" office:value="117.295" calcext:value-type="float">
            <text:p>117.295</text:p>
          </table:table-cell>
          <table:table-cell office:value-type="float" office:value="129.454" calcext:value-type="float">
            <text:p>129.454</text:p>
          </table:table-cell>
          <table:table-cell office:value-type="float" office:value="128.357" calcext:value-type="float">
            <text:p>128.357</text:p>
          </table:table-cell>
          <table:table-cell office:value-type="float" office:value="128.516" calcext:value-type="float">
            <text:p>128.516</text:p>
          </table:table-cell>
          <table:table-cell office:value-type="float" office:value="128.072" calcext:value-type="float">
            <text:p>128.072</text:p>
          </table:table-cell>
          <table:table-cell office:value-type="float" office:value="128.765" calcext:value-type="float">
            <text:p>128.765</text:p>
          </table:table-cell>
          <table:table-cell office:value-type="float" office:value="130.936" calcext:value-type="float">
            <text:p>130.936</text:p>
          </table:table-cell>
          <table:table-cell office:value-type="float" office:value="130.428" calcext:value-type="float">
            <text:p>130.428</text:p>
          </table:table-cell>
          <table:table-cell office:value-type="float" office:value="129.989" calcext:value-type="float">
            <text:p>129.989</text:p>
          </table:table-cell>
          <table:table-cell office:value-type="float" office:value="131.735" calcext:value-type="float">
            <text:p>131.735</text:p>
          </table:table-cell>
          <table:table-cell office:value-type="float" office:value="129.296" calcext:value-type="float">
            <text:p>129.296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17.256" calcext:value-type="float">
            <text:p>217.256</text:p>
          </table:table-cell>
          <table:table-cell office:value-type="float" office:value="121.79" calcext:value-type="float">
            <text:p>121.79</text:p>
          </table:table-cell>
          <table:table-cell office:value-type="float" office:value="117.727" calcext:value-type="float">
            <text:p>117.727</text:p>
          </table:table-cell>
          <table:table-cell office:value-type="float" office:value="119.874" calcext:value-type="float">
            <text:p>119.874</text:p>
          </table:table-cell>
          <table:table-cell office:value-type="float" office:value="117.961" calcext:value-type="float">
            <text:p>117.961</text:p>
          </table:table-cell>
          <table:table-cell office:value-type="float" office:value="118.212" calcext:value-type="float">
            <text:p>118.212</text:p>
          </table:table-cell>
          <table:table-cell office:value-type="float" office:value="117.864" calcext:value-type="float">
            <text:p>117.864</text:p>
          </table:table-cell>
          <table:table-cell office:value-type="float" office:value="118.077" calcext:value-type="float">
            <text:p>118.077</text:p>
          </table:table-cell>
          <table:table-cell office:value-type="float" office:value="118.488" calcext:value-type="float">
            <text:p>118.488</text:p>
          </table:table-cell>
          <table:table-cell office:value-type="float" office:value="118.739" calcext:value-type="float">
            <text:p>118.739</text:p>
          </table:table-cell>
          <table:table-cell office:value-type="float" office:value="130.827" calcext:value-type="float">
            <text:p>130.827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131.262" calcext:value-type="float">
            <text:p>131.262</text:p>
          </table:table-cell>
          <table:table-cell office:value-type="float" office:value="130.434" calcext:value-type="float">
            <text:p>130.434</text:p>
          </table:table-cell>
          <table:table-cell office:value-type="float" office:value="129.888" calcext:value-type="float">
            <text:p>129.888</text:p>
          </table:table-cell>
          <table:table-cell office:value-type="float" office:value="131.246" calcext:value-type="float">
            <text:p>131.246</text:p>
          </table:table-cell>
          <table:table-cell office:value-type="float" office:value="131.485" calcext:value-type="float">
            <text:p>131.485</text:p>
          </table:table-cell>
          <table:table-cell office:value-type="float" office:value="132.448" calcext:value-type="float">
            <text:p>132.448</text:p>
          </table:table-cell>
          <table:table-cell office:value-type="float" office:value="133.544" calcext:value-type="float">
            <text:p>133.544</text:p>
          </table:table-cell>
          <table:table-cell office:value-type="float" office:value="131.594" calcext:value-type="float">
            <text:p>131.59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19.79" calcext:value-type="float">
            <text:p>219.79</text:p>
          </table:table-cell>
          <table:table-cell office:value-type="float" office:value="123.117" calcext:value-type="float">
            <text:p>123.117</text:p>
          </table:table-cell>
          <table:table-cell office:value-type="float" office:value="119.17" calcext:value-type="float">
            <text:p>119.17</text:p>
          </table:table-cell>
          <table:table-cell office:value-type="float" office:value="121.321" calcext:value-type="float">
            <text:p>121.321</text:p>
          </table:table-cell>
          <table:table-cell office:value-type="float" office:value="119.365" calcext:value-type="float">
            <text:p>119.365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119.166" calcext:value-type="float">
            <text:p>119.166</text:p>
          </table:table-cell>
          <table:table-cell office:value-type="float" office:value="119.517" calcext:value-type="float">
            <text:p>119.517</text:p>
          </table:table-cell>
          <table:table-cell office:value-type="float" office:value="119.834" calcext:value-type="float">
            <text:p>119.834</text:p>
          </table:table-cell>
          <table:table-cell office:value-type="float" office:value="120.254" calcext:value-type="float">
            <text:p>120.254</text:p>
          </table:table-cell>
          <table:table-cell office:value-type="float" office:value="133.398" calcext:value-type="float">
            <text:p>133.398</text:p>
          </table:table-cell>
          <table:table-cell office:value-type="float" office:value="131.819" calcext:value-type="float">
            <text:p>131.819</text:p>
          </table:table-cell>
          <table:table-cell office:value-type="float" office:value="131.444" calcext:value-type="float">
            <text:p>131.444</text:p>
          </table:table-cell>
          <table:table-cell office:value-type="float" office:value="131.734" calcext:value-type="float">
            <text:p>131.734</text:p>
          </table:table-cell>
          <table:table-cell office:value-type="float" office:value="132.168" calcext:value-type="float">
            <text:p>132.168</text:p>
          </table:table-cell>
          <table:table-cell office:value-type="float" office:value="133.942" calcext:value-type="float">
            <text:p>133.942</text:p>
          </table:table-cell>
          <table:table-cell office:value-type="float" office:value="133.479" calcext:value-type="float">
            <text:p>133.479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134.392" calcext:value-type="float">
            <text:p>134.392</text:p>
          </table:table-cell>
          <table:table-cell office:value-type="float" office:value="132.532" calcext:value-type="float">
            <text:p>132.53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22.306" calcext:value-type="float">
            <text:p>222.306</text:p>
          </table:table-cell>
          <table:table-cell office:value-type="float" office:value="124.596" calcext:value-type="float">
            <text:p>124.596</text:p>
          </table:table-cell>
          <table:table-cell office:value-type="float" office:value="120.657" calcext:value-type="float">
            <text:p>120.657</text:p>
          </table:table-cell>
          <table:table-cell office:value-type="float" office:value="122.919" calcext:value-type="float">
            <text:p>122.919</text:p>
          </table:table-cell>
          <table:table-cell office:value-type="float" office:value="120.921" calcext:value-type="float">
            <text:p>120.921</text:p>
          </table:table-cell>
          <table:table-cell office:value-type="float" office:value="120.959" calcext:value-type="float">
            <text:p>120.959</text:p>
          </table:table-cell>
          <table:table-cell office:value-type="float" office:value="120.547" calcext:value-type="float">
            <text:p>120.547</text:p>
          </table:table-cell>
          <table:table-cell office:value-type="float" office:value="120.794" calcext:value-type="float">
            <text:p>120.794</text:p>
          </table:table-cell>
          <table:table-cell office:value-type="float" office:value="121.075" calcext:value-type="float">
            <text:p>121.075</text:p>
          </table:table-cell>
          <table:table-cell office:value-type="float" office:value="121.511" calcext:value-type="float">
            <text:p>121.511</text:p>
          </table:table-cell>
          <table:table-cell office:value-type="float" office:value="133.718" calcext:value-type="float">
            <text:p>133.718</text:p>
          </table:table-cell>
          <table:table-cell office:value-type="float" office:value="132.414" calcext:value-type="float">
            <text:p>132.414</text:p>
          </table:table-cell>
          <table:table-cell office:value-type="float" office:value="134.441" calcext:value-type="float">
            <text:p>134.441</text:p>
          </table:table-cell>
          <table:table-cell office:value-type="float" office:value="133.582" calcext:value-type="float">
            <text:p>133.582</text:p>
          </table:table-cell>
          <table:table-cell office:value-type="float" office:value="133.354" calcext:value-type="float">
            <text:p>133.354</text:p>
          </table:table-cell>
          <table:table-cell office:value-type="float" office:value="135.214" calcext:value-type="float">
            <text:p>135.214</text:p>
          </table:table-cell>
          <table:table-cell office:value-type="float" office:value="134.637" calcext:value-type="float">
            <text:p>134.637</text:p>
          </table:table-cell>
          <table:table-cell office:value-type="float" office:value="135.305" calcext:value-type="float">
            <text:p>135.305</text:p>
          </table:table-cell>
          <table:table-cell office:value-type="float" office:value="136.947" calcext:value-type="float">
            <text:p>136.947</text:p>
          </table:table-cell>
          <table:table-cell office:value-type="float" office:value="134.895" calcext:value-type="float">
            <text:p>134.89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24.935" calcext:value-type="float">
            <text:p>224.935</text:p>
          </table:table-cell>
          <table:table-cell office:value-type="float" office:value="125.967" calcext:value-type="float">
            <text:p>125.967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3.859" calcext:value-type="float">
            <text:p>123.859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122.437" calcext:value-type="float">
            <text:p>122.437</text:p>
          </table:table-cell>
          <table:table-cell office:value-type="float" office:value="121.982" calcext:value-type="float">
            <text:p>121.982</text:p>
          </table:table-cell>
          <table:table-cell office:value-type="float" office:value="122.076" calcext:value-type="float">
            <text:p>122.076</text:p>
          </table:table-cell>
          <table:table-cell office:value-type="float" office:value="122.825" calcext:value-type="float">
            <text:p>122.825</text:p>
          </table:table-cell>
          <table:table-cell office:value-type="float" office:value="122.968" calcext:value-type="float">
            <text:p>122.968</text:p>
          </table:table-cell>
          <table:table-cell office:value-type="float" office:value="135.227" calcext:value-type="float">
            <text:p>135.227</text:p>
          </table:table-cell>
          <table:table-cell office:value-type="float" office:value="135.058" calcext:value-type="float">
            <text:p>135.058</text:p>
          </table:table-cell>
          <table:table-cell office:value-type="float" office:value="134.595" calcext:value-type="float">
            <text:p>134.595</text:p>
          </table:table-cell>
          <table:table-cell office:value-type="float" office:value="134.156" calcext:value-type="float">
            <text:p>134.156</text:p>
          </table:table-cell>
          <table:table-cell office:value-type="float" office:value="134.404" calcext:value-type="float">
            <text:p>134.404</text:p>
          </table:table-cell>
          <table:table-cell office:value-type="float" office:value="137.02" calcext:value-type="float">
            <text:p>137.02</text:p>
          </table:table-cell>
          <table:table-cell office:value-type="float" office:value="136.86" calcext:value-type="float">
            <text:p>136.86</text:p>
          </table:table-cell>
          <table:table-cell office:value-type="float" office:value="137.605" calcext:value-type="float">
            <text:p>137.605</text:p>
          </table:table-cell>
          <table:table-cell office:value-type="float" office:value="138.12" calcext:value-type="float">
            <text:p>138.12</text:p>
          </table:table-cell>
          <table:table-cell office:value-type="float" office:value="135.653" calcext:value-type="float">
            <text:p>135.65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27.31" calcext:value-type="float">
            <text:p>227.31</text:p>
          </table:table-cell>
          <table:table-cell office:value-type="float" office:value="127.356" calcext:value-type="float">
            <text:p>127.356</text:p>
          </table:table-cell>
          <table:table-cell office:value-type="float" office:value="123.433" calcext:value-type="float">
            <text:p>123.433</text:p>
          </table:table-cell>
          <table:table-cell office:value-type="float" office:value="125.862" calcext:value-type="float">
            <text:p>125.862</text:p>
          </table:table-cell>
          <table:table-cell office:value-type="float" office:value="123.477" calcext:value-type="float">
            <text:p>123.477</text:p>
          </table:table-cell>
          <table:table-cell office:value-type="float" office:value="123.786" calcext:value-type="float">
            <text:p>123.786</text:p>
          </table:table-cell>
          <table:table-cell office:value-type="float" office:value="123.302" calcext:value-type="float">
            <text:p>123.302</text:p>
          </table:table-cell>
          <table:table-cell office:value-type="float" office:value="123.545" calcext:value-type="float">
            <text:p>123.545</text:p>
          </table:table-cell>
          <table:table-cell office:value-type="float" office:value="124.165" calcext:value-type="float">
            <text:p>124.165</text:p>
          </table:table-cell>
          <table:table-cell office:value-type="float" office:value="124.34" calcext:value-type="float">
            <text:p>124.34</text:p>
          </table:table-cell>
          <table:table-cell office:value-type="float" office:value="136.584" calcext:value-type="float">
            <text:p>136.584</text:p>
          </table:table-cell>
          <table:table-cell office:value-type="float" office:value="135.82" calcext:value-type="float">
            <text:p>135.82</text:p>
          </table:table-cell>
          <table:table-cell office:value-type="float" office:value="136.111" calcext:value-type="float">
            <text:p>136.111</text:p>
          </table:table-cell>
          <table:table-cell office:value-type="float" office:value="136.896" calcext:value-type="float">
            <text:p>136.896</text:p>
          </table:table-cell>
          <table:table-cell office:value-type="float" office:value="135.948" calcext:value-type="float">
            <text:p>135.948</text:p>
          </table:table-cell>
          <table:table-cell office:value-type="float" office:value="138.321" calcext:value-type="float">
            <text:p>138.321</text:p>
          </table:table-cell>
          <table:table-cell office:value-type="float" office:value="137.942" calcext:value-type="float">
            <text:p>137.942</text:p>
          </table:table-cell>
          <table:table-cell office:value-type="float" office:value="138.778" calcext:value-type="float">
            <text:p>138.778</text:p>
          </table:table-cell>
          <table:table-cell office:value-type="float" office:value="138.728" calcext:value-type="float">
            <text:p>138.728</text:p>
          </table:table-cell>
          <table:table-cell office:value-type="float" office:value="137.013" calcext:value-type="float">
            <text:p>137.01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29.924" calcext:value-type="float">
            <text:p>229.924</text:p>
          </table:table-cell>
          <table:table-cell office:value-type="float" office:value="128.892" calcext:value-type="float">
            <text:p>128.892</text:p>
          </table:table-cell>
          <table:table-cell office:value-type="float" office:value="124.827" calcext:value-type="float">
            <text:p>124.827</text:p>
          </table:table-cell>
          <table:table-cell office:value-type="float" office:value="127.008" calcext:value-type="float">
            <text:p>127.008</text:p>
          </table:table-cell>
          <table:table-cell office:value-type="float" office:value="124.953" calcext:value-type="float">
            <text:p>124.953</text:p>
          </table:table-cell>
          <table:table-cell office:value-type="float" office:value="125.226" calcext:value-type="float">
            <text:p>125.226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124.859" calcext:value-type="float">
            <text:p>124.859</text:p>
          </table:table-cell>
          <table:table-cell office:value-type="float" office:value="125.227" calcext:value-type="float">
            <text:p>125.227</text:p>
          </table:table-cell>
          <table:table-cell office:value-type="float" office:value="125.702" calcext:value-type="float">
            <text:p>125.702</text:p>
          </table:table-cell>
          <table:table-cell office:value-type="float" office:value="138.135" calcext:value-type="float">
            <text:p>138.135</text:p>
          </table:table-cell>
          <table:table-cell office:value-type="float" office:value="138.311" calcext:value-type="float">
            <text:p>138.311</text:p>
          </table:table-cell>
          <table:table-cell office:value-type="float" office:value="137.727" calcext:value-type="float">
            <text:p>137.727</text:p>
          </table:table-cell>
          <table:table-cell office:value-type="float" office:value="137.542" calcext:value-type="float">
            <text:p>137.542</text:p>
          </table:table-cell>
          <table:table-cell office:value-type="float" office:value="137.669" calcext:value-type="float">
            <text:p>137.669</text:p>
          </table:table-cell>
          <table:table-cell office:value-type="float" office:value="140.48" calcext:value-type="float">
            <text:p>140.48</text:p>
          </table:table-cell>
          <table:table-cell office:value-type="float" office:value="140.491" calcext:value-type="float">
            <text:p>140.491</text:p>
          </table:table-cell>
          <table:table-cell office:value-type="float" office:value="139.987" calcext:value-type="float">
            <text:p>139.987</text:p>
          </table:table-cell>
          <table:table-cell office:value-type="float" office:value="141.243" calcext:value-type="float">
            <text:p>141.243</text:p>
          </table:table-cell>
          <table:table-cell office:value-type="float" office:value="138.938" calcext:value-type="float">
            <text:p>138.938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32.207" calcext:value-type="float">
            <text:p>232.207</text:p>
          </table:table-cell>
          <table:table-cell office:value-type="float" office:value="130.189" calcext:value-type="float">
            <text:p>130.189</text:p>
          </table:table-cell>
          <table:table-cell office:value-type="float" office:value="126.345" calcext:value-type="float">
            <text:p>126.345</text:p>
          </table:table-cell>
          <table:table-cell office:value-type="float" office:value="128.334" calcext:value-type="float">
            <text:p>128.334</text:p>
          </table:table-cell>
          <table:table-cell office:value-type="float" office:value="126.338" calcext:value-type="float">
            <text:p>126.338</text:p>
          </table:table-cell>
          <table:table-cell office:value-type="float" office:value="126.653" calcext:value-type="float">
            <text:p>126.653</text:p>
          </table:table-cell>
          <table:table-cell office:value-type="float" office:value="126.162" calcext:value-type="float">
            <text:p>126.162</text:p>
          </table:table-cell>
          <table:table-cell office:value-type="float" office:value="126.333" calcext:value-type="float">
            <text:p>126.333</text:p>
          </table:table-cell>
          <table:table-cell office:value-type="float" office:value="126.787" calcext:value-type="float">
            <text:p>126.787</text:p>
          </table:table-cell>
          <table:table-cell office:value-type="float" office:value="127.167" calcext:value-type="float">
            <text:p>127.167</text:p>
          </table:table-cell>
          <table:table-cell office:value-type="float" office:value="140.363" calcext:value-type="float">
            <text:p>140.363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8.671" calcext:value-type="float">
            <text:p>138.671</text:p>
          </table:table-cell>
          <table:table-cell office:value-type="float" office:value="139.51" calcext:value-type="float">
            <text:p>139.51</text:p>
          </table:table-cell>
          <table:table-cell office:value-type="float" office:value="141.28" calcext:value-type="float">
            <text:p>141.28</text:p>
          </table:table-cell>
          <table:table-cell office:value-type="float" office:value="141.035" calcext:value-type="float">
            <text:p>141.035</text:p>
          </table:table-cell>
          <table:table-cell office:value-type="float" office:value="142.507" calcext:value-type="float">
            <text:p>142.507</text:p>
          </table:table-cell>
          <table:table-cell office:value-type="float" office:value="141.978" calcext:value-type="float">
            <text:p>141.978</text:p>
          </table:table-cell>
          <table:table-cell office:value-type="float" office:value="140.327" calcext:value-type="float">
            <text:p>140.32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34.799" calcext:value-type="float">
            <text:p>234.799</text:p>
          </table:table-cell>
          <table:table-cell office:value-type="float" office:value="131.679" calcext:value-type="float">
            <text:p>131.679</text:p>
          </table:table-cell>
          <table:table-cell office:value-type="float" office:value="127.661" calcext:value-type="float">
            <text:p>127.661</text:p>
          </table:table-cell>
          <table:table-cell office:value-type="float" office:value="129.631" calcext:value-type="float">
            <text:p>129.631</text:p>
          </table:table-cell>
          <table:table-cell office:value-type="float" office:value="127.795" calcext:value-type="float">
            <text:p>127.795</text:p>
          </table:table-cell>
          <table:table-cell office:value-type="float" office:value="127.944" calcext:value-type="float">
            <text:p>127.944</text:p>
          </table:table-cell>
          <table:table-cell office:value-type="float" office:value="127.557" calcext:value-type="float">
            <text:p>127.557</text:p>
          </table:table-cell>
          <table:table-cell office:value-type="float" office:value="127.752" calcext:value-type="float">
            <text:p>127.752</text:p>
          </table:table-cell>
          <table:table-cell office:value-type="float" office:value="128.059" calcext:value-type="float">
            <text:p>128.059</text:p>
          </table:table-cell>
          <table:table-cell office:value-type="float" office:value="128.635" calcext:value-type="float">
            <text:p>128.635</text:p>
          </table:table-cell>
          <table:table-cell office:value-type="float" office:value="141.448" calcext:value-type="float">
            <text:p>141.448</text:p>
          </table:table-cell>
          <table:table-cell office:value-type="float" office:value="139.97" calcext:value-type="float">
            <text:p>139.97</text:p>
          </table:table-cell>
          <table:table-cell office:value-type="float" office:value="141.37" calcext:value-type="float">
            <text:p>141.37</text:p>
          </table:table-cell>
          <table:table-cell office:value-type="float" office:value="141.499" calcext:value-type="float">
            <text:p>141.499</text:p>
          </table:table-cell>
          <table:table-cell office:value-type="float" office:value="140.812" calcext:value-type="float">
            <text:p>140.812</text:p>
          </table:table-cell>
          <table:table-cell office:value-type="float" office:value="142.5" calcext:value-type="float">
            <text:p>142.5</text:p>
          </table:table-cell>
          <table:table-cell office:value-type="float" office:value="143.74" calcext:value-type="float">
            <text:p>143.74</text:p>
          </table:table-cell>
          <table:table-cell office:value-type="float" office:value="143.246" calcext:value-type="float">
            <text:p>143.246</text:p>
          </table:table-cell>
          <table:table-cell office:value-type="float" office:value="144.487" calcext:value-type="float">
            <text:p>144.487</text:p>
          </table:table-cell>
          <table:table-cell office:value-type="float" office:value="142.265" calcext:value-type="float">
            <text:p>142.26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37.181" calcext:value-type="float">
            <text:p>237.181</text:p>
          </table:table-cell>
          <table:table-cell office:value-type="float" office:value="132.96" calcext:value-type="float">
            <text:p>132.96</text:p>
          </table:table-cell>
          <table:table-cell office:value-type="float" office:value="129.071" calcext:value-type="float">
            <text:p>129.071</text:p>
          </table:table-cell>
          <table:table-cell office:value-type="float" office:value="131.16" calcext:value-type="float">
            <text:p>131.16</text:p>
          </table:table-cell>
          <table:table-cell office:value-type="float" office:value="129.155" calcext:value-type="float">
            <text:p>129.155</text:p>
          </table:table-cell>
          <table:table-cell office:value-type="float" office:value="129.356" calcext:value-type="float">
            <text:p>129.356</text:p>
          </table:table-cell>
          <table:table-cell office:value-type="float" office:value="128.893" calcext:value-type="float">
            <text:p>128.893</text:p>
          </table:table-cell>
          <table:table-cell office:value-type="float" office:value="129.063" calcext:value-type="float">
            <text:p>129.063</text:p>
          </table:table-cell>
          <table:table-cell office:value-type="float" office:value="129.468" calcext:value-type="float">
            <text:p>129.468</text:p>
          </table:table-cell>
          <table:table-cell office:value-type="float" office:value="130.037" calcext:value-type="float">
            <text:p>130.037</text:p>
          </table:table-cell>
          <table:table-cell office:value-type="float" office:value="143.235" calcext:value-type="float">
            <text:p>143.235</text:p>
          </table:table-cell>
          <table:table-cell office:value-type="float" office:value="142.133" calcext:value-type="float">
            <text:p>142.133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141.875" calcext:value-type="float">
            <text:p>141.875</text:p>
          </table:table-cell>
          <table:table-cell office:value-type="float" office:value="142.644" calcext:value-type="float">
            <text:p>142.644</text:p>
          </table:table-cell>
          <table:table-cell office:value-type="float" office:value="144.642" calcext:value-type="float">
            <text:p>144.642</text:p>
          </table:table-cell>
          <table:table-cell office:value-type="float" office:value="144.405" calcext:value-type="float">
            <text:p>144.405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144.814" calcext:value-type="float">
            <text:p>144.814</text:p>
          </table:table-cell>
          <table:table-cell office:value-type="float" office:value="143.43" calcext:value-type="float">
            <text:p>143.43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39.86" calcext:value-type="float">
            <text:p>239.86</text:p>
          </table:table-cell>
          <table:table-cell office:value-type="float" office:value="134.306" calcext:value-type="float">
            <text:p>134.306</text:p>
          </table:table-cell>
          <table:table-cell office:value-type="float" office:value="130.347" calcext:value-type="float">
            <text:p>130.347</text:p>
          </table:table-cell>
          <table:table-cell office:value-type="float" office:value="131.938" calcext:value-type="float">
            <text:p>131.938</text:p>
          </table:table-cell>
          <table:table-cell office:value-type="float" office:value="130.566" calcext:value-type="float">
            <text:p>130.566</text:p>
          </table:table-cell>
          <table:table-cell office:value-type="float" office:value="130.576" calcext:value-type="float">
            <text:p>130.576</text:p>
          </table:table-cell>
          <table:table-cell office:value-type="float" office:value="130.226" calcext:value-type="float">
            <text:p>130.226</text:p>
          </table:table-cell>
          <table:table-cell office:value-type="float" office:value="130.453" calcext:value-type="float">
            <text:p>130.453</text:p>
          </table:table-cell>
          <table:table-cell office:value-type="float" office:value="130.866" calcext:value-type="float">
            <text:p>130.866</text:p>
          </table:table-cell>
          <table:table-cell office:value-type="float" office:value="131.482" calcext:value-type="float">
            <text:p>131.482</text:p>
          </table:table-cell>
          <table:table-cell office:value-type="float" office:value="145.963" calcext:value-type="float">
            <text:p>145.963</text:p>
          </table:table-cell>
          <table:table-cell office:value-type="float" office:value="144.797" calcext:value-type="float">
            <text:p>144.797</text:p>
          </table:table-cell>
          <table:table-cell office:value-type="float" office:value="144.6" calcext:value-type="float">
            <text:p>144.6</text:p>
          </table:table-cell>
          <table:table-cell office:value-type="float" office:value="144.721" calcext:value-type="float">
            <text:p>144.721</text:p>
          </table:table-cell>
          <table:table-cell office:value-type="float" office:value="143.235" calcext:value-type="float">
            <text:p>143.235</text:p>
          </table:table-cell>
          <table:table-cell office:value-type="float" office:value="145.961" calcext:value-type="float">
            <text:p>145.961</text:p>
          </table:table-cell>
          <table:table-cell office:value-type="float" office:value="146.988" calcext:value-type="float">
            <text:p>146.988</text:p>
          </table:table-cell>
          <table:table-cell office:value-type="float" office:value="146.602" calcext:value-type="float">
            <text:p>146.602</text:p>
          </table:table-cell>
          <table:table-cell office:value-type="float" office:value="147.529" calcext:value-type="float">
            <text:p>147.529</text:p>
          </table:table-cell>
          <table:table-cell office:value-type="float" office:value="145.074" calcext:value-type="float">
            <text:p>145.074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42.427" calcext:value-type="float">
            <text:p>242.427</text:p>
          </table:table-cell>
          <table:table-cell office:value-type="float" office:value="135.837" calcext:value-type="float">
            <text:p>135.837</text:p>
          </table:table-cell>
          <table:table-cell office:value-type="float" office:value="131.974" calcext:value-type="float">
            <text:p>131.974</text:p>
          </table:table-cell>
          <table:table-cell office:value-type="float" office:value="133.927" calcext:value-type="float">
            <text:p>133.927</text:p>
          </table:table-cell>
          <table:table-cell office:value-type="float" office:value="131.958" calcext:value-type="float">
            <text:p>131.958</text:p>
          </table:table-cell>
          <table:table-cell office:value-type="float" office:value="132.031" calcext:value-type="float">
            <text:p>132.031</text:p>
          </table:table-cell>
          <table:table-cell office:value-type="float" office:value="131.662" calcext:value-type="float">
            <text:p>131.662</text:p>
          </table:table-cell>
          <table:table-cell office:value-type="float" office:value="131.927" calcext:value-type="float">
            <text:p>131.927</text:p>
          </table:table-cell>
          <table:table-cell office:value-type="float" office:value="132.39" calcext:value-type="float">
            <text:p>132.39</text:p>
          </table:table-cell>
          <table:table-cell office:value-type="float" office:value="132.814" calcext:value-type="float">
            <text:p>132.814</text:p>
          </table:table-cell>
          <table:table-cell office:value-type="float" office:value="146.53" calcext:value-type="float">
            <text:p>146.53</text:p>
          </table:table-cell>
          <table:table-cell office:value-type="float" office:value="145.727" calcext:value-type="float">
            <text:p>145.727</text:p>
          </table:table-cell>
          <table:table-cell office:value-type="float" office:value="145.256" calcext:value-type="float">
            <text:p>145.256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145.399" calcext:value-type="float">
            <text:p>145.399</text:p>
          </table:table-cell>
          <table:table-cell office:value-type="float" office:value="148.144" calcext:value-type="float">
            <text:p>148.144</text:p>
          </table:table-cell>
          <table:table-cell office:value-type="float" office:value="147.533" calcext:value-type="float">
            <text:p>147.533</text:p>
          </table:table-cell>
          <table:table-cell office:value-type="float" office:value="147.185" calcext:value-type="float">
            <text:p>147.185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6.77" calcext:value-type="float">
            <text:p>146.77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44.972" calcext:value-type="float">
            <text:p>244.972</text:p>
          </table:table-cell>
          <table:table-cell office:value-type="float" office:value="137.392" calcext:value-type="float">
            <text:p>137.392</text:p>
          </table:table-cell>
          <table:table-cell office:value-type="float" office:value="133.235" calcext:value-type="float">
            <text:p>133.235</text:p>
          </table:table-cell>
          <table:table-cell office:value-type="float" office:value="135.533" calcext:value-type="float">
            <text:p>135.533</text:p>
          </table:table-cell>
          <table:table-cell office:value-type="float" office:value="133.287" calcext:value-type="float">
            <text:p>133.287</text:p>
          </table:table-cell>
          <table:table-cell office:value-type="float" office:value="133.403" calcext:value-type="float">
            <text:p>133.403</text:p>
          </table:table-cell>
          <table:table-cell office:value-type="float" office:value="133.127" calcext:value-type="float">
            <text:p>133.127</text:p>
          </table:table-cell>
          <table:table-cell office:value-type="float" office:value="133.307" calcext:value-type="float">
            <text:p>133.307</text:p>
          </table:table-cell>
          <table:table-cell office:value-type="float" office:value="134.12" calcext:value-type="float">
            <text:p>134.12</text:p>
          </table:table-cell>
          <table:table-cell office:value-type="float" office:value="134.294" calcext:value-type="float">
            <text:p>134.294</text:p>
          </table:table-cell>
          <table:table-cell office:value-type="float" office:value="148.188" calcext:value-type="float">
            <text:p>148.188</text:p>
          </table:table-cell>
          <table:table-cell office:value-type="float" office:value="146.201" calcext:value-type="float">
            <text:p>146.201</text:p>
          </table:table-cell>
          <table:table-cell office:value-type="float" office:value="147.726" calcext:value-type="float">
            <text:p>147.726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146.276" calcext:value-type="float">
            <text:p>146.276</text:p>
          </table:table-cell>
          <table:table-cell office:value-type="float" office:value="149.528" calcext:value-type="float">
            <text:p>149.528</text:p>
          </table:table-cell>
          <table:table-cell office:value-type="float" office:value="148.645" calcext:value-type="float">
            <text:p>148.645</text:p>
          </table:table-cell>
          <table:table-cell office:value-type="float" office:value="149.884" calcext:value-type="float">
            <text:p>149.884</text:p>
          </table:table-cell>
          <table:table-cell office:value-type="float" office:value="150.63" calcext:value-type="float">
            <text:p>150.63</text:p>
          </table:table-cell>
          <table:table-cell office:value-type="float" office:value="148.979" calcext:value-type="float">
            <text:p>148.979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47.522" calcext:value-type="float">
            <text:p>247.522</text:p>
          </table:table-cell>
          <table:table-cell office:value-type="float" office:value="138.579" calcext:value-type="float">
            <text:p>138.579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6.985" calcext:value-type="float">
            <text:p>136.985</text:p>
          </table:table-cell>
          <table:table-cell office:value-type="float" office:value="134.753" calcext:value-type="float">
            <text:p>134.753</text:p>
          </table:table-cell>
          <table:table-cell office:value-type="float" office:value="134.908" calcext:value-type="float">
            <text:p>134.908</text:p>
          </table:table-cell>
          <table:table-cell office:value-type="float" office:value="134.592" calcext:value-type="float">
            <text:p>134.592</text:p>
          </table:table-cell>
          <table:table-cell office:value-type="float" office:value="134.774" calcext:value-type="float">
            <text:p>134.774</text:p>
          </table:table-cell>
          <table:table-cell office:value-type="float" office:value="135.184" calcext:value-type="float">
            <text:p>135.184</text:p>
          </table:table-cell>
          <table:table-cell office:value-type="float" office:value="135.555" calcext:value-type="float">
            <text:p>135.555</text:p>
          </table:table-cell>
          <table:table-cell office:value-type="float" office:value="149.89" calcext:value-type="float">
            <text:p>149.89</text:p>
          </table:table-cell>
          <table:table-cell office:value-type="float" office:value="149.254" calcext:value-type="float">
            <text:p>149.254</text:p>
          </table:table-cell>
          <table:table-cell office:value-type="float" office:value="148.698" calcext:value-type="float">
            <text:p>148.698</text:p>
          </table:table-cell>
          <table:table-cell office:value-type="float" office:value="149.17" calcext:value-type="float">
            <text:p>149.17</text:p>
          </table:table-cell>
          <table:table-cell office:value-type="float" office:value="147.751" calcext:value-type="float">
            <text:p>147.751</text:p>
          </table:table-cell>
          <table:table-cell office:value-type="float" office:value="151.269" calcext:value-type="float">
            <text:p>151.269</text:p>
          </table:table-cell>
          <table:table-cell office:value-type="float" office:value="150.655" calcext:value-type="float">
            <text:p>150.655</text:p>
          </table:table-cell>
          <table:table-cell office:value-type="float" office:value="150.687" calcext:value-type="float">
            <text:p>150.687</text:p>
          </table:table-cell>
          <table:table-cell office:value-type="float" office:value="151.154" calcext:value-type="float">
            <text:p>151.154</text:p>
          </table:table-cell>
          <table:table-cell office:value-type="float" office:value="149.918" calcext:value-type="float">
            <text:p>149.918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50.063" calcext:value-type="float">
            <text:p>250.063</text:p>
          </table:table-cell>
          <table:table-cell office:value-type="float" office:value="140.929" calcext:value-type="float">
            <text:p>140.929</text:p>
          </table:table-cell>
          <table:table-cell office:value-type="float" office:value="136.052" calcext:value-type="float">
            <text:p>136.052</text:p>
          </table:table-cell>
          <table:table-cell office:value-type="float" office:value="137.485" calcext:value-type="float">
            <text:p>137.485</text:p>
          </table:table-cell>
          <table:table-cell office:value-type="float" office:value="136.281" calcext:value-type="float">
            <text:p>136.281</text:p>
          </table:table-cell>
          <table:table-cell office:value-type="float" office:value="136.284" calcext:value-type="float">
            <text:p>136.284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136.259" calcext:value-type="float">
            <text:p>136.259</text:p>
          </table:table-cell>
          <table:table-cell office:value-type="float" office:value="136.467" calcext:value-type="float">
            <text:p>136.467</text:p>
          </table:table-cell>
          <table:table-cell office:value-type="float" office:value="137.104" calcext:value-type="float">
            <text:p>137.104</text:p>
          </table:table-cell>
          <table:table-cell office:value-type="float" office:value="150.44" calcext:value-type="float">
            <text:p>150.44</text:p>
          </table:table-cell>
          <table:table-cell office:value-type="float" office:value="149.869" calcext:value-type="float">
            <text:p>149.869</text:p>
          </table:table-cell>
          <table:table-cell office:value-type="float" office:value="150.515" calcext:value-type="float">
            <text:p>150.515</text:p>
          </table:table-cell>
          <table:table-cell office:value-type="float" office:value="150.189" calcext:value-type="float">
            <text:p>150.189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152.506" calcext:value-type="float">
            <text:p>152.506</text:p>
          </table:table-cell>
          <table:table-cell office:value-type="float" office:value="154.179" calcext:value-type="float">
            <text:p>154.179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4.214" calcext:value-type="float">
            <text:p>154.214</text:p>
          </table:table-cell>
          <table:table-cell office:value-type="float" office:value="150.956" calcext:value-type="float">
            <text:p>150.956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52.537" calcext:value-type="float">
            <text:p>252.537</text:p>
          </table:table-cell>
          <table:table-cell office:value-type="float" office:value="142.32" calcext:value-type="float">
            <text:p>142.32</text:p>
          </table:table-cell>
          <table:table-cell office:value-type="float" office:value="137.41" calcext:value-type="float">
            <text:p>137.41</text:p>
          </table:table-cell>
          <table:table-cell office:value-type="float" office:value="139.663" calcext:value-type="float">
            <text:p>139.663</text:p>
          </table:table-cell>
          <table:table-cell office:value-type="float" office:value="137.515" calcext:value-type="float">
            <text:p>137.515</text:p>
          </table:table-cell>
          <table:table-cell office:value-type="float" office:value="137.694" calcext:value-type="float">
            <text:p>137.694</text:p>
          </table:table-cell>
          <table:table-cell office:value-type="float" office:value="137.313" calcext:value-type="float">
            <text:p>137.313</text:p>
          </table:table-cell>
          <table:table-cell office:value-type="float" office:value="137.395" calcext:value-type="float">
            <text:p>137.395</text:p>
          </table:table-cell>
          <table:table-cell office:value-type="float" office:value="137.757" calcext:value-type="float">
            <text:p>137.757</text:p>
          </table:table-cell>
          <table:table-cell office:value-type="float" office:value="138.435" calcext:value-type="float">
            <text:p>138.435</text:p>
          </table:table-cell>
          <table:table-cell office:value-type="float" office:value="153.041" calcext:value-type="float">
            <text:p>153.041</text:p>
          </table:table-cell>
          <table:table-cell office:value-type="float" office:value="152.361" calcext:value-type="float">
            <text:p>152.361</text:p>
          </table:table-cell>
          <table:table-cell office:value-type="float" office:value="151.915" calcext:value-type="float">
            <text:p>151.915</text:p>
          </table:table-cell>
          <table:table-cell office:value-type="float" office:value="152.34" calcext:value-type="float">
            <text:p>152.34</text:p>
          </table:table-cell>
          <table:table-cell office:value-type="float" office:value="150.662" calcext:value-type="float">
            <text:p>150.662</text:p>
          </table:table-cell>
          <table:table-cell office:value-type="float" office:value="153.647" calcext:value-type="float">
            <text:p>153.647</text:p>
          </table:table-cell>
          <table:table-cell office:value-type="float" office:value="154.614" calcext:value-type="float">
            <text:p>154.614</text:p>
          </table:table-cell>
          <table:table-cell office:value-type="float" office:value="154.432" calcext:value-type="float">
            <text:p>154.432</text:p>
          </table:table-cell>
          <table:table-cell office:value-type="float" office:value="155.414" calcext:value-type="float">
            <text:p>155.414</text:p>
          </table:table-cell>
          <table:table-cell office:value-type="float" office:value="153.382" calcext:value-type="float">
            <text:p>153.382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55.27" calcext:value-type="float">
            <text:p>255.27</text:p>
          </table:table-cell>
          <table:table-cell office:value-type="float" office:value="144.198" calcext:value-type="float">
            <text:p>144.198</text:p>
          </table:table-cell>
          <table:table-cell office:value-type="float" office:value="138.883" calcext:value-type="float">
            <text:p>138.883</text:p>
          </table:table-cell>
          <table:table-cell office:value-type="float" office:value="140.856" calcext:value-type="float">
            <text:p>140.856</text:p>
          </table:table-cell>
          <table:table-cell office:value-type="float" office:value="138.798" calcext:value-type="float">
            <text:p>138.798</text:p>
          </table:table-cell>
          <table:table-cell office:value-type="float" office:value="139.083" calcext:value-type="float">
            <text:p>139.083</text:p>
          </table:table-cell>
          <table:table-cell office:value-type="float" office:value="138.802" calcext:value-type="float">
            <text:p>138.802</text:p>
          </table:table-cell>
          <table:table-cell office:value-type="float" office:value="138.817" calcext:value-type="float">
            <text:p>138.817</text:p>
          </table:table-cell>
          <table:table-cell office:value-type="float" office:value="139.392" calcext:value-type="float">
            <text:p>139.392</text:p>
          </table:table-cell>
          <table:table-cell office:value-type="float" office:value="139.827" calcext:value-type="float">
            <text:p>139.827</text:p>
          </table:table-cell>
          <table:table-cell office:value-type="float" office:value="153.924" calcext:value-type="float">
            <text:p>153.924</text:p>
          </table:table-cell>
          <table:table-cell office:value-type="float" office:value="153.195" calcext:value-type="float">
            <text:p>153.195</text:p>
          </table:table-cell>
          <table:table-cell office:value-type="float" office:value="152.908" calcext:value-type="float">
            <text:p>152.908</text:p>
          </table:table-cell>
          <table:table-cell office:value-type="float" office:value="153.815" calcext:value-type="float">
            <text:p>153.815</text:p>
          </table:table-cell>
          <table:table-cell office:value-type="float" office:value="152.735" calcext:value-type="float">
            <text:p>152.735</text:p>
          </table:table-cell>
          <table:table-cell office:value-type="float" office:value="155.559" calcext:value-type="float">
            <text:p>155.559</text:p>
          </table:table-cell>
          <table:table-cell office:value-type="float" office:value="156.981" calcext:value-type="float">
            <text:p>156.981</text:p>
          </table:table-cell>
          <table:table-cell office:value-type="float" office:value="156.08" calcext:value-type="float">
            <text:p>156.08</text:p>
          </table:table-cell>
          <table:table-cell office:value-type="float" office:value="157.926" calcext:value-type="float">
            <text:p>157.926</text:p>
          </table:table-cell>
          <table:table-cell office:value-type="float" office:value="154.115" calcext:value-type="float">
            <text:p>154.115</text:p>
          </table:table-cell>
          <table:table-cell table:number-columns-repeated="70"/>
        </table:table-row>
        <table:table-row table:style-name="ro1">
          <table:table-cell table:number-columns-repeated="15"/>
          <table:table-cell office:value-type="float" office:value="257.694" calcext:value-type="float">
            <text:p>257.694</text:p>
          </table:table-cell>
          <table:table-cell office:value-type="float" office:value="145.865" calcext:value-type="float">
            <text:p>145.865</text:p>
          </table:table-cell>
          <table:table-cell office:value-type="float" office:value="140.182" calcext:value-type="float">
            <text:p>140.182</text:p>
          </table:table-cell>
          <table:table-cell office:value-type="float" office:value="142.56" calcext:value-type="float">
            <text:p>142.56</text:p>
          </table:table-cell>
          <table:table-cell office:value-type="float" office:value="140.353" calcext:value-type="float">
            <text:p>140.353</text:p>
          </table:table-cell>
          <table:table-cell office:value-type="float" office:value="140.419" calcext:value-type="float">
            <text:p>140.419</text:p>
          </table:table-cell>
          <table:table-cell office:value-type="float" office:value="140.026" calcext:value-type="float">
            <text:p>140.026</text:p>
          </table:table-cell>
          <table:table-cell office:value-type="float" office:value="140.295" calcext:value-type="float">
            <text:p>140.295</text:p>
          </table:table-cell>
          <table:table-cell office:value-type="float" office:value="140.649" calcext:value-type="float">
            <text:p>140.649</text:p>
          </table:table-cell>
          <table:table-cell office:value-type="float" office:value="141.168" calcext:value-type="float">
            <text:p>141.168</text:p>
          </table:table-cell>
          <table:table-cell office:value-type="float" office:value="156.211" calcext:value-type="float">
            <text:p>156.211</text:p>
          </table:table-cell>
          <table:table-cell office:value-type="float" office:value="155.517" calcext:value-type="float">
            <text:p>155.517</text:p>
          </table:table-cell>
          <table:table-cell office:value-type="float" office:value="155.851" calcext:value-type="float">
            <text:p>155.851</text:p>
          </table:table-cell>
          <table:table-cell office:value-type="float" office:value="154.981" calcext:value-type="float">
            <text:p>154.981</text:p>
          </table:table-cell>
          <table:table-cell office:value-type="float" office:value="153.621" calcext:value-type="float">
            <text:p>153.621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158.015" calcext:value-type="float">
            <text:p>158.015</text:p>
          </table:table-cell>
          <table:table-cell office:value-type="float" office:value="158.444" calcext:value-type="float">
            <text:p>158.444</text:p>
          </table:table-cell>
          <table:table-cell office:value-type="float" office:value="158.265" calcext:value-type="float">
            <text:p>158.265</text:p>
          </table:table-cell>
          <table:table-cell office:value-type="float" office:value="156.464" calcext:value-type="float">
            <text:p>156.464</text:p>
          </table:table-cell>
          <table:table-cell table:number-columns-repeated="70"/>
        </table:table-row>
      </table:table>
      <table:table table:name="Sheet2" table:style-name="ta1">
        <table:table-column table:style-name="co1" table:number-columns-repeated="120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droprate-total</text:p>
          </table:table-cell>
          <table:table-cell office:value-type="string" calcext:value-type="string">
            <text:p>latency-total</text:p>
          </table:table-cell>
          <table:table-cell office:value-type="string" calcext:value-type="string">
            <text:p>droprate-belatrix</text:p>
          </table:table-cell>
          <table:table-cell office:value-type="string" calcext:value-type="string">
            <text:p>droprate-dobby</text:p>
          </table:table-cell>
          <table:table-cell office:value-type="string" calcext:value-type="string">
            <text:p>droprate-draco</text:p>
          </table:table-cell>
          <table:table-cell office:value-type="string" calcext:value-type="string">
            <text:p>droprate-harry</text:p>
          </table:table-cell>
          <table:table-cell office:value-type="string" calcext:value-type="string">
            <text:p>latency-belatrix</text:p>
          </table:table-cell>
          <table:table-cell office:value-type="string" calcext:value-type="string">
            <text:p>latency-dobby</text:p>
          </table:table-cell>
          <table:table-cell office:value-type="string" calcext:value-type="string">
            <text:p>latency-draco</text:p>
          </table:table-cell>
          <table:table-cell office:value-type="string" calcext:value-type="string">
            <text:p>latency-harry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345366.652792808" calcext:value-type="float">
            <text:p>345366.652792808</text:p>
          </table:table-cell>
          <table:table-cell office:value-type="float" office:value="0.585541878243015" calcext:value-type="float">
            <text:p>0.585541878243015</text:p>
          </table:table-cell>
          <table:table-cell office:value-type="float" office:value="6.90816374460832" calcext:value-type="float">
            <text:p>6.90816374460832</text:p>
          </table:table-cell>
          <table:table-cell office:value-type="float" office:value="147.10054925346" calcext:value-type="float">
            <text:p>147.10054925346</text:p>
          </table:table-cell>
          <table:table-cell office:value-type="float" office:value="7.1011673151751" calcext:value-type="float">
            <text:p>7.1011673151751</text:p>
          </table:table-cell>
          <table:table-cell office:value-type="float" office:value="7.22470653996646" calcext:value-type="float">
            <text:p>7.22470653996646</text:p>
          </table:table-cell>
          <table:table-cell office:value-type="float" office:value="6.94559513946424" calcext:value-type="float">
            <text:p>6.94559513946424</text:p>
          </table:table-cell>
          <table:table-cell office:value-type="float" office:value="6.36118598382749" calcext:value-type="float">
            <text:p>6.36118598382749</text:p>
          </table:table-cell>
          <table:table-cell office:value-type="float" office:value="147.179655946148" calcext:value-type="float">
            <text:p>147.179655946148</text:p>
          </table:table-cell>
          <table:table-cell office:value-type="float" office:value="146.880102425064" calcext:value-type="float">
            <text:p>146.880102425064</text:p>
          </table:table-cell>
          <table:table-cell office:value-type="float" office:value="147.403175545333" calcext:value-type="float">
            <text:p>147.403175545333</text:p>
          </table:table-cell>
          <table:table-cell office:value-type="float" office:value="146.939263097294" calcext:value-type="float">
            <text:p>146.939263097294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340598.313951551" calcext:value-type="float">
            <text:p>340598.313951551</text:p>
          </table:table-cell>
          <table:table-cell office:value-type="float" office:value="0.577457536403319" calcext:value-type="float">
            <text:p>0.577457536403319</text:p>
          </table:table-cell>
          <table:table-cell office:value-type="float" office:value="7.09078241779719" calcext:value-type="float">
            <text:p>7.09078241779719</text:p>
          </table:table-cell>
          <table:table-cell office:value-type="float" office:value="147.969969795691" calcext:value-type="float">
            <text:p>147.969969795691</text:p>
          </table:table-cell>
          <table:table-cell office:value-type="float" office:value="7.30542287159314" calcext:value-type="float">
            <text:p>7.30542287159314</text:p>
          </table:table-cell>
          <table:table-cell office:value-type="float" office:value="6.67770419426049" calcext:value-type="float">
            <text:p>6.67770419426049</text:p>
          </table:table-cell>
          <table:table-cell office:value-type="float" office:value="6.77966101694915" calcext:value-type="float">
            <text:p>6.77966101694915</text:p>
          </table:table-cell>
          <table:table-cell office:value-type="float" office:value="7.60034158838599" calcext:value-type="float">
            <text:p>7.60034158838599</text:p>
          </table:table-cell>
          <table:table-cell office:value-type="float" office:value="147.079418005456" calcext:value-type="float">
            <text:p>147.079418005456</text:p>
          </table:table-cell>
          <table:table-cell office:value-type="float" office:value="148.944263749261" calcext:value-type="float">
            <text:p>148.944263749261</text:p>
          </table:table-cell>
          <table:table-cell office:value-type="float" office:value="148.119290465632" calcext:value-type="float">
            <text:p>148.119290465632</text:p>
          </table:table-cell>
          <table:table-cell office:value-type="float" office:value="147.736906962415" calcext:value-type="float">
            <text:p>147.736906962415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346693.413752312" calcext:value-type="float">
            <text:p>346693.413752312</text:p>
          </table:table-cell>
          <table:table-cell office:value-type="float" office:value="0.587791296644951" calcext:value-type="float">
            <text:p>0.587791296644951</text:p>
          </table:table-cell>
          <table:table-cell office:value-type="float" office:value="6.73498508936514" calcext:value-type="float">
            <text:p>6.73498508936514</text:p>
          </table:table-cell>
          <table:table-cell office:value-type="float" office:value="148.036978503855" calcext:value-type="float">
            <text:p>148.036978503855</text:p>
          </table:table-cell>
          <table:table-cell office:value-type="float" office:value="7.01071080817916" calcext:value-type="float">
            <text:p>7.01071080817916</text:p>
          </table:table-cell>
          <table:table-cell office:value-type="float" office:value="6.91276095672612" calcext:value-type="float">
            <text:p>6.91276095672612</text:p>
          </table:table-cell>
          <table:table-cell office:value-type="float" office:value="6.42652476463365" calcext:value-type="float">
            <text:p>6.42652476463365</text:p>
          </table:table-cell>
          <table:table-cell office:value-type="float" office:value="6.58994382792163" calcext:value-type="float">
            <text:p>6.58994382792163</text:p>
          </table:table-cell>
          <table:table-cell office:value-type="float" office:value="148.213163799551" calcext:value-type="float">
            <text:p>148.213163799551</text:p>
          </table:table-cell>
          <table:table-cell office:value-type="float" office:value="147.228872716471" calcext:value-type="float">
            <text:p>147.228872716471</text:p>
          </table:table-cell>
          <table:table-cell office:value-type="float" office:value="148.558180227472" calcext:value-type="float">
            <text:p>148.558180227472</text:p>
          </table:table-cell>
          <table:table-cell office:value-type="float" office:value="148.147697271927" calcext:value-type="float">
            <text:p>148.147697271927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347236.629011297" calcext:value-type="float">
            <text:p>347236.629011297</text:p>
          </table:table-cell>
          <table:table-cell office:value-type="float" office:value="0.588712275206327" calcext:value-type="float">
            <text:p>0.588712275206327</text:p>
          </table:table-cell>
          <table:table-cell office:value-type="float" office:value="6.79433208408122" calcext:value-type="float">
            <text:p>6.79433208408122</text:p>
          </table:table-cell>
          <table:table-cell office:value-type="float" office:value="147.263187741642" calcext:value-type="float">
            <text:p>147.263187741642</text:p>
          </table:table-cell>
          <table:table-cell office:value-type="float" office:value="6.98805223673243" calcext:value-type="float">
            <text:p>6.98805223673243</text:p>
          </table:table-cell>
          <table:table-cell office:value-type="float" office:value="6.61044613710555" calcext:value-type="float">
            <text:p>6.61044613710555</text:p>
          </table:table-cell>
          <table:table-cell office:value-type="float" office:value="6.48385789544779" calcext:value-type="float">
            <text:p>6.48385789544779</text:p>
          </table:table-cell>
          <table:table-cell office:value-type="float" office:value="7.09497206703911" calcext:value-type="float">
            <text:p>7.09497206703911</text:p>
          </table:table-cell>
          <table:table-cell office:value-type="float" office:value="148.027184466019" calcext:value-type="float">
            <text:p>148.027184466019</text:p>
          </table:table-cell>
          <table:table-cell office:value-type="float" office:value="146.816341392368" calcext:value-type="float">
            <text:p>146.816341392368</text:p>
          </table:table-cell>
          <table:table-cell office:value-type="float" office:value="146.041456016178" calcext:value-type="float">
            <text:p>146.041456016178</text:p>
          </table:table-cell>
          <table:table-cell office:value-type="float" office:value="148.167769092002" calcext:value-type="float">
            <text:p>148.167769092002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07262.260127932" calcext:value-type="float">
            <text:p>207262.260127932</text:p>
          </table:table-cell>
          <table:table-cell office:value-type="float" office:value="0.351396789767679" calcext:value-type="float">
            <text:p>0.351396789767679</text:p>
          </table:table-cell>
          <table:table-cell office:value-type="float" office:value="6.97762670898927" calcext:value-type="float">
            <text:p>6.97762670898927</text:p>
          </table:table-cell>
          <table:table-cell office:value-type="float" office:value="293.577585953818" calcext:value-type="float">
            <text:p>293.577585953818</text:p>
          </table:table-cell>
          <table:table-cell office:value-type="float" office:value="7.07558005972892" calcext:value-type="float">
            <text:p>7.07558005972892</text:p>
          </table:table-cell>
          <table:table-cell office:value-type="float" office:value="7.59289176090469" calcext:value-type="float">
            <text:p>7.59289176090469</text:p>
          </table:table-cell>
          <table:table-cell office:value-type="float" office:value="6.53863740283493" calcext:value-type="float">
            <text:p>6.53863740283493</text:p>
          </table:table-cell>
          <table:table-cell office:value-type="float" office:value="6.70339761248852" calcext:value-type="float">
            <text:p>6.70339761248852</text:p>
          </table:table-cell>
          <table:table-cell office:value-type="float" office:value="292.908281829419" calcext:value-type="float">
            <text:p>292.908281829419</text:p>
          </table:table-cell>
          <table:table-cell office:value-type="float" office:value="290.524975024975" calcext:value-type="float">
            <text:p>290.524975024975</text:p>
          </table:table-cell>
          <table:table-cell office:value-type="float" office:value="295.104941291585" calcext:value-type="float">
            <text:p>295.104941291585</text:p>
          </table:table-cell>
          <table:table-cell office:value-type="float" office:value="295.772145669291" calcext:value-type="float">
            <text:p>295.772145669291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98378.03618432" calcext:value-type="float">
            <text:p>198378.03618432</text:p>
          </table:table-cell>
          <table:table-cell office:value-type="float" office:value="0.336334289863281" calcext:value-type="float">
            <text:p>0.336334289863281</text:p>
          </table:table-cell>
          <table:table-cell office:value-type="float" office:value="7.08955391607186" calcext:value-type="float">
            <text:p>7.08955391607186</text:p>
          </table:table-cell>
          <table:table-cell office:value-type="float" office:value="308.739583840564" calcext:value-type="float">
            <text:p>308.739583840564</text:p>
          </table:table-cell>
          <table:table-cell office:value-type="float" office:value="7.25401005506344" calcext:value-type="float">
            <text:p>7.25401005506344</text:p>
          </table:table-cell>
          <table:table-cell office:value-type="float" office:value="7.13768989631059" calcext:value-type="float">
            <text:p>7.13768989631059</text:p>
          </table:table-cell>
          <table:table-cell office:value-type="float" office:value="7.20461095100865" calcext:value-type="float">
            <text:p>7.20461095100865</text:p>
          </table:table-cell>
          <table:table-cell office:value-type="float" office:value="6.76190476190476" calcext:value-type="float">
            <text:p>6.76190476190476</text:p>
          </table:table-cell>
          <table:table-cell office:value-type="float" office:value="307.616933402168" calcext:value-type="float">
            <text:p>307.616933402168</text:p>
          </table:table-cell>
          <table:table-cell office:value-type="float" office:value="310.120488184887" calcext:value-type="float">
            <text:p>310.120488184887</text:p>
          </table:table-cell>
          <table:table-cell office:value-type="float" office:value="308.732660455487" calcext:value-type="float">
            <text:p>308.732660455487</text:p>
          </table:table-cell>
          <table:table-cell office:value-type="float" office:value="308.488253319714" calcext:value-type="float">
            <text:p>308.488253319714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45073.916737468" calcext:value-type="float">
            <text:p>145073.916737468</text:p>
          </table:table-cell>
          <table:table-cell office:value-type="float" office:value="0.245961365996413" calcext:value-type="float">
            <text:p>0.245961365996413</text:p>
          </table:table-cell>
          <table:table-cell office:value-type="float" office:value="10.8932554314598" calcext:value-type="float">
            <text:p>10.8932554314598</text:p>
          </table:table-cell>
          <table:table-cell office:value-type="float" office:value="400.625793423891" calcext:value-type="float">
            <text:p>400.625793423891</text:p>
          </table:table-cell>
          <table:table-cell office:value-type="float" office:value="8.09042236763831" calcext:value-type="float">
            <text:p>8.09042236763831</text:p>
          </table:table-cell>
          <table:table-cell office:value-type="float" office:value="16.8881118881119" calcext:value-type="float">
            <text:p>16.8881118881119</text:p>
          </table:table-cell>
          <table:table-cell office:value-type="float" office:value="8.96366885050625" calcext:value-type="float">
            <text:p>8.96366885050625</text:p>
          </table:table-cell>
          <table:table-cell office:value-type="float" office:value="9.63081861958267" calcext:value-type="float">
            <text:p>9.63081861958267</text:p>
          </table:table-cell>
          <table:table-cell office:value-type="float" office:value="392.01359223301" calcext:value-type="float">
            <text:p>392.01359223301</text:p>
          </table:table-cell>
          <table:table-cell office:value-type="float" office:value="406.97097181321" calcext:value-type="float">
            <text:p>406.97097181321</text:p>
          </table:table-cell>
          <table:table-cell office:value-type="float" office:value="384.893032384691" calcext:value-type="float">
            <text:p>384.893032384691</text:p>
          </table:table-cell>
          <table:table-cell office:value-type="float" office:value="418.625577264654" calcext:value-type="float">
            <text:p>418.625577264654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91600.113301231" calcext:value-type="float">
            <text:p>191600.113301231</text:p>
          </table:table-cell>
          <table:table-cell office:value-type="float" office:value="0.324842857023843" calcext:value-type="float">
            <text:p>0.324842857023843</text:p>
          </table:table-cell>
          <table:table-cell office:value-type="float" office:value="7.00575208254607" calcext:value-type="float">
            <text:p>7.00575208254607</text:p>
          </table:table-cell>
          <table:table-cell office:value-type="float" office:value="322.589670976257" calcext:value-type="float">
            <text:p>322.589670976257</text:p>
          </table:table-cell>
          <table:table-cell office:value-type="float" office:value="7.0541480377546" calcext:value-type="float">
            <text:p>7.0541480377546</text:p>
          </table:table-cell>
          <table:table-cell office:value-type="float" office:value="7.23161033797217" calcext:value-type="float">
            <text:p>7.23161033797217</text:p>
          </table:table-cell>
          <table:table-cell office:value-type="float" office:value="6.63518886679921" calcext:value-type="float">
            <text:p>6.63518886679921</text:p>
          </table:table-cell>
          <table:table-cell office:value-type="float" office:value="7.10206108765831" calcext:value-type="float">
            <text:p>7.10206108765831</text:p>
          </table:table-cell>
          <table:table-cell office:value-type="float" office:value="322.02699091395" calcext:value-type="float">
            <text:p>322.02699091395</text:p>
          </table:table-cell>
          <table:table-cell office:value-type="float" office:value="321.755692472542" calcext:value-type="float">
            <text:p>321.755692472542</text:p>
          </table:table-cell>
          <table:table-cell office:value-type="float" office:value="325.261378759649" calcext:value-type="float">
            <text:p>325.261378759649</text:p>
          </table:table-cell>
          <table:table-cell office:value-type="float" office:value="321.314621758888" calcext:value-type="float">
            <text:p>321.314621758888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28398.740608706" calcext:value-type="float">
            <text:p>128398.740608706</text:p>
          </table:table-cell>
          <table:table-cell office:value-type="float" office:value="0.21768992209321" calcext:value-type="float">
            <text:p>0.21768992209321</text:p>
          </table:table-cell>
          <table:table-cell office:value-type="float" office:value="10.8805501303523" calcext:value-type="float">
            <text:p>10.8805501303523</text:p>
          </table:table-cell>
          <table:table-cell office:value-type="float" office:value="476.876214176442" calcext:value-type="float">
            <text:p>476.876214176442</text:p>
          </table:table-cell>
          <table:table-cell office:value-type="float" office:value="7.88326065078833" calcext:value-type="float">
            <text:p>7.88326065078833</text:p>
          </table:table-cell>
          <table:table-cell office:value-type="float" office:value="6.63885992353146" calcext:value-type="float">
            <text:p>6.63885992353146</text:p>
          </table:table-cell>
          <table:table-cell office:value-type="float" office:value="21.4798206278027" calcext:value-type="float">
            <text:p>21.4798206278027</text:p>
          </table:table-cell>
          <table:table-cell office:value-type="float" office:value="7.52025931928687" calcext:value-type="float">
            <text:p>7.52025931928687</text:p>
          </table:table-cell>
          <table:table-cell office:value-type="float" office:value="457.548434085943" calcext:value-type="float">
            <text:p>457.548434085943</text:p>
          </table:table-cell>
          <table:table-cell office:value-type="float" office:value="483.272524199553" calcext:value-type="float">
            <text:p>483.272524199553</text:p>
          </table:table-cell>
          <table:table-cell office:value-type="float" office:value="525.201599086237" calcext:value-type="float">
            <text:p>525.201599086237</text:p>
          </table:table-cell>
          <table:table-cell office:value-type="float" office:value="441.482299334034" calcext:value-type="float">
            <text:p>441.482299334034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14501.957778629" calcext:value-type="float">
            <text:p>114501.957778629</text:p>
          </table:table-cell>
          <table:table-cell office:value-type="float" office:value="0.194129024554154" calcext:value-type="float">
            <text:p>0.194129024554154</text:p>
          </table:table-cell>
          <table:table-cell office:value-type="float" office:value="30.5303041944541" calcext:value-type="float">
            <text:p>30.5303041944541</text:p>
          </table:table-cell>
          <table:table-cell office:value-type="float" office:value="315.162324865482" calcext:value-type="float">
            <text:p>315.162324865482</text:p>
          </table:table-cell>
          <table:table-cell office:value-type="float" office:value="6.73716012084592" calcext:value-type="float">
            <text:p>6.73716012084592</text:p>
          </table:table-cell>
          <table:table-cell office:value-type="float" office:value="100" calcext:value-type="float">
            <text:p>100</text:p>
          </table:table-cell>
          <table:table-cell office:value-type="float" office:value="7.05343511450382" calcext:value-type="float">
            <text:p>7.05343511450382</text:p>
          </table:table-cell>
          <table:table-cell office:value-type="float" office:value="8.33062154246665" calcext:value-type="float">
            <text:p>8.33062154246665</text:p>
          </table:table-cell>
          <table:table-cell office:value-type="float" office:value="410.292517006803" calcext:value-type="float">
            <text:p>410.292517006803</text:p>
          </table:table-cell>
          <table:table-cell office:value-type="float" office:value="-1" calcext:value-type="float">
            <text:p>-1</text:p>
          </table:table-cell>
          <table:table-cell office:value-type="float" office:value="413.523981603154" calcext:value-type="float">
            <text:p>413.523981603154</text:p>
          </table:table-cell>
          <table:table-cell office:value-type="float" office:value="437.83280085197" calcext:value-type="float">
            <text:p>437.83280085197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49730.821130491" calcext:value-type="float">
            <text:p>249730.821130491</text:p>
          </table:table-cell>
          <table:table-cell office:value-type="float" office:value="0.42339888022612" calcext:value-type="float">
            <text:p>0.42339888022612</text:p>
          </table:table-cell>
          <table:table-cell office:value-type="float" office:value="2.33270007794781" calcext:value-type="float">
            <text:p>2.33270007794781</text:p>
          </table:table-cell>
          <table:table-cell office:value-type="float" office:value="281.861945822349" calcext:value-type="float">
            <text:p>281.861945822349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2.63581488933602" calcext:value-type="float">
            <text:p>2.63581488933602</text:p>
          </table:table-cell>
          <table:table-cell office:value-type="float" office:value="2.45950809838032" calcext:value-type="float">
            <text:p>2.45950809838032</text:p>
          </table:table-cell>
          <table:table-cell office:value-type="float" office:value="2.32464929859719" calcext:value-type="float">
            <text:p>2.32464929859719</text:p>
          </table:table-cell>
          <table:table-cell office:value-type="float" office:value="283.869926948052" calcext:value-type="float">
            <text:p>283.869926948052</text:p>
          </table:table-cell>
          <table:table-cell office:value-type="float" office:value="280.940276916718" calcext:value-type="float">
            <text:p>280.940276916718</text:p>
          </table:table-cell>
          <table:table-cell office:value-type="float" office:value="280.609471094711" calcext:value-type="float">
            <text:p>280.609471094711</text:p>
          </table:table-cell>
          <table:table-cell office:value-type="float" office:value="282.028108329914" calcext:value-type="float">
            <text:p>282.028108329914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366207.234375781" calcext:value-type="float">
            <text:p>366207.234375781</text:p>
          </table:table-cell>
          <table:table-cell office:value-type="float" office:value="0.620875438055727" calcext:value-type="float">
            <text:p>0.620875438055727</text:p>
          </table:table-cell>
          <table:table-cell office:value-type="float" office:value="2.45802776299351" calcext:value-type="float">
            <text:p>2.45802776299351</text:p>
          </table:table-cell>
          <table:table-cell office:value-type="float" office:value="183.597690974462" calcext:value-type="float">
            <text:p>183.597690974462</text:p>
          </table:table-cell>
          <table:table-cell office:value-type="float" office:value="2.61168384879725" calcext:value-type="float">
            <text:p>2.61168384879725</text:p>
          </table:table-cell>
          <table:table-cell office:value-type="float" office:value="2.21166892808684" calcext:value-type="float">
            <text:p>2.21166892808684</text:p>
          </table:table-cell>
          <table:table-cell office:value-type="float" office:value="2.44465571098737" calcext:value-type="float">
            <text:p>2.44465571098737</text:p>
          </table:table-cell>
          <table:table-cell office:value-type="float" office:value="2.56410256410256" calcext:value-type="float">
            <text:p>2.56410256410256</text:p>
          </table:table-cell>
          <table:table-cell office:value-type="float" office:value="183.764431898377" calcext:value-type="float">
            <text:p>183.764431898377</text:p>
          </table:table-cell>
          <table:table-cell office:value-type="float" office:value="184.515887331761" calcext:value-type="float">
            <text:p>184.515887331761</text:p>
          </table:table-cell>
          <table:table-cell office:value-type="float" office:value="183.153417792009" calcext:value-type="float">
            <text:p>183.153417792009</text:p>
          </table:table-cell>
          <table:table-cell office:value-type="float" office:value="182.9570268757" calcext:value-type="float">
            <text:p>182.9570268757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37265.781450444" calcext:value-type="float">
            <text:p>137265.781450444</text:p>
          </table:table-cell>
          <table:table-cell office:value-type="float" office:value="0.232723289405728" calcext:value-type="float">
            <text:p>0.232723289405728</text:p>
          </table:table-cell>
          <table:table-cell office:value-type="float" office:value="2.75970815729411" calcext:value-type="float">
            <text:p>2.75970815729411</text:p>
          </table:table-cell>
          <table:table-cell office:value-type="float" office:value="524.630793120172" calcext:value-type="float">
            <text:p>524.630793120172</text:p>
          </table:table-cell>
          <table:table-cell office:value-type="float" office:value="2.36081747709655" calcext:value-type="float">
            <text:p>2.36081747709655</text:p>
          </table:table-cell>
          <table:table-cell office:value-type="float" office:value="1.58132530120482" calcext:value-type="float">
            <text:p>1.58132530120482</text:p>
          </table:table-cell>
          <table:table-cell office:value-type="float" office:value="2.13585434173669" calcext:value-type="float">
            <text:p>2.13585434173669</text:p>
          </table:table-cell>
          <table:table-cell office:value-type="float" office:value="4.96083550913838" calcext:value-type="float">
            <text:p>4.96083550913838</text:p>
          </table:table-cell>
          <table:table-cell office:value-type="float" office:value="513.705521472393" calcext:value-type="float">
            <text:p>513.705521472393</text:p>
          </table:table-cell>
          <table:table-cell office:value-type="float" office:value="553.51377199694" calcext:value-type="float">
            <text:p>553.51377199694</text:p>
          </table:table-cell>
          <table:table-cell office:value-type="float" office:value="511.181037567084" calcext:value-type="float">
            <text:p>511.181037567084</text:p>
          </table:table-cell>
          <table:table-cell office:value-type="float" office:value="520.12284144427" calcext:value-type="float">
            <text:p>520.12284144427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30586.823952814" calcext:value-type="float">
            <text:p>230586.823952814</text:p>
          </table:table-cell>
          <table:table-cell office:value-type="float" office:value="0.390941745254202" calcext:value-type="float">
            <text:p>0.390941745254202</text:p>
          </table:table-cell>
          <table:table-cell office:value-type="float" office:value="1.97442618169511" calcext:value-type="float">
            <text:p>1.97442618169511</text:p>
          </table:table-cell>
          <table:table-cell office:value-type="float" office:value="311.650098469341" calcext:value-type="float">
            <text:p>311.650098469341</text:p>
          </table:table-cell>
          <table:table-cell office:value-type="float" office:value="2.24596598342782" calcext:value-type="float">
            <text:p>2.24596598342782</text:p>
          </table:table-cell>
          <table:table-cell office:value-type="float" office:value="1.97213290460879" calcext:value-type="float">
            <text:p>1.97213290460879</text:p>
          </table:table-cell>
          <table:table-cell office:value-type="float" office:value="1.92982456140351" calcext:value-type="float">
            <text:p>1.92982456140351</text:p>
          </table:table-cell>
          <table:table-cell office:value-type="float" office:value="1.74978127734033" calcext:value-type="float">
            <text:p>1.74978127734033</text:p>
          </table:table-cell>
          <table:table-cell office:value-type="float" office:value="310.427615436092" calcext:value-type="float">
            <text:p>310.427615436092</text:p>
          </table:table-cell>
          <table:table-cell office:value-type="float" office:value="306.777170347693" calcext:value-type="float">
            <text:p>306.777170347693</text:p>
          </table:table-cell>
          <table:table-cell office:value-type="float" office:value="314.503577817531" calcext:value-type="float">
            <text:p>314.503577817531</text:p>
          </table:table-cell>
          <table:table-cell office:value-type="float" office:value="314.892030276046" calcext:value-type="float">
            <text:p>314.892030276046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76135.403478377" calcext:value-type="float">
            <text:p>176135.403478377</text:p>
          </table:table-cell>
          <table:table-cell office:value-type="float" office:value="0.298623663123875" calcext:value-type="float">
            <text:p>0.298623663123875</text:p>
          </table:table-cell>
          <table:table-cell office:value-type="float" office:value="1.73213469644617" calcext:value-type="float">
            <text:p>1.73213469644617</text:p>
          </table:table-cell>
          <table:table-cell office:value-type="float" office:value="415.702840215846" calcext:value-type="float">
            <text:p>415.702840215846</text:p>
          </table:table-cell>
          <table:table-cell office:value-type="float" office:value="1.80547466511357" calcext:value-type="float">
            <text:p>1.80547466511357</text:p>
          </table:table-cell>
          <table:table-cell office:value-type="float" office:value="1.875" calcext:value-type="float">
            <text:p>1.875</text:p>
          </table:table-cell>
          <table:table-cell office:value-type="float" office:value="1.61669606114051" calcext:value-type="float">
            <text:p>1.61669606114051</text:p>
          </table:table-cell>
          <table:table-cell office:value-type="float" office:value="1.63136805953062" calcext:value-type="float">
            <text:p>1.63136805953062</text:p>
          </table:table-cell>
          <table:table-cell office:value-type="float" office:value="423.702253855279" calcext:value-type="float">
            <text:p>423.702253855279</text:p>
          </table:table-cell>
          <table:table-cell office:value-type="float" office:value="393.233730268624" calcext:value-type="float">
            <text:p>393.233730268624</text:p>
          </table:table-cell>
          <table:table-cell office:value-type="float" office:value="428.718553928892" calcext:value-type="float">
            <text:p>428.718553928892</text:p>
          </table:table-cell>
          <table:table-cell office:value-type="float" office:value="417.156822810591" calcext:value-type="float">
            <text:p>417.156822810591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79440.567829651" calcext:value-type="float">
            <text:p>179440.567829651</text:p>
          </table:table-cell>
          <table:table-cell office:value-type="float" office:value="0.30422730819643" calcext:value-type="float">
            <text:p>0.30422730819643</text:p>
          </table:table-cell>
          <table:table-cell office:value-type="float" office:value="2.71246552275114" calcext:value-type="float">
            <text:p>2.71246552275114</text:p>
          </table:table-cell>
          <table:table-cell office:value-type="float" office:value="396.46061145813" calcext:value-type="float">
            <text:p>396.46061145813</text:p>
          </table:table-cell>
          <table:table-cell office:value-type="float" office:value="2.74166195590729" calcext:value-type="float">
            <text:p>2.74166195590729</text:p>
          </table:table-cell>
          <table:table-cell office:value-type="float" office:value="2.65957446808511" calcext:value-type="float">
            <text:p>2.65957446808511</text:p>
          </table:table-cell>
          <table:table-cell office:value-type="float" office:value="2.5219298245614" calcext:value-type="float">
            <text:p>2.5219298245614</text:p>
          </table:table-cell>
          <table:table-cell office:value-type="float" office:value="2.92669584245077" calcext:value-type="float">
            <text:p>2.92669584245077</text:p>
          </table:table-cell>
          <table:table-cell office:value-type="float" office:value="404.199941877361" calcext:value-type="float">
            <text:p>404.199941877361</text:p>
          </table:table-cell>
          <table:table-cell office:value-type="float" office:value="400.136899626115" calcext:value-type="float">
            <text:p>400.136899626115</text:p>
          </table:table-cell>
          <table:table-cell office:value-type="float" office:value="392.087176602925" calcext:value-type="float">
            <text:p>392.087176602925</text:p>
          </table:table-cell>
          <table:table-cell office:value-type="float" office:value="389.41842772612" calcext:value-type="float">
            <text:p>389.41842772612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03300.514768354" calcext:value-type="float">
            <text:p>203300.514768354</text:p>
          </table:table-cell>
          <table:table-cell office:value-type="float" office:value="0.344679963460887" calcext:value-type="float">
            <text:p>0.344679963460887</text:p>
          </table:table-cell>
          <table:table-cell office:value-type="float" office:value="1.95414059628407" calcext:value-type="float">
            <text:p>1.95414059628407</text:p>
          </table:table-cell>
          <table:table-cell office:value-type="float" office:value="355.25480274112" calcext:value-type="float">
            <text:p>355.25480274112</text:p>
          </table:table-cell>
          <table:table-cell office:value-type="float" office:value="2.08947885939036" calcext:value-type="float">
            <text:p>2.08947885939036</text:p>
          </table:table-cell>
          <table:table-cell office:value-type="float" office:value="1.79021684316692" calcext:value-type="float">
            <text:p>1.79021684316692</text:p>
          </table:table-cell>
          <table:table-cell office:value-type="float" office:value="2.03544061302682" calcext:value-type="float">
            <text:p>2.03544061302682</text:p>
          </table:table-cell>
          <table:table-cell office:value-type="float" office:value="1.90142606955216" calcext:value-type="float">
            <text:p>1.90142606955216</text:p>
          </table:table-cell>
          <table:table-cell office:value-type="float" office:value="352.876223951795" calcext:value-type="float">
            <text:p>352.876223951795</text:p>
          </table:table-cell>
          <table:table-cell office:value-type="float" office:value="364.102952503209" calcext:value-type="float">
            <text:p>364.102952503209</text:p>
          </table:table-cell>
          <table:table-cell office:value-type="float" office:value="343.582498166707" calcext:value-type="float">
            <text:p>343.582498166707</text:p>
          </table:table-cell>
          <table:table-cell office:value-type="float" office:value="360.45753634277" calcext:value-type="float">
            <text:p>360.45753634277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00464.660601819" calcext:value-type="float">
            <text:p>200464.660601819</text:p>
          </table:table-cell>
          <table:table-cell office:value-type="float" office:value="0.339871996734313" calcext:value-type="float">
            <text:p>0.339871996734313</text:p>
          </table:table-cell>
          <table:table-cell office:value-type="float" office:value="2.54185466330356" calcext:value-type="float">
            <text:p>2.54185466330356</text:p>
          </table:table-cell>
          <table:table-cell office:value-type="float" office:value="354.78968203278" calcext:value-type="float">
            <text:p>354.78968203278</text:p>
          </table:table-cell>
          <table:table-cell office:value-type="float" office:value="2.56027839920457" calcext:value-type="float">
            <text:p>2.56027839920457</text:p>
          </table:table-cell>
          <table:table-cell office:value-type="float" office:value="2.89396887159533" calcext:value-type="float">
            <text:p>2.89396887159533</text:p>
          </table:table-cell>
          <table:table-cell office:value-type="float" office:value="2.21889803041635" calcext:value-type="float">
            <text:p>2.21889803041635</text:p>
          </table:table-cell>
          <table:table-cell office:value-type="float" office:value="2.49427335199796" calcext:value-type="float">
            <text:p>2.49427335199796</text:p>
          </table:table-cell>
          <table:table-cell office:value-type="float" office:value="354.349234693878" calcext:value-type="float">
            <text:p>354.349234693878</text:p>
          </table:table-cell>
          <table:table-cell office:value-type="float" office:value="343.806661657901" calcext:value-type="float">
            <text:p>343.806661657901</text:p>
          </table:table-cell>
          <table:table-cell office:value-type="float" office:value="357.276389597144" calcext:value-type="float">
            <text:p>357.276389597144</text:p>
          </table:table-cell>
          <table:table-cell office:value-type="float" office:value="363.726442182198" calcext:value-type="float">
            <text:p>363.726442182198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116702.934168652" calcext:value-type="float">
            <text:p>116702.934168652</text:p>
          </table:table-cell>
          <table:table-cell office:value-type="float" office:value="0.197860606161588" calcext:value-type="float">
            <text:p>0.197860606161588</text:p>
          </table:table-cell>
          <table:table-cell office:value-type="float" office:value="3.95558564410499" calcext:value-type="float">
            <text:p>3.95558564410499</text:p>
          </table:table-cell>
          <table:table-cell office:value-type="float" office:value="600.009387866055" calcext:value-type="float">
            <text:p>600.009387866055</text:p>
          </table:table-cell>
          <table:table-cell office:value-type="float" office:value="4.35497124075596" calcext:value-type="float">
            <text:p>4.35497124075596</text:p>
          </table:table-cell>
          <table:table-cell office:value-type="float" office:value="3.79045996592845" calcext:value-type="float">
            <text:p>3.79045996592845</text:p>
          </table:table-cell>
          <table:table-cell office:value-type="float" office:value="3.73230373230373" calcext:value-type="float">
            <text:p>3.73230373230373</text:p>
          </table:table-cell>
          <table:table-cell office:value-type="float" office:value="3.94460763743181" calcext:value-type="float">
            <text:p>3.94460763743181</text:p>
          </table:table-cell>
          <table:table-cell office:value-type="float" office:value="581.942869415808" calcext:value-type="float">
            <text:p>581.942869415808</text:p>
          </table:table-cell>
          <table:table-cell office:value-type="float" office:value="607.9203187251" calcext:value-type="float">
            <text:p>607.9203187251</text:p>
          </table:table-cell>
          <table:table-cell office:value-type="float" office:value="612.647058823529" calcext:value-type="float">
            <text:p>612.647058823529</text:p>
          </table:table-cell>
          <table:table-cell office:value-type="float" office:value="597.527304499782" calcext:value-type="float">
            <text:p>597.527304499782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Normal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[6]</text:p>
          </table:table-cell>
          <table:table-cell office:value-type="float" office:value="274468.510496501" calcext:value-type="float">
            <text:p>274468.510496501</text:p>
          </table:table-cell>
          <table:table-cell office:value-type="float" office:value="0.46533967844052" calcext:value-type="float">
            <text:p>0.46533967844052</text:p>
          </table:table-cell>
          <table:table-cell office:value-type="float" office:value="1.98326096998908" calcext:value-type="float">
            <text:p>1.98326096998908</text:p>
          </table:table-cell>
          <table:table-cell office:value-type="float" office:value="258.785644396335" calcext:value-type="float">
            <text:p>258.785644396335</text:p>
          </table:table-cell>
          <table:table-cell office:value-type="float" office:value="1.75847837789341" calcext:value-type="float">
            <text:p>1.75847837789341</text:p>
          </table:table-cell>
          <table:table-cell office:value-type="float" office:value="2.28384991843393" calcext:value-type="float">
            <text:p>2.28384991843393</text:p>
          </table:table-cell>
          <table:table-cell office:value-type="float" office:value="1.95970695970696" calcext:value-type="float">
            <text:p>1.95970695970696</text:p>
          </table:table-cell>
          <table:table-cell office:value-type="float" office:value="1.93100862392201" calcext:value-type="float">
            <text:p>1.93100862392201</text:p>
          </table:table-cell>
          <table:table-cell office:value-type="float" office:value="255.410593607306" calcext:value-type="float">
            <text:p>255.410593607306</text:p>
          </table:table-cell>
          <table:table-cell office:value-type="float" office:value="254.278427007976" calcext:value-type="float">
            <text:p>254.278427007976</text:p>
          </table:table-cell>
          <table:table-cell office:value-type="float" office:value="259.167569587147" calcext:value-type="float">
            <text:p>259.167569587147</text:p>
          </table:table-cell>
          <table:table-cell office:value-type="float" office:value="266.28598738291" calcext:value-type="float">
            <text:p>266.28598738291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27987.567179527" calcext:value-type="float">
            <text:p>227987.567179527</text:p>
          </table:table-cell>
          <table:table-cell office:value-type="float" office:value="0.386534910718328" calcext:value-type="float">
            <text:p>0.386534910718328</text:p>
          </table:table-cell>
          <table:table-cell office:value-type="float" office:value="6.94926802053166" calcext:value-type="float">
            <text:p>6.94926802053166</text:p>
          </table:table-cell>
          <table:table-cell office:value-type="float" office:value="146.474556595995" calcext:value-type="float">
            <text:p>146.474556595995</text:p>
          </table:table-cell>
          <table:table-cell office:value-type="float" office:value="6.8988173455979" calcext:value-type="float">
            <text:p>6.8988173455979</text:p>
          </table:table-cell>
          <table:table-cell office:value-type="float" office:value="6.98032267089434" calcext:value-type="float">
            <text:p>6.98032267089434</text:p>
          </table:table-cell>
          <table:table-cell office:value-type="float" office:value="6.98375395933381" calcext:value-type="float">
            <text:p>6.98375395933381</text:p>
          </table:table-cell>
          <table:table-cell office:value-type="float" office:value="6.9341781063006" calcext:value-type="float">
            <text:p>6.9341781063006</text:p>
          </table:table-cell>
          <table:table-cell office:value-type="string" calcext:value-type="string">
            <text:p>[146.43129347716504</text:p>
          </table:table-cell>
          <table:table-cell office:value-type="float" office:value="146.345430848664" calcext:value-type="float">
            <text:p>146.345430848664</text:p>
          </table:table-cell>
          <table:table-cell office:value-type="float" office:value="146.853023562366" calcext:value-type="float">
            <text:p>146.853023562366</text:p>
          </table:table-cell>
          <table:table-cell office:value-type="string" calcext:value-type="string">
            <text:p><text:s/>146.26847849578562]</text:p>
          </table:table-cell>
          <table:table-cell table:number-columns-repeated="2"/>
          <table:table-cell office:value-type="float" office:value="4.224" calcext:value-type="float">
            <text:p>4.224</text:p>
          </table:table-cell>
          <table:table-cell office:value-type="float" office:value="7.622" calcext:value-type="float">
            <text:p>7.622</text:p>
          </table:table-cell>
          <table:table-cell office:value-type="float" office:value="11.267" calcext:value-type="float">
            <text:p>11.267</text:p>
          </table:table-cell>
          <table:table-cell office:value-type="float" office:value="14.636" calcext:value-type="float">
            <text:p>14.636</text:p>
          </table:table-cell>
          <table:table-cell office:value-type="float" office:value="18.187" calcext:value-type="float">
            <text:p>18.187</text:p>
          </table:table-cell>
          <table:table-cell office:value-type="float" office:value="21.028" calcext:value-type="float">
            <text:p>21.028</text:p>
          </table:table-cell>
          <table:table-cell office:value-type="float" office:value="23.801" calcext:value-type="float">
            <text:p>23.801</text:p>
          </table:table-cell>
          <table:table-cell office:value-type="float" office:value="26.14" calcext:value-type="float">
            <text:p>26.14</text:p>
          </table:table-cell>
          <table:table-cell office:value-type="float" office:value="28.395" calcext:value-type="float">
            <text:p>28.395</text:p>
          </table:table-cell>
          <table:table-cell office:value-type="float" office:value="30.852" calcext:value-type="float">
            <text:p>30.852</text:p>
          </table:table-cell>
          <table:table-cell office:value-type="float" office:value="33.324" calcext:value-type="float">
            <text:p>33.324</text:p>
          </table:table-cell>
          <table:table-cell office:value-type="float" office:value="35.85" calcext:value-type="float">
            <text:p>35.85</text:p>
          </table:table-cell>
          <table:table-cell office:value-type="float" office:value="38.357" calcext:value-type="float">
            <text:p>38.357</text:p>
          </table:table-cell>
          <table:table-cell office:value-type="float" office:value="40.791" calcext:value-type="float">
            <text:p>40.791</text:p>
          </table:table-cell>
          <table:table-cell office:value-type="float" office:value="43.359" calcext:value-type="float">
            <text:p>43.359</text:p>
          </table:table-cell>
          <table:table-cell office:value-type="float" office:value="45.863" calcext:value-type="float">
            <text:p>45.863</text:p>
          </table:table-cell>
          <table:table-cell office:value-type="float" office:value="48.394" calcext:value-type="float">
            <text:p>48.394</text:p>
          </table:table-cell>
          <table:table-cell office:value-type="float" office:value="50.829" calcext:value-type="float">
            <text:p>50.829</text:p>
          </table:table-cell>
          <table:table-cell office:value-type="float" office:value="53.476" calcext:value-type="float">
            <text:p>53.476</text:p>
          </table:table-cell>
          <table:table-cell office:value-type="float" office:value="55.873" calcext:value-type="float">
            <text:p>55.873</text:p>
          </table:table-cell>
          <table:table-cell office:value-type="float" office:value="58.28" calcext:value-type="float">
            <text:p>58.28</text:p>
          </table:table-cell>
          <table:table-cell office:value-type="float" office:value="60.654" calcext:value-type="float">
            <text:p>60.654</text:p>
          </table:table-cell>
          <table:table-cell office:value-type="float" office:value="63.277" calcext:value-type="float">
            <text:p>63.277</text:p>
          </table:table-cell>
          <table:table-cell office:value-type="float" office:value="65.643" calcext:value-type="float">
            <text:p>65.643</text:p>
          </table:table-cell>
          <table:table-cell office:value-type="float" office:value="68.257" calcext:value-type="float">
            <text:p>68.257</text:p>
          </table:table-cell>
          <table:table-cell office:value-type="float" office:value="70.758" calcext:value-type="float">
            <text:p>70.758</text:p>
          </table:table-cell>
          <table:table-cell office:value-type="float" office:value="73.256" calcext:value-type="float">
            <text:p>73.256</text:p>
          </table:table-cell>
          <table:table-cell office:value-type="float" office:value="75.652" calcext:value-type="float">
            <text:p>75.652</text:p>
          </table:table-cell>
          <table:table-cell office:value-type="float" office:value="78.264" calcext:value-type="float">
            <text:p>78.264</text:p>
          </table:table-cell>
          <table:table-cell office:value-type="float" office:value="80.577" calcext:value-type="float">
            <text:p>80.577</text:p>
          </table:table-cell>
          <table:table-cell office:value-type="float" office:value="83.131" calcext:value-type="float">
            <text:p>83.131</text:p>
          </table:table-cell>
          <table:table-cell office:value-type="float" office:value="85.699" calcext:value-type="float">
            <text:p>85.699</text:p>
          </table:table-cell>
          <table:table-cell office:value-type="float" office:value="88.253" calcext:value-type="float">
            <text:p>88.253</text:p>
          </table:table-cell>
          <table:table-cell office:value-type="float" office:value="90.875" calcext:value-type="float">
            <text:p>90.875</text:p>
          </table:table-cell>
          <table:table-cell office:value-type="float" office:value="93.134" calcext:value-type="float">
            <text:p>93.134</text:p>
          </table:table-cell>
          <table:table-cell office:value-type="float" office:value="95.796" calcext:value-type="float">
            <text:p>95.796</text:p>
          </table:table-cell>
          <table:table-cell office:value-type="float" office:value="98.313" calcext:value-type="float">
            <text:p>98.313</text:p>
          </table:table-cell>
          <table:table-cell office:value-type="float" office:value="100.785" calcext:value-type="float">
            <text:p>100.785</text:p>
          </table:table-cell>
          <table:table-cell office:value-type="float" office:value="103.245" calcext:value-type="float">
            <text:p>103.245</text:p>
          </table:table-cell>
          <table:table-cell office:value-type="float" office:value="105.768" calcext:value-type="float">
            <text:p>105.768</text:p>
          </table:table-cell>
          <table:table-cell office:value-type="float" office:value="108.363" calcext:value-type="float">
            <text:p>108.363</text:p>
          </table:table-cell>
          <table:table-cell office:value-type="float" office:value="110.852" calcext:value-type="float">
            <text:p>110.852</text:p>
          </table:table-cell>
          <table:table-cell office:value-type="float" office:value="113.356" calcext:value-type="float">
            <text:p>113.356</text:p>
          </table:table-cell>
          <table:table-cell office:value-type="float" office:value="115.809" calcext:value-type="float">
            <text:p>115.809</text:p>
          </table:table-cell>
          <table:table-cell office:value-type="float" office:value="118.285" calcext:value-type="float">
            <text:p>118.285</text:p>
          </table:table-cell>
          <table:table-cell office:value-type="float" office:value="120.779" calcext:value-type="float">
            <text:p>120.779</text:p>
          </table:table-cell>
          <table:table-cell office:value-type="float" office:value="123.419" calcext:value-type="float">
            <text:p>123.419</text:p>
          </table:table-cell>
          <table:table-cell office:value-type="float" office:value="125.708" calcext:value-type="float">
            <text:p>125.708</text:p>
          </table:table-cell>
          <table:table-cell office:value-type="float" office:value="128.45" calcext:value-type="float">
            <text:p>128.45</text:p>
          </table:table-cell>
          <table:table-cell office:value-type="float" office:value="130.724" calcext:value-type="float">
            <text:p>130.724</text:p>
          </table:table-cell>
          <table:table-cell office:value-type="float" office:value="133.323" calcext:value-type="float">
            <text:p>133.323</text:p>
          </table:table-cell>
          <table:table-cell office:value-type="float" office:value="135.936" calcext:value-type="float">
            <text:p>135.936</text:p>
          </table:table-cell>
          <table:table-cell office:value-type="float" office:value="138.32" calcext:value-type="float">
            <text:p>138.32</text:p>
          </table:table-cell>
          <table:table-cell office:value-type="float" office:value="140.936" calcext:value-type="float">
            <text:p>140.936</text:p>
          </table:table-cell>
          <table:table-cell office:value-type="float" office:value="143.542" calcext:value-type="float">
            <text:p>143.542</text:p>
          </table:table-cell>
          <table:table-cell office:value-type="float" office:value="146.034" calcext:value-type="float">
            <text:p>146.034</text:p>
          </table:table-cell>
          <table:table-cell office:value-type="float" office:value="148.556" calcext:value-type="float">
            <text:p>148.556</text:p>
          </table:table-cell>
          <table:table-cell office:value-type="float" office:value="151.265" calcext:value-type="float">
            <text:p>151.265</text:p>
          </table:table-cell>
          <table:table-cell office:value-type="float" office:value="153.785" calcext:value-type="float">
            <text:p>153.785</text:p>
          </table:table-cell>
          <table:table-cell office:value-type="float" office:value="156.299" calcext:value-type="float">
            <text:p>156.299</text:p>
          </table:table-cell>
          <table:table-cell office:value-type="float" office:value="158.909" calcext:value-type="float">
            <text:p>158.909</text:p>
          </table:table-cell>
          <table:table-cell office:value-type="float" office:value="161.265" calcext:value-type="float">
            <text:p>161.265</text:p>
          </table:table-cell>
          <table:table-cell office:value-type="float" office:value="163.948" calcext:value-type="float">
            <text:p>163.948</text:p>
          </table:table-cell>
          <table:table-cell office:value-type="float" office:value="166.401" calcext:value-type="float">
            <text:p>166.401</text:p>
          </table:table-cell>
          <table:table-cell office:value-type="float" office:value="169.076" calcext:value-type="float">
            <text:p>169.076</text:p>
          </table:table-cell>
          <table:table-cell office:value-type="float" office:value="171.589" calcext:value-type="float">
            <text:p>171.589</text:p>
          </table:table-cell>
          <table:table-cell office:value-type="float" office:value="174.154" calcext:value-type="float">
            <text:p>174.154</text:p>
          </table:table-cell>
          <table:table-cell office:value-type="float" office:value="176.731" calcext:value-type="float">
            <text:p>176.731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181.633" calcext:value-type="float">
            <text:p>181.633</text:p>
          </table:table-cell>
          <table:table-cell office:value-type="float" office:value="184.217" calcext:value-type="float">
            <text:p>184.217</text:p>
          </table:table-cell>
          <table:table-cell office:value-type="float" office:value="186.729" calcext:value-type="float">
            <text:p>186.729</text:p>
          </table:table-cell>
          <table:table-cell office:value-type="float" office:value="189.106" calcext:value-type="float">
            <text:p>189.106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194.275" calcext:value-type="float">
            <text:p>194.275</text:p>
          </table:table-cell>
          <table:table-cell office:value-type="float" office:value="196.897" calcext:value-type="float">
            <text:p>196.897</text:p>
          </table:table-cell>
          <table:table-cell office:value-type="float" office:value="199.366" calcext:value-type="float">
            <text:p>199.366</text:p>
          </table:table-cell>
          <table:table-cell office:value-type="float" office:value="201.967" calcext:value-type="float">
            <text:p>201.967</text:p>
          </table:table-cell>
          <table:table-cell office:value-type="float" office:value="204.526" calcext:value-type="float">
            <text:p>204.526</text:p>
          </table:table-cell>
          <table:table-cell office:value-type="float" office:value="207.132" calcext:value-type="float">
            <text:p>207.132</text:p>
          </table:table-cell>
          <table:table-cell office:value-type="float" office:value="209.633" calcext:value-type="float">
            <text:p>209.633</text:p>
          </table:table-cell>
          <table:table-cell office:value-type="float" office:value="212.188" calcext:value-type="float">
            <text:p>212.188</text:p>
          </table:table-cell>
          <table:table-cell office:value-type="float" office:value="214.672" calcext:value-type="float">
            <text:p>214.672</text:p>
          </table:table-cell>
          <table:table-cell office:value-type="float" office:value="217.256" calcext:value-type="float">
            <text:p>217.256</text:p>
          </table:table-cell>
          <table:table-cell office:value-type="float" office:value="219.79" calcext:value-type="float">
            <text:p>219.79</text:p>
          </table:table-cell>
          <table:table-cell office:value-type="float" office:value="222.306" calcext:value-type="float">
            <text:p>222.306</text:p>
          </table:table-cell>
          <table:table-cell office:value-type="float" office:value="224.935" calcext:value-type="float">
            <text:p>224.935</text:p>
          </table:table-cell>
          <table:table-cell office:value-type="float" office:value="227.31" calcext:value-type="float">
            <text:p>227.31</text:p>
          </table:table-cell>
          <table:table-cell office:value-type="float" office:value="229.924" calcext:value-type="float">
            <text:p>229.924</text:p>
          </table:table-cell>
          <table:table-cell office:value-type="float" office:value="232.207" calcext:value-type="float">
            <text:p>232.207</text:p>
          </table:table-cell>
          <table:table-cell office:value-type="float" office:value="234.799" calcext:value-type="float">
            <text:p>234.799</text:p>
          </table:table-cell>
          <table:table-cell office:value-type="float" office:value="237.181" calcext:value-type="float">
            <text:p>237.181</text:p>
          </table:table-cell>
          <table:table-cell office:value-type="float" office:value="239.86" calcext:value-type="float">
            <text:p>239.86</text:p>
          </table:table-cell>
          <table:table-cell office:value-type="float" office:value="242.427" calcext:value-type="float">
            <text:p>242.427</text:p>
          </table:table-cell>
          <table:table-cell office:value-type="float" office:value="244.972" calcext:value-type="float">
            <text:p>244.972</text:p>
          </table:table-cell>
          <table:table-cell office:value-type="float" office:value="247.522" calcext:value-type="float">
            <text:p>247.522</text:p>
          </table:table-cell>
          <table:table-cell office:value-type="float" office:value="250.063" calcext:value-type="float">
            <text:p>250.063</text:p>
          </table:table-cell>
          <table:table-cell office:value-type="float" office:value="252.537" calcext:value-type="float">
            <text:p>252.537</text:p>
          </table:table-cell>
          <table:table-cell office:value-type="float" office:value="255.27" calcext:value-type="float">
            <text:p>255.27</text:p>
          </table:table-cell>
          <table:table-cell office:value-type="string" calcext:value-type="string">
            <text:p>257.694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05192.796769926" calcext:value-type="float">
            <text:p>405192.796769926</text:p>
          </table:table-cell>
          <table:table-cell office:value-type="float" office:value="0.686972379506303" calcext:value-type="float">
            <text:p>0.686972379506303</text:p>
          </table:table-cell>
          <table:table-cell office:value-type="float" office:value="6.98631144963424" calcext:value-type="float">
            <text:p>6.98631144963424</text:p>
          </table:table-cell>
          <table:table-cell office:value-type="float" office:value="160.963751097192" calcext:value-type="float">
            <text:p>160.963751097192</text:p>
          </table:table-cell>
          <table:table-cell office:value-type="float" office:value="6.48730321197056" calcext:value-type="float">
            <text:p>6.48730321197056</text:p>
          </table:table-cell>
          <table:table-cell office:value-type="float" office:value="7.21069974801318" calcext:value-type="float">
            <text:p>7.21069974801318</text:p>
          </table:table-cell>
          <table:table-cell office:value-type="float" office:value="7.12436475213347" calcext:value-type="float">
            <text:p>7.12436475213347</text:p>
          </table:table-cell>
          <table:table-cell office:value-type="float" office:value="7.12287808641975" calcext:value-type="float">
            <text:p>7.12287808641975</text:p>
          </table:table-cell>
          <table:table-cell office:value-type="string" calcext:value-type="string">
            <text:p>[159.96492233920566</text:p>
          </table:table-cell>
          <table:table-cell office:value-type="float" office:value="162.16868602465" calcext:value-type="float">
            <text:p>162.16868602465</text:p>
          </table:table-cell>
          <table:table-cell office:value-type="float" office:value="160.563132355978" calcext:value-type="float">
            <text:p>160.563132355978</text:p>
          </table:table-cell>
          <table:table-cell office:value-type="string" calcext:value-type="string">
            <text:p><text:s/>161.158263668934]</text:p>
          </table:table-cell>
          <table:table-cell table:number-columns-repeated="2"/>
          <table:table-cell office:value-type="float" office:value="3.418" calcext:value-type="float">
            <text:p>3.418</text:p>
          </table:table-cell>
          <table:table-cell office:value-type="float" office:value="4.569" calcext:value-type="float">
            <text:p>4.569</text:p>
          </table:table-cell>
          <table:table-cell office:value-type="float" office:value="6.831" calcext:value-type="float">
            <text:p>6.831</text:p>
          </table:table-cell>
          <table:table-cell office:value-type="float" office:value="8.314" calcext:value-type="float">
            <text:p>8.314</text:p>
          </table:table-cell>
          <table:table-cell office:value-type="float" office:value="9.567" calcext:value-type="float">
            <text:p>9.567</text:p>
          </table:table-cell>
          <table:table-cell office:value-type="float" office:value="11.455" calcext:value-type="float">
            <text:p>11.455</text:p>
          </table:table-cell>
          <table:table-cell office:value-type="float" office:value="13.022" calcext:value-type="float">
            <text:p>13.022</text:p>
          </table:table-cell>
          <table:table-cell office:value-type="float" office:value="15.103" calcext:value-type="float">
            <text:p>15.103</text:p>
          </table:table-cell>
          <table:table-cell office:value-type="float" office:value="16.544" calcext:value-type="float">
            <text:p>16.544</text:p>
          </table:table-cell>
          <table:table-cell office:value-type="float" office:value="18.479" calcext:value-type="float">
            <text:p>18.479</text:p>
          </table:table-cell>
          <table:table-cell office:value-type="float" office:value="19.772" calcext:value-type="float">
            <text:p>19.772</text:p>
          </table:table-cell>
          <table:table-cell office:value-type="float" office:value="21.44" calcext:value-type="float">
            <text:p>21.44</text:p>
          </table:table-cell>
          <table:table-cell office:value-type="float" office:value="22.501" calcext:value-type="float">
            <text:p>22.501</text:p>
          </table:table-cell>
          <table:table-cell office:value-type="float" office:value="24.448" calcext:value-type="float">
            <text:p>24.448</text:p>
          </table:table-cell>
          <table:table-cell office:value-type="float" office:value="25.205" calcext:value-type="float">
            <text:p>25.205</text:p>
          </table:table-cell>
          <table:table-cell office:value-type="float" office:value="26.239" calcext:value-type="float">
            <text:p>26.239</text:p>
          </table:table-cell>
          <table:table-cell office:value-type="float" office:value="28.075" calcext:value-type="float">
            <text:p>28.075</text:p>
          </table:table-cell>
          <table:table-cell office:value-type="float" office:value="29.124" calcext:value-type="float">
            <text:p>29.124</text:p>
          </table:table-cell>
          <table:table-cell office:value-type="float" office:value="30.778" calcext:value-type="float">
            <text:p>30.778</text:p>
          </table:table-cell>
          <table:table-cell office:value-type="float" office:value="31.702" calcext:value-type="float">
            <text:p>31.702</text:p>
          </table:table-cell>
          <table:table-cell office:value-type="float" office:value="33.113" calcext:value-type="float">
            <text:p>33.113</text:p>
          </table:table-cell>
          <table:table-cell office:value-type="float" office:value="34.623" calcext:value-type="float">
            <text:p>34.623</text:p>
          </table:table-cell>
          <table:table-cell office:value-type="float" office:value="35.98" calcext:value-type="float">
            <text:p>35.98</text:p>
          </table:table-cell>
          <table:table-cell office:value-type="float" office:value="37.415" calcext:value-type="float">
            <text:p>37.415</text:p>
          </table:table-cell>
          <table:table-cell office:value-type="float" office:value="38.823" calcext:value-type="float">
            <text:p>38.823</text:p>
          </table:table-cell>
          <table:table-cell office:value-type="float" office:value="40.132" calcext:value-type="float">
            <text:p>40.132</text:p>
          </table:table-cell>
          <table:table-cell office:value-type="float" office:value="41.636" calcext:value-type="float">
            <text:p>41.636</text:p>
          </table:table-cell>
          <table:table-cell office:value-type="float" office:value="43.025" calcext:value-type="float">
            <text:p>43.025</text:p>
          </table:table-cell>
          <table:table-cell office:value-type="float" office:value="44.383" calcext:value-type="float">
            <text:p>44.383</text:p>
          </table:table-cell>
          <table:table-cell office:value-type="float" office:value="45.69" calcext:value-type="float">
            <text:p>45.69</text:p>
          </table:table-cell>
          <table:table-cell office:value-type="float" office:value="47.143" calcext:value-type="float">
            <text:p>47.143</text:p>
          </table:table-cell>
          <table:table-cell office:value-type="float" office:value="48.58" calcext:value-type="float">
            <text:p>48.58</text:p>
          </table:table-cell>
          <table:table-cell office:value-type="float" office:value="50.009" calcext:value-type="float">
            <text:p>50.009</text:p>
          </table:table-cell>
          <table:table-cell office:value-type="float" office:value="51.415" calcext:value-type="float">
            <text:p>51.415</text:p>
          </table:table-cell>
          <table:table-cell office:value-type="float" office:value="52.829" calcext:value-type="float">
            <text:p>52.829</text:p>
          </table:table-cell>
          <table:table-cell office:value-type="float" office:value="54.228" calcext:value-type="float">
            <text:p>54.228</text:p>
          </table:table-cell>
          <table:table-cell office:value-type="float" office:value="55.649" calcext:value-type="float">
            <text:p>55.649</text:p>
          </table:table-cell>
          <table:table-cell office:value-type="float" office:value="57.113" calcext:value-type="float">
            <text:p>57.113</text:p>
          </table:table-cell>
          <table:table-cell office:value-type="float" office:value="58.449" calcext:value-type="float">
            <text:p>58.449</text:p>
          </table:table-cell>
          <table:table-cell office:value-type="float" office:value="59.909" calcext:value-type="float">
            <text:p>59.909</text:p>
          </table:table-cell>
          <table:table-cell office:value-type="float" office:value="61.355" calcext:value-type="float">
            <text:p>61.355</text:p>
          </table:table-cell>
          <table:table-cell office:value-type="float" office:value="62.702" calcext:value-type="float">
            <text:p>62.702</text:p>
          </table:table-cell>
          <table:table-cell office:value-type="float" office:value="64.118" calcext:value-type="float">
            <text:p>64.118</text:p>
          </table:table-cell>
          <table:table-cell office:value-type="float" office:value="65.595" calcext:value-type="float">
            <text:p>65.595</text:p>
          </table:table-cell>
          <table:table-cell office:value-type="float" office:value="66.986" calcext:value-type="float">
            <text:p>66.986</text:p>
          </table:table-cell>
          <table:table-cell office:value-type="float" office:value="68.447" calcext:value-type="float">
            <text:p>68.447</text:p>
          </table:table-cell>
          <table:table-cell office:value-type="float" office:value="69.766" calcext:value-type="float">
            <text:p>69.766</text:p>
          </table:table-cell>
          <table:table-cell office:value-type="float" office:value="71.147" calcext:value-type="float">
            <text:p>71.147</text:p>
          </table:table-cell>
          <table:table-cell office:value-type="float" office:value="72.561" calcext:value-type="float">
            <text:p>72.561</text:p>
          </table:table-cell>
          <table:table-cell office:value-type="float" office:value="73.955" calcext:value-type="float">
            <text:p>73.955</text:p>
          </table:table-cell>
          <table:table-cell office:value-type="float" office:value="75.445" calcext:value-type="float">
            <text:p>75.445</text:p>
          </table:table-cell>
          <table:table-cell office:value-type="float" office:value="76.764" calcext:value-type="float">
            <text:p>76.764</text:p>
          </table:table-cell>
          <table:table-cell office:value-type="float" office:value="78.235" calcext:value-type="float">
            <text:p>78.235</text:p>
          </table:table-cell>
          <table:table-cell office:value-type="float" office:value="79.623" calcext:value-type="float">
            <text:p>79.623</text:p>
          </table:table-cell>
          <table:table-cell office:value-type="float" office:value="81.052" calcext:value-type="float">
            <text:p>81.052</text:p>
          </table:table-cell>
          <table:table-cell office:value-type="float" office:value="82.456" calcext:value-type="float">
            <text:p>82.456</text:p>
          </table:table-cell>
          <table:table-cell office:value-type="float" office:value="83.954" calcext:value-type="float">
            <text:p>83.954</text:p>
          </table:table-cell>
          <table:table-cell office:value-type="float" office:value="85.241" calcext:value-type="float">
            <text:p>85.241</text:p>
          </table:table-cell>
          <table:table-cell office:value-type="float" office:value="86.611" calcext:value-type="float">
            <text:p>86.611</text:p>
          </table:table-cell>
          <table:table-cell office:value-type="float" office:value="88.02" calcext:value-type="float">
            <text:p>88.02</text:p>
          </table:table-cell>
          <table:table-cell office:value-type="float" office:value="89.594" calcext:value-type="float">
            <text:p>89.594</text:p>
          </table:table-cell>
          <table:table-cell office:value-type="float" office:value="90.82" calcext:value-type="float">
            <text:p>90.82</text:p>
          </table:table-cell>
          <table:table-cell office:value-type="float" office:value="92.413" calcext:value-type="float">
            <text:p>92.413</text:p>
          </table:table-cell>
          <table:table-cell office:value-type="float" office:value="93.633" calcext:value-type="float">
            <text:p>93.633</text:p>
          </table:table-cell>
          <table:table-cell office:value-type="float" office:value="95.215" calcext:value-type="float">
            <text:p>95.215</text:p>
          </table:table-cell>
          <table:table-cell office:value-type="float" office:value="96.464" calcext:value-type="float">
            <text:p>96.464</text:p>
          </table:table-cell>
          <table:table-cell office:value-type="float" office:value="97.988" calcext:value-type="float">
            <text:p>97.988</text:p>
          </table:table-cell>
          <table:table-cell office:value-type="float" office:value="99.343" calcext:value-type="float">
            <text:p>99.343</text:p>
          </table:table-cell>
          <table:table-cell office:value-type="float" office:value="100.73" calcext:value-type="float">
            <text:p>100.73</text:p>
          </table:table-cell>
          <table:table-cell office:value-type="float" office:value="102.157" calcext:value-type="float">
            <text:p>102.157</text:p>
          </table:table-cell>
          <table:table-cell office:value-type="float" office:value="103.494" calcext:value-type="float">
            <text:p>103.494</text:p>
          </table:table-cell>
          <table:table-cell office:value-type="float" office:value="105.058" calcext:value-type="float">
            <text:p>105.058</text:p>
          </table:table-cell>
          <table:table-cell office:value-type="float" office:value="106.386" calcext:value-type="float">
            <text:p>106.386</text:p>
          </table:table-cell>
          <table:table-cell office:value-type="float" office:value="107.709" calcext:value-type="float">
            <text:p>107.709</text:p>
          </table:table-cell>
          <table:table-cell office:value-type="float" office:value="109.226" calcext:value-type="float">
            <text:p>109.226</text:p>
          </table:table-cell>
          <table:table-cell office:value-type="float" office:value="110.507" calcext:value-type="float">
            <text:p>110.507</text:p>
          </table:table-cell>
          <table:table-cell office:value-type="float" office:value="111.905" calcext:value-type="float">
            <text:p>111.905</text:p>
          </table:table-cell>
          <table:table-cell office:value-type="float" office:value="113.265" calcext:value-type="float">
            <text:p>113.265</text:p>
          </table:table-cell>
          <table:table-cell office:value-type="float" office:value="114.666" calcext:value-type="float">
            <text:p>114.666</text:p>
          </table:table-cell>
          <table:table-cell office:value-type="float" office:value="116.176" calcext:value-type="float">
            <text:p>116.176</text:p>
          </table:table-cell>
          <table:table-cell office:value-type="float" office:value="117.541" calcext:value-type="float">
            <text:p>117.541</text:p>
          </table:table-cell>
          <table:table-cell office:value-type="float" office:value="118.985" calcext:value-type="float">
            <text:p>118.985</text:p>
          </table:table-cell>
          <table:table-cell office:value-type="float" office:value="120.401" calcext:value-type="float">
            <text:p>120.401</text:p>
          </table:table-cell>
          <table:table-cell office:value-type="float" office:value="121.79" calcext:value-type="float">
            <text:p>121.79</text:p>
          </table:table-cell>
          <table:table-cell office:value-type="float" office:value="123.117" calcext:value-type="float">
            <text:p>123.117</text:p>
          </table:table-cell>
          <table:table-cell office:value-type="float" office:value="124.596" calcext:value-type="float">
            <text:p>124.596</text:p>
          </table:table-cell>
          <table:table-cell office:value-type="float" office:value="125.967" calcext:value-type="float">
            <text:p>125.967</text:p>
          </table:table-cell>
          <table:table-cell office:value-type="float" office:value="127.356" calcext:value-type="float">
            <text:p>127.356</text:p>
          </table:table-cell>
          <table:table-cell office:value-type="float" office:value="128.892" calcext:value-type="float">
            <text:p>128.892</text:p>
          </table:table-cell>
          <table:table-cell office:value-type="float" office:value="130.189" calcext:value-type="float">
            <text:p>130.189</text:p>
          </table:table-cell>
          <table:table-cell office:value-type="float" office:value="131.679" calcext:value-type="float">
            <text:p>131.679</text:p>
          </table:table-cell>
          <table:table-cell office:value-type="float" office:value="132.96" calcext:value-type="float">
            <text:p>132.96</text:p>
          </table:table-cell>
          <table:table-cell office:value-type="float" office:value="134.306" calcext:value-type="float">
            <text:p>134.306</text:p>
          </table:table-cell>
          <table:table-cell office:value-type="float" office:value="135.837" calcext:value-type="float">
            <text:p>135.837</text:p>
          </table:table-cell>
          <table:table-cell office:value-type="float" office:value="137.392" calcext:value-type="float">
            <text:p>137.392</text:p>
          </table:table-cell>
          <table:table-cell office:value-type="float" office:value="138.579" calcext:value-type="float">
            <text:p>138.579</text:p>
          </table:table-cell>
          <table:table-cell office:value-type="float" office:value="140.929" calcext:value-type="float">
            <text:p>140.929</text:p>
          </table:table-cell>
          <table:table-cell office:value-type="float" office:value="142.32" calcext:value-type="float">
            <text:p>142.32</text:p>
          </table:table-cell>
          <table:table-cell office:value-type="float" office:value="144.198" calcext:value-type="float">
            <text:p>144.198</text:p>
          </table:table-cell>
          <table:table-cell office:value-type="string" calcext:value-type="string">
            <text:p>145.865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419603.283856749" calcext:value-type="float">
            <text:p>419603.283856749</text:p>
          </table:table-cell>
          <table:table-cell office:value-type="float" office:value="0.711404222033604" calcext:value-type="float">
            <text:p>0.711404222033604</text:p>
          </table:table-cell>
          <table:table-cell office:value-type="float" office:value="6.99415640614152" calcext:value-type="float">
            <text:p>6.99415640614152</text:p>
          </table:table-cell>
          <table:table-cell office:value-type="float" office:value="236.885595689282" calcext:value-type="float">
            <text:p>236.885595689282</text:p>
          </table:table-cell>
          <table:table-cell office:value-type="float" office:value="6.89873110019933" calcext:value-type="float">
            <text:p>6.89873110019933</text:p>
          </table:table-cell>
          <table:table-cell office:value-type="float" office:value="6.72604273129897" calcext:value-type="float">
            <text:p>6.72604273129897</text:p>
          </table:table-cell>
          <table:table-cell office:value-type="float" office:value="6.87761252065714" calcext:value-type="float">
            <text:p>6.87761252065714</text:p>
          </table:table-cell>
          <table:table-cell office:value-type="float" office:value="7.47423927241062" calcext:value-type="float">
            <text:p>7.47423927241062</text:p>
          </table:table-cell>
          <table:table-cell office:value-type="string" calcext:value-type="string">
            <text:p>[240.95216710182768</text:p>
          </table:table-cell>
          <table:table-cell office:value-type="float" office:value="239.07998956431" calcext:value-type="float">
            <text:p>239.07998956431</text:p>
          </table:table-cell>
          <table:table-cell office:value-type="float" office:value="234.25502374863" calcext:value-type="float">
            <text:p>234.25502374863</text:p>
          </table:table-cell>
          <table:table-cell office:value-type="string" calcext:value-type="string">
            <text:p><text:s/>233.25520234236117]</text:p>
          </table:table-cell>
          <table:table-cell table:number-columns-repeated="2"/>
          <table:table-cell office:value-type="float" office:value="3.096" calcext:value-type="float">
            <text:p>3.096</text:p>
          </table:table-cell>
          <table:table-cell office:value-type="float" office:value="4.385" calcext:value-type="float">
            <text:p>4.385</text:p>
          </table:table-cell>
          <table:table-cell office:value-type="float" office:value="5.888" calcext:value-type="float">
            <text:p>5.888</text:p>
          </table:table-cell>
          <table:table-cell office:value-type="float" office:value="7.393" calcext:value-type="float">
            <text:p>7.393</text:p>
          </table:table-cell>
          <table:table-cell office:value-type="float" office:value="8.332" calcext:value-type="float">
            <text:p>8.332</text:p>
          </table:table-cell>
          <table:table-cell office:value-type="float" office:value="9.792" calcext:value-type="float">
            <text:p>9.792</text:p>
          </table:table-cell>
          <table:table-cell office:value-type="float" office:value="10.771" calcext:value-type="float">
            <text:p>10.771</text:p>
          </table:table-cell>
          <table:table-cell office:value-type="float" office:value="12.904" calcext:value-type="float">
            <text:p>12.904</text:p>
          </table:table-cell>
          <table:table-cell office:value-type="float" office:value="13.614" calcext:value-type="float">
            <text:p>13.614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451" calcext:value-type="float">
            <text:p>16.451</text:p>
          </table:table-cell>
          <table:table-cell office:value-type="float" office:value="18.535" calcext:value-type="float">
            <text:p>18.535</text:p>
          </table:table-cell>
          <table:table-cell office:value-type="float" office:value="19.346" calcext:value-type="float">
            <text:p>19.346</text:p>
          </table:table-cell>
          <table:table-cell office:value-type="float" office:value="20.601" calcext:value-type="float">
            <text:p>20.601</text:p>
          </table:table-cell>
          <table:table-cell office:value-type="float" office:value="22.209" calcext:value-type="float">
            <text:p>22.209</text:p>
          </table:table-cell>
          <table:table-cell office:value-type="float" office:value="23.362" calcext:value-type="float">
            <text:p>23.362</text:p>
          </table:table-cell>
          <table:table-cell office:value-type="float" office:value="25.304" calcext:value-type="float">
            <text:p>25.304</text:p>
          </table:table-cell>
          <table:table-cell office:value-type="float" office:value="26.875" calcext:value-type="float">
            <text:p>26.875</text:p>
          </table:table-cell>
          <table:table-cell office:value-type="float" office:value="27.614" calcext:value-type="float">
            <text:p>27.614</text:p>
          </table:table-cell>
          <table:table-cell office:value-type="float" office:value="29.412" calcext:value-type="float">
            <text:p>29.412</text:p>
          </table:table-cell>
          <table:table-cell office:value-type="float" office:value="31.011" calcext:value-type="float">
            <text:p>31.011</text:p>
          </table:table-cell>
          <table:table-cell office:value-type="float" office:value="31.769" calcext:value-type="float">
            <text:p>31.769</text:p>
          </table:table-cell>
          <table:table-cell office:value-type="float" office:value="33.031" calcext:value-type="float">
            <text:p>33.031</text:p>
          </table:table-cell>
          <table:table-cell office:value-type="float" office:value="34.531" calcext:value-type="float">
            <text:p>34.531</text:p>
          </table:table-cell>
          <table:table-cell table:number-columns-repeated="2" office:value-type="float" office:value="36.791" calcext:value-type="float">
            <text:p>36.791</text:p>
          </table:table-cell>
          <table:table-cell office:value-type="float" office:value="38.163" calcext:value-type="float">
            <text:p>38.163</text:p>
          </table:table-cell>
          <table:table-cell office:value-type="float" office:value="39.567" calcext:value-type="float">
            <text:p>39.567</text:p>
          </table:table-cell>
          <table:table-cell office:value-type="float" office:value="40.859" calcext:value-type="float">
            <text:p>40.859</text:p>
          </table:table-cell>
          <table:table-cell office:value-type="float" office:value="42.455" calcext:value-type="float">
            <text:p>42.455</text:p>
          </table:table-cell>
          <table:table-cell office:value-type="float" office:value="43.759" calcext:value-type="float">
            <text:p>43.759</text:p>
          </table:table-cell>
          <table:table-cell office:value-type="float" office:value="45.242" calcext:value-type="float">
            <text:p>45.242</text:p>
          </table:table-cell>
          <table:table-cell office:value-type="float" office:value="46.555" calcext:value-type="float">
            <text:p>46.555</text:p>
          </table:table-cell>
          <table:table-cell office:value-type="float" office:value="48.073" calcext:value-type="float">
            <text:p>48.073</text:p>
          </table:table-cell>
          <table:table-cell office:value-type="float" office:value="49.281" calcext:value-type="float">
            <text:p>49.281</text:p>
          </table:table-cell>
          <table:table-cell office:value-type="float" office:value="50.787" calcext:value-type="float">
            <text:p>50.787</text:p>
          </table:table-cell>
          <table:table-cell office:value-type="float" office:value="52.285" calcext:value-type="float">
            <text:p>52.285</text:p>
          </table:table-cell>
          <table:table-cell office:value-type="float" office:value="53.553" calcext:value-type="float">
            <text:p>53.553</text:p>
          </table:table-cell>
          <table:table-cell office:value-type="float" office:value="54.961" calcext:value-type="float">
            <text:p>54.961</text:p>
          </table:table-cell>
          <table:table-cell office:value-type="float" office:value="56.408" calcext:value-type="float">
            <text:p>56.408</text:p>
          </table:table-cell>
          <table:table-cell office:value-type="float" office:value="57.628" calcext:value-type="float">
            <text:p>57.628</text:p>
          </table:table-cell>
          <table:table-cell office:value-type="float" office:value="59.063" calcext:value-type="float">
            <text:p>59.063</text:p>
          </table:table-cell>
          <table:table-cell office:value-type="float" office:value="60.509" calcext:value-type="float">
            <text:p>60.509</text:p>
          </table:table-cell>
          <table:table-cell office:value-type="float" office:value="61.974" calcext:value-type="float">
            <text:p>61.974</text:p>
          </table:table-cell>
          <table:table-cell office:value-type="float" office:value="63.279" calcext:value-type="float">
            <text:p>63.279</text:p>
          </table:table-cell>
          <table:table-cell office:value-type="float" office:value="64.675" calcext:value-type="float">
            <text:p>64.675</text:p>
          </table:table-cell>
          <table:table-cell office:value-type="float" office:value="66.061" calcext:value-type="float">
            <text:p>66.061</text:p>
          </table:table-cell>
          <table:table-cell office:value-type="float" office:value="67.475" calcext:value-type="float">
            <text:p>67.475</text:p>
          </table:table-cell>
          <table:table-cell office:value-type="float" office:value="68.896" calcext:value-type="float">
            <text:p>68.896</text:p>
          </table:table-cell>
          <table:table-cell office:value-type="float" office:value="70.327" calcext:value-type="float">
            <text:p>70.327</text:p>
          </table:table-cell>
          <table:table-cell office:value-type="float" office:value="71.685" calcext:value-type="float">
            <text:p>71.685</text:p>
          </table:table-cell>
          <table:table-cell office:value-type="float" office:value="73.039" calcext:value-type="float">
            <text:p>73.039</text:p>
          </table:table-cell>
          <table:table-cell office:value-type="float" office:value="74.417" calcext:value-type="float">
            <text:p>74.417</text:p>
          </table:table-cell>
          <table:table-cell office:value-type="float" office:value="75.94" calcext:value-type="float">
            <text:p>75.94</text:p>
          </table:table-cell>
          <table:table-cell office:value-type="float" office:value="77.303" calcext:value-type="float">
            <text:p>77.303</text:p>
          </table:table-cell>
          <table:table-cell office:value-type="float" office:value="78.661" calcext:value-type="float">
            <text:p>78.661</text:p>
          </table:table-cell>
          <table:table-cell office:value-type="float" office:value="80.026" calcext:value-type="float">
            <text:p>80.026</text:p>
          </table:table-cell>
          <table:table-cell office:value-type="float" office:value="81.553" calcext:value-type="float">
            <text:p>81.553</text:p>
          </table:table-cell>
          <table:table-cell office:value-type="float" office:value="82.864" calcext:value-type="float">
            <text:p>82.864</text:p>
          </table:table-cell>
          <table:table-cell office:value-type="float" office:value="84.289" calcext:value-type="float">
            <text:p>84.289</text:p>
          </table:table-cell>
          <table:table-cell office:value-type="float" office:value="85.632" calcext:value-type="float">
            <text:p>85.632</text:p>
          </table:table-cell>
          <table:table-cell office:value-type="float" office:value="87.246" calcext:value-type="float">
            <text:p>87.246</text:p>
          </table:table-cell>
          <table:table-cell office:value-type="float" office:value="88.449" calcext:value-type="float">
            <text:p>88.449</text:p>
          </table:table-cell>
          <table:table-cell office:value-type="float" office:value="90.001" calcext:value-type="float">
            <text:p>90.001</text:p>
          </table:table-cell>
          <table:table-cell office:value-type="float" office:value="91.298" calcext:value-type="float">
            <text:p>91.298</text:p>
          </table:table-cell>
          <table:table-cell office:value-type="float" office:value="92.738" calcext:value-type="float">
            <text:p>92.738</text:p>
          </table:table-cell>
          <table:table-cell office:value-type="float" office:value="94.146" calcext:value-type="float">
            <text:p>94.146</text:p>
          </table:table-cell>
          <table:table-cell office:value-type="float" office:value="95.578" calcext:value-type="float">
            <text:p>95.578</text:p>
          </table:table-cell>
          <table:table-cell office:value-type="float" office:value="96.946" calcext:value-type="float">
            <text:p>96.946</text:p>
          </table:table-cell>
          <table:table-cell office:value-type="float" office:value="98.317" calcext:value-type="float">
            <text:p>98.317</text:p>
          </table:table-cell>
          <table:table-cell office:value-type="float" office:value="99.674" calcext:value-type="float">
            <text:p>99.674</text:p>
          </table:table-cell>
          <table:table-cell office:value-type="float" office:value="101.1" calcext:value-type="float">
            <text:p>101.1</text:p>
          </table:table-cell>
          <table:table-cell office:value-type="float" office:value="102.491" calcext:value-type="float">
            <text:p>102.491</text:p>
          </table:table-cell>
          <table:table-cell office:value-type="float" office:value="103.927" calcext:value-type="float">
            <text:p>103.927</text:p>
          </table:table-cell>
          <table:table-cell office:value-type="float" office:value="105.176" calcext:value-type="float">
            <text:p>105.176</text:p>
          </table:table-cell>
          <table:table-cell office:value-type="float" office:value="106.615" calcext:value-type="float">
            <text:p>106.615</text:p>
          </table:table-cell>
          <table:table-cell office:value-type="float" office:value="107.978" calcext:value-type="float">
            <text:p>107.978</text:p>
          </table:table-cell>
          <table:table-cell office:value-type="float" office:value="109.409" calcext:value-type="float">
            <text:p>109.409</text:p>
          </table:table-cell>
          <table:table-cell office:value-type="float" office:value="110.777" calcext:value-type="float">
            <text:p>110.777</text:p>
          </table:table-cell>
          <table:table-cell office:value-type="float" office:value="112.262" calcext:value-type="float">
            <text:p>112.262</text:p>
          </table:table-cell>
          <table:table-cell office:value-type="float" office:value="113.528" calcext:value-type="float">
            <text:p>113.528</text:p>
          </table:table-cell>
          <table:table-cell office:value-type="float" office:value="115.054" calcext:value-type="float">
            <text:p>115.054</text:p>
          </table:table-cell>
          <table:table-cell office:value-type="float" office:value="116.385" calcext:value-type="float">
            <text:p>116.385</text:p>
          </table:table-cell>
          <table:table-cell office:value-type="float" office:value="117.727" calcext:value-type="float">
            <text:p>117.727</text:p>
          </table:table-cell>
          <table:table-cell office:value-type="float" office:value="119.17" calcext:value-type="float">
            <text:p>119.17</text:p>
          </table:table-cell>
          <table:table-cell office:value-type="float" office:value="120.657" calcext:value-type="float">
            <text:p>120.657</text:p>
          </table:table-cell>
          <table:table-cell office:value-type="float" office:value="122.044" calcext:value-type="float">
            <text:p>122.044</text:p>
          </table:table-cell>
          <table:table-cell office:value-type="float" office:value="123.433" calcext:value-type="float">
            <text:p>123.433</text:p>
          </table:table-cell>
          <table:table-cell office:value-type="float" office:value="124.827" calcext:value-type="float">
            <text:p>124.827</text:p>
          </table:table-cell>
          <table:table-cell office:value-type="float" office:value="126.345" calcext:value-type="float">
            <text:p>126.345</text:p>
          </table:table-cell>
          <table:table-cell office:value-type="float" office:value="127.661" calcext:value-type="float">
            <text:p>127.661</text:p>
          </table:table-cell>
          <table:table-cell office:value-type="float" office:value="129.071" calcext:value-type="float">
            <text:p>129.071</text:p>
          </table:table-cell>
          <table:table-cell office:value-type="float" office:value="130.347" calcext:value-type="float">
            <text:p>130.347</text:p>
          </table:table-cell>
          <table:table-cell office:value-type="float" office:value="131.974" calcext:value-type="float">
            <text:p>131.974</text:p>
          </table:table-cell>
          <table:table-cell office:value-type="float" office:value="133.235" calcext:value-type="float">
            <text:p>133.235</text:p>
          </table:table-cell>
          <table:table-cell office:value-type="float" office:value="134.62" calcext:value-type="float">
            <text:p>134.62</text:p>
          </table:table-cell>
          <table:table-cell office:value-type="float" office:value="136.052" calcext:value-type="float">
            <text:p>136.052</text:p>
          </table:table-cell>
          <table:table-cell office:value-type="float" office:value="137.41" calcext:value-type="float">
            <text:p>137.41</text:p>
          </table:table-cell>
          <table:table-cell office:value-type="float" office:value="138.883" calcext:value-type="float">
            <text:p>138.883</text:p>
          </table:table-cell>
          <table:table-cell office:value-type="string" calcext:value-type="string">
            <text:p>140.182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17823.499295147" calcext:value-type="float">
            <text:p>417823.499295147</text:p>
          </table:table-cell>
          <table:table-cell office:value-type="float" office:value="0.70838673790003" calcext:value-type="float">
            <text:p>0.70838673790003</text:p>
          </table:table-cell>
          <table:table-cell office:value-type="float" office:value="6.89548905390075" calcext:value-type="float">
            <text:p>6.89548905390075</text:p>
          </table:table-cell>
          <table:table-cell office:value-type="float" office:value="309.896068695795" calcext:value-type="float">
            <text:p>309.896068695795</text:p>
          </table:table-cell>
          <table:table-cell office:value-type="float" office:value="6.93724812895797" calcext:value-type="float">
            <text:p>6.93724812895797</text:p>
          </table:table-cell>
          <table:table-cell office:value-type="float" office:value="7.07197225166201" calcext:value-type="float">
            <text:p>7.07197225166201</text:p>
          </table:table-cell>
          <table:table-cell office:value-type="float" office:value="6.91568224209671" calcext:value-type="float">
            <text:p>6.91568224209671</text:p>
          </table:table-cell>
          <table:table-cell office:value-type="float" office:value="6.65705359288633" calcext:value-type="float">
            <text:p>6.65705359288633</text:p>
          </table:table-cell>
          <table:table-cell office:value-type="string" calcext:value-type="string">
            <text:p>[309.84601505309826</text:p>
          </table:table-cell>
          <table:table-cell office:value-type="float" office:value="311.264074650078" calcext:value-type="float">
            <text:p>311.264074650078</text:p>
          </table:table-cell>
          <table:table-cell office:value-type="float" office:value="306.472691774136" calcext:value-type="float">
            <text:p>306.472691774136</text:p>
          </table:table-cell>
          <table:table-cell office:value-type="string" calcext:value-type="string">
            <text:p><text:s/>312.0014933058702]</text:p>
          </table:table-cell>
          <table:table-cell table:number-columns-repeated="2"/>
          <table:table-cell office:value-type="float" office:value="3.053" calcext:value-type="float">
            <text:p>3.053</text:p>
          </table:table-cell>
          <table:table-cell office:value-type="float" office:value="4.476" calcext:value-type="float">
            <text:p>4.476</text:p>
          </table:table-cell>
          <table:table-cell office:value-type="float" office:value="5.196" calcext:value-type="float">
            <text:p>5.196</text:p>
          </table:table-cell>
          <table:table-cell office:value-type="float" office:value="7.195" calcext:value-type="float">
            <text:p>7.195</text:p>
          </table:table-cell>
          <table:table-cell office:value-type="float" office:value="8.61" calcext:value-type="float">
            <text:p>8.61</text:p>
          </table:table-cell>
          <table:table-cell office:value-type="float" office:value="9.53" calcext:value-type="float">
            <text:p>9.53</text:p>
          </table:table-cell>
          <table:table-cell office:value-type="float" office:value="10.696" calcext:value-type="float">
            <text:p>10.696</text:p>
          </table:table-cell>
          <table:table-cell office:value-type="float" office:value="12.731" calcext:value-type="float">
            <text:p>12.731</text:p>
          </table:table-cell>
          <table:table-cell office:value-type="float" office:value="14.247" calcext:value-type="float">
            <text:p>14.247</text:p>
          </table:table-cell>
          <table:table-cell office:value-type="float" office:value="15.517" calcext:value-type="float">
            <text:p>15.517</text:p>
          </table:table-cell>
          <table:table-cell office:value-type="float" office:value="17.04" calcext:value-type="float">
            <text:p>17.04</text:p>
          </table:table-cell>
          <table:table-cell office:value-type="float" office:value="17.954" calcext:value-type="float">
            <text:p>17.954</text:p>
          </table:table-cell>
          <table:table-cell office:value-type="float" office:value="19.809" calcext:value-type="float">
            <text:p>19.809</text:p>
          </table:table-cell>
          <table:table-cell office:value-type="float" office:value="21.212" calcext:value-type="float">
            <text:p>21.212</text:p>
          </table:table-cell>
          <table:table-cell office:value-type="float" office:value="22.345" calcext:value-type="float">
            <text:p>22.345</text:p>
          </table:table-cell>
          <table:table-cell office:value-type="float" office:value="23.356" calcext:value-type="float">
            <text:p>23.356</text:p>
          </table:table-cell>
          <table:table-cell office:value-type="float" office:value="24.805" calcext:value-type="float">
            <text:p>24.805</text:p>
          </table:table-cell>
          <table:table-cell office:value-type="float" office:value="26.841" calcext:value-type="float">
            <text:p>26.841</text:p>
          </table:table-cell>
          <table:table-cell office:value-type="float" office:value="28.234" calcext:value-type="float">
            <text:p>28.234</text:p>
          </table:table-cell>
          <table:table-cell office:value-type="float" office:value="28.884" calcext:value-type="float">
            <text:p>28.884</text:p>
          </table:table-cell>
          <table:table-cell office:value-type="float" office:value="30.808" calcext:value-type="float">
            <text:p>30.808</text:p>
          </table:table-cell>
          <table:table-cell office:value-type="float" office:value="32.06" calcext:value-type="float">
            <text:p>32.06</text:p>
          </table:table-cell>
          <table:table-cell office:value-type="float" office:value="33.795" calcext:value-type="float">
            <text:p>33.795</text:p>
          </table:table-cell>
          <table:table-cell office:value-type="float" office:value="34.541" calcext:value-type="float">
            <text:p>34.541</text:p>
          </table:table-cell>
          <table:table-cell office:value-type="float" office:value="36.543" calcext:value-type="float">
            <text:p>36.543</text:p>
          </table:table-cell>
          <table:table-cell office:value-type="float" office:value="37.823" calcext:value-type="float">
            <text:p>37.823</text:p>
          </table:table-cell>
          <table:table-cell office:value-type="float" office:value="38.706" calcext:value-type="float">
            <text:p>38.706</text:p>
          </table:table-cell>
          <table:table-cell office:value-type="float" office:value="40.059" calcext:value-type="float">
            <text:p>40.059</text:p>
          </table:table-cell>
          <table:table-cell office:value-type="float" office:value="41.38" calcext:value-type="float">
            <text:p>41.38</text:p>
          </table:table-cell>
          <table:table-cell office:value-type="float" office:value="42.423" calcext:value-type="float">
            <text:p>42.423</text:p>
          </table:table-cell>
          <table:table-cell office:value-type="float" office:value="43.709" calcext:value-type="float">
            <text:p>43.709</text:p>
          </table:table-cell>
          <table:table-cell office:value-type="float" office:value="45.104" calcext:value-type="float">
            <text:p>45.104</text:p>
          </table:table-cell>
          <table:table-cell office:value-type="float" office:value="46.545" calcext:value-type="float">
            <text:p>46.545</text:p>
          </table:table-cell>
          <table:table-cell office:value-type="float" office:value="47.978" calcext:value-type="float">
            <text:p>47.978</text:p>
          </table:table-cell>
          <table:table-cell office:value-type="float" office:value="49.334" calcext:value-type="float">
            <text:p>49.334</text:p>
          </table:table-cell>
          <table:table-cell office:value-type="float" office:value="50.808" calcext:value-type="float">
            <text:p>50.808</text:p>
          </table:table-cell>
          <table:table-cell office:value-type="float" office:value="52.236" calcext:value-type="float">
            <text:p>52.236</text:p>
          </table:table-cell>
          <table:table-cell office:value-type="float" office:value="53.559" calcext:value-type="float">
            <text:p>53.559</text:p>
          </table:table-cell>
          <table:table-cell office:value-type="float" office:value="55.062" calcext:value-type="float">
            <text:p>55.062</text:p>
          </table:table-cell>
          <table:table-cell office:value-type="float" office:value="56.419" calcext:value-type="float">
            <text:p>56.419</text:p>
          </table:table-cell>
          <table:table-cell office:value-type="float" office:value="57.823" calcext:value-type="float">
            <text:p>57.823</text:p>
          </table:table-cell>
          <table:table-cell office:value-type="float" office:value="59.218" calcext:value-type="float">
            <text:p>59.218</text:p>
          </table:table-cell>
          <table:table-cell office:value-type="float" office:value="60.593" calcext:value-type="float">
            <text:p>60.593</text:p>
          </table:table-cell>
          <table:table-cell office:value-type="float" office:value="62.134" calcext:value-type="float">
            <text:p>62.134</text:p>
          </table:table-cell>
          <table:table-cell office:value-type="float" office:value="63.423" calcext:value-type="float">
            <text:p>63.423</text:p>
          </table:table-cell>
          <table:table-cell office:value-type="float" office:value="64.786" calcext:value-type="float">
            <text:p>64.786</text:p>
          </table:table-cell>
          <table:table-cell office:value-type="float" office:value="66.178" calcext:value-type="float">
            <text:p>66.178</text:p>
          </table:table-cell>
          <table:table-cell office:value-type="float" office:value="67.609" calcext:value-type="float">
            <text:p>67.609</text:p>
          </table:table-cell>
          <table:table-cell office:value-type="float" office:value="69.094" calcext:value-type="float">
            <text:p>69.094</text:p>
          </table:table-cell>
          <table:table-cell office:value-type="float" office:value="70.417" calcext:value-type="float">
            <text:p>70.417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97" calcext:value-type="float">
            <text:p>73.297</text:p>
          </table:table-cell>
          <table:table-cell office:value-type="float" office:value="74.665" calcext:value-type="float">
            <text:p>74.665</text:p>
          </table:table-cell>
          <table:table-cell office:value-type="float" office:value="76.062" calcext:value-type="float">
            <text:p>76.062</text:p>
          </table:table-cell>
          <table:table-cell office:value-type="float" office:value="77.477" calcext:value-type="float">
            <text:p>77.477</text:p>
          </table:table-cell>
          <table:table-cell office:value-type="float" office:value="78.925" calcext:value-type="float">
            <text:p>78.925</text:p>
          </table:table-cell>
          <table:table-cell office:value-type="float" office:value="80.341" calcext:value-type="float">
            <text:p>80.341</text:p>
          </table:table-cell>
          <table:table-cell office:value-type="float" office:value="81.665" calcext:value-type="float">
            <text:p>81.665</text:p>
          </table:table-cell>
          <table:table-cell office:value-type="float" office:value="83.079" calcext:value-type="float">
            <text:p>83.079</text:p>
          </table:table-cell>
          <table:table-cell office:value-type="float" office:value="84.465" calcext:value-type="float">
            <text:p>84.465</text:p>
          </table:table-cell>
          <table:table-cell office:value-type="float" office:value="85.846" calcext:value-type="float">
            <text:p>85.846</text:p>
          </table:table-cell>
          <table:table-cell office:value-type="float" office:value="87.279" calcext:value-type="float">
            <text:p>87.279</text:p>
          </table:table-cell>
          <table:table-cell office:value-type="float" office:value="88.522" calcext:value-type="float">
            <text:p>88.522</text:p>
          </table:table-cell>
          <table:table-cell office:value-type="float" office:value="90.059" calcext:value-type="float">
            <text:p>90.059</text:p>
          </table:table-cell>
          <table:table-cell office:value-type="float" office:value="91.458" calcext:value-type="float">
            <text:p>91.458</text:p>
          </table:table-cell>
          <table:table-cell office:value-type="float" office:value="92.727" calcext:value-type="float">
            <text:p>92.727</text:p>
          </table:table-cell>
          <table:table-cell office:value-type="float" office:value="94.206" calcext:value-type="float">
            <text:p>94.206</text:p>
          </table:table-cell>
          <table:table-cell office:value-type="float" office:value="95.653" calcext:value-type="float">
            <text:p>95.653</text:p>
          </table:table-cell>
          <table:table-cell office:value-type="float" office:value="96.887" calcext:value-type="float">
            <text:p>96.887</text:p>
          </table:table-cell>
          <table:table-cell office:value-type="float" office:value="98.385" calcext:value-type="float">
            <text:p>98.385</text:p>
          </table:table-cell>
          <table:table-cell office:value-type="float" office:value="99.749" calcext:value-type="float">
            <text:p>99.749</text:p>
          </table:table-cell>
          <table:table-cell office:value-type="float" office:value="101.159" calcext:value-type="float">
            <text:p>101.159</text:p>
          </table:table-cell>
          <table:table-cell office:value-type="float" office:value="102.644" calcext:value-type="float">
            <text:p>102.644</text:p>
          </table:table-cell>
          <table:table-cell office:value-type="float" office:value="104.845" calcext:value-type="float">
            <text:p>104.845</text:p>
          </table:table-cell>
          <table:table-cell office:value-type="float" office:value="106.953" calcext:value-type="float">
            <text:p>106.953</text:p>
          </table:table-cell>
          <table:table-cell office:value-type="float" office:value="108.045" calcext:value-type="float">
            <text:p>108.045</text:p>
          </table:table-cell>
          <table:table-cell office:value-type="float" office:value="110.177" calcext:value-type="float">
            <text:p>110.177</text:p>
          </table:table-cell>
          <table:table-cell office:value-type="float" office:value="110.88" calcext:value-type="float">
            <text:p>110.88</text:p>
          </table:table-cell>
          <table:table-cell office:value-type="float" office:value="113.074" calcext:value-type="float">
            <text:p>113.074</text:p>
          </table:table-cell>
          <table:table-cell office:value-type="float" office:value="114.154" calcext:value-type="float">
            <text:p>114.154</text:p>
          </table:table-cell>
          <table:table-cell office:value-type="float" office:value="115.086" calcext:value-type="float">
            <text:p>115.086</text:p>
          </table:table-cell>
          <table:table-cell office:value-type="float" office:value="117.178" calcext:value-type="float">
            <text:p>117.17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9.874" calcext:value-type="float">
            <text:p>119.874</text:p>
          </table:table-cell>
          <table:table-cell office:value-type="float" office:value="121.321" calcext:value-type="float">
            <text:p>121.321</text:p>
          </table:table-cell>
          <table:table-cell office:value-type="float" office:value="122.919" calcext:value-type="float">
            <text:p>122.919</text:p>
          </table:table-cell>
          <table:table-cell office:value-type="float" office:value="123.859" calcext:value-type="float">
            <text:p>123.859</text:p>
          </table:table-cell>
          <table:table-cell office:value-type="float" office:value="125.862" calcext:value-type="float">
            <text:p>125.862</text:p>
          </table:table-cell>
          <table:table-cell office:value-type="float" office:value="127.008" calcext:value-type="float">
            <text:p>127.008</text:p>
          </table:table-cell>
          <table:table-cell office:value-type="float" office:value="128.334" calcext:value-type="float">
            <text:p>128.334</text:p>
          </table:table-cell>
          <table:table-cell office:value-type="float" office:value="129.631" calcext:value-type="float">
            <text:p>129.631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1.938" calcext:value-type="float">
            <text:p>131.938</text:p>
          </table:table-cell>
          <table:table-cell office:value-type="float" office:value="133.927" calcext:value-type="float">
            <text:p>133.927</text:p>
          </table:table-cell>
          <table:table-cell office:value-type="float" office:value="135.533" calcext:value-type="float">
            <text:p>135.533</text:p>
          </table:table-cell>
          <table:table-cell office:value-type="float" office:value="136.985" calcext:value-type="float">
            <text:p>136.985</text:p>
          </table:table-cell>
          <table:table-cell office:value-type="float" office:value="137.485" calcext:value-type="float">
            <text:p>137.485</text:p>
          </table:table-cell>
          <table:table-cell office:value-type="float" office:value="139.663" calcext:value-type="float">
            <text:p>139.663</text:p>
          </table:table-cell>
          <table:table-cell office:value-type="float" office:value="140.856" calcext:value-type="float">
            <text:p>140.856</text:p>
          </table:table-cell>
          <table:table-cell office:value-type="string" calcext:value-type="string">
            <text:p>142.56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419368.600998625" calcext:value-type="float">
            <text:p>419368.600998625</text:p>
          </table:table-cell>
          <table:table-cell office:value-type="float" office:value="0.711006335785972" calcext:value-type="float">
            <text:p>0.711006335785972</text:p>
          </table:table-cell>
          <table:table-cell office:value-type="float" office:value="7.48527833301142" calcext:value-type="float">
            <text:p>7.48527833301142</text:p>
          </table:table-cell>
          <table:table-cell office:value-type="float" office:value="401.74619781384" calcext:value-type="float">
            <text:p>401.74619781384</text:p>
          </table:table-cell>
          <table:table-cell office:value-type="float" office:value="7.18092838453338" calcext:value-type="float">
            <text:p>7.18092838453338</text:p>
          </table:table-cell>
          <table:table-cell office:value-type="float" office:value="7.62858794066654" calcext:value-type="float">
            <text:p>7.62858794066654</text:p>
          </table:table-cell>
          <table:table-cell office:value-type="float" office:value="7.55752382786175" calcext:value-type="float">
            <text:p>7.55752382786175</text:p>
          </table:table-cell>
          <table:table-cell office:value-type="float" office:value="7.574073178984" calcext:value-type="float">
            <text:p>7.574073178984</text:p>
          </table:table-cell>
          <table:table-cell office:value-type="string" calcext:value-type="string">
            <text:p>[406.0462518271038</text:p>
          </table:table-cell>
          <table:table-cell office:value-type="float" office:value="403.94598540146" calcext:value-type="float">
            <text:p>403.94598540146</text:p>
          </table:table-cell>
          <table:table-cell office:value-type="float" office:value="397.102218287857" calcext:value-type="float">
            <text:p>397.102218287857</text:p>
          </table:table-cell>
          <table:table-cell office:value-type="string" calcext:value-type="string">
            <text:p><text:s/>399.8903357389394]</text:p>
          </table:table-cell>
          <table:table-cell table:number-columns-repeated="2"/>
          <table:table-cell office:value-type="float" office:value="2.332" calcext:value-type="float">
            <text:p>2.332</text:p>
          </table:table-cell>
          <table:table-cell office:value-type="float" office:value="4.225" calcext:value-type="float">
            <text:p>4.225</text:p>
          </table:table-cell>
          <table:table-cell office:value-type="float" office:value="5.574" calcext:value-type="float">
            <text:p>5.574</text:p>
          </table:table-cell>
          <table:table-cell office:value-type="float" office:value="6.949" calcext:value-type="float">
            <text:p>6.949</text:p>
          </table:table-cell>
          <table:table-cell office:value-type="float" office:value="8.47" calcext:value-type="float">
            <text:p>8.47</text:p>
          </table:table-cell>
          <table:table-cell office:value-type="float" office:value="9.786" calcext:value-type="float">
            <text:p>9.786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18" calcext:value-type="float">
            <text:p>12.18</text:p>
          </table:table-cell>
          <table:table-cell office:value-type="float" office:value="13.473" calcext:value-type="float">
            <text:p>13.473</text:p>
          </table:table-cell>
          <table:table-cell office:value-type="float" office:value="15.464" calcext:value-type="float">
            <text:p>15.464</text:p>
          </table:table-cell>
          <table:table-cell office:value-type="float" office:value="16.87" calcext:value-type="float">
            <text:p>16.87</text:p>
          </table:table-cell>
          <table:table-cell office:value-type="float" office:value="17.81" calcext:value-type="float">
            <text:p>17.81</text:p>
          </table:table-cell>
          <table:table-cell office:value-type="float" office:value="19.402" calcext:value-type="float">
            <text:p>19.402</text:p>
          </table:table-cell>
          <table:table-cell office:value-type="float" office:value="20.808" calcext:value-type="float">
            <text:p>20.808</text:p>
          </table:table-cell>
          <table:table-cell office:value-type="float" office:value="22.279" calcext:value-type="float">
            <text:p>22.279</text:p>
          </table:table-cell>
          <table:table-cell office:value-type="float" office:value="23.66" calcext:value-type="float">
            <text:p>23.66</text:p>
          </table:table-cell>
          <table:table-cell office:value-type="float" office:value="25.204" calcext:value-type="float">
            <text:p>25.204</text:p>
          </table:table-cell>
          <table:table-cell office:value-type="float" office:value="26.053" calcext:value-type="float">
            <text:p>26.053</text:p>
          </table:table-cell>
          <table:table-cell office:value-type="float" office:value="27.437" calcext:value-type="float">
            <text:p>27.437</text:p>
          </table:table-cell>
          <table:table-cell office:value-type="float" office:value="29.236" calcext:value-type="float">
            <text:p>29.236</text:p>
          </table:table-cell>
          <table:table-cell office:value-type="float" office:value="30.775" calcext:value-type="float">
            <text:p>30.775</text:p>
          </table:table-cell>
          <table:table-cell office:value-type="float" office:value="31.996" calcext:value-type="float">
            <text:p>31.996</text:p>
          </table:table-cell>
          <table:table-cell office:value-type="float" office:value="33.553" calcext:value-type="float">
            <text:p>33.553</text:p>
          </table:table-cell>
          <table:table-cell office:value-type="float" office:value="34.426" calcext:value-type="float">
            <text:p>34.426</text:p>
          </table:table-cell>
          <table:table-cell office:value-type="float" office:value="35.954" calcext:value-type="float">
            <text:p>35.954</text:p>
          </table:table-cell>
          <table:table-cell office:value-type="float" office:value="37.633" calcext:value-type="float">
            <text:p>37.633</text:p>
          </table:table-cell>
          <table:table-cell office:value-type="float" office:value="38.899" calcext:value-type="float">
            <text:p>38.899</text:p>
          </table:table-cell>
          <table:table-cell office:value-type="float" office:value="40.609" calcext:value-type="float">
            <text:p>40.609</text:p>
          </table:table-cell>
          <table:table-cell office:value-type="float" office:value="41.512" calcext:value-type="float">
            <text:p>41.512</text:p>
          </table:table-cell>
          <table:table-cell office:value-type="float" office:value="43.36" calcext:value-type="float">
            <text:p>43.36</text:p>
          </table:table-cell>
          <table:table-cell office:value-type="float" office:value="44.759" calcext:value-type="float">
            <text:p>44.759</text:p>
          </table:table-cell>
          <table:table-cell office:value-type="float" office:value="45.669" calcext:value-type="float">
            <text:p>45.669</text:p>
          </table:table-cell>
          <table:table-cell office:value-type="float" office:value="47.521" calcext:value-type="float">
            <text:p>47.521</text:p>
          </table:table-cell>
          <table:table-cell office:value-type="float" office:value="48.374" calcext:value-type="float">
            <text:p>48.374</text:p>
          </table:table-cell>
          <table:table-cell office:value-type="float" office:value="49.81" calcext:value-type="float">
            <text:p>49.81</text:p>
          </table:table-cell>
          <table:table-cell office:value-type="float" office:value="51.215" calcext:value-type="float">
            <text:p>51.215</text:p>
          </table:table-cell>
          <table:table-cell office:value-type="float" office:value="52.222" calcext:value-type="float">
            <text:p>52.222</text:p>
          </table:table-cell>
          <table:table-cell office:value-type="float" office:value="53.649" calcext:value-type="float">
            <text:p>53.649</text:p>
          </table:table-cell>
          <table:table-cell office:value-type="float" office:value="54.919" calcext:value-type="float">
            <text:p>54.919</text:p>
          </table:table-cell>
          <table:table-cell office:value-type="float" office:value="56.456" calcext:value-type="float">
            <text:p>56.456</text:p>
          </table:table-cell>
          <table:table-cell office:value-type="float" office:value="57.8" calcext:value-type="float">
            <text:p>57.8</text:p>
          </table:table-cell>
          <table:table-cell office:value-type="float" office:value="59.278" calcext:value-type="float">
            <text:p>59.278</text:p>
          </table:table-cell>
          <table:table-cell office:value-type="float" office:value="60.662" calcext:value-type="float">
            <text:p>60.662</text:p>
          </table:table-cell>
          <table:table-cell office:value-type="float" office:value="62.096" calcext:value-type="float">
            <text:p>62.096</text:p>
          </table:table-cell>
          <table:table-cell office:value-type="float" office:value="63.445" calcext:value-type="float">
            <text:p>63.445</text:p>
          </table:table-cell>
          <table:table-cell office:value-type="float" office:value="64.892" calcext:value-type="float">
            <text:p>64.892</text:p>
          </table:table-cell>
          <table:table-cell office:value-type="float" office:value="66.308" calcext:value-type="float">
            <text:p>66.308</text:p>
          </table:table-cell>
          <table:table-cell office:value-type="float" office:value="67.784" calcext:value-type="float">
            <text:p>67.784</text:p>
          </table:table-cell>
          <table:table-cell office:value-type="float" office:value="69.154" calcext:value-type="float">
            <text:p>69.154</text:p>
          </table:table-cell>
          <table:table-cell office:value-type="float" office:value="70.461" calcext:value-type="float">
            <text:p>70.461</text:p>
          </table:table-cell>
          <table:table-cell office:value-type="float" office:value="71.857" calcext:value-type="float">
            <text:p>71.857</text:p>
          </table:table-cell>
          <table:table-cell office:value-type="float" office:value="73.342" calcext:value-type="float">
            <text:p>73.342</text:p>
          </table:table-cell>
          <table:table-cell office:value-type="float" office:value="74.857" calcext:value-type="float">
            <text:p>74.857</text:p>
          </table:table-cell>
          <table:table-cell office:value-type="float" office:value="76.106" calcext:value-type="float">
            <text:p>76.106</text:p>
          </table:table-cell>
          <table:table-cell office:value-type="float" office:value="77.541" calcext:value-type="float">
            <text:p>77.541</text:p>
          </table:table-cell>
          <table:table-cell office:value-type="float" office:value="78.877" calcext:value-type="float">
            <text:p>78.877</text:p>
          </table:table-cell>
          <table:table-cell office:value-type="float" office:value="80.269" calcext:value-type="float">
            <text:p>80.269</text:p>
          </table:table-cell>
          <table:table-cell office:value-type="float" office:value="81.665" calcext:value-type="float">
            <text:p>81.665</text:p>
          </table:table-cell>
          <table:table-cell office:value-type="float" office:value="83.097" calcext:value-type="float">
            <text:p>83.097</text:p>
          </table:table-cell>
          <table:table-cell office:value-type="float" office:value="84.491" calcext:value-type="float">
            <text:p>84.491</text:p>
          </table:table-cell>
          <table:table-cell office:value-type="float" office:value="85.831" calcext:value-type="float">
            <text:p>85.831</text:p>
          </table:table-cell>
          <table:table-cell office:value-type="float" office:value="87.322" calcext:value-type="float">
            <text:p>87.322</text:p>
          </table:table-cell>
          <table:table-cell office:value-type="float" office:value="88.757" calcext:value-type="float">
            <text:p>88.757</text:p>
          </table:table-cell>
          <table:table-cell office:value-type="float" office:value="90.19" calcext:value-type="float">
            <text:p>90.19</text:p>
          </table:table-cell>
          <table:table-cell office:value-type="float" office:value="91.298" calcext:value-type="float">
            <text:p>91.298</text:p>
          </table:table-cell>
          <table:table-cell office:value-type="float" office:value="92.744" calcext:value-type="float">
            <text:p>92.744</text:p>
          </table:table-cell>
          <table:table-cell office:value-type="float" office:value="94.275" calcext:value-type="float">
            <text:p>94.275</text:p>
          </table:table-cell>
          <table:table-cell office:value-type="float" office:value="95.663" calcext:value-type="float">
            <text:p>95.663</text:p>
          </table:table-cell>
          <table:table-cell office:value-type="float" office:value="96.998" calcext:value-type="float">
            <text:p>96.998</text:p>
          </table:table-cell>
          <table:table-cell office:value-type="float" office:value="98.361" calcext:value-type="float">
            <text:p>98.361</text:p>
          </table:table-cell>
          <table:table-cell office:value-type="float" office:value="99.792" calcext:value-type="float">
            <text:p>99.792</text:p>
          </table:table-cell>
          <table:table-cell office:value-type="float" office:value="101.218" calcext:value-type="float">
            <text:p>101.218</text:p>
          </table:table-cell>
          <table:table-cell office:value-type="float" office:value="102.528" calcext:value-type="float">
            <text:p>102.528</text:p>
          </table:table-cell>
          <table:table-cell office:value-type="float" office:value="103.979" calcext:value-type="float">
            <text:p>103.979</text:p>
          </table:table-cell>
          <table:table-cell office:value-type="float" office:value="105.359" calcext:value-type="float">
            <text:p>105.359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108.228" calcext:value-type="float">
            <text:p>108.228</text:p>
          </table:table-cell>
          <table:table-cell office:value-type="float" office:value="109.655" calcext:value-type="float">
            <text:p>109.655</text:p>
          </table:table-cell>
          <table:table-cell office:value-type="float" office:value="110.898" calcext:value-type="float">
            <text:p>110.898</text:p>
          </table:table-cell>
          <table:table-cell office:value-type="float" office:value="112.463" calcext:value-type="float">
            <text:p>112.463</text:p>
          </table:table-cell>
          <table:table-cell office:value-type="float" office:value="113.828" calcext:value-type="float">
            <text:p>113.828</text:p>
          </table:table-cell>
          <table:table-cell office:value-type="float" office:value="115.192" calcext:value-type="float">
            <text:p>115.192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117.961" calcext:value-type="float">
            <text:p>117.961</text:p>
          </table:table-cell>
          <table:table-cell office:value-type="float" office:value="119.365" calcext:value-type="float">
            <text:p>119.365</text:p>
          </table:table-cell>
          <table:table-cell office:value-type="float" office:value="120.921" calcext:value-type="float">
            <text:p>120.921</text:p>
          </table:table-cell>
          <table:table-cell office:value-type="float" office:value="122.129" calcext:value-type="float">
            <text:p>122.129</text:p>
          </table:table-cell>
          <table:table-cell office:value-type="float" office:value="123.477" calcext:value-type="float">
            <text:p>123.477</text:p>
          </table:table-cell>
          <table:table-cell office:value-type="float" office:value="124.953" calcext:value-type="float">
            <text:p>124.953</text:p>
          </table:table-cell>
          <table:table-cell office:value-type="float" office:value="126.338" calcext:value-type="float">
            <text:p>126.338</text:p>
          </table:table-cell>
          <table:table-cell office:value-type="float" office:value="127.795" calcext:value-type="float">
            <text:p>127.795</text:p>
          </table:table-cell>
          <table:table-cell office:value-type="float" office:value="129.155" calcext:value-type="float">
            <text:p>129.155</text:p>
          </table:table-cell>
          <table:table-cell office:value-type="float" office:value="130.566" calcext:value-type="float">
            <text:p>130.566</text:p>
          </table:table-cell>
          <table:table-cell office:value-type="float" office:value="131.958" calcext:value-type="float">
            <text:p>131.958</text:p>
          </table:table-cell>
          <table:table-cell office:value-type="float" office:value="133.287" calcext:value-type="float">
            <text:p>133.287</text:p>
          </table:table-cell>
          <table:table-cell office:value-type="float" office:value="134.753" calcext:value-type="float">
            <text:p>134.753</text:p>
          </table:table-cell>
          <table:table-cell office:value-type="float" office:value="136.281" calcext:value-type="float">
            <text:p>136.281</text:p>
          </table:table-cell>
          <table:table-cell office:value-type="float" office:value="137.515" calcext:value-type="float">
            <text:p>137.515</text:p>
          </table:table-cell>
          <table:table-cell office:value-type="float" office:value="138.798" calcext:value-type="float">
            <text:p>138.798</text:p>
          </table:table-cell>
          <table:table-cell office:value-type="string" calcext:value-type="string">
            <text:p>140.353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419510.406286479" calcext:value-type="float">
            <text:p>419510.406286479</text:p>
          </table:table-cell>
          <table:table-cell office:value-type="float" office:value="0.711246755449895" calcext:value-type="float">
            <text:p>0.711246755449895</text:p>
          </table:table-cell>
          <table:table-cell office:value-type="float" office:value="6.93743591731317" calcext:value-type="float">
            <text:p>6.93743591731317</text:p>
          </table:table-cell>
          <table:table-cell office:value-type="float" office:value="489.713826757035" calcext:value-type="float">
            <text:p>489.713826757035</text:p>
          </table:table-cell>
          <table:table-cell office:value-type="float" office:value="6.89504373177843" calcext:value-type="float">
            <text:p>6.89504373177843</text:p>
          </table:table-cell>
          <table:table-cell office:value-type="float" office:value="6.88602442333786" calcext:value-type="float">
            <text:p>6.88602442333786</text:p>
          </table:table-cell>
          <table:table-cell office:value-type="float" office:value="7.13767590309009" calcext:value-type="float">
            <text:p>7.13767590309009</text:p>
          </table:table-cell>
          <table:table-cell office:value-type="float" office:value="6.83099961104629" calcext:value-type="float">
            <text:p>6.83099961104629</text:p>
          </table:table-cell>
          <table:table-cell office:value-type="string" calcext:value-type="string">
            <text:p>[490.9676947967225</text:p>
          </table:table-cell>
          <table:table-cell office:value-type="float" office:value="489.420192557897" calcext:value-type="float">
            <text:p>489.420192557897</text:p>
          </table:table-cell>
          <table:table-cell office:value-type="float" office:value="488.445919908348" calcext:value-type="float">
            <text:p>488.445919908348</text:p>
          </table:table-cell>
          <table:table-cell office:value-type="string" calcext:value-type="string">
            <text:p><text:s/>490.02149976517245]</text:p>
          </table:table-cell>
          <table:table-cell table:number-columns-repeated="2"/>
          <table:table-cell office:value-type="float" office:value="2.187" calcext:value-type="float">
            <text:p>2.187</text:p>
          </table:table-cell>
          <table:table-cell office:value-type="float" office:value="3.933" calcext:value-type="float">
            <text:p>3.933</text:p>
          </table:table-cell>
          <table:table-cell office:value-type="float" office:value="5.389" calcext:value-type="float">
            <text:p>5.389</text:p>
          </table:table-cell>
          <table:table-cell office:value-type="float" office:value="6.99" calcext:value-type="float">
            <text:p>6.99</text:p>
          </table:table-cell>
          <table:table-cell office:value-type="float" office:value="8.001" calcext:value-type="float">
            <text:p>8.001</text:p>
          </table:table-cell>
          <table:table-cell office:value-type="float" office:value="9.543" calcext:value-type="float">
            <text:p>9.543</text:p>
          </table:table-cell>
          <table:table-cell office:value-type="float" office:value="10.734" calcext:value-type="float">
            <text:p>10.734</text:p>
          </table:table-cell>
          <table:table-cell office:value-type="float" office:value="12.087" calcext:value-type="float">
            <text:p>12.087</text:p>
          </table:table-cell>
          <table:table-cell office:value-type="float" office:value="13.478" calcext:value-type="float">
            <text:p>13.478</text:p>
          </table:table-cell>
          <table:table-cell office:value-type="float" office:value="15.324" calcext:value-type="float">
            <text:p>15.324</text:p>
          </table:table-cell>
          <table:table-cell office:value-type="float" office:value="16.605" calcext:value-type="float">
            <text:p>16.605</text:p>
          </table:table-cell>
          <table:table-cell office:value-type="float" office:value="18.131" calcext:value-type="float">
            <text:p>18.131</text:p>
          </table:table-cell>
          <table:table-cell office:value-type="float" office:value="19.513" calcext:value-type="float">
            <text:p>19.513</text:p>
          </table:table-cell>
          <table:table-cell office:value-type="float" office:value="20.727" calcext:value-type="float">
            <text:p>20.727</text:p>
          </table:table-cell>
          <table:table-cell office:value-type="float" office:value="21.921" calcext:value-type="float">
            <text:p>21.921</text:p>
          </table:table-cell>
          <table:table-cell office:value-type="float" office:value="23.386" calcext:value-type="float">
            <text:p>23.386</text:p>
          </table:table-cell>
          <table:table-cell office:value-type="float" office:value="24.724" calcext:value-type="float">
            <text:p>24.724</text:p>
          </table:table-cell>
          <table:table-cell office:value-type="float" office:value="26.249" calcext:value-type="float">
            <text:p>26.249</text:p>
          </table:table-cell>
          <table:table-cell office:value-type="float" office:value="27.95" calcext:value-type="float">
            <text:p>27.95</text:p>
          </table:table-cell>
          <table:table-cell office:value-type="float" office:value="28.907" calcext:value-type="float">
            <text:p>28.907</text:p>
          </table:table-cell>
          <table:table-cell office:value-type="float" office:value="30.519" calcext:value-type="float">
            <text:p>30.519</text:p>
          </table:table-cell>
          <table:table-cell office:value-type="float" office:value="32.105" calcext:value-type="float">
            <text:p>32.105</text:p>
          </table:table-cell>
          <table:table-cell office:value-type="float" office:value="33.488" calcext:value-type="float">
            <text:p>33.488</text:p>
          </table:table-cell>
          <table:table-cell office:value-type="float" office:value="34.791" calcext:value-type="float">
            <text:p>34.791</text:p>
          </table:table-cell>
          <table:table-cell office:value-type="float" office:value="36.257" calcext:value-type="float">
            <text:p>36.257</text:p>
          </table:table-cell>
          <table:table-cell office:value-type="float" office:value="37.345" calcext:value-type="float">
            <text:p>37.345</text:p>
          </table:table-cell>
          <table:table-cell office:value-type="float" office:value="38.875" calcext:value-type="float">
            <text:p>38.875</text:p>
          </table:table-cell>
          <table:table-cell office:value-type="float" office:value="39.98" calcext:value-type="float">
            <text:p>39.98</text:p>
          </table:table-cell>
          <table:table-cell office:value-type="float" office:value="41.884" calcext:value-type="float">
            <text:p>41.884</text:p>
          </table:table-cell>
          <table:table-cell office:value-type="float" office:value="43.079" calcext:value-type="float">
            <text:p>43.079</text:p>
          </table:table-cell>
          <table:table-cell office:value-type="float" office:value="44.49" calcext:value-type="float">
            <text:p>44.49</text:p>
          </table:table-cell>
          <table:table-cell office:value-type="float" office:value="46.149" calcext:value-type="float">
            <text:p>46.149</text:p>
          </table:table-cell>
          <table:table-cell office:value-type="float" office:value="47.033" calcext:value-type="float">
            <text:p>47.033</text:p>
          </table:table-cell>
          <table:table-cell office:value-type="float" office:value="48.422" calcext:value-type="float">
            <text:p>48.422</text:p>
          </table:table-cell>
          <table:table-cell office:value-type="float" office:value="50.231" calcext:value-type="float">
            <text:p>50.231</text:p>
          </table:table-cell>
          <table:table-cell office:value-type="float" office:value="51.729" calcext:value-type="float">
            <text:p>51.729</text:p>
          </table:table-cell>
          <table:table-cell office:value-type="float" office:value="52.648" calcext:value-type="float">
            <text:p>52.648</text:p>
          </table:table-cell>
          <table:table-cell office:value-type="float" office:value="54.294" calcext:value-type="float">
            <text:p>54.294</text:p>
          </table:table-cell>
          <table:table-cell office:value-type="float" office:value="55.279" calcext:value-type="float">
            <text:p>55.279</text:p>
          </table:table-cell>
          <table:table-cell office:value-type="float" office:value="57.217" calcext:value-type="float">
            <text:p>57.217</text:p>
          </table:table-cell>
          <table:table-cell office:value-type="float" office:value="58.165" calcext:value-type="float">
            <text:p>58.165</text:p>
          </table:table-cell>
          <table:table-cell office:value-type="float" office:value="59.511" calcext:value-type="float">
            <text:p>59.511</text:p>
          </table:table-cell>
          <table:table-cell office:value-type="float" office:value="60.816" calcext:value-type="float">
            <text:p>60.816</text:p>
          </table:table-cell>
          <table:table-cell office:value-type="float" office:value="62.094" calcext:value-type="float">
            <text:p>62.094</text:p>
          </table:table-cell>
          <table:table-cell office:value-type="float" office:value="63.563" calcext:value-type="float">
            <text:p>63.563</text:p>
          </table:table-cell>
          <table:table-cell office:value-type="float" office:value="64.847" calcext:value-type="float">
            <text:p>64.847</text:p>
          </table:table-cell>
          <table:table-cell office:value-type="float" office:value="66.375" calcext:value-type="float">
            <text:p>66.375</text:p>
          </table:table-cell>
          <table:table-cell office:value-type="float" office:value="67.671" calcext:value-type="float">
            <text:p>67.671</text:p>
          </table:table-cell>
          <table:table-cell office:value-type="float" office:value="69.061" calcext:value-type="float">
            <text:p>69.061</text:p>
          </table:table-cell>
          <table:table-cell office:value-type="float" office:value="70.402" calcext:value-type="float">
            <text:p>70.402</text:p>
          </table:table-cell>
          <table:table-cell office:value-type="float" office:value="71.82" calcext:value-type="float">
            <text:p>71.82</text:p>
          </table:table-cell>
          <table:table-cell office:value-type="float" office:value="73.305" calcext:value-type="float">
            <text:p>73.305</text:p>
          </table:table-cell>
          <table:table-cell office:value-type="float" office:value="74.736" calcext:value-type="float">
            <text:p>74.736</text:p>
          </table:table-cell>
          <table:table-cell office:value-type="float" office:value="76.175" calcext:value-type="float">
            <text:p>76.175</text:p>
          </table:table-cell>
          <table:table-cell office:value-type="float" office:value="77.551" calcext:value-type="float">
            <text:p>77.551</text:p>
          </table:table-cell>
          <table:table-cell office:value-type="float" office:value="78.79" calcext:value-type="float">
            <text:p>78.79</text:p>
          </table:table-cell>
          <table:table-cell office:value-type="float" office:value="80.284" calcext:value-type="float">
            <text:p>80.284</text:p>
          </table:table-cell>
          <table:table-cell office:value-type="float" office:value="81.749" calcext:value-type="float">
            <text:p>81.749</text:p>
          </table:table-cell>
          <table:table-cell office:value-type="float" office:value="83.113" calcext:value-type="float">
            <text:p>83.113</text:p>
          </table:table-cell>
          <table:table-cell office:value-type="float" office:value="84.504" calcext:value-type="float">
            <text:p>84.504</text:p>
          </table:table-cell>
          <table:table-cell office:value-type="float" office:value="85.955" calcext:value-type="float">
            <text:p>85.955</text:p>
          </table:table-cell>
          <table:table-cell office:value-type="float" office:value="87.255" calcext:value-type="float">
            <text:p>87.255</text:p>
          </table:table-cell>
          <table:table-cell office:value-type="float" office:value="88.621" calcext:value-type="float">
            <text:p>88.621</text:p>
          </table:table-cell>
          <table:table-cell office:value-type="float" office:value="90.082" calcext:value-type="float">
            <text:p>90.082</text:p>
          </table:table-cell>
          <table:table-cell office:value-type="float" office:value="91.471" calcext:value-type="float">
            <text:p>91.471</text:p>
          </table:table-cell>
          <table:table-cell office:value-type="float" office:value="92.906" calcext:value-type="float">
            <text:p>92.906</text:p>
          </table:table-cell>
          <table:table-cell office:value-type="float" office:value="94.259" calcext:value-type="float">
            <text:p>94.259</text:p>
          </table:table-cell>
          <table:table-cell office:value-type="float" office:value="95.619" calcext:value-type="float">
            <text:p>95.619</text:p>
          </table:table-cell>
          <table:table-cell office:value-type="float" office:value="97" calcext:value-type="float">
            <text:p>97</text:p>
          </table:table-cell>
          <table:table-cell office:value-type="float" office:value="98.627" calcext:value-type="float">
            <text:p>98.627</text:p>
          </table:table-cell>
          <table:table-cell office:value-type="float" office:value="99.863" calcext:value-type="float">
            <text:p>99.863</text:p>
          </table:table-cell>
          <table:table-cell office:value-type="float" office:value="101.257" calcext:value-type="float">
            <text:p>101.257</text:p>
          </table:table-cell>
          <table:table-cell office:value-type="float" office:value="102.753" calcext:value-type="float">
            <text:p>102.753</text:p>
          </table:table-cell>
          <table:table-cell office:value-type="float" office:value="104.151" calcext:value-type="float">
            <text:p>104.151</text:p>
          </table:table-cell>
          <table:table-cell office:value-type="float" office:value="105.448" calcext:value-type="float">
            <text:p>105.448</text:p>
          </table:table-cell>
          <table:table-cell office:value-type="float" office:value="106.911" calcext:value-type="float">
            <text:p>106.911</text:p>
          </table:table-cell>
          <table:table-cell office:value-type="float" office:value="108.405" calcext:value-type="float">
            <text:p>108.405</text:p>
          </table:table-cell>
          <table:table-cell office:value-type="float" office:value="109.712" calcext:value-type="float">
            <text:p>109.712</text:p>
          </table:table-cell>
          <table:table-cell office:value-type="float" office:value="111.251" calcext:value-type="float">
            <text:p>111.251</text:p>
          </table:table-cell>
          <table:table-cell office:value-type="float" office:value="112.454" calcext:value-type="float">
            <text:p>112.454</text:p>
          </table:table-cell>
          <table:table-cell office:value-type="float" office:value="113.986" calcext:value-type="float">
            <text:p>113.986</text:p>
          </table:table-cell>
          <table:table-cell office:value-type="float" office:value="115.412" calcext:value-type="float">
            <text:p>115.412</text:p>
          </table:table-cell>
          <table:table-cell office:value-type="float" office:value="116.796" calcext:value-type="float">
            <text:p>116.796</text:p>
          </table:table-cell>
          <table:table-cell office:value-type="float" office:value="118.212" calcext:value-type="float">
            <text:p>118.212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120.959" calcext:value-type="float">
            <text:p>120.959</text:p>
          </table:table-cell>
          <table:table-cell office:value-type="float" office:value="122.437" calcext:value-type="float">
            <text:p>122.437</text:p>
          </table:table-cell>
          <table:table-cell office:value-type="float" office:value="123.786" calcext:value-type="float">
            <text:p>123.786</text:p>
          </table:table-cell>
          <table:table-cell office:value-type="float" office:value="125.226" calcext:value-type="float">
            <text:p>125.226</text:p>
          </table:table-cell>
          <table:table-cell office:value-type="float" office:value="126.653" calcext:value-type="float">
            <text:p>126.653</text:p>
          </table:table-cell>
          <table:table-cell office:value-type="float" office:value="127.944" calcext:value-type="float">
            <text:p>127.944</text:p>
          </table:table-cell>
          <table:table-cell office:value-type="float" office:value="129.356" calcext:value-type="float">
            <text:p>129.356</text:p>
          </table:table-cell>
          <table:table-cell office:value-type="float" office:value="130.576" calcext:value-type="float">
            <text:p>130.576</text:p>
          </table:table-cell>
          <table:table-cell office:value-type="float" office:value="132.031" calcext:value-type="float">
            <text:p>132.031</text:p>
          </table:table-cell>
          <table:table-cell office:value-type="float" office:value="133.403" calcext:value-type="float">
            <text:p>133.403</text:p>
          </table:table-cell>
          <table:table-cell office:value-type="float" office:value="134.908" calcext:value-type="float">
            <text:p>134.908</text:p>
          </table:table-cell>
          <table:table-cell office:value-type="float" office:value="136.284" calcext:value-type="float">
            <text:p>136.284</text:p>
          </table:table-cell>
          <table:table-cell office:value-type="float" office:value="137.694" calcext:value-type="float">
            <text:p>137.694</text:p>
          </table:table-cell>
          <table:table-cell office:value-type="float" office:value="139.083" calcext:value-type="float">
            <text:p>139.083</text:p>
          </table:table-cell>
          <table:table-cell office:value-type="string" calcext:value-type="string">
            <text:p>140.419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420713.461648295" calcext:value-type="float">
            <text:p>420713.461648295</text:p>
          </table:table-cell>
          <table:table-cell office:value-type="float" office:value="0.713286440782835" calcext:value-type="float">
            <text:p>0.713286440782835</text:p>
          </table:table-cell>
          <table:table-cell office:value-type="float" office:value="7.01249589884444" calcext:value-type="float">
            <text:p>7.01249589884444</text:p>
          </table:table-cell>
          <table:table-cell office:value-type="float" office:value="573.742876773101" calcext:value-type="float">
            <text:p>573.742876773101</text:p>
          </table:table-cell>
          <table:table-cell office:value-type="float" office:value="6.90107328444466" calcext:value-type="float">
            <text:p>6.90107328444466</text:p>
          </table:table-cell>
          <table:table-cell office:value-type="float" office:value="7.10387791568069" calcext:value-type="float">
            <text:p>7.10387791568069</text:p>
          </table:table-cell>
          <table:table-cell office:value-type="float" office:value="6.74933138828106" calcext:value-type="float">
            <text:p>6.74933138828106</text:p>
          </table:table-cell>
          <table:table-cell office:value-type="float" office:value="7.29570100697134" calcext:value-type="float">
            <text:p>7.29570100697134</text:p>
          </table:table-cell>
          <table:table-cell office:value-type="string" calcext:value-type="string">
            <text:p>[578.2653103808034</text:p>
          </table:table-cell>
          <table:table-cell office:value-type="float" office:value="574.484092326887" calcext:value-type="float">
            <text:p>574.484092326887</text:p>
          </table:table-cell>
          <table:table-cell office:value-type="float" office:value="572.782969181832" calcext:value-type="float">
            <text:p>572.782969181832</text:p>
          </table:table-cell>
          <table:table-cell office:value-type="string" calcext:value-type="string">
            <text:p><text:s/>569.4391352028827]</text:p>
          </table:table-cell>
          <table:table-cell table:number-columns-repeated="2"/>
          <table:table-cell office:value-type="float" office:value="2.71" calcext:value-type="float">
            <text:p>2.71</text:p>
          </table:table-cell>
          <table:table-cell office:value-type="float" office:value="3.924" calcext:value-type="float">
            <text:p>3.924</text:p>
          </table:table-cell>
          <table:table-cell office:value-type="float" office:value="5.156" calcext:value-type="float">
            <text:p>5.156</text:p>
          </table:table-cell>
          <table:table-cell office:value-type="float" office:value="6.637" calcext:value-type="float">
            <text:p>6.637</text:p>
          </table:table-cell>
          <table:table-cell office:value-type="float" office:value="8.325" calcext:value-type="float">
            <text:p>8.325</text:p>
          </table:table-cell>
          <table:table-cell office:value-type="float" office:value="9.691" calcext:value-type="float">
            <text:p>9.691</text:p>
          </table:table-cell>
          <table:table-cell office:value-type="float" office:value="11.109" calcext:value-type="float">
            <text:p>11.109</text:p>
          </table:table-cell>
          <table:table-cell office:value-type="float" office:value="12.364" calcext:value-type="float">
            <text:p>12.364</text:p>
          </table:table-cell>
          <table:table-cell office:value-type="float" office:value="13.848" calcext:value-type="float">
            <text:p>13.848</text:p>
          </table:table-cell>
          <table:table-cell office:value-type="float" office:value="14.914" calcext:value-type="float">
            <text:p>14.914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.833" calcext:value-type="float">
            <text:p>17.833</text:p>
          </table:table-cell>
          <table:table-cell office:value-type="float" office:value="19.215" calcext:value-type="float">
            <text:p>19.215</text:p>
          </table:table-cell>
          <table:table-cell office:value-type="float" office:value="20.737" calcext:value-type="float">
            <text:p>20.737</text:p>
          </table:table-cell>
          <table:table-cell office:value-type="float" office:value="21.837" calcext:value-type="float">
            <text:p>21.837</text:p>
          </table:table-cell>
          <table:table-cell office:value-type="float" office:value="23.702" calcext:value-type="float">
            <text:p>23.702</text:p>
          </table:table-cell>
          <table:table-cell office:value-type="float" office:value="24.95" calcext:value-type="float">
            <text:p>24.95</text:p>
          </table:table-cell>
          <table:table-cell office:value-type="float" office:value="26.292" calcext:value-type="float">
            <text:p>26.292</text:p>
          </table:table-cell>
          <table:table-cell office:value-type="float" office:value="27.866" calcext:value-type="float">
            <text:p>27.866</text:p>
          </table:table-cell>
          <table:table-cell office:value-type="float" office:value="29.071" calcext:value-type="float">
            <text:p>29.071</text:p>
          </table:table-cell>
          <table:table-cell office:value-type="float" office:value="30.519" calcext:value-type="float">
            <text:p>30.519</text:p>
          </table:table-cell>
          <table:table-cell office:value-type="float" office:value="31.846" calcext:value-type="float">
            <text:p>31.846</text:p>
          </table:table-cell>
          <table:table-cell office:value-type="float" office:value="33.422" calcext:value-type="float">
            <text:p>33.422</text:p>
          </table:table-cell>
          <table:table-cell office:value-type="float" office:value="34.704" calcext:value-type="float">
            <text:p>34.704</text:p>
          </table:table-cell>
          <table:table-cell office:value-type="float" office:value="36.245" calcext:value-type="float">
            <text:p>36.245</text:p>
          </table:table-cell>
          <table:table-cell office:value-type="float" office:value="37.637" calcext:value-type="float">
            <text:p>37.637</text:p>
          </table:table-cell>
          <table:table-cell office:value-type="float" office:value="38.773" calcext:value-type="float">
            <text:p>38.773</text:p>
          </table:table-cell>
          <table:table-cell office:value-type="float" office:value="40.255" calcext:value-type="float">
            <text:p>40.255</text:p>
          </table:table-cell>
          <table:table-cell office:value-type="float" office:value="41.532" calcext:value-type="float">
            <text:p>41.532</text:p>
          </table:table-cell>
          <table:table-cell office:value-type="float" office:value="43.015" calcext:value-type="float">
            <text:p>43.015</text:p>
          </table:table-cell>
          <table:table-cell office:value-type="float" office:value="44.422" calcext:value-type="float">
            <text:p>44.422</text:p>
          </table:table-cell>
          <table:table-cell office:value-type="float" office:value="45.828" calcext:value-type="float">
            <text:p>45.828</text:p>
          </table:table-cell>
          <table:table-cell office:value-type="float" office:value="46.932" calcext:value-type="float">
            <text:p>46.932</text:p>
          </table:table-cell>
          <table:table-cell office:value-type="float" office:value="48.352" calcext:value-type="float">
            <text:p>48.352</text:p>
          </table:table-cell>
          <table:table-cell office:value-type="float" office:value="49.685" calcext:value-type="float">
            <text:p>49.685</text:p>
          </table:table-cell>
          <table:table-cell office:value-type="float" office:value="51.252" calcext:value-type="float">
            <text:p>51.252</text:p>
          </table:table-cell>
          <table:table-cell office:value-type="float" office:value="52.802" calcext:value-type="float">
            <text:p>52.802</text:p>
          </table:table-cell>
          <table:table-cell office:value-type="float" office:value="54.298" calcext:value-type="float">
            <text:p>54.298</text:p>
          </table:table-cell>
          <table:table-cell office:value-type="float" office:value="55.604" calcext:value-type="float">
            <text:p>55.604</text:p>
          </table:table-cell>
          <table:table-cell office:value-type="float" office:value="57.002" calcext:value-type="float">
            <text:p>57.002</text:p>
          </table:table-cell>
          <table:table-cell office:value-type="float" office:value="58.486" calcext:value-type="float">
            <text:p>58.486</text:p>
          </table:table-cell>
          <table:table-cell office:value-type="float" office:value="59.717" calcext:value-type="float">
            <text:p>59.717</text:p>
          </table:table-cell>
          <table:table-cell office:value-type="float" office:value="61.097" calcext:value-type="float">
            <text:p>61.097</text:p>
          </table:table-cell>
          <table:table-cell office:value-type="float" office:value="62.296" calcext:value-type="float">
            <text:p>62.296</text:p>
          </table:table-cell>
          <table:table-cell office:value-type="float" office:value="64.049" calcext:value-type="float">
            <text:p>64.049</text:p>
          </table:table-cell>
          <table:table-cell office:value-type="float" office:value="65.014" calcext:value-type="float">
            <text:p>65.014</text:p>
          </table:table-cell>
          <table:table-cell office:value-type="float" office:value="66.462" calcext:value-type="float">
            <text:p>66.462</text:p>
          </table:table-cell>
          <table:table-cell office:value-type="float" office:value="67.633" calcext:value-type="float">
            <text:p>67.633</text:p>
          </table:table-cell>
          <table:table-cell office:value-type="float" office:value="69.093" calcext:value-type="float">
            <text:p>69.093</text:p>
          </table:table-cell>
          <table:table-cell office:value-type="float" office:value="70.369" calcext:value-type="float">
            <text:p>70.369</text:p>
          </table:table-cell>
          <table:table-cell office:value-type="float" office:value="71.842" calcext:value-type="float">
            <text:p>71.842</text:p>
          </table:table-cell>
          <table:table-cell office:value-type="float" office:value="73.263" calcext:value-type="float">
            <text:p>73.263</text:p>
          </table:table-cell>
          <table:table-cell office:value-type="float" office:value="74.669" calcext:value-type="float">
            <text:p>74.669</text:p>
          </table:table-cell>
          <table:table-cell office:value-type="float" office:value="76.12" calcext:value-type="float">
            <text:p>76.12</text:p>
          </table:table-cell>
          <table:table-cell office:value-type="float" office:value="77.538" calcext:value-type="float">
            <text:p>77.538</text:p>
          </table:table-cell>
          <table:table-cell office:value-type="float" office:value="78.873" calcext:value-type="float">
            <text:p>78.873</text:p>
          </table:table-cell>
          <table:table-cell office:value-type="float" office:value="80.315" calcext:value-type="float">
            <text:p>80.315</text:p>
          </table:table-cell>
          <table:table-cell office:value-type="float" office:value="81.547" calcext:value-type="float">
            <text:p>81.547</text:p>
          </table:table-cell>
          <table:table-cell office:value-type="float" office:value="83.13" calcext:value-type="float">
            <text:p>83.13</text:p>
          </table:table-cell>
          <table:table-cell office:value-type="float" office:value="84.441" calcext:value-type="float">
            <text:p>84.441</text:p>
          </table:table-cell>
          <table:table-cell office:value-type="float" office:value="85.914" calcext:value-type="float">
            <text:p>85.914</text:p>
          </table:table-cell>
          <table:table-cell office:value-type="float" office:value="87.27" calcext:value-type="float">
            <text:p>87.27</text:p>
          </table:table-cell>
          <table:table-cell office:value-type="float" office:value="88.629" calcext:value-type="float">
            <text:p>88.629</text:p>
          </table:table-cell>
          <table:table-cell office:value-type="float" office:value="89.98" calcext:value-type="float">
            <text:p>89.98</text:p>
          </table:table-cell>
          <table:table-cell office:value-type="float" office:value="91.388" calcext:value-type="float">
            <text:p>91.388</text:p>
          </table:table-cell>
          <table:table-cell office:value-type="float" office:value="92.687" calcext:value-type="float">
            <text:p>92.687</text:p>
          </table:table-cell>
          <table:table-cell office:value-type="float" office:value="94.105" calcext:value-type="float">
            <text:p>94.105</text:p>
          </table:table-cell>
          <table:table-cell office:value-type="float" office:value="95.532" calcext:value-type="float">
            <text:p>95.532</text:p>
          </table:table-cell>
          <table:table-cell office:value-type="float" office:value="97.034" calcext:value-type="float">
            <text:p>97.034</text:p>
          </table:table-cell>
          <table:table-cell office:value-type="float" office:value="98.375" calcext:value-type="float">
            <text:p>98.375</text:p>
          </table:table-cell>
          <table:table-cell office:value-type="float" office:value="99.763" calcext:value-type="float">
            <text:p>99.763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102.568" calcext:value-type="float">
            <text:p>102.568</text:p>
          </table:table-cell>
          <table:table-cell office:value-type="float" office:value="103.877" calcext:value-type="float">
            <text:p>103.877</text:p>
          </table:table-cell>
          <table:table-cell office:value-type="float" office:value="105.362" calcext:value-type="float">
            <text:p>105.362</text:p>
          </table:table-cell>
          <table:table-cell office:value-type="float" office:value="106.743" calcext:value-type="float">
            <text:p>106.743</text:p>
          </table:table-cell>
          <table:table-cell office:value-type="float" office:value="108.115" calcext:value-type="float">
            <text:p>108.115</text:p>
          </table:table-cell>
          <table:table-cell office:value-type="float" office:value="109.361" calcext:value-type="float">
            <text:p>109.361</text:p>
          </table:table-cell>
          <table:table-cell office:value-type="float" office:value="110.901" calcext:value-type="float">
            <text:p>110.901</text:p>
          </table:table-cell>
          <table:table-cell office:value-type="float" office:value="112.222" calcext:value-type="float">
            <text:p>112.222</text:p>
          </table:table-cell>
          <table:table-cell office:value-type="float" office:value="113.747" calcext:value-type="float">
            <text:p>113.747</text:p>
          </table:table-cell>
          <table:table-cell office:value-type="float" office:value="114.986" calcext:value-type="float">
            <text:p>114.986</text:p>
          </table:table-cell>
          <table:table-cell office:value-type="float" office:value="116.445" calcext:value-type="float">
            <text:p>116.445</text:p>
          </table:table-cell>
          <table:table-cell office:value-type="float" office:value="117.864" calcext:value-type="float">
            <text:p>117.864</text:p>
          </table:table-cell>
          <table:table-cell office:value-type="float" office:value="119.166" calcext:value-type="float">
            <text:p>119.166</text:p>
          </table:table-cell>
          <table:table-cell office:value-type="float" office:value="120.547" calcext:value-type="float">
            <text:p>120.547</text:p>
          </table:table-cell>
          <table:table-cell office:value-type="float" office:value="121.982" calcext:value-type="float">
            <text:p>121.982</text:p>
          </table:table-cell>
          <table:table-cell office:value-type="float" office:value="123.302" calcext:value-type="float">
            <text:p>123.302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126.162" calcext:value-type="float">
            <text:p>126.162</text:p>
          </table:table-cell>
          <table:table-cell office:value-type="float" office:value="127.557" calcext:value-type="float">
            <text:p>127.557</text:p>
          </table:table-cell>
          <table:table-cell office:value-type="float" office:value="128.893" calcext:value-type="float">
            <text:p>128.893</text:p>
          </table:table-cell>
          <table:table-cell office:value-type="float" office:value="130.226" calcext:value-type="float">
            <text:p>130.226</text:p>
          </table:table-cell>
          <table:table-cell office:value-type="float" office:value="131.662" calcext:value-type="float">
            <text:p>131.662</text:p>
          </table:table-cell>
          <table:table-cell office:value-type="float" office:value="133.127" calcext:value-type="float">
            <text:p>133.127</text:p>
          </table:table-cell>
          <table:table-cell office:value-type="float" office:value="134.592" calcext:value-type="float">
            <text:p>134.592</text:p>
          </table:table-cell>
          <table:table-cell office:value-type="float" office:value="135.896" calcext:value-type="float">
            <text:p>135.896</text:p>
          </table:table-cell>
          <table:table-cell office:value-type="float" office:value="137.313" calcext:value-type="float">
            <text:p>137.313</text:p>
          </table:table-cell>
          <table:table-cell office:value-type="float" office:value="138.802" calcext:value-type="float">
            <text:p>138.802</text:p>
          </table:table-cell>
          <table:table-cell office:value-type="string" calcext:value-type="string">
            <text:p>140.026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420707.833707385" calcext:value-type="float">
            <text:p>420707.833707385</text:p>
          </table:table-cell>
          <table:table-cell office:value-type="float" office:value="0.71327689905359" calcext:value-type="float">
            <text:p>0.71327689905359</text:p>
          </table:table-cell>
          <table:table-cell office:value-type="float" office:value="6.89596371981307" calcext:value-type="float">
            <text:p>6.89596371981307</text:p>
          </table:table-cell>
          <table:table-cell office:value-type="float" office:value="660.698180966188" calcext:value-type="float">
            <text:p>660.698180966188</text:p>
          </table:table-cell>
          <table:table-cell office:value-type="float" office:value="6.8263356928149" calcext:value-type="float">
            <text:p>6.8263356928149</text:p>
          </table:table-cell>
          <table:table-cell office:value-type="float" office:value="6.94229279628195" calcext:value-type="float">
            <text:p>6.94229279628195</text:p>
          </table:table-cell>
          <table:table-cell office:value-type="float" office:value="7.07665572504344" calcext:value-type="float">
            <text:p>7.07665572504344</text:p>
          </table:table-cell>
          <table:table-cell office:value-type="float" office:value="6.73857066511199" calcext:value-type="float">
            <text:p>6.73857066511199</text:p>
          </table:table-cell>
          <table:table-cell office:value-type="string" calcext:value-type="string">
            <text:p>[662.3128317202622</text:p>
          </table:table-cell>
          <table:table-cell office:value-type="float" office:value="659.427322859224" calcext:value-type="float">
            <text:p>659.427322859224</text:p>
          </table:table-cell>
          <table:table-cell office:value-type="float" office:value="658.22" calcext:value-type="float">
            <text:p>658.22</text:p>
          </table:table-cell>
          <table:table-cell office:value-type="string" calcext:value-type="string">
            <text:p><text:s/>662.8325692852677]</text:p>
          </table:table-cell>
          <table:table-cell table:number-columns-repeated="2"/>
          <table:table-cell office:value-type="float" office:value="2.745" calcext:value-type="float">
            <text:p>2.745</text:p>
          </table:table-cell>
          <table:table-cell office:value-type="float" office:value="3.8" calcext:value-type="float">
            <text:p>3.8</text:p>
          </table:table-cell>
          <table:table-cell office:value-type="float" office:value="5.514" calcext:value-type="float">
            <text:p>5.514</text:p>
          </table:table-cell>
          <table:table-cell office:value-type="float" office:value="6.608" calcext:value-type="float">
            <text:p>6.608</text:p>
          </table:table-cell>
          <table:table-cell office:value-type="float" office:value="8.246" calcext:value-type="float">
            <text:p>8.246</text:p>
          </table:table-cell>
          <table:table-cell office:value-type="float" office:value="9.525" calcext:value-type="float">
            <text:p>9.525</text:p>
          </table:table-cell>
          <table:table-cell office:value-type="float" office:value="10.834" calcext:value-type="float">
            <text:p>10.834</text:p>
          </table:table-cell>
          <table:table-cell office:value-type="float" office:value="12.361" calcext:value-type="float">
            <text:p>12.361</text:p>
          </table:table-cell>
          <table:table-cell office:value-type="float" office:value="13.769" calcext:value-type="float">
            <text:p>13.769</text:p>
          </table:table-cell>
          <table:table-cell office:value-type="float" office:value="15.109" calcext:value-type="float">
            <text:p>15.109</text:p>
          </table:table-cell>
          <table:table-cell office:value-type="float" office:value="16.651" calcext:value-type="float">
            <text:p>16.651</text:p>
          </table:table-cell>
          <table:table-cell office:value-type="float" office:value="17.693" calcext:value-type="float">
            <text:p>17.693</text:p>
          </table:table-cell>
          <table:table-cell office:value-type="float" office:value="19.265" calcext:value-type="float">
            <text:p>19.265</text:p>
          </table:table-cell>
          <table:table-cell office:value-type="float" office:value="20.811" calcext:value-type="float">
            <text:p>20.811</text:p>
          </table:table-cell>
          <table:table-cell office:value-type="float" office:value="22.169" calcext:value-type="float">
            <text:p>22.169</text:p>
          </table:table-cell>
          <table:table-cell office:value-type="float" office:value="23.369" calcext:value-type="float">
            <text:p>23.369</text:p>
          </table:table-cell>
          <table:table-cell office:value-type="float" office:value="24.998" calcext:value-type="float">
            <text:p>24.998</text:p>
          </table:table-cell>
          <table:table-cell office:value-type="float" office:value="26.312" calcext:value-type="float">
            <text:p>26.312</text:p>
          </table:table-cell>
          <table:table-cell office:value-type="float" office:value="27.492" calcext:value-type="float">
            <text:p>27.492</text:p>
          </table:table-cell>
          <table:table-cell office:value-type="float" office:value="28.893" calcext:value-type="float">
            <text:p>28.893</text:p>
          </table:table-cell>
          <table:table-cell office:value-type="float" office:value="30.556" calcext:value-type="float">
            <text:p>30.556</text:p>
          </table:table-cell>
          <table:table-cell office:value-type="float" office:value="32.076" calcext:value-type="float">
            <text:p>32.076</text:p>
          </table:table-cell>
          <table:table-cell office:value-type="float" office:value="33.13" calcext:value-type="float">
            <text:p>33.13</text:p>
          </table:table-cell>
          <table:table-cell office:value-type="float" office:value="34.553" calcext:value-type="float">
            <text:p>34.553</text:p>
          </table:table-cell>
          <table:table-cell office:value-type="float" office:value="35.879" calcext:value-type="float">
            <text:p>35.879</text:p>
          </table:table-cell>
          <table:table-cell office:value-type="float" office:value="37.669" calcext:value-type="float">
            <text:p>37.669</text:p>
          </table:table-cell>
          <table:table-cell office:value-type="float" office:value="38.803" calcext:value-type="float">
            <text:p>38.803</text:p>
          </table:table-cell>
          <table:table-cell office:value-type="float" office:value="40.11" calcext:value-type="float">
            <text:p>40.11</text:p>
          </table:table-cell>
          <table:table-cell office:value-type="float" office:value="41.775" calcext:value-type="float">
            <text:p>41.775</text:p>
          </table:table-cell>
          <table:table-cell office:value-type="float" office:value="42.928" calcext:value-type="float">
            <text:p>42.928</text:p>
          </table:table-cell>
          <table:table-cell office:value-type="float" office:value="44.551" calcext:value-type="float">
            <text:p>44.551</text:p>
          </table:table-cell>
          <table:table-cell office:value-type="float" office:value="45.624" calcext:value-type="float">
            <text:p>45.624</text:p>
          </table:table-cell>
          <table:table-cell office:value-type="float" office:value="47.111" calcext:value-type="float">
            <text:p>47.111</text:p>
          </table:table-cell>
          <table:table-cell office:value-type="float" office:value="48.516" calcext:value-type="float">
            <text:p>48.516</text:p>
          </table:table-cell>
          <table:table-cell office:value-type="float" office:value="49.849" calcext:value-type="float">
            <text:p>49.849</text:p>
          </table:table-cell>
          <table:table-cell office:value-type="float" office:value="51.14" calcext:value-type="float">
            <text:p>51.14</text:p>
          </table:table-cell>
          <table:table-cell office:value-type="float" office:value="52.595" calcext:value-type="float">
            <text:p>52.595</text:p>
          </table:table-cell>
          <table:table-cell office:value-type="float" office:value="54.216" calcext:value-type="float">
            <text:p>54.216</text:p>
          </table:table-cell>
          <table:table-cell office:value-type="float" office:value="55.32" calcext:value-type="float">
            <text:p>55.32</text:p>
          </table:table-cell>
          <table:table-cell office:value-type="float" office:value="57.04" calcext:value-type="float">
            <text:p>57.04</text:p>
          </table:table-cell>
          <table:table-cell office:value-type="float" office:value="58.485" calcext:value-type="float">
            <text:p>58.485</text:p>
          </table:table-cell>
          <table:table-cell office:value-type="float" office:value="59.586" calcext:value-type="float">
            <text:p>59.586</text:p>
          </table:table-cell>
          <table:table-cell office:value-type="float" office:value="61.184" calcext:value-type="float">
            <text:p>61.184</text:p>
          </table:table-cell>
          <table:table-cell office:value-type="float" office:value="62.38" calcext:value-type="float">
            <text:p>62.38</text:p>
          </table:table-cell>
          <table:table-cell office:value-type="float" office:value="63.999" calcext:value-type="float">
            <text:p>63.999</text:p>
          </table:table-cell>
          <table:table-cell office:value-type="float" office:value="65.159" calcext:value-type="float">
            <text:p>65.159</text:p>
          </table:table-cell>
          <table:table-cell office:value-type="float" office:value="66.835" calcext:value-type="float">
            <text:p>66.835</text:p>
          </table:table-cell>
          <table:table-cell office:value-type="float" office:value="68.163" calcext:value-type="float">
            <text:p>68.163</text:p>
          </table:table-cell>
          <table:table-cell office:value-type="float" office:value="69.342" calcext:value-type="float">
            <text:p>69.342</text:p>
          </table:table-cell>
          <table:table-cell office:value-type="float" office:value="70.868" calcext:value-type="float">
            <text:p>70.868</text:p>
          </table:table-cell>
          <table:table-cell office:value-type="float" office:value="72.27" calcext:value-type="float">
            <text:p>72.27</text:p>
          </table:table-cell>
          <table:table-cell office:value-type="float" office:value="73.547" calcext:value-type="float">
            <text:p>73.547</text:p>
          </table:table-cell>
          <table:table-cell office:value-type="float" office:value="75.181" calcext:value-type="float">
            <text:p>75.181</text:p>
          </table:table-cell>
          <table:table-cell office:value-type="float" office:value="76.152" calcext:value-type="float">
            <text:p>76.152</text:p>
          </table:table-cell>
          <table:table-cell office:value-type="float" office:value="77.516" calcext:value-type="float">
            <text:p>77.516</text:p>
          </table:table-cell>
          <table:table-cell office:value-type="float" office:value="78.979" calcext:value-type="float">
            <text:p>78.979</text:p>
          </table:table-cell>
          <table:table-cell office:value-type="float" office:value="80.198" calcext:value-type="float">
            <text:p>80.198</text:p>
          </table:table-cell>
          <table:table-cell office:value-type="float" office:value="81.757" calcext:value-type="float">
            <text:p>81.757</text:p>
          </table:table-cell>
          <table:table-cell office:value-type="float" office:value="83.151" calcext:value-type="float">
            <text:p>83.151</text:p>
          </table:table-cell>
          <table:table-cell office:value-type="float" office:value="84.451" calcext:value-type="float">
            <text:p>84.451</text:p>
          </table:table-cell>
          <table:table-cell office:value-type="float" office:value="85.898" calcext:value-type="float">
            <text:p>85.898</text:p>
          </table:table-cell>
          <table:table-cell office:value-type="float" office:value="87.393" calcext:value-type="float">
            <text:p>87.393</text:p>
          </table:table-cell>
          <table:table-cell office:value-type="float" office:value="88.608" calcext:value-type="float">
            <text:p>88.608</text:p>
          </table:table-cell>
          <table:table-cell office:value-type="float" office:value="90.011" calcext:value-type="float">
            <text:p>90.011</text:p>
          </table:table-cell>
          <table:table-cell office:value-type="float" office:value="91.451" calcext:value-type="float">
            <text:p>91.451</text:p>
          </table:table-cell>
          <table:table-cell office:value-type="float" office:value="92.918" calcext:value-type="float">
            <text:p>92.918</text:p>
          </table:table-cell>
          <table:table-cell office:value-type="float" office:value="94.346" calcext:value-type="float">
            <text:p>94.346</text:p>
          </table:table-cell>
          <table:table-cell office:value-type="float" office:value="95.68" calcext:value-type="float">
            <text:p>95.68</text:p>
          </table:table-cell>
          <table:table-cell office:value-type="float" office:value="97.093" calcext:value-type="float">
            <text:p>97.093</text:p>
          </table:table-cell>
          <table:table-cell office:value-type="float" office:value="98.525" calcext:value-type="float">
            <text:p>98.525</text:p>
          </table:table-cell>
          <table:table-cell office:value-type="float" office:value="99.964" calcext:value-type="float">
            <text:p>99.964</text:p>
          </table:table-cell>
          <table:table-cell office:value-type="float" office:value="101.238" calcext:value-type="float">
            <text:p>101.238</text:p>
          </table:table-cell>
          <table:table-cell office:value-type="float" office:value="102.688" calcext:value-type="float">
            <text:p>102.688</text:p>
          </table:table-cell>
          <table:table-cell office:value-type="float" office:value="104.214" calcext:value-type="float">
            <text:p>104.214</text:p>
          </table:table-cell>
          <table:table-cell office:value-type="float" office:value="105.535" calcext:value-type="float">
            <text:p>105.535</text:p>
          </table:table-cell>
          <table:table-cell office:value-type="float" office:value="106.778" calcext:value-type="float">
            <text:p>106.778</text:p>
          </table:table-cell>
          <table:table-cell office:value-type="float" office:value="108.246" calcext:value-type="float">
            <text:p>108.246</text:p>
          </table:table-cell>
          <table:table-cell office:value-type="float" office:value="109.649" calcext:value-type="float">
            <text:p>109.649</text:p>
          </table:table-cell>
          <table:table-cell office:value-type="float" office:value="110.992" calcext:value-type="float">
            <text:p>110.992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113.782" calcext:value-type="float">
            <text:p>113.782</text:p>
          </table:table-cell>
          <table:table-cell office:value-type="float" office:value="115.227" calcext:value-type="float">
            <text:p>115.227</text:p>
          </table:table-cell>
          <table:table-cell office:value-type="float" office:value="116.594" calcext:value-type="float">
            <text:p>116.594</text:p>
          </table:table-cell>
          <table:table-cell office:value-type="float" office:value="118.077" calcext:value-type="float">
            <text:p>118.077</text:p>
          </table:table-cell>
          <table:table-cell office:value-type="float" office:value="119.517" calcext:value-type="float">
            <text:p>119.517</text:p>
          </table:table-cell>
          <table:table-cell office:value-type="float" office:value="120.794" calcext:value-type="float">
            <text:p>120.794</text:p>
          </table:table-cell>
          <table:table-cell office:value-type="float" office:value="122.076" calcext:value-type="float">
            <text:p>122.076</text:p>
          </table:table-cell>
          <table:table-cell office:value-type="float" office:value="123.545" calcext:value-type="float">
            <text:p>123.545</text:p>
          </table:table-cell>
          <table:table-cell office:value-type="float" office:value="124.859" calcext:value-type="float">
            <text:p>124.859</text:p>
          </table:table-cell>
          <table:table-cell office:value-type="float" office:value="126.333" calcext:value-type="float">
            <text:p>126.333</text:p>
          </table:table-cell>
          <table:table-cell office:value-type="float" office:value="127.752" calcext:value-type="float">
            <text:p>127.752</text:p>
          </table:table-cell>
          <table:table-cell office:value-type="float" office:value="129.063" calcext:value-type="float">
            <text:p>129.063</text:p>
          </table:table-cell>
          <table:table-cell office:value-type="float" office:value="130.453" calcext:value-type="float">
            <text:p>130.453</text:p>
          </table:table-cell>
          <table:table-cell office:value-type="float" office:value="131.927" calcext:value-type="float">
            <text:p>131.927</text:p>
          </table:table-cell>
          <table:table-cell office:value-type="float" office:value="133.307" calcext:value-type="float">
            <text:p>133.307</text:p>
          </table:table-cell>
          <table:table-cell office:value-type="float" office:value="134.774" calcext:value-type="float">
            <text:p>134.774</text:p>
          </table:table-cell>
          <table:table-cell office:value-type="float" office:value="136.259" calcext:value-type="float">
            <text:p>136.259</text:p>
          </table:table-cell>
          <table:table-cell office:value-type="float" office:value="137.395" calcext:value-type="float">
            <text:p>137.395</text:p>
          </table:table-cell>
          <table:table-cell office:value-type="float" office:value="138.817" calcext:value-type="float">
            <text:p>138.817</text:p>
          </table:table-cell>
          <table:table-cell office:value-type="string" calcext:value-type="string">
            <text:p>140.295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419976.55467379" calcext:value-type="float">
            <text:p>419976.55467379</text:p>
          </table:table-cell>
          <table:table-cell office:value-type="float" office:value="0.712037073218096" calcext:value-type="float">
            <text:p>0.712037073218096</text:p>
          </table:table-cell>
          <table:table-cell office:value-type="float" office:value="7.09029839676981" calcext:value-type="float">
            <text:p>7.09029839676981</text:p>
          </table:table-cell>
          <table:table-cell office:value-type="float" office:value="745.015200059535" calcext:value-type="float">
            <text:p>745.015200059535</text:p>
          </table:table-cell>
          <table:table-cell office:value-type="float" office:value="7.25126475548061" calcext:value-type="float">
            <text:p>7.25126475548061</text:p>
          </table:table-cell>
          <table:table-cell office:value-type="float" office:value="7.15527230590962" calcext:value-type="float">
            <text:p>7.15527230590962</text:p>
          </table:table-cell>
          <table:table-cell office:value-type="float" office:value="7.03094777562863" calcext:value-type="float">
            <text:p>7.03094777562863</text:p>
          </table:table-cell>
          <table:table-cell office:value-type="float" office:value="6.9237087500604" calcext:value-type="float">
            <text:p>6.9237087500604</text:p>
          </table:table-cell>
          <table:table-cell office:value-type="string" calcext:value-type="string">
            <text:p>[745.5378701298702</text:p>
          </table:table-cell>
          <table:table-cell office:value-type="float" office:value="747.996359854394" calcext:value-type="float">
            <text:p>747.996359854394</text:p>
          </table:table-cell>
          <table:table-cell office:value-type="float" office:value="743.390772911682" calcext:value-type="float">
            <text:p>743.390772911682</text:p>
          </table:table-cell>
          <table:table-cell office:value-type="string" calcext:value-type="string">
            <text:p><text:s/>743.1357973421927]</text:p>
          </table:table-cell>
          <table:table-cell table:number-columns-repeated="2"/>
          <table:table-cell office:value-type="float" office:value="2.704" calcext:value-type="float">
            <text:p>2.704</text:p>
          </table:table-cell>
          <table:table-cell office:value-type="float" office:value="3.913" calcext:value-type="float">
            <text:p>3.913</text:p>
          </table:table-cell>
          <table:table-cell office:value-type="float" office:value="5.368" calcext:value-type="float">
            <text:p>5.368</text:p>
          </table:table-cell>
          <table:table-cell office:value-type="float" office:value="6.689" calcext:value-type="float">
            <text:p>6.689</text:p>
          </table:table-cell>
          <table:table-cell office:value-type="float" office:value="8.12" calcext:value-type="float">
            <text:p>8.12</text:p>
          </table:table-cell>
          <table:table-cell office:value-type="float" office:value="9.468" calcext:value-type="float">
            <text:p>9.468</text:p>
          </table:table-cell>
          <table:table-cell office:value-type="float" office:value="11.05" calcext:value-type="float">
            <text:p>11.05</text:p>
          </table:table-cell>
          <table:table-cell office:value-type="float" office:value="12.298" calcext:value-type="float">
            <text:p>12.298</text:p>
          </table:table-cell>
          <table:table-cell office:value-type="float" office:value="13.57" calcext:value-type="float">
            <text:p>13.57</text:p>
          </table:table-cell>
          <table:table-cell office:value-type="float" office:value="15.149" calcext:value-type="float">
            <text:p>15.149</text:p>
          </table:table-cell>
          <table:table-cell office:value-type="float" office:value="16.518" calcext:value-type="float">
            <text:p>16.518</text:p>
          </table:table-cell>
          <table:table-cell office:value-type="float" office:value="17.912" calcext:value-type="float">
            <text:p>17.912</text:p>
          </table:table-cell>
          <table:table-cell office:value-type="float" office:value="19.275" calcext:value-type="float">
            <text:p>19.27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2.025" calcext:value-type="float">
            <text:p>22.025</text:p>
          </table:table-cell>
          <table:table-cell office:value-type="float" office:value="23.544" calcext:value-type="float">
            <text:p>23.544</text:p>
          </table:table-cell>
          <table:table-cell office:value-type="float" office:value="25.011" calcext:value-type="float">
            <text:p>25.011</text:p>
          </table:table-cell>
          <table:table-cell office:value-type="float" office:value="26.444" calcext:value-type="float">
            <text:p>26.444</text:p>
          </table:table-cell>
          <table:table-cell office:value-type="float" office:value="27.593" calcext:value-type="float">
            <text:p>27.593</text:p>
          </table:table-cell>
          <table:table-cell office:value-type="float" office:value="29.046" calcext:value-type="float">
            <text:p>29.046</text:p>
          </table:table-cell>
          <table:table-cell office:value-type="float" office:value="30.474" calcext:value-type="float">
            <text:p>30.474</text:p>
          </table:table-cell>
          <table:table-cell office:value-type="float" office:value="31.77" calcext:value-type="float">
            <text:p>31.77</text:p>
          </table:table-cell>
          <table:table-cell office:value-type="float" office:value="33.308" calcext:value-type="float">
            <text:p>33.308</text:p>
          </table:table-cell>
          <table:table-cell office:value-type="float" office:value="34.786" calcext:value-type="float">
            <text:p>34.786</text:p>
          </table:table-cell>
          <table:table-cell office:value-type="float" office:value="36.161" calcext:value-type="float">
            <text:p>36.161</text:p>
          </table:table-cell>
          <table:table-cell office:value-type="float" office:value="37.453" calcext:value-type="float">
            <text:p>37.453</text:p>
          </table:table-cell>
          <table:table-cell office:value-type="float" office:value="38.926" calcext:value-type="float">
            <text:p>38.926</text:p>
          </table:table-cell>
          <table:table-cell office:value-type="float" office:value="40.232" calcext:value-type="float">
            <text:p>40.232</text:p>
          </table:table-cell>
          <table:table-cell office:value-type="float" office:value="41.656" calcext:value-type="float">
            <text:p>41.656</text:p>
          </table:table-cell>
          <table:table-cell office:value-type="float" office:value="43.244" calcext:value-type="float">
            <text:p>43.244</text:p>
          </table:table-cell>
          <table:table-cell office:value-type="float" office:value="44.584" calcext:value-type="float">
            <text:p>44.584</text:p>
          </table:table-cell>
          <table:table-cell office:value-type="float" office:value="45.911" calcext:value-type="float">
            <text:p>45.911</text:p>
          </table:table-cell>
          <table:table-cell office:value-type="float" office:value="47.239" calcext:value-type="float">
            <text:p>47.239</text:p>
          </table:table-cell>
          <table:table-cell office:value-type="float" office:value="48.541" calcext:value-type="float">
            <text:p>48.541</text:p>
          </table:table-cell>
          <table:table-cell office:value-type="float" office:value="50.142" calcext:value-type="float">
            <text:p>50.142</text:p>
          </table:table-cell>
          <table:table-cell office:value-type="float" office:value="51.516" calcext:value-type="float">
            <text:p>51.516</text:p>
          </table:table-cell>
          <table:table-cell office:value-type="float" office:value="52.895" calcext:value-type="float">
            <text:p>52.895</text:p>
          </table:table-cell>
          <table:table-cell office:value-type="float" office:value="54.351" calcext:value-type="float">
            <text:p>54.351</text:p>
          </table:table-cell>
          <table:table-cell office:value-type="float" office:value="55.536" calcext:value-type="float">
            <text:p>55.536</text:p>
          </table:table-cell>
          <table:table-cell office:value-type="float" office:value="56.862" calcext:value-type="float">
            <text:p>56.862</text:p>
          </table:table-cell>
          <table:table-cell office:value-type="float" office:value="58.277" calcext:value-type="float">
            <text:p>58.277</text:p>
          </table:table-cell>
          <table:table-cell office:value-type="float" office:value="59.716" calcext:value-type="float">
            <text:p>59.716</text:p>
          </table:table-cell>
          <table:table-cell office:value-type="float" office:value="61.02" calcext:value-type="float">
            <text:p>61.02</text:p>
          </table:table-cell>
          <table:table-cell office:value-type="float" office:value="62.506" calcext:value-type="float">
            <text:p>62.506</text:p>
          </table:table-cell>
          <table:table-cell office:value-type="float" office:value="63.864" calcext:value-type="float">
            <text:p>63.864</text:p>
          </table:table-cell>
          <table:table-cell office:value-type="float" office:value="65.283" calcext:value-type="float">
            <text:p>65.283</text:p>
          </table:table-cell>
          <table:table-cell office:value-type="float" office:value="66.799" calcext:value-type="float">
            <text:p>66.799</text:p>
          </table:table-cell>
          <table:table-cell office:value-type="float" office:value="68.241" calcext:value-type="float">
            <text:p>68.241</text:p>
          </table:table-cell>
          <table:table-cell office:value-type="float" office:value="69.407" calcext:value-type="float">
            <text:p>69.407</text:p>
          </table:table-cell>
          <table:table-cell office:value-type="float" office:value="71.022" calcext:value-type="float">
            <text:p>71.022</text:p>
          </table:table-cell>
          <table:table-cell office:value-type="float" office:value="72.239" calcext:value-type="float">
            <text:p>72.239</text:p>
          </table:table-cell>
          <table:table-cell office:value-type="float" office:value="73.654" calcext:value-type="float">
            <text:p>73.654</text:p>
          </table:table-cell>
          <table:table-cell office:value-type="float" office:value="75.026" calcext:value-type="float">
            <text:p>75.026</text:p>
          </table:table-cell>
          <table:table-cell office:value-type="float" office:value="76.462" calcext:value-type="float">
            <text:p>76.462</text:p>
          </table:table-cell>
          <table:table-cell office:value-type="float" office:value="77.797" calcext:value-type="float">
            <text:p>77.797</text:p>
          </table:table-cell>
          <table:table-cell office:value-type="float" office:value="79.252" calcext:value-type="float">
            <text:p>79.252</text:p>
          </table:table-cell>
          <table:table-cell office:value-type="float" office:value="80.672" calcext:value-type="float">
            <text:p>80.672</text:p>
          </table:table-cell>
          <table:table-cell office:value-type="float" office:value="82.109" calcext:value-type="float">
            <text:p>82.109</text:p>
          </table:table-cell>
          <table:table-cell office:value-type="float" office:value="83.355" calcext:value-type="float">
            <text:p>83.355</text:p>
          </table:table-cell>
          <table:table-cell office:value-type="float" office:value="84.648" calcext:value-type="float">
            <text:p>84.648</text:p>
          </table:table-cell>
          <table:table-cell office:value-type="float" office:value="86.174" calcext:value-type="float">
            <text:p>86.174</text:p>
          </table:table-cell>
          <table:table-cell office:value-type="float" office:value="87.876" calcext:value-type="float">
            <text:p>87.876</text:p>
          </table:table-cell>
          <table:table-cell office:value-type="float" office:value="89.803" calcext:value-type="float">
            <text:p>89.803</text:p>
          </table:table-cell>
          <table:table-cell office:value-type="float" office:value="90.287" calcext:value-type="float">
            <text:p>90.287</text:p>
          </table:table-cell>
          <table:table-cell office:value-type="float" office:value="91.962" calcext:value-type="float">
            <text:p>91.962</text:p>
          </table:table-cell>
          <table:table-cell office:value-type="float" office:value="93.398" calcext:value-type="float">
            <text:p>93.398</text:p>
          </table:table-cell>
          <table:table-cell office:value-type="float" office:value="94.513" calcext:value-type="float">
            <text:p>94.513</text:p>
          </table:table-cell>
          <table:table-cell office:value-type="float" office:value="95.97" calcext:value-type="float">
            <text:p>95.97</text:p>
          </table:table-cell>
          <table:table-cell office:value-type="float" office:value="97.611" calcext:value-type="float">
            <text:p>97.611</text:p>
          </table:table-cell>
          <table:table-cell office:value-type="float" office:value="98.81" calcext:value-type="float">
            <text:p>98.81</text:p>
          </table:table-cell>
          <table:table-cell office:value-type="float" office:value="100.172" calcext:value-type="float">
            <text:p>100.172</text:p>
          </table:table-cell>
          <table:table-cell office:value-type="float" office:value="101.633" calcext:value-type="float">
            <text:p>101.633</text:p>
          </table:table-cell>
          <table:table-cell office:value-type="float" office:value="103.012" calcext:value-type="float">
            <text:p>103.012</text:p>
          </table:table-cell>
          <table:table-cell office:value-type="float" office:value="104.653" calcext:value-type="float">
            <text:p>104.653</text:p>
          </table:table-cell>
          <table:table-cell office:value-type="float" office:value="105.974" calcext:value-type="float">
            <text:p>105.974</text:p>
          </table:table-cell>
          <table:table-cell office:value-type="float" office:value="107.359" calcext:value-type="float">
            <text:p>107.359</text:p>
          </table:table-cell>
          <table:table-cell office:value-type="float" office:value="108.998" calcext:value-type="float">
            <text:p>108.998</text:p>
          </table:table-cell>
          <table:table-cell office:value-type="float" office:value="110.501" calcext:value-type="float">
            <text:p>110.501</text:p>
          </table:table-cell>
          <table:table-cell office:value-type="float" office:value="111.408" calcext:value-type="float">
            <text:p>111.408</text:p>
          </table:table-cell>
          <table:table-cell office:value-type="float" office:value="112.923" calcext:value-type="float">
            <text:p>112.923</text:p>
          </table:table-cell>
          <table:table-cell office:value-type="float" office:value="114.334" calcext:value-type="float">
            <text:p>114.334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8.1" calcext:value-type="float">
            <text:p>118.1</text:p>
          </table:table-cell>
          <table:table-cell office:value-type="float" office:value="118.488" calcext:value-type="float">
            <text:p>118.488</text:p>
          </table:table-cell>
          <table:table-cell office:value-type="float" office:value="119.834" calcext:value-type="float">
            <text:p>119.834</text:p>
          </table:table-cell>
          <table:table-cell office:value-type="float" office:value="121.075" calcext:value-type="float">
            <text:p>121.075</text:p>
          </table:table-cell>
          <table:table-cell office:value-type="float" office:value="122.825" calcext:value-type="float">
            <text:p>122.825</text:p>
          </table:table-cell>
          <table:table-cell office:value-type="float" office:value="124.165" calcext:value-type="float">
            <text:p>124.165</text:p>
          </table:table-cell>
          <table:table-cell office:value-type="float" office:value="125.227" calcext:value-type="float">
            <text:p>125.227</text:p>
          </table:table-cell>
          <table:table-cell office:value-type="float" office:value="126.787" calcext:value-type="float">
            <text:p>126.787</text:p>
          </table:table-cell>
          <table:table-cell office:value-type="float" office:value="128.059" calcext:value-type="float">
            <text:p>128.059</text:p>
          </table:table-cell>
          <table:table-cell office:value-type="float" office:value="129.468" calcext:value-type="float">
            <text:p>129.468</text:p>
          </table:table-cell>
          <table:table-cell office:value-type="float" office:value="130.866" calcext:value-type="float">
            <text:p>130.866</text:p>
          </table:table-cell>
          <table:table-cell office:value-type="float" office:value="132.39" calcext:value-type="float">
            <text:p>132.39</text:p>
          </table:table-cell>
          <table:table-cell office:value-type="float" office:value="134.12" calcext:value-type="float">
            <text:p>134.12</text:p>
          </table:table-cell>
          <table:table-cell office:value-type="float" office:value="135.184" calcext:value-type="float">
            <text:p>135.184</text:p>
          </table:table-cell>
          <table:table-cell office:value-type="float" office:value="136.467" calcext:value-type="float">
            <text:p>136.467</text:p>
          </table:table-cell>
          <table:table-cell office:value-type="float" office:value="137.757" calcext:value-type="float">
            <text:p>137.757</text:p>
          </table:table-cell>
          <table:table-cell office:value-type="float" office:value="139.392" calcext:value-type="float">
            <text:p>139.392</text:p>
          </table:table-cell>
          <table:table-cell office:value-type="string" calcext:value-type="string">
            <text:p>140.649]</text:p>
          </table:table-cell>
        </table:table-row>
        <table:table-row table:style-name="ro1">
          <table:table-cell office:value-type="string" calcext:value-type="string">
            <text:p>c14jmt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418291.68584193" calcext:value-type="float">
            <text:p>418291.68584193</text:p>
          </table:table-cell>
          <table:table-cell office:value-type="float" office:value="0.709180511206614" calcext:value-type="float">
            <text:p>0.709180511206614</text:p>
          </table:table-cell>
          <table:table-cell office:value-type="float" office:value="6.93996886560989" calcext:value-type="float">
            <text:p>6.93996886560989</text:p>
          </table:table-cell>
          <table:table-cell office:value-type="float" office:value="839.704770662467" calcext:value-type="float">
            <text:p>839.704770662467</text:p>
          </table:table-cell>
          <table:table-cell office:value-type="float" office:value="7.18082536000773" calcext:value-type="float">
            <text:p>7.18082536000773</text:p>
          </table:table-cell>
          <table:table-cell office:value-type="float" office:value="6.61141001405652" calcext:value-type="float">
            <text:p>6.61141001405652</text:p>
          </table:table-cell>
          <table:table-cell office:value-type="float" office:value="6.85037466763355" calcext:value-type="float">
            <text:p>6.85037466763355</text:p>
          </table:table-cell>
          <table:table-cell office:value-type="float" office:value="7.11726542074174" calcext:value-type="float">
            <text:p>7.11726542074174</text:p>
          </table:table-cell>
          <table:table-cell office:value-type="string" calcext:value-type="string">
            <text:p>[838.1276030820492</text:p>
          </table:table-cell>
          <table:table-cell office:value-type="float" office:value="841.846369439975" calcext:value-type="float">
            <text:p>841.846369439975</text:p>
          </table:table-cell>
          <table:table-cell office:value-type="float" office:value="838.897706041104" calcext:value-type="float">
            <text:p>838.897706041104</text:p>
          </table:table-cell>
          <table:table-cell office:value-type="string" calcext:value-type="string">
            <text:p><text:s/>839.947404086739]</text:p>
          </table:table-cell>
          <table:table-cell table:number-columns-repeated="2"/>
          <table:table-cell office:value-type="float" office:value="2.54" calcext:value-type="float">
            <text:p>2.54</text:p>
          </table:table-cell>
          <table:table-cell office:value-type="float" office:value="3.985" calcext:value-type="float">
            <text:p>3.985</text:p>
          </table:table-cell>
          <table:table-cell office:value-type="float" office:value="5.353" calcext:value-type="float">
            <text:p>5.353</text:p>
          </table:table-cell>
          <table:table-cell office:value-type="float" office:value="6.752" calcext:value-type="float">
            <text:p>6.752</text:p>
          </table:table-cell>
          <table:table-cell office:value-type="float" office:value="8.207" calcext:value-type="float">
            <text:p>8.207</text:p>
          </table:table-cell>
          <table:table-cell office:value-type="float" office:value="9.722" calcext:value-type="float">
            <text:p>9.722</text:p>
          </table:table-cell>
          <table:table-cell office:value-type="float" office:value="10.992" calcext:value-type="float">
            <text:p>10.992</text:p>
          </table:table-cell>
          <table:table-cell office:value-type="float" office:value="12.484" calcext:value-type="float">
            <text:p>12.484</text:p>
          </table:table-cell>
          <table:table-cell office:value-type="float" office:value="13.79" calcext:value-type="float">
            <text:p>13.79</text:p>
          </table:table-cell>
          <table:table-cell office:value-type="float" office:value="15.226" calcext:value-type="float">
            <text:p>15.226</text:p>
          </table:table-cell>
          <table:table-cell office:value-type="float" office:value="16.6" calcext:value-type="float">
            <text:p>16.6</text:p>
          </table:table-cell>
          <table:table-cell office:value-type="float" office:value="17.995" calcext:value-type="float">
            <text:p>17.995</text:p>
          </table:table-cell>
          <table:table-cell office:value-type="float" office:value="19.404" calcext:value-type="float">
            <text:p>19.404</text:p>
          </table:table-cell>
          <table:table-cell office:value-type="float" office:value="20.835" calcext:value-type="float">
            <text:p>20.835</text:p>
          </table:table-cell>
          <table:table-cell office:value-type="float" office:value="22.207" calcext:value-type="float">
            <text:p>22.207</text:p>
          </table:table-cell>
          <table:table-cell office:value-type="float" office:value="23.656" calcext:value-type="float">
            <text:p>23.656</text:p>
          </table:table-cell>
          <table:table-cell office:value-type="float" office:value="25.005" calcext:value-type="float">
            <text:p>25.005</text:p>
          </table:table-cell>
          <table:table-cell office:value-type="float" office:value="26.336" calcext:value-type="float">
            <text:p>26.336</text:p>
          </table:table-cell>
          <table:table-cell office:value-type="float" office:value="27.813" calcext:value-type="float">
            <text:p>27.813</text:p>
          </table:table-cell>
          <table:table-cell office:value-type="float" office:value="29.208" calcext:value-type="float">
            <text:p>29.208</text:p>
          </table:table-cell>
          <table:table-cell office:value-type="float" office:value="30.555" calcext:value-type="float">
            <text:p>30.555</text:p>
          </table:table-cell>
          <table:table-cell office:value-type="float" office:value="32.009" calcext:value-type="float">
            <text:p>32.009</text:p>
          </table:table-cell>
          <table:table-cell office:value-type="float" office:value="33.371" calcext:value-type="float">
            <text:p>33.371</text:p>
          </table:table-cell>
          <table:table-cell office:value-type="float" office:value="34.853" calcext:value-type="float">
            <text:p>34.853</text:p>
          </table:table-cell>
          <table:table-cell office:value-type="float" office:value="36.225" calcext:value-type="float">
            <text:p>36.225</text:p>
          </table:table-cell>
          <table:table-cell office:value-type="float" office:value="37.593" calcext:value-type="float">
            <text:p>37.593</text:p>
          </table:table-cell>
          <table:table-cell office:value-type="float" office:value="38.922" calcext:value-type="float">
            <text:p>38.922</text:p>
          </table:table-cell>
          <table:table-cell office:value-type="float" office:value="40.398" calcext:value-type="float">
            <text:p>40.398</text:p>
          </table:table-cell>
          <table:table-cell office:value-type="float" office:value="41.781" calcext:value-type="float">
            <text:p>41.781</text:p>
          </table:table-cell>
          <table:table-cell office:value-type="float" office:value="43.249" calcext:value-type="float">
            <text:p>43.249</text:p>
          </table:table-cell>
          <table:table-cell office:value-type="float" office:value="44.614" calcext:value-type="float">
            <text:p>44.614</text:p>
          </table:table-cell>
          <table:table-cell office:value-type="float" office:value="45.926" calcext:value-type="float">
            <text:p>45.926</text:p>
          </table:table-cell>
          <table:table-cell office:value-type="float" office:value="47.377" calcext:value-type="float">
            <text:p>47.377</text:p>
          </table:table-cell>
          <table:table-cell office:value-type="float" office:value="48.932" calcext:value-type="float">
            <text:p>48.932</text:p>
          </table:table-cell>
          <table:table-cell office:value-type="float" office:value="50.192" calcext:value-type="float">
            <text:p>50.192</text:p>
          </table:table-cell>
          <table:table-cell office:value-type="float" office:value="51.556" calcext:value-type="float">
            <text:p>51.556</text:p>
          </table:table-cell>
          <table:table-cell office:value-type="float" office:value="53.009" calcext:value-type="float">
            <text:p>53.009</text:p>
          </table:table-cell>
          <table:table-cell office:value-type="float" office:value="54.398" calcext:value-type="float">
            <text:p>54.398</text:p>
          </table:table-cell>
          <table:table-cell office:value-type="float" office:value="55.711" calcext:value-type="float">
            <text:p>55.711</text:p>
          </table:table-cell>
          <table:table-cell office:value-type="float" office:value="57.16" calcext:value-type="float">
            <text:p>57.16</text:p>
          </table:table-cell>
          <table:table-cell office:value-type="float" office:value="58.696" calcext:value-type="float">
            <text:p>58.696</text:p>
          </table:table-cell>
          <table:table-cell office:value-type="float" office:value="60.054" calcext:value-type="float">
            <text:p>60.054</text:p>
          </table:table-cell>
          <table:table-cell office:value-type="float" office:value="61.479" calcext:value-type="float">
            <text:p>61.479</text:p>
          </table:table-cell>
          <table:table-cell office:value-type="float" office:value="62.943" calcext:value-type="float">
            <text:p>62.943</text:p>
          </table:table-cell>
          <table:table-cell office:value-type="float" office:value="64.183" calcext:value-type="float">
            <text:p>64.183</text:p>
          </table:table-cell>
          <table:table-cell office:value-type="float" office:value="65.69" calcext:value-type="float">
            <text:p>65.69</text:p>
          </table:table-cell>
          <table:table-cell office:value-type="float" office:value="67.012" calcext:value-type="float">
            <text:p>67.012</text:p>
          </table:table-cell>
          <table:table-cell office:value-type="float" office:value="68.399" calcext:value-type="float">
            <text:p>68.399</text:p>
          </table:table-cell>
          <table:table-cell office:value-type="float" office:value="69.863" calcext:value-type="float">
            <text:p>69.863</text:p>
          </table:table-cell>
          <table:table-cell office:value-type="float" office:value="71.245" calcext:value-type="float">
            <text:p>71.245</text:p>
          </table:table-cell>
          <table:table-cell office:value-type="float" office:value="72.696" calcext:value-type="float">
            <text:p>72.696</text:p>
          </table:table-cell>
          <table:table-cell office:value-type="float" office:value="74.04" calcext:value-type="float">
            <text:p>74.04</text:p>
          </table:table-cell>
          <table:table-cell office:value-type="float" office:value="75.442" calcext:value-type="float">
            <text:p>75.442</text:p>
          </table:table-cell>
          <table:table-cell office:value-type="float" office:value="76.724" calcext:value-type="float">
            <text:p>76.724</text:p>
          </table:table-cell>
          <table:table-cell office:value-type="float" office:value="78.315" calcext:value-type="float">
            <text:p>78.315</text:p>
          </table:table-cell>
          <table:table-cell office:value-type="float" office:value="79.534" calcext:value-type="float">
            <text:p>79.534</text:p>
          </table:table-cell>
          <table:table-cell office:value-type="float" office:value="80.986" calcext:value-type="float">
            <text:p>80.986</text:p>
          </table:table-cell>
          <table:table-cell office:value-type="float" office:value="82.383" calcext:value-type="float">
            <text:p>82.383</text:p>
          </table:table-cell>
          <table:table-cell office:value-type="float" office:value="83.867" calcext:value-type="float">
            <text:p>83.867</text:p>
          </table:table-cell>
          <table:table-cell office:value-type="float" office:value="85.137" calcext:value-type="float">
            <text:p>85.137</text:p>
          </table:table-cell>
          <table:table-cell office:value-type="float" office:value="86.567" calcext:value-type="float">
            <text:p>86.567</text:p>
          </table:table-cell>
          <table:table-cell office:value-type="float" office:value="87.925" calcext:value-type="float">
            <text:p>87.925</text:p>
          </table:table-cell>
          <table:table-cell office:value-type="float" office:value="89.444" calcext:value-type="float">
            <text:p>89.444</text:p>
          </table:table-cell>
          <table:table-cell office:value-type="float" office:value="90.778" calcext:value-type="float">
            <text:p>90.778</text:p>
          </table:table-cell>
          <table:table-cell office:value-type="float" office:value="92.239" calcext:value-type="float">
            <text:p>92.239</text:p>
          </table:table-cell>
          <table:table-cell office:value-type="float" office:value="93.613" calcext:value-type="float">
            <text:p>93.613</text:p>
          </table:table-cell>
          <table:table-cell office:value-type="float" office:value="94.852" calcext:value-type="float">
            <text:p>94.852</text:p>
          </table:table-cell>
          <table:table-cell office:value-type="float" office:value="96.34" calcext:value-type="float">
            <text:p>96.34</text:p>
          </table:table-cell>
          <table:table-cell office:value-type="float" office:value="97.693" calcext:value-type="float">
            <text:p>97.693</text:p>
          </table:table-cell>
          <table:table-cell office:value-type="float" office:value="99.154" calcext:value-type="float">
            <text:p>99.154</text:p>
          </table:table-cell>
          <table:table-cell office:value-type="float" office:value="100.576" calcext:value-type="float">
            <text:p>100.576</text:p>
          </table:table-cell>
          <table:table-cell office:value-type="float" office:value="101.885" calcext:value-type="float">
            <text:p>101.885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4.77" calcext:value-type="float">
            <text:p>104.77</text:p>
          </table:table-cell>
          <table:table-cell office:value-type="float" office:value="106.198" calcext:value-type="float">
            <text:p>106.198</text:p>
          </table:table-cell>
          <table:table-cell office:value-type="float" office:value="107.419" calcext:value-type="float">
            <text:p>107.419</text:p>
          </table:table-cell>
          <table:table-cell office:value-type="float" office:value="108.994" calcext:value-type="float">
            <text:p>108.994</text:p>
          </table:table-cell>
          <table:table-cell office:value-type="float" office:value="110.307" calcext:value-type="float">
            <text:p>110.307</text:p>
          </table:table-cell>
          <table:table-cell office:value-type="float" office:value="111.666" calcext:value-type="float">
            <text:p>111.666</text:p>
          </table:table-cell>
          <table:table-cell office:value-type="float" office:value="113.056" calcext:value-type="float">
            <text:p>113.056</text:p>
          </table:table-cell>
          <table:table-cell office:value-type="float" office:value="114.473" calcext:value-type="float">
            <text:p>114.473</text:p>
          </table:table-cell>
          <table:table-cell office:value-type="float" office:value="115.891" calcext:value-type="float">
            <text:p>115.891</text:p>
          </table:table-cell>
          <table:table-cell office:value-type="float" office:value="117.295" calcext:value-type="float">
            <text:p>117.295</text:p>
          </table:table-cell>
          <table:table-cell office:value-type="float" office:value="118.739" calcext:value-type="float">
            <text:p>118.739</text:p>
          </table:table-cell>
          <table:table-cell office:value-type="float" office:value="120.254" calcext:value-type="float">
            <text:p>120.254</text:p>
          </table:table-cell>
          <table:table-cell office:value-type="float" office:value="121.511" calcext:value-type="float">
            <text:p>121.511</text:p>
          </table:table-cell>
          <table:table-cell office:value-type="float" office:value="122.968" calcext:value-type="float">
            <text:p>122.968</text:p>
          </table:table-cell>
          <table:table-cell office:value-type="float" office:value="124.34" calcext:value-type="float">
            <text:p>124.34</text:p>
          </table:table-cell>
          <table:table-cell office:value-type="float" office:value="125.702" calcext:value-type="float">
            <text:p>125.702</text:p>
          </table:table-cell>
          <table:table-cell office:value-type="float" office:value="127.167" calcext:value-type="float">
            <text:p>127.167</text:p>
          </table:table-cell>
          <table:table-cell office:value-type="float" office:value="128.635" calcext:value-type="float">
            <text:p>128.635</text:p>
          </table:table-cell>
          <table:table-cell office:value-type="float" office:value="130.037" calcext:value-type="float">
            <text:p>130.037</text:p>
          </table:table-cell>
          <table:table-cell office:value-type="float" office:value="131.482" calcext:value-type="float">
            <text:p>131.482</text:p>
          </table:table-cell>
          <table:table-cell office:value-type="float" office:value="132.814" calcext:value-type="float">
            <text:p>132.814</text:p>
          </table:table-cell>
          <table:table-cell office:value-type="float" office:value="134.294" calcext:value-type="float">
            <text:p>134.294</text:p>
          </table:table-cell>
          <table:table-cell office:value-type="float" office:value="135.555" calcext:value-type="float">
            <text:p>135.555</text:p>
          </table:table-cell>
          <table:table-cell office:value-type="float" office:value="137.104" calcext:value-type="float">
            <text:p>137.104</text:p>
          </table:table-cell>
          <table:table-cell office:value-type="float" office:value="138.435" calcext:value-type="float">
            <text:p>138.435</text:p>
          </table:table-cell>
          <table:table-cell office:value-type="float" office:value="139.827" calcext:value-type="float">
            <text:p>139.827</text:p>
          </table:table-cell>
          <table:table-cell office:value-type="string" calcext:value-type="string">
            <text:p>141.168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1460.925448226" calcext:value-type="float">
            <text:p>381460.925448226</text:p>
          </table:table-cell>
          <table:table-cell office:value-type="float" office:value="0.646736866333391" calcext:value-type="float">
            <text:p>0.646736866333391</text:p>
          </table:table-cell>
          <table:table-cell office:value-type="float" office:value="2.56548714458188" calcext:value-type="float">
            <text:p>2.56548714458188</text:p>
          </table:table-cell>
          <table:table-cell office:value-type="float" office:value="212.656609164542" calcext:value-type="float">
            <text:p>212.656609164542</text:p>
          </table:table-cell>
          <table:table-cell office:value-type="float" office:value="2.02099394572934" calcext:value-type="float">
            <text:p>2.02099394572934</text:p>
          </table:table-cell>
          <table:table-cell office:value-type="float" office:value="2.21919729406427" calcext:value-type="float">
            <text:p>2.21919729406427</text:p>
          </table:table-cell>
          <table:table-cell office:value-type="float" office:value="3.7926414510976" calcext:value-type="float">
            <text:p>3.7926414510976</text:p>
          </table:table-cell>
          <table:table-cell office:value-type="float" office:value="2.2291158874363" calcext:value-type="float">
            <text:p>2.2291158874363</text:p>
          </table:table-cell>
          <table:table-cell office:value-type="string" calcext:value-type="string">
            <text:p>[161.2487219382085</text:p>
          </table:table-cell>
          <table:table-cell office:value-type="float" office:value="151.803754482177" calcext:value-type="float">
            <text:p>151.803754482177</text:p>
          </table:table-cell>
          <table:table-cell office:value-type="float" office:value="373.685056239957" calcext:value-type="float">
            <text:p>373.685056239957</text:p>
          </table:table-cell>
          <table:table-cell office:value-type="string" calcext:value-type="string">
            <text:p><text:s/>163.88890399782431]</text:p>
          </table:table-cell>
          <table:table-cell table:number-columns-repeated="2"/>
          <table:table-cell office:value-type="float" office:value="2.462" calcext:value-type="float">
            <text:p>2.462</text:p>
          </table:table-cell>
          <table:table-cell office:value-type="float" office:value="4.504" calcext:value-type="float">
            <text:p>4.504</text:p>
          </table:table-cell>
          <table:table-cell office:value-type="float" office:value="5.617" calcext:value-type="float">
            <text:p>5.617</text:p>
          </table:table-cell>
          <table:table-cell office:value-type="float" office:value="7.805" calcext:value-type="float">
            <text:p>7.805</text:p>
          </table:table-cell>
          <table:table-cell office:value-type="float" office:value="8.684" calcext:value-type="float">
            <text:p>8.684</text:p>
          </table:table-cell>
          <table:table-cell office:value-type="float" office:value="10.743" calcext:value-type="float">
            <text:p>10.743</text:p>
          </table:table-cell>
          <table:table-cell office:value-type="float" office:value="11.679" calcext:value-type="float">
            <text:p>11.679</text:p>
          </table:table-cell>
          <table:table-cell office:value-type="float" office:value="13.828" calcext:value-type="float">
            <text:p>13.828</text:p>
          </table:table-cell>
          <table:table-cell office:value-type="float" office:value="14.77" calcext:value-type="float">
            <text:p>14.77</text:p>
          </table:table-cell>
          <table:table-cell office:value-type="float" office:value="16.345" calcext:value-type="float">
            <text:p>16.345</text:p>
          </table:table-cell>
          <table:table-cell office:value-type="float" office:value="17.938" calcext:value-type="float">
            <text:p>17.938</text:p>
          </table:table-cell>
          <table:table-cell office:value-type="float" office:value="19.315" calcext:value-type="float">
            <text:p>19.315</text:p>
          </table:table-cell>
          <table:table-cell office:value-type="float" office:value="21.492" calcext:value-type="float">
            <text:p>21.492</text:p>
          </table:table-cell>
          <table:table-cell office:value-type="float" office:value="21.914" calcext:value-type="float">
            <text:p>21.914</text:p>
          </table:table-cell>
          <table:table-cell office:value-type="float" office:value="24.534" calcext:value-type="float">
            <text:p>24.534</text:p>
          </table:table-cell>
          <table:table-cell office:value-type="float" office:value="25.024" calcext:value-type="float">
            <text:p>25.024</text:p>
          </table:table-cell>
          <table:table-cell office:value-type="float" office:value="26.05" calcext:value-type="float">
            <text:p>26.05</text:p>
          </table:table-cell>
          <table:table-cell office:value-type="float" office:value="28.631" calcext:value-type="float">
            <text:p>28.631</text:p>
          </table:table-cell>
          <table:table-cell office:value-type="float" office:value="29.156" calcext:value-type="float">
            <text:p>29.156</text:p>
          </table:table-cell>
          <table:table-cell office:value-type="float" office:value="32.03" calcext:value-type="float">
            <text:p>32.03</text:p>
          </table:table-cell>
          <table:table-cell office:value-type="float" office:value="32.898" calcext:value-type="float">
            <text:p>32.898</text:p>
          </table:table-cell>
          <table:table-cell office:value-type="float" office:value="35.426" calcext:value-type="float">
            <text:p>35.426</text:p>
          </table:table-cell>
          <table:table-cell office:value-type="float" office:value="36.137" calcext:value-type="float">
            <text:p>36.137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7" calcext:value-type="float">
            <text:p>39.57</text:p>
          </table:table-cell>
          <table:table-cell office:value-type="float" office:value="40.409" calcext:value-type="float">
            <text:p>40.409</text:p>
          </table:table-cell>
          <table:table-cell office:value-type="float" office:value="43.174" calcext:value-type="float">
            <text:p>43.174</text:p>
          </table:table-cell>
          <table:table-cell office:value-type="float" office:value="44.075" calcext:value-type="float">
            <text:p>44.075</text:p>
          </table:table-cell>
          <table:table-cell office:value-type="float" office:value="44.843" calcext:value-type="float">
            <text:p>44.843</text:p>
          </table:table-cell>
          <table:table-cell office:value-type="float" office:value="47.391" calcext:value-type="float">
            <text:p>47.391</text:p>
          </table:table-cell>
          <table:table-cell office:value-type="float" office:value="47.939" calcext:value-type="float">
            <text:p>47.939</text:p>
          </table:table-cell>
          <table:table-cell office:value-type="float" office:value="50.837" calcext:value-type="float">
            <text:p>50.837</text:p>
          </table:table-cell>
          <table:table-cell office:value-type="float" office:value="50.961" calcext:value-type="float">
            <text:p>50.961</text:p>
          </table:table-cell>
          <table:table-cell office:value-type="float" office:value="53.802" calcext:value-type="float">
            <text:p>53.802</text:p>
          </table:table-cell>
          <table:table-cell office:value-type="float" office:value="54.312" calcext:value-type="float">
            <text:p>54.312</text:p>
          </table:table-cell>
          <table:table-cell office:value-type="float" office:value="56.953" calcext:value-type="float">
            <text:p>56.953</text:p>
          </table:table-cell>
          <table:table-cell office:value-type="float" office:value="57.265" calcext:value-type="float">
            <text:p>57.265</text:p>
          </table:table-cell>
          <table:table-cell office:value-type="float" office:value="59.153" calcext:value-type="float">
            <text:p>59.153</text:p>
          </table:table-cell>
          <table:table-cell office:value-type="float" office:value="60.532" calcext:value-type="float">
            <text:p>60.532</text:p>
          </table:table-cell>
          <table:table-cell office:value-type="float" office:value="62.597" calcext:value-type="float">
            <text:p>62.597</text:p>
          </table:table-cell>
          <table:table-cell office:value-type="float" office:value="64.866" calcext:value-type="float">
            <text:p>64.866</text:p>
          </table:table-cell>
          <table:table-cell office:value-type="float" office:value="65.387" calcext:value-type="float">
            <text:p>65.387</text:p>
          </table:table-cell>
          <table:table-cell office:value-type="float" office:value="67.339" calcext:value-type="float">
            <text:p>67.339</text:p>
          </table:table-cell>
          <table:table-cell office:value-type="float" office:value="68.885" calcext:value-type="float">
            <text:p>68.885</text:p>
          </table:table-cell>
          <table:table-cell office:value-type="float" office:value="70.028" calcext:value-type="float">
            <text:p>70.028</text:p>
          </table:table-cell>
          <table:table-cell office:value-type="float" office:value="72.411" calcext:value-type="float">
            <text:p>72.411</text:p>
          </table:table-cell>
          <table:table-cell office:value-type="float" office:value="72.935" calcext:value-type="float">
            <text:p>72.935</text:p>
          </table:table-cell>
          <table:table-cell office:value-type="float" office:value="74.957" calcext:value-type="float">
            <text:p>74.957</text:p>
          </table:table-cell>
          <table:table-cell office:value-type="float" office:value="76.77" calcext:value-type="float">
            <text:p>76.77</text:p>
          </table:table-cell>
          <table:table-cell office:value-type="float" office:value="77.334" calcext:value-type="float">
            <text:p>77.334</text:p>
          </table:table-cell>
          <table:table-cell office:value-type="float" office:value="78.482" calcext:value-type="float">
            <text:p>78.482</text:p>
          </table:table-cell>
          <table:table-cell office:value-type="float" office:value="81.185" calcext:value-type="float">
            <text:p>81.185</text:p>
          </table:table-cell>
          <table:table-cell office:value-type="float" office:value="81.866" calcext:value-type="float">
            <text:p>81.866</text:p>
          </table:table-cell>
          <table:table-cell office:value-type="float" office:value="83.788" calcext:value-type="float">
            <text:p>83.788</text:p>
          </table:table-cell>
          <table:table-cell office:value-type="float" office:value="86.287" calcext:value-type="float">
            <text:p>86.287</text:p>
          </table:table-cell>
          <table:table-cell office:value-type="float" office:value="87.097" calcext:value-type="float">
            <text:p>87.097</text:p>
          </table:table-cell>
          <table:table-cell office:value-type="float" office:value="88.361" calcext:value-type="float">
            <text:p>88.361</text:p>
          </table:table-cell>
          <table:table-cell office:value-type="float" office:value="90.366" calcext:value-type="float">
            <text:p>90.366</text:p>
          </table:table-cell>
          <table:table-cell office:value-type="float" office:value="91.229" calcext:value-type="float">
            <text:p>91.229</text:p>
          </table:table-cell>
          <table:table-cell office:value-type="float" office:value="93.307" calcext:value-type="float">
            <text:p>93.307</text:p>
          </table:table-cell>
          <table:table-cell office:value-type="float" office:value="94.729" calcext:value-type="float">
            <text:p>94.729</text:p>
          </table:table-cell>
          <table:table-cell office:value-type="float" office:value="97.061" calcext:value-type="float">
            <text:p>97.061</text:p>
          </table:table-cell>
          <table:table-cell office:value-type="float" office:value="98.098" calcext:value-type="float">
            <text:p>98.098</text:p>
          </table:table-cell>
          <table:table-cell office:value-type="float" office:value="100.579" calcext:value-type="float">
            <text:p>100.579</text:p>
          </table:table-cell>
          <table:table-cell office:value-type="float" office:value="101.392" calcext:value-type="float">
            <text:p>101.392</text:p>
          </table:table-cell>
          <table:table-cell office:value-type="float" office:value="103.896" calcext:value-type="float">
            <text:p>103.896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7.064" calcext:value-type="float">
            <text:p>107.064</text:p>
          </table:table-cell>
          <table:table-cell office:value-type="float" office:value="107.631" calcext:value-type="float">
            <text:p>107.631</text:p>
          </table:table-cell>
          <table:table-cell office:value-type="float" office:value="109.303" calcext:value-type="float">
            <text:p>109.303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295" calcext:value-type="float">
            <text:p>112.295</text:p>
          </table:table-cell>
          <table:table-cell office:value-type="float" office:value="114.202" calcext:value-type="float">
            <text:p>114.202</text:p>
          </table:table-cell>
          <table:table-cell office:value-type="float" office:value="115.144" calcext:value-type="float">
            <text:p>115.144</text:p>
          </table:table-cell>
          <table:table-cell office:value-type="float" office:value="116.674" calcext:value-type="float">
            <text:p>116.674</text:p>
          </table:table-cell>
          <table:table-cell office:value-type="float" office:value="118.294" calcext:value-type="float">
            <text:p>118.294</text:p>
          </table:table-cell>
          <table:table-cell office:value-type="float" office:value="119.984" calcext:value-type="float">
            <text:p>119.984</text:p>
          </table:table-cell>
          <table:table-cell office:value-type="float" office:value="121.892" calcext:value-type="float">
            <text:p>121.892</text:p>
          </table:table-cell>
          <table:table-cell office:value-type="float" office:value="123.444" calcext:value-type="float">
            <text:p>123.444</text:p>
          </table:table-cell>
          <table:table-cell office:value-type="float" office:value="125.249" calcext:value-type="float">
            <text:p>125.249</text:p>
          </table:table-cell>
          <table:table-cell office:value-type="float" office:value="126.323" calcext:value-type="float">
            <text:p>126.323</text:p>
          </table:table-cell>
          <table:table-cell office:value-type="float" office:value="128.624" calcext:value-type="float">
            <text:p>128.624</text:p>
          </table:table-cell>
          <table:table-cell office:value-type="float" office:value="129.454" calcext:value-type="float">
            <text:p>129.454</text:p>
          </table:table-cell>
          <table:table-cell office:value-type="float" office:value="130.827" calcext:value-type="float">
            <text:p>130.827</text:p>
          </table:table-cell>
          <table:table-cell office:value-type="float" office:value="133.398" calcext:value-type="float">
            <text:p>133.398</text:p>
          </table:table-cell>
          <table:table-cell office:value-type="float" office:value="133.718" calcext:value-type="float">
            <text:p>133.718</text:p>
          </table:table-cell>
          <table:table-cell office:value-type="float" office:value="135.227" calcext:value-type="float">
            <text:p>135.227</text:p>
          </table:table-cell>
          <table:table-cell office:value-type="float" office:value="136.584" calcext:value-type="float">
            <text:p>136.584</text:p>
          </table:table-cell>
          <table:table-cell office:value-type="float" office:value="138.135" calcext:value-type="float">
            <text:p>138.135</text:p>
          </table:table-cell>
          <table:table-cell office:value-type="float" office:value="140.363" calcext:value-type="float">
            <text:p>140.363</text:p>
          </table:table-cell>
          <table:table-cell office:value-type="float" office:value="141.448" calcext:value-type="float">
            <text:p>141.448</text:p>
          </table:table-cell>
          <table:table-cell office:value-type="float" office:value="143.235" calcext:value-type="float">
            <text:p>143.235</text:p>
          </table:table-cell>
          <table:table-cell office:value-type="float" office:value="145.963" calcext:value-type="float">
            <text:p>145.963</text:p>
          </table:table-cell>
          <table:table-cell office:value-type="float" office:value="146.53" calcext:value-type="float">
            <text:p>146.53</text:p>
          </table:table-cell>
          <table:table-cell office:value-type="float" office:value="148.188" calcext:value-type="float">
            <text:p>148.188</text:p>
          </table:table-cell>
          <table:table-cell office:value-type="float" office:value="149.89" calcext:value-type="float">
            <text:p>149.89</text:p>
          </table:table-cell>
          <table:table-cell office:value-type="float" office:value="150.44" calcext:value-type="float">
            <text:p>150.44</text:p>
          </table:table-cell>
          <table:table-cell office:value-type="float" office:value="153.041" calcext:value-type="float">
            <text:p>153.041</text:p>
          </table:table-cell>
          <table:table-cell office:value-type="float" office:value="153.924" calcext:value-type="float">
            <text:p>153.924</text:p>
          </table:table-cell>
          <table:table-cell office:value-type="string" calcext:value-type="string">
            <text:p>156.211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1610.03021925" calcext:value-type="float">
            <text:p>381610.03021925</text:p>
          </table:table-cell>
          <table:table-cell office:value-type="float" office:value="0.646989661694421" calcext:value-type="float">
            <text:p>0.646989661694421</text:p>
          </table:table-cell>
          <table:table-cell office:value-type="float" office:value="2.69619272173745" calcext:value-type="float">
            <text:p>2.69619272173745</text:p>
          </table:table-cell>
          <table:table-cell office:value-type="float" office:value="216.975224053221" calcext:value-type="float">
            <text:p>216.975224053221</text:p>
          </table:table-cell>
          <table:table-cell office:value-type="float" office:value="2.10336802353664" calcext:value-type="float">
            <text:p>2.10336802353664</text:p>
          </table:table-cell>
          <table:table-cell office:value-type="float" office:value="1.96396621312362" calcext:value-type="float">
            <text:p>1.96396621312362</text:p>
          </table:table-cell>
          <table:table-cell office:value-type="float" office:value="4.62746762895351" calcext:value-type="float">
            <text:p>4.62746762895351</text:p>
          </table:table-cell>
          <table:table-cell office:value-type="float" office:value="2.08996902133601" calcext:value-type="float">
            <text:p>2.08996902133601</text:p>
          </table:table-cell>
          <table:table-cell office:value-type="string" calcext:value-type="string">
            <text:p>[166.3820758948596</text:p>
          </table:table-cell>
          <table:table-cell office:value-type="float" office:value="157.130979160477" calcext:value-type="float">
            <text:p>157.130979160477</text:p>
          </table:table-cell>
          <table:table-cell office:value-type="float" office:value="379.713776986423" calcext:value-type="float">
            <text:p>379.713776986423</text:p>
          </table:table-cell>
          <table:table-cell office:value-type="string" calcext:value-type="string">
            <text:p><text:s/>164.674064171123]</text:p>
          </table:table-cell>
          <table:table-cell table:number-columns-repeated="2"/>
          <table:table-cell office:value-type="float" office:value="3.202" calcext:value-type="float">
            <text:p>3.202</text:p>
          </table:table-cell>
          <table:table-cell office:value-type="float" office:value="4.006" calcext:value-type="float">
            <text:p>4.006</text:p>
          </table:table-cell>
          <table:table-cell office:value-type="float" office:value="6.239" calcext:value-type="float">
            <text:p>6.239</text:p>
          </table:table-cell>
          <table:table-cell office:value-type="float" office:value="7.742" calcext:value-type="float">
            <text:p>7.742</text:p>
          </table:table-cell>
          <table:table-cell office:value-type="float" office:value="8.759" calcext:value-type="float">
            <text:p>8.759</text:p>
          </table:table-cell>
          <table:table-cell office:value-type="float" office:value="10.693" calcext:value-type="float">
            <text:p>10.693</text:p>
          </table:table-cell>
          <table:table-cell office:value-type="float" office:value="12.225" calcext:value-type="float">
            <text:p>12.225</text:p>
          </table:table-cell>
          <table:table-cell office:value-type="float" office:value="14.101" calcext:value-type="float">
            <text:p>14.101</text:p>
          </table:table-cell>
          <table:table-cell office:value-type="float" office:value="15.308" calcext:value-type="float">
            <text:p>15.308</text:p>
          </table:table-cell>
          <table:table-cell office:value-type="float" office:value="16.63" calcext:value-type="float">
            <text:p>16.63</text:p>
          </table:table-cell>
          <table:table-cell office:value-type="float" office:value="18.663" calcext:value-type="float">
            <text:p>18.663</text:p>
          </table:table-cell>
          <table:table-cell office:value-type="float" office:value="19.228" calcext:value-type="float">
            <text:p>19.228</text:p>
          </table:table-cell>
          <table:table-cell office:value-type="float" office:value="21.695" calcext:value-type="float">
            <text:p>21.695</text:p>
          </table:table-cell>
          <table:table-cell office:value-type="float" office:value="22.559" calcext:value-type="float">
            <text:p>22.559</text:p>
          </table:table-cell>
          <table:table-cell office:value-type="float" office:value="24.756" calcext:value-type="float">
            <text:p>24.756</text:p>
          </table:table-cell>
          <table:table-cell office:value-type="float" office:value="25.91" calcext:value-type="float">
            <text:p>25.91</text:p>
          </table:table-cell>
          <table:table-cell office:value-type="float" office:value="28.133" calcext:value-type="float">
            <text:p>28.133</text:p>
          </table:table-cell>
          <table:table-cell office:value-type="float" office:value="29.282" calcext:value-type="float">
            <text:p>29.282</text:p>
          </table:table-cell>
          <table:table-cell office:value-type="float" office:value="29.998" calcext:value-type="float">
            <text:p>29.998</text:p>
          </table:table-cell>
          <table:table-cell office:value-type="float" office:value="32.504" calcext:value-type="float">
            <text:p>32.504</text:p>
          </table:table-cell>
          <table:table-cell office:value-type="float" office:value="33.626" calcext:value-type="float">
            <text:p>33.626</text:p>
          </table:table-cell>
          <table:table-cell office:value-type="float" office:value="35.87" calcext:value-type="float">
            <text:p>35.87</text:p>
          </table:table-cell>
          <table:table-cell office:value-type="float" office:value="36.501" calcext:value-type="float">
            <text:p>36.501</text:p>
          </table:table-cell>
          <table:table-cell office:value-type="float" office:value="39.088" calcext:value-type="float">
            <text:p>39.088</text:p>
          </table:table-cell>
          <table:table-cell office:value-type="float" office:value="39.913" calcext:value-type="float">
            <text:p>39.913</text:p>
          </table:table-cell>
          <table:table-cell office:value-type="float" office:value="40.88" calcext:value-type="float">
            <text:p>40.88</text:p>
          </table:table-cell>
          <table:table-cell office:value-type="float" office:value="43.084" calcext:value-type="float">
            <text:p>43.084</text:p>
          </table:table-cell>
          <table:table-cell office:value-type="float" office:value="43.918" calcext:value-type="float">
            <text:p>43.918</text:p>
          </table:table-cell>
          <table:table-cell office:value-type="float" office:value="46.615" calcext:value-type="float">
            <text:p>46.615</text:p>
          </table:table-cell>
          <table:table-cell office:value-type="float" office:value="46.876" calcext:value-type="float">
            <text:p>46.876</text:p>
          </table:table-cell>
          <table:table-cell office:value-type="float" office:value="49.829" calcext:value-type="float">
            <text:p>49.829</text:p>
          </table:table-cell>
          <table:table-cell office:value-type="float" office:value="50.365" calcext:value-type="float">
            <text:p>50.365</text:p>
          </table:table-cell>
          <table:table-cell office:value-type="float" office:value="52.149" calcext:value-type="float">
            <text:p>52.149</text:p>
          </table:table-cell>
          <table:table-cell office:value-type="float" office:value="54.19" calcext:value-type="float">
            <text:p>54.19</text:p>
          </table:table-cell>
          <table:table-cell office:value-type="float" office:value="55.193" calcext:value-type="float">
            <text:p>55.193</text:p>
          </table:table-cell>
          <table:table-cell office:value-type="float" office:value="57.24" calcext:value-type="float">
            <text:p>57.24</text:p>
          </table:table-cell>
          <table:table-cell office:value-type="float" office:value="58.014" calcext:value-type="float">
            <text:p>58.014</text:p>
          </table:table-cell>
          <table:table-cell office:value-type="float" office:value="58.844" calcext:value-type="float">
            <text:p>58.844</text:p>
          </table:table-cell>
          <table:table-cell office:value-type="float" office:value="61.407" calcext:value-type="float">
            <text:p>61.407</text:p>
          </table:table-cell>
          <table:table-cell office:value-type="float" office:value="62.259" calcext:value-type="float">
            <text:p>62.259</text:p>
          </table:table-cell>
          <table:table-cell office:value-type="float" office:value="65.122" calcext:value-type="float">
            <text:p>65.122</text:p>
          </table:table-cell>
          <table:table-cell office:value-type="float" office:value="65.709" calcext:value-type="float">
            <text:p>65.709</text:p>
          </table:table-cell>
          <table:table-cell office:value-type="float" office:value="66.695" calcext:value-type="float">
            <text:p>66.695</text:p>
          </table:table-cell>
          <table:table-cell office:value-type="float" office:value="68.7" calcext:value-type="float">
            <text:p>68.7</text:p>
          </table:table-cell>
          <table:table-cell office:value-type="float" office:value="71.12" calcext:value-type="float">
            <text:p>71.12</text:p>
          </table:table-cell>
          <table:table-cell office:value-type="float" office:value="71.566" calcext:value-type="float">
            <text:p>71.566</text:p>
          </table:table-cell>
          <table:table-cell office:value-type="float" office:value="73.993" calcext:value-type="float">
            <text:p>73.993</text:p>
          </table:table-cell>
          <table:table-cell office:value-type="float" office:value="75.163" calcext:value-type="float">
            <text:p>75.163</text:p>
          </table:table-cell>
          <table:table-cell office:value-type="float" office:value="77.515" calcext:value-type="float">
            <text:p>77.515</text:p>
          </table:table-cell>
          <table:table-cell office:value-type="float" office:value="78.562" calcext:value-type="float">
            <text:p>78.562</text:p>
          </table:table-cell>
          <table:table-cell office:value-type="float" office:value="78.841" calcext:value-type="float">
            <text:p>78.841</text:p>
          </table:table-cell>
          <table:table-cell office:value-type="float" office:value="81.921" calcext:value-type="float">
            <text:p>81.921</text:p>
          </table:table-cell>
          <table:table-cell office:value-type="float" office:value="82.457" calcext:value-type="float">
            <text:p>82.457</text:p>
          </table:table-cell>
          <table:table-cell office:value-type="float" office:value="84.87" calcext:value-type="float">
            <text:p>84.87</text:p>
          </table:table-cell>
          <table:table-cell office:value-type="float" office:value="86.198" calcext:value-type="float">
            <text:p>86.198</text:p>
          </table:table-cell>
          <table:table-cell office:value-type="float" office:value="86.589" calcext:value-type="float">
            <text:p>86.589</text:p>
          </table:table-cell>
          <table:table-cell office:value-type="float" office:value="88.952" calcext:value-type="float">
            <text:p>88.952</text:p>
          </table:table-cell>
          <table:table-cell office:value-type="float" office:value="89.864" calcext:value-type="float">
            <text:p>89.864</text:p>
          </table:table-cell>
          <table:table-cell office:value-type="float" office:value="91.091" calcext:value-type="float">
            <text:p>91.091</text:p>
          </table:table-cell>
          <table:table-cell office:value-type="float" office:value="93.095" calcext:value-type="float">
            <text:p>93.095</text:p>
          </table:table-cell>
          <table:table-cell office:value-type="float" office:value="95.918" calcext:value-type="float">
            <text:p>95.918</text:p>
          </table:table-cell>
          <table:table-cell office:value-type="float" office:value="96.103" calcext:value-type="float">
            <text:p>96.103</text:p>
          </table:table-cell>
          <table:table-cell office:value-type="float" office:value="98.101" calcext:value-type="float">
            <text:p>98.101</text:p>
          </table:table-cell>
          <table:table-cell office:value-type="float" office:value="100.254" calcext:value-type="float">
            <text:p>100.254</text:p>
          </table:table-cell>
          <table:table-cell office:value-type="float" office:value="101.239" calcext:value-type="float">
            <text:p>101.239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104.144" calcext:value-type="float">
            <text:p>104.144</text:p>
          </table:table-cell>
          <table:table-cell office:value-type="float" office:value="105.938" calcext:value-type="float">
            <text:p>105.938</text:p>
          </table:table-cell>
          <table:table-cell office:value-type="float" office:value="106.812" calcext:value-type="float">
            <text:p>106.812</text:p>
          </table:table-cell>
          <table:table-cell office:value-type="float" office:value="107.916" calcext:value-type="float">
            <text:p>107.916</text:p>
          </table:table-cell>
          <table:table-cell office:value-type="float" office:value="110.729" calcext:value-type="float">
            <text:p>110.729</text:p>
          </table:table-cell>
          <table:table-cell office:value-type="float" office:value="111.386" calcext:value-type="float">
            <text:p>111.386</text:p>
          </table:table-cell>
          <table:table-cell office:value-type="float" office:value="113.949" calcext:value-type="float">
            <text:p>113.949</text:p>
          </table:table-cell>
          <table:table-cell office:value-type="float" office:value="114.159" calcext:value-type="float">
            <text:p>114.159</text:p>
          </table:table-cell>
          <table:table-cell office:value-type="float" office:value="115.577" calcext:value-type="float">
            <text:p>115.577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118.681" calcext:value-type="float">
            <text:p>118.681</text:p>
          </table:table-cell>
          <table:table-cell office:value-type="float" office:value="121.406" calcext:value-type="float">
            <text:p>121.406</text:p>
          </table:table-cell>
          <table:table-cell office:value-type="float" office:value="121.871" calcext:value-type="float">
            <text:p>121.871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25.111" calcext:value-type="float">
            <text:p>125.111</text:p>
          </table:table-cell>
          <table:table-cell office:value-type="float" office:value="127.443" calcext:value-type="float">
            <text:p>127.443</text:p>
          </table:table-cell>
          <table:table-cell office:value-type="float" office:value="128.357" calcext:value-type="float">
            <text:p>128.357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131.819" calcext:value-type="float">
            <text:p>131.819</text:p>
          </table:table-cell>
          <table:table-cell office:value-type="float" office:value="132.414" calcext:value-type="float">
            <text:p>132.414</text:p>
          </table:table-cell>
          <table:table-cell office:value-type="float" office:value="135.058" calcext:value-type="float">
            <text:p>135.058</text:p>
          </table:table-cell>
          <table:table-cell office:value-type="float" office:value="135.82" calcext:value-type="float">
            <text:p>135.82</text:p>
          </table:table-cell>
          <table:table-cell office:value-type="float" office:value="138.311" calcext:value-type="float">
            <text:p>138.311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139.97" calcext:value-type="float">
            <text:p>139.97</text:p>
          </table:table-cell>
          <table:table-cell office:value-type="float" office:value="142.133" calcext:value-type="float">
            <text:p>142.133</text:p>
          </table:table-cell>
          <table:table-cell office:value-type="float" office:value="144.797" calcext:value-type="float">
            <text:p>144.797</text:p>
          </table:table-cell>
          <table:table-cell office:value-type="float" office:value="145.727" calcext:value-type="float">
            <text:p>145.727</text:p>
          </table:table-cell>
          <table:table-cell office:value-type="float" office:value="146.201" calcext:value-type="float">
            <text:p>146.201</text:p>
          </table:table-cell>
          <table:table-cell office:value-type="float" office:value="149.254" calcext:value-type="float">
            <text:p>149.254</text:p>
          </table:table-cell>
          <table:table-cell office:value-type="float" office:value="149.869" calcext:value-type="float">
            <text:p>149.869</text:p>
          </table:table-cell>
          <table:table-cell office:value-type="float" office:value="152.361" calcext:value-type="float">
            <text:p>152.361</text:p>
          </table:table-cell>
          <table:table-cell office:value-type="float" office:value="153.195" calcext:value-type="float">
            <text:p>153.195</text:p>
          </table:table-cell>
          <table:table-cell office:value-type="string" calcext:value-type="string">
            <text:p>155.517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3603.349052064" calcext:value-type="float">
            <text:p>383603.349052064</text:p>
          </table:table-cell>
          <table:table-cell office:value-type="float" office:value="0.650369176317112" calcext:value-type="float">
            <text:p>0.650369176317112</text:p>
          </table:table-cell>
          <table:table-cell office:value-type="float" office:value="2.55561241487973" calcext:value-type="float">
            <text:p>2.55561241487973</text:p>
          </table:table-cell>
          <table:table-cell office:value-type="float" office:value="210.968189240652" calcext:value-type="float">
            <text:p>210.968189240652</text:p>
          </table:table-cell>
          <table:table-cell office:value-type="float" office:value="2.07443563148261" calcext:value-type="float">
            <text:p>2.07443563148261</text:p>
          </table:table-cell>
          <table:table-cell office:value-type="float" office:value="2.08324670464468" calcext:value-type="float">
            <text:p>2.08324670464468</text:p>
          </table:table-cell>
          <table:table-cell office:value-type="float" office:value="4.13800184823904" calcext:value-type="float">
            <text:p>4.13800184823904</text:p>
          </table:table-cell>
          <table:table-cell office:value-type="float" office:value="1.92676547515257" calcext:value-type="float">
            <text:p>1.92676547515257</text:p>
          </table:table-cell>
          <table:table-cell office:value-type="string" calcext:value-type="string">
            <text:p>[160.99176680017803</text:p>
          </table:table-cell>
          <table:table-cell office:value-type="float" office:value="152.93447426533" calcext:value-type="float">
            <text:p>152.93447426533</text:p>
          </table:table-cell>
          <table:table-cell office:value-type="float" office:value="368.957583547558" calcext:value-type="float">
            <text:p>368.957583547558</text:p>
          </table:table-cell>
          <table:table-cell office:value-type="string" calcext:value-type="string">
            <text:p><text:s/>160.98893234954218]</text:p>
          </table:table-cell>
          <table:table-cell table:number-columns-repeated="2"/>
          <table:table-cell office:value-type="float" office:value="3.243" calcext:value-type="float">
            <text:p>3.243</text:p>
          </table:table-cell>
          <table:table-cell office:value-type="float" office:value="3.891" calcext:value-type="float">
            <text:p>3.891</text:p>
          </table:table-cell>
          <table:table-cell office:value-type="float" office:value="6.188" calcext:value-type="float">
            <text:p>6.188</text:p>
          </table:table-cell>
          <table:table-cell office:value-type="float" office:value="7.979" calcext:value-type="float">
            <text:p>7.979</text:p>
          </table:table-cell>
          <table:table-cell office:value-type="float" office:value="9.315" calcext:value-type="float">
            <text:p>9.315</text:p>
          </table:table-cell>
          <table:table-cell office:value-type="float" office:value="10.845" calcext:value-type="float">
            <text:p>10.845</text:p>
          </table:table-cell>
          <table:table-cell office:value-type="float" office:value="11.986" calcext:value-type="float">
            <text:p>11.986</text:p>
          </table:table-cell>
          <table:table-cell office:value-type="float" office:value="13.419" calcext:value-type="float">
            <text:p>13.419</text:p>
          </table:table-cell>
          <table:table-cell office:value-type="float" office:value="15.498" calcext:value-type="float">
            <text:p>15.498</text:p>
          </table:table-cell>
          <table:table-cell office:value-type="float" office:value="16.48" calcext:value-type="float">
            <text:p>16.48</text:p>
          </table:table-cell>
          <table:table-cell office:value-type="float" office:value="18.749" calcext:value-type="float">
            <text:p>18.749</text:p>
          </table:table-cell>
          <table:table-cell office:value-type="float" office:value="19.19" calcext:value-type="float">
            <text:p>19.19</text:p>
          </table:table-cell>
          <table:table-cell office:value-type="float" office:value="21.765" calcext:value-type="float">
            <text:p>21.765</text:p>
          </table:table-cell>
          <table:table-cell office:value-type="float" office:value="22.752" calcext:value-type="float">
            <text:p>22.752</text:p>
          </table:table-cell>
          <table:table-cell office:value-type="float" office:value="24.473" calcext:value-type="float">
            <text:p>24.473</text:p>
          </table:table-cell>
          <table:table-cell office:value-type="float" office:value="26.086" calcext:value-type="float">
            <text:p>26.086</text:p>
          </table:table-cell>
          <table:table-cell office:value-type="float" office:value="27.177" calcext:value-type="float">
            <text:p>27.177</text:p>
          </table:table-cell>
          <table:table-cell office:value-type="float" office:value="29.268" calcext:value-type="float">
            <text:p>29.268</text:p>
          </table:table-cell>
          <table:table-cell office:value-type="float" office:value="29.598" calcext:value-type="float">
            <text:p>29.598</text:p>
          </table:table-cell>
          <table:table-cell office:value-type="float" office:value="32.51" calcext:value-type="float">
            <text:p>32.51</text:p>
          </table:table-cell>
          <table:table-cell office:value-type="float" office:value="32.735" calcext:value-type="float">
            <text:p>32.735</text:p>
          </table:table-cell>
          <table:table-cell office:value-type="float" office:value="35.386" calcext:value-type="float">
            <text:p>35.386</text:p>
          </table:table-cell>
          <table:table-cell office:value-type="float" office:value="36.35" calcext:value-type="float">
            <text:p>36.35</text:p>
          </table:table-cell>
          <table:table-cell office:value-type="float" office:value="38.659" calcext:value-type="float">
            <text:p>38.659</text:p>
          </table:table-cell>
          <table:table-cell office:value-type="float" office:value="39.613" calcext:value-type="float">
            <text:p>39.613</text:p>
          </table:table-cell>
          <table:table-cell office:value-type="float" office:value="40.878" calcext:value-type="float">
            <text:p>40.878</text:p>
          </table:table-cell>
          <table:table-cell office:value-type="float" office:value="43" calcext:value-type="float">
            <text:p>43</text:p>
          </table:table-cell>
          <table:table-cell office:value-type="float" office:value="43.473" calcext:value-type="float">
            <text:p>43.473</text:p>
          </table:table-cell>
          <table:table-cell office:value-type="float" office:value="45.838" calcext:value-type="float">
            <text:p>45.838</text:p>
          </table:table-cell>
          <table:table-cell office:value-type="float" office:value="46.99" calcext:value-type="float">
            <text:p>46.99</text:p>
          </table:table-cell>
          <table:table-cell office:value-type="float" office:value="48.091" calcext:value-type="float">
            <text:p>48.091</text:p>
          </table:table-cell>
          <table:table-cell office:value-type="float" office:value="50.875" calcext:value-type="float">
            <text:p>50.875</text:p>
          </table:table-cell>
          <table:table-cell office:value-type="float" office:value="51.411" calcext:value-type="float">
            <text:p>51.411</text:p>
          </table:table-cell>
          <table:table-cell office:value-type="float" office:value="53.997" calcext:value-type="float">
            <text:p>53.997</text:p>
          </table:table-cell>
          <table:table-cell office:value-type="float" office:value="54.591" calcext:value-type="float">
            <text:p>54.591</text:p>
          </table:table-cell>
          <table:table-cell office:value-type="float" office:value="55.72" calcext:value-type="float">
            <text:p>55.72</text:p>
          </table:table-cell>
          <table:table-cell office:value-type="float" office:value="58.114" calcext:value-type="float">
            <text:p>58.114</text:p>
          </table:table-cell>
          <table:table-cell office:value-type="float" office:value="59.269" calcext:value-type="float">
            <text:p>59.269</text:p>
          </table:table-cell>
          <table:table-cell office:value-type="float" office:value="61.043" calcext:value-type="float">
            <text:p>61.043</text:p>
          </table:table-cell>
          <table:table-cell office:value-type="float" office:value="62.351" calcext:value-type="float">
            <text:p>62.351</text:p>
          </table:table-cell>
          <table:table-cell office:value-type="float" office:value="64.273" calcext:value-type="float">
            <text:p>64.273</text:p>
          </table:table-cell>
          <table:table-cell office:value-type="float" office:value="65.004" calcext:value-type="float">
            <text:p>65.004</text:p>
          </table:table-cell>
          <table:table-cell office:value-type="float" office:value="67.252" calcext:value-type="float">
            <text:p>67.252</text:p>
          </table:table-cell>
          <table:table-cell office:value-type="float" office:value="68.344" calcext:value-type="float">
            <text:p>68.344</text:p>
          </table:table-cell>
          <table:table-cell office:value-type="float" office:value="69.277" calcext:value-type="float">
            <text:p>69.277</text:p>
          </table:table-cell>
          <table:table-cell office:value-type="float" office:value="72.139" calcext:value-type="float">
            <text:p>72.139</text:p>
          </table:table-cell>
          <table:table-cell office:value-type="float" office:value="72.24" calcext:value-type="float">
            <text:p>72.24</text:p>
          </table:table-cell>
          <table:table-cell office:value-type="float" office:value="75.289" calcext:value-type="float">
            <text:p>75.289</text:p>
          </table:table-cell>
          <table:table-cell office:value-type="float" office:value="75.425" calcext:value-type="float">
            <text:p>75.425</text:p>
          </table:table-cell>
          <table:table-cell office:value-type="float" office:value="77.454" calcext:value-type="float">
            <text:p>77.454</text:p>
          </table:table-cell>
          <table:table-cell office:value-type="float" office:value="79.303" calcext:value-type="float">
            <text:p>79.303</text:p>
          </table:table-cell>
          <table:table-cell office:value-type="float" office:value="80.135" calcext:value-type="float">
            <text:p>80.135</text:p>
          </table:table-cell>
          <table:table-cell office:value-type="float" office:value="81.432" calcext:value-type="float">
            <text:p>81.432</text:p>
          </table:table-cell>
          <table:table-cell office:value-type="float" office:value="83.431" calcext:value-type="float">
            <text:p>83.431</text:p>
          </table:table-cell>
          <table:table-cell office:value-type="float" office:value="84.529" calcext:value-type="float">
            <text:p>84.529</text:p>
          </table:table-cell>
          <table:table-cell office:value-type="float" office:value="86.988" calcext:value-type="float">
            <text:p>86.988</text:p>
          </table:table-cell>
          <table:table-cell office:value-type="float" office:value="87.412" calcext:value-type="float">
            <text:p>87.412</text:p>
          </table:table-cell>
          <table:table-cell office:value-type="float" office:value="90.04" calcext:value-type="float">
            <text:p>90.04</text:p>
          </table:table-cell>
          <table:table-cell office:value-type="float" office:value="90.383" calcext:value-type="float">
            <text:p>90.383</text:p>
          </table:table-cell>
          <table:table-cell office:value-type="float" office:value="93.281" calcext:value-type="float">
            <text:p>93.281</text:p>
          </table:table-cell>
          <table:table-cell office:value-type="float" office:value="93.752" calcext:value-type="float">
            <text:p>93.752</text:p>
          </table:table-cell>
          <table:table-cell office:value-type="float" office:value="95.002" calcext:value-type="float">
            <text:p>95.002</text:p>
          </table:table-cell>
          <table:table-cell office:value-type="float" office:value="98.393" calcext:value-type="float">
            <text:p>98.393</text:p>
          </table:table-cell>
          <table:table-cell office:value-type="float" office:value="99.868" calcext:value-type="float">
            <text:p>99.868</text:p>
          </table:table-cell>
          <table:table-cell office:value-type="float" office:value="100.215" calcext:value-type="float">
            <text:p>100.215</text:p>
          </table:table-cell>
          <table:table-cell office:value-type="float" office:value="103.007" calcext:value-type="float">
            <text:p>103.007</text:p>
          </table:table-cell>
          <table:table-cell office:value-type="float" office:value="103.639" calcext:value-type="float">
            <text:p>103.639</text:p>
          </table:table-cell>
          <table:table-cell office:value-type="float" office:value="106.031" calcext:value-type="float">
            <text:p>106.031</text:p>
          </table:table-cell>
          <table:table-cell office:value-type="float" office:value="106.973" calcext:value-type="float">
            <text:p>106.973</text:p>
          </table:table-cell>
          <table:table-cell office:value-type="float" office:value="108.375" calcext:value-type="float">
            <text:p>108.375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11.382" calcext:value-type="float">
            <text:p>111.382</text:p>
          </table:table-cell>
          <table:table-cell office:value-type="float" office:value="113.822" calcext:value-type="float">
            <text:p>113.822</text:p>
          </table:table-cell>
          <table:table-cell office:value-type="float" office:value="114.399" calcext:value-type="float">
            <text:p>114.399</text:p>
          </table:table-cell>
          <table:table-cell office:value-type="float" office:value="116.638" calcext:value-type="float">
            <text:p>116.638</text:p>
          </table:table-cell>
          <table:table-cell office:value-type="float" office:value="117.993" calcext:value-type="float">
            <text:p>117.993</text:p>
          </table:table-cell>
          <table:table-cell office:value-type="float" office:value="119.698" calcext:value-type="float">
            <text:p>119.698</text:p>
          </table:table-cell>
          <table:table-cell office:value-type="float" office:value="121.129" calcext:value-type="float">
            <text:p>121.129</text:p>
          </table:table-cell>
          <table:table-cell office:value-type="float" office:value="121.963" calcext:value-type="float">
            <text:p>121.963</text:p>
          </table:table-cell>
          <table:table-cell office:value-type="float" office:value="124.333" calcext:value-type="float">
            <text:p>124.333</text:p>
          </table:table-cell>
          <table:table-cell office:value-type="float" office:value="125.226" calcext:value-type="float">
            <text:p>125.226</text:p>
          </table:table-cell>
          <table:table-cell office:value-type="float" office:value="127.818" calcext:value-type="float">
            <text:p>127.818</text:p>
          </table:table-cell>
          <table:table-cell office:value-type="float" office:value="128.516" calcext:value-type="float">
            <text:p>128.516</text:p>
          </table:table-cell>
          <table:table-cell office:value-type="float" office:value="131.262" calcext:value-type="float">
            <text:p>131.262</text:p>
          </table:table-cell>
          <table:table-cell office:value-type="float" office:value="131.444" calcext:value-type="float">
            <text:p>131.444</text:p>
          </table:table-cell>
          <table:table-cell office:value-type="float" office:value="134.441" calcext:value-type="float">
            <text:p>134.441</text:p>
          </table:table-cell>
          <table:table-cell office:value-type="float" office:value="134.595" calcext:value-type="float">
            <text:p>134.595</text:p>
          </table:table-cell>
          <table:table-cell office:value-type="float" office:value="136.111" calcext:value-type="float">
            <text:p>136.111</text:p>
          </table:table-cell>
          <table:table-cell office:value-type="float" office:value="137.727" calcext:value-type="float">
            <text:p>137.727</text:p>
          </table:table-cell>
          <table:table-cell office:value-type="float" office:value="140.24" calcext:value-type="float">
            <text:p>140.24</text:p>
          </table:table-cell>
          <table:table-cell office:value-type="float" office:value="141.37" calcext:value-type="float">
            <text:p>141.37</text:p>
          </table:table-cell>
          <table:table-cell office:value-type="float" office:value="142.846" calcext:value-type="float">
            <text:p>142.846</text:p>
          </table:table-cell>
          <table:table-cell office:value-type="float" office:value="144.6" calcext:value-type="float">
            <text:p>144.6</text:p>
          </table:table-cell>
          <table:table-cell office:value-type="float" office:value="145.256" calcext:value-type="float">
            <text:p>145.256</text:p>
          </table:table-cell>
          <table:table-cell office:value-type="float" office:value="147.726" calcext:value-type="float">
            <text:p>147.726</text:p>
          </table:table-cell>
          <table:table-cell office:value-type="float" office:value="148.698" calcext:value-type="float">
            <text:p>148.698</text:p>
          </table:table-cell>
          <table:table-cell office:value-type="float" office:value="150.515" calcext:value-type="float">
            <text:p>150.515</text:p>
          </table:table-cell>
          <table:table-cell office:value-type="float" office:value="151.915" calcext:value-type="float">
            <text:p>151.915</text:p>
          </table:table-cell>
          <table:table-cell office:value-type="float" office:value="152.908" calcext:value-type="float">
            <text:p>152.908</text:p>
          </table:table-cell>
          <table:table-cell office:value-type="string" calcext:value-type="string">
            <text:p>155.851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1564.64963838" calcext:value-type="float">
            <text:p>381564.64963838</text:p>
          </table:table-cell>
          <table:table-cell office:value-type="float" office:value="0.646912722504306" calcext:value-type="float">
            <text:p>0.646912722504306</text:p>
          </table:table-cell>
          <table:table-cell office:value-type="float" office:value="2.73181775482824" calcext:value-type="float">
            <text:p>2.73181775482824</text:p>
          </table:table-cell>
          <table:table-cell office:value-type="float" office:value="215.341956946412" calcext:value-type="float">
            <text:p>215.341956946412</text:p>
          </table:table-cell>
          <table:table-cell office:value-type="float" office:value="2.11901818823945" calcext:value-type="float">
            <text:p>2.11901818823945</text:p>
          </table:table-cell>
          <table:table-cell office:value-type="float" office:value="1.96595139498892" calcext:value-type="float">
            <text:p>1.96595139498892</text:p>
          </table:table-cell>
          <table:table-cell office:value-type="float" office:value="4.85212082938638" calcext:value-type="float">
            <text:p>4.85212082938638</text:p>
          </table:table-cell>
          <table:table-cell office:value-type="float" office:value="1.99018060669823" calcext:value-type="float">
            <text:p>1.99018060669823</text:p>
          </table:table-cell>
          <table:table-cell office:value-type="string" calcext:value-type="string">
            <text:p>[165.88097600577305</text:p>
          </table:table-cell>
          <table:table-cell office:value-type="float" office:value="157.409310065281" calcext:value-type="float">
            <text:p>157.409310065281</text:p>
          </table:table-cell>
          <table:table-cell office:value-type="float" office:value="373.181084070796" calcext:value-type="float">
            <text:p>373.181084070796</text:p>
          </table:table-cell>
          <table:table-cell office:value-type="string" calcext:value-type="string">
            <text:p><text:s/>164.8964576437964]</text:p>
          </table:table-cell>
          <table:table-cell table:number-columns-repeated="2"/>
          <table:table-cell office:value-type="float" office:value="2.937" calcext:value-type="float">
            <text:p>2.937</text:p>
          </table:table-cell>
          <table:table-cell office:value-type="float" office:value="4.87" calcext:value-type="float">
            <text:p>4.87</text:p>
          </table:table-cell>
          <table:table-cell office:value-type="float" office:value="5.67" calcext:value-type="float">
            <text:p>5.67</text:p>
          </table:table-cell>
          <table:table-cell office:value-type="float" office:value="7.193" calcext:value-type="float">
            <text:p>7.193</text:p>
          </table:table-cell>
          <table:table-cell office:value-type="float" office:value="8.674" calcext:value-type="float">
            <text:p>8.674</text:p>
          </table:table-cell>
          <table:table-cell office:value-type="float" office:value="10.813" calcext:value-type="float">
            <text:p>10.813</text:p>
          </table:table-cell>
          <table:table-cell office:value-type="float" office:value="11.578" calcext:value-type="float">
            <text:p>11.578</text:p>
          </table:table-cell>
          <table:table-cell office:value-type="float" office:value="13.818" calcext:value-type="float">
            <text:p>13.818</text:p>
          </table:table-cell>
          <table:table-cell office:value-type="float" office:value="15.155" calcext:value-type="float">
            <text:p>15.155</text:p>
          </table:table-cell>
          <table:table-cell office:value-type="float" office:value="16.15" calcext:value-type="float">
            <text:p>16.15</text:p>
          </table:table-cell>
          <table:table-cell office:value-type="float" office:value="17.952" calcext:value-type="float">
            <text:p>17.952</text:p>
          </table:table-cell>
          <table:table-cell office:value-type="float" office:value="19.056" calcext:value-type="float">
            <text:p>19.056</text:p>
          </table:table-cell>
          <table:table-cell office:value-type="float" office:value="21.202" calcext:value-type="float">
            <text:p>21.202</text:p>
          </table:table-cell>
          <table:table-cell office:value-type="float" office:value="22.281" calcext:value-type="float">
            <text:p>22.281</text:p>
          </table:table-cell>
          <table:table-cell office:value-type="float" office:value="24.812" calcext:value-type="float">
            <text:p>24.812</text:p>
          </table:table-cell>
          <table:table-cell office:value-type="float" office:value="25.108" calcext:value-type="float">
            <text:p>25.108</text:p>
          </table:table-cell>
          <table:table-cell office:value-type="float" office:value="27.912" calcext:value-type="float">
            <text:p>27.912</text:p>
          </table:table-cell>
          <table:table-cell office:value-type="float" office:value="28.486" calcext:value-type="float">
            <text:p>28.486</text:p>
          </table:table-cell>
          <table:table-cell office:value-type="float" office:value="29.636" calcext:value-type="float">
            <text:p>29.636</text:p>
          </table:table-cell>
          <table:table-cell office:value-type="float" office:value="32.223" calcext:value-type="float">
            <text:p>32.223</text:p>
          </table:table-cell>
          <table:table-cell office:value-type="float" office:value="32.747" calcext:value-type="float">
            <text:p>32.747</text:p>
          </table:table-cell>
          <table:table-cell office:value-type="float" office:value="35.167" calcext:value-type="float">
            <text:p>35.167</text:p>
          </table:table-cell>
          <table:table-cell office:value-type="float" office:value="36.118" calcext:value-type="float">
            <text:p>36.118</text:p>
          </table:table-cell>
          <table:table-cell office:value-type="float" office:value="38.761" calcext:value-type="float">
            <text:p>38.761</text:p>
          </table:table-cell>
          <table:table-cell office:value-type="float" office:value="39.383" calcext:value-type="float">
            <text:p>39.383</text:p>
          </table:table-cell>
          <table:table-cell office:value-type="float" office:value="41.539" calcext:value-type="float">
            <text:p>41.539</text:p>
          </table:table-cell>
          <table:table-cell office:value-type="float" office:value="42.201" calcext:value-type="float">
            <text:p>42.201</text:p>
          </table:table-cell>
          <table:table-cell office:value-type="float" office:value="44.815" calcext:value-type="float">
            <text:p>44.815</text:p>
          </table:table-cell>
          <table:table-cell office:value-type="float" office:value="45.681" calcext:value-type="float">
            <text:p>45.681</text:p>
          </table:table-cell>
          <table:table-cell office:value-type="float" office:value="47.702" calcext:value-type="float">
            <text:p>47.702</text:p>
          </table:table-cell>
          <table:table-cell office:value-type="float" office:value="48.46" calcext:value-type="float">
            <text:p>48.46</text:p>
          </table:table-cell>
          <table:table-cell office:value-type="float" office:value="50.118" calcext:value-type="float">
            <text:p>50.118</text:p>
          </table:table-cell>
          <table:table-cell office:value-type="float" office:value="52.185" calcext:value-type="float">
            <text:p>52.185</text:p>
          </table:table-cell>
          <table:table-cell office:value-type="float" office:value="52.665" calcext:value-type="float">
            <text:p>52.665</text:p>
          </table:table-cell>
          <table:table-cell office:value-type="float" office:value="55.245" calcext:value-type="float">
            <text:p>55.245</text:p>
          </table:table-cell>
          <table:table-cell office:value-type="float" office:value="56.016" calcext:value-type="float">
            <text:p>56.016</text:p>
          </table:table-cell>
          <table:table-cell office:value-type="float" office:value="58.55" calcext:value-type="float">
            <text:p>58.55</text:p>
          </table:table-cell>
          <table:table-cell office:value-type="float" office:value="59.444" calcext:value-type="float">
            <text:p>59.444</text:p>
          </table:table-cell>
          <table:table-cell office:value-type="float" office:value="60.413" calcext:value-type="float">
            <text:p>60.413</text:p>
          </table:table-cell>
          <table:table-cell office:value-type="float" office:value="62.715" calcext:value-type="float">
            <text:p>62.715</text:p>
          </table:table-cell>
          <table:table-cell office:value-type="float" office:value="64.742" calcext:value-type="float">
            <text:p>64.742</text:p>
          </table:table-cell>
          <table:table-cell office:value-type="float" office:value="65.846" calcext:value-type="float">
            <text:p>65.846</text:p>
          </table:table-cell>
          <table:table-cell office:value-type="float" office:value="66.338" calcext:value-type="float">
            <text:p>66.338</text:p>
          </table:table-cell>
          <table:table-cell office:value-type="float" office:value="69.174" calcext:value-type="float">
            <text:p>69.174</text:p>
          </table:table-cell>
          <table:table-cell office:value-type="float" office:value="69.552" calcext:value-type="float">
            <text:p>69.552</text:p>
          </table:table-cell>
          <table:table-cell office:value-type="float" office:value="72.202" calcext:value-type="float">
            <text:p>72.202</text:p>
          </table:table-cell>
          <table:table-cell office:value-type="float" office:value="73.1" calcext:value-type="float">
            <text:p>73.1</text:p>
          </table:table-cell>
          <table:table-cell office:value-type="float" office:value="75.531" calcext:value-type="float">
            <text:p>75.531</text:p>
          </table:table-cell>
          <table:table-cell office:value-type="float" office:value="76.107" calcext:value-type="float">
            <text:p>76.107</text:p>
          </table:table-cell>
          <table:table-cell office:value-type="float" office:value="77.904" calcext:value-type="float">
            <text:p>77.904</text:p>
          </table:table-cell>
          <table:table-cell office:value-type="float" office:value="79.673" calcext:value-type="float">
            <text:p>79.673</text:p>
          </table:table-cell>
          <table:table-cell office:value-type="float" office:value="81.084" calcext:value-type="float">
            <text:p>81.084</text:p>
          </table:table-cell>
          <table:table-cell office:value-type="float" office:value="83.306" calcext:value-type="float">
            <text:p>83.306</text:p>
          </table:table-cell>
          <table:table-cell office:value-type="float" office:value="84.023" calcext:value-type="float">
            <text:p>84.023</text:p>
          </table:table-cell>
          <table:table-cell office:value-type="float" office:value="86.355" calcext:value-type="float">
            <text:p>86.355</text:p>
          </table:table-cell>
          <table:table-cell office:value-type="float" office:value="87.444" calcext:value-type="float">
            <text:p>87.444</text:p>
          </table:table-cell>
          <table:table-cell office:value-type="float" office:value="89.389" calcext:value-type="float">
            <text:p>89.389</text:p>
          </table:table-cell>
          <table:table-cell office:value-type="float" office:value="90.492" calcext:value-type="float">
            <text:p>90.492</text:p>
          </table:table-cell>
          <table:table-cell office:value-type="float" office:value="91.311" calcext:value-type="float">
            <text:p>91.311</text:p>
          </table:table-cell>
          <table:table-cell office:value-type="float" office:value="93.67" calcext:value-type="float">
            <text:p>93.67</text:p>
          </table:table-cell>
          <table:table-cell office:value-type="float" office:value="95.021" calcext:value-type="float">
            <text:p>95.021</text:p>
          </table:table-cell>
          <table:table-cell office:value-type="float" office:value="97.254" calcext:value-type="float">
            <text:p>97.254</text:p>
          </table:table-cell>
          <table:table-cell office:value-type="float" office:value="98.326" calcext:value-type="float">
            <text:p>98.326</text:p>
          </table:table-cell>
          <table:table-cell office:value-type="float" office:value="98.99" calcext:value-type="float">
            <text:p>98.99</text:p>
          </table:table-cell>
          <table:table-cell office:value-type="float" office:value="101.71" calcext:value-type="float">
            <text:p>101.71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103.614" calcext:value-type="float">
            <text:p>103.614</text:p>
          </table:table-cell>
          <table:table-cell office:value-type="float" office:value="106.036" calcext:value-type="float">
            <text:p>106.036</text:p>
          </table:table-cell>
          <table:table-cell office:value-type="float" office:value="107.198" calcext:value-type="float">
            <text:p>107.198</text:p>
          </table:table-cell>
          <table:table-cell office:value-type="float" office:value="109.066" calcext:value-type="float">
            <text:p>109.066</text:p>
          </table:table-cell>
          <table:table-cell office:value-type="float" office:value="109.839" calcext:value-type="float">
            <text:p>109.839</text:p>
          </table:table-cell>
          <table:table-cell office:value-type="float" office:value="112.036" calcext:value-type="float">
            <text:p>112.036</text:p>
          </table:table-cell>
          <table:table-cell office:value-type="float" office:value="113.022" calcext:value-type="float">
            <text:p>113.022</text:p>
          </table:table-cell>
          <table:table-cell office:value-type="float" office:value="113.93" calcext:value-type="float">
            <text:p>113.93</text:p>
          </table:table-cell>
          <table:table-cell office:value-type="float" office:value="116.278" calcext:value-type="float">
            <text:p>116.278</text:p>
          </table:table-cell>
          <table:table-cell office:value-type="float" office:value="117.816" calcext:value-type="float">
            <text:p>117.816</text:p>
          </table:table-cell>
          <table:table-cell office:value-type="float" office:value="120.087" calcext:value-type="float">
            <text:p>120.087</text:p>
          </table:table-cell>
          <table:table-cell office:value-type="float" office:value="120.53" calcext:value-type="float">
            <text:p>120.53</text:p>
          </table:table-cell>
          <table:table-cell office:value-type="float" office:value="122.917" calcext:value-type="float">
            <text:p>122.917</text:p>
          </table:table-cell>
          <table:table-cell office:value-type="float" office:value="123.863" calcext:value-type="float">
            <text:p>123.863</text:p>
          </table:table-cell>
          <table:table-cell office:value-type="float" office:value="125.06" calcext:value-type="float">
            <text:p>125.06</text:p>
          </table:table-cell>
          <table:table-cell office:value-type="float" office:value="127.199" calcext:value-type="float">
            <text:p>127.199</text:p>
          </table:table-cell>
          <table:table-cell office:value-type="float" office:value="128.072" calcext:value-type="float">
            <text:p>128.072</text:p>
          </table:table-cell>
          <table:table-cell office:value-type="float" office:value="130.434" calcext:value-type="float">
            <text:p>130.434</text:p>
          </table:table-cell>
          <table:table-cell office:value-type="float" office:value="131.734" calcext:value-type="float">
            <text:p>131.734</text:p>
          </table:table-cell>
          <table:table-cell office:value-type="float" office:value="133.582" calcext:value-type="float">
            <text:p>133.582</text:p>
          </table:table-cell>
          <table:table-cell office:value-type="float" office:value="134.156" calcext:value-type="float">
            <text:p>134.156</text:p>
          </table:table-cell>
          <table:table-cell office:value-type="float" office:value="136.896" calcext:value-type="float">
            <text:p>136.896</text:p>
          </table:table-cell>
          <table:table-cell office:value-type="float" office:value="137.542" calcext:value-type="float">
            <text:p>137.542</text:p>
          </table:table-cell>
          <table:table-cell office:value-type="float" office:value="138.671" calcext:value-type="float">
            <text:p>138.671</text:p>
          </table:table-cell>
          <table:table-cell office:value-type="float" office:value="141.499" calcext:value-type="float">
            <text:p>141.499</text:p>
          </table:table-cell>
          <table:table-cell office:value-type="float" office:value="141.875" calcext:value-type="float">
            <text:p>141.875</text:p>
          </table:table-cell>
          <table:table-cell office:value-type="float" office:value="144.721" calcext:value-type="float">
            <text:p>144.721</text:p>
          </table:table-cell>
          <table:table-cell office:value-type="float" office:value="145.475" calcext:value-type="float">
            <text:p>145.475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149.17" calcext:value-type="float">
            <text:p>149.17</text:p>
          </table:table-cell>
          <table:table-cell office:value-type="float" office:value="150.189" calcext:value-type="float">
            <text:p>150.189</text:p>
          </table:table-cell>
          <table:table-cell office:value-type="float" office:value="152.34" calcext:value-type="float">
            <text:p>152.34</text:p>
          </table:table-cell>
          <table:table-cell office:value-type="float" office:value="153.815" calcext:value-type="float">
            <text:p>153.815</text:p>
          </table:table-cell>
          <table:table-cell office:value-type="string" calcext:value-type="string">
            <text:p>154.981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5779.582910255" calcext:value-type="float">
            <text:p>385779.582910255</text:p>
          </table:table-cell>
          <table:table-cell office:value-type="float" office:value="0.654058808916313" calcext:value-type="float">
            <text:p>0.654058808916313</text:p>
          </table:table-cell>
          <table:table-cell office:value-type="float" office:value="2.6260141645258" calcext:value-type="float">
            <text:p>2.6260141645258</text:p>
          </table:table-cell>
          <table:table-cell office:value-type="float" office:value="209.730694902535" calcext:value-type="float">
            <text:p>209.730694902535</text:p>
          </table:table-cell>
          <table:table-cell office:value-type="float" office:value="2.14051214707814" calcext:value-type="float">
            <text:p>2.14051214707814</text:p>
          </table:table-cell>
          <table:table-cell office:value-type="float" office:value="2.0568688483217" calcext:value-type="float">
            <text:p>2.0568688483217</text:p>
          </table:table-cell>
          <table:table-cell office:value-type="float" office:value="4.44192517778007" calcext:value-type="float">
            <text:p>4.44192517778007</text:p>
          </table:table-cell>
          <table:table-cell office:value-type="float" office:value="1.86475048492329" calcext:value-type="float">
            <text:p>1.86475048492329</text:p>
          </table:table-cell>
          <table:table-cell office:value-type="string" calcext:value-type="string">
            <text:p>[159.1358024691358</text:p>
          </table:table-cell>
          <table:table-cell office:value-type="float" office:value="153.555722568177" calcext:value-type="float">
            <text:p>153.555722568177</text:p>
          </table:table-cell>
          <table:table-cell office:value-type="float" office:value="365.068054357204" calcext:value-type="float">
            <text:p>365.068054357204</text:p>
          </table:table-cell>
          <table:table-cell office:value-type="string" calcext:value-type="string">
            <text:p><text:s/>161.16320021562373]</text:p>
          </table:table-cell>
          <table:table-cell table:number-columns-repeated="2"/>
          <table:table-cell office:value-type="float" office:value="3.242" calcext:value-type="float">
            <text:p>3.242</text:p>
          </table:table-cell>
          <table:table-cell office:value-type="float" office:value="4.101" calcext:value-type="float">
            <text:p>4.101</text:p>
          </table:table-cell>
          <table:table-cell office:value-type="float" office:value="5.67" calcext:value-type="float">
            <text:p>5.67</text:p>
          </table:table-cell>
          <table:table-cell office:value-type="float" office:value="7.734" calcext:value-type="float">
            <text:p>7.734</text:p>
          </table:table-cell>
          <table:table-cell office:value-type="float" office:value="8.473" calcext:value-type="float">
            <text:p>8.473</text:p>
          </table:table-cell>
          <table:table-cell office:value-type="float" office:value="10.363" calcext:value-type="float">
            <text:p>10.363</text:p>
          </table:table-cell>
          <table:table-cell office:value-type="float" office:value="11.767" calcext:value-type="float">
            <text:p>11.767</text:p>
          </table:table-cell>
          <table:table-cell office:value-type="float" office:value="13.238" calcext:value-type="float">
            <text:p>13.238</text:p>
          </table:table-cell>
          <table:table-cell office:value-type="float" office:value="14.868" calcext:value-type="float">
            <text:p>14.868</text:p>
          </table:table-cell>
          <table:table-cell office:value-type="float" office:value="16.75" calcext:value-type="float">
            <text:p>16.75</text:p>
          </table:table-cell>
          <table:table-cell office:value-type="float" office:value="17.94" calcext:value-type="float">
            <text:p>17.94</text:p>
          </table:table-cell>
          <table:table-cell office:value-type="float" office:value="19.246" calcext:value-type="float">
            <text:p>19.246</text:p>
          </table:table-cell>
          <table:table-cell office:value-type="float" office:value="21.201" calcext:value-type="float">
            <text:p>21.201</text:p>
          </table:table-cell>
          <table:table-cell office:value-type="float" office:value="22.629" calcext:value-type="float">
            <text:p>22.629</text:p>
          </table:table-cell>
          <table:table-cell office:value-type="float" office:value="24.929" calcext:value-type="float">
            <text:p>24.929</text:p>
          </table:table-cell>
          <table:table-cell office:value-type="float" office:value="25.848" calcext:value-type="float">
            <text:p>25.848</text:p>
          </table:table-cell>
          <table:table-cell office:value-type="float" office:value="27.314" calcext:value-type="float">
            <text:p>27.314</text:p>
          </table:table-cell>
          <table:table-cell office:value-type="float" office:value="29.219" calcext:value-type="float">
            <text:p>29.219</text:p>
          </table:table-cell>
          <table:table-cell office:value-type="float" office:value="30.441" calcext:value-type="float">
            <text:p>30.441</text:p>
          </table:table-cell>
          <table:table-cell office:value-type="float" office:value="32.624" calcext:value-type="float">
            <text:p>32.624</text:p>
          </table:table-cell>
          <table:table-cell office:value-type="float" office:value="33.609" calcext:value-type="float">
            <text:p>33.609</text:p>
          </table:table-cell>
          <table:table-cell office:value-type="float" office:value="35.292" calcext:value-type="float">
            <text:p>35.292</text:p>
          </table:table-cell>
          <table:table-cell office:value-type="float" office:value="36.831" calcext:value-type="float">
            <text:p>36.831</text:p>
          </table:table-cell>
          <table:table-cell office:value-type="float" office:value="38.819" calcext:value-type="float">
            <text:p>38.819</text:p>
          </table:table-cell>
          <table:table-cell office:value-type="float" office:value="40.406" calcext:value-type="float">
            <text:p>40.406</text:p>
          </table:table-cell>
          <table:table-cell office:value-type="float" office:value="40.919" calcext:value-type="float">
            <text:p>40.919</text:p>
          </table:table-cell>
          <table:table-cell office:value-type="float" office:value="42.463" calcext:value-type="float">
            <text:p>42.463</text:p>
          </table:table-cell>
          <table:table-cell office:value-type="float" office:value="44.491" calcext:value-type="float">
            <text:p>44.491</text:p>
          </table:table-cell>
          <table:table-cell office:value-type="float" office:value="45.166" calcext:value-type="float">
            <text:p>45.166</text:p>
          </table:table-cell>
          <table:table-cell office:value-type="float" office:value="47.68" calcext:value-type="float">
            <text:p>47.68</text:p>
          </table:table-cell>
          <table:table-cell office:value-type="float" office:value="48.342" calcext:value-type="float">
            <text:p>48.342</text:p>
          </table:table-cell>
          <table:table-cell office:value-type="float" office:value="49.613" calcext:value-type="float">
            <text:p>49.613</text:p>
          </table:table-cell>
          <table:table-cell office:value-type="float" office:value="51.644" calcext:value-type="float">
            <text:p>51.644</text:p>
          </table:table-cell>
          <table:table-cell office:value-type="float" office:value="52.685" calcext:value-type="float">
            <text:p>52.685</text:p>
          </table:table-cell>
          <table:table-cell office:value-type="float" office:value="53.784" calcext:value-type="float">
            <text:p>53.784</text:p>
          </table:table-cell>
          <table:table-cell office:value-type="float" office:value="56.459" calcext:value-type="float">
            <text:p>56.459</text:p>
          </table:table-cell>
          <table:table-cell office:value-type="float" office:value="57.595" calcext:value-type="float">
            <text:p>57.595</text:p>
          </table:table-cell>
          <table:table-cell office:value-type="float" office:value="59.812" calcext:value-type="float">
            <text:p>59.812</text:p>
          </table:table-cell>
          <table:table-cell office:value-type="float" office:value="60.537" calcext:value-type="float">
            <text:p>60.537</text:p>
          </table:table-cell>
          <table:table-cell office:value-type="float" office:value="63.039" calcext:value-type="float">
            <text:p>63.039</text:p>
          </table:table-cell>
          <table:table-cell office:value-type="float" office:value="63.59" calcext:value-type="float">
            <text:p>63.59</text:p>
          </table:table-cell>
          <table:table-cell office:value-type="float" office:value="65.186" calcext:value-type="float">
            <text:p>65.186</text:p>
          </table:table-cell>
          <table:table-cell office:value-type="float" office:value="67.535" calcext:value-type="float">
            <text:p>67.535</text:p>
          </table:table-cell>
          <table:table-cell office:value-type="float" office:value="68.554" calcext:value-type="float">
            <text:p>68.554</text:p>
          </table:table-cell>
          <table:table-cell office:value-type="float" office:value="69.533" calcext:value-type="float">
            <text:p>69.533</text:p>
          </table:table-cell>
          <table:table-cell office:value-type="float" office:value="71.601" calcext:value-type="float">
            <text:p>71.601</text:p>
          </table:table-cell>
          <table:table-cell office:value-type="float" office:value="74.144" calcext:value-type="float">
            <text:p>74.144</text:p>
          </table:table-cell>
          <table:table-cell office:value-type="float" office:value="74.762" calcext:value-type="float">
            <text:p>74.762</text:p>
          </table:table-cell>
          <table:table-cell office:value-type="float" office:value="75.703" calcext:value-type="float">
            <text:p>75.703</text:p>
          </table:table-cell>
          <table:table-cell office:value-type="float" office:value="78.542" calcext:value-type="float">
            <text:p>78.542</text:p>
          </table:table-cell>
          <table:table-cell office:value-type="float" office:value="78.944" calcext:value-type="float">
            <text:p>78.944</text:p>
          </table:table-cell>
          <table:table-cell office:value-type="float" office:value="81.177" calcext:value-type="float">
            <text:p>81.177</text:p>
          </table:table-cell>
          <table:table-cell office:value-type="float" office:value="82.42" calcext:value-type="float">
            <text:p>82.42</text:p>
          </table:table-cell>
          <table:table-cell office:value-type="float" office:value="84.743" calcext:value-type="float">
            <text:p>84.743</text:p>
          </table:table-cell>
          <table:table-cell office:value-type="float" office:value="85.423" calcext:value-type="float">
            <text:p>85.423</text:p>
          </table:table-cell>
          <table:table-cell office:value-type="float" office:value="87.826" calcext:value-type="float">
            <text:p>87.826</text:p>
          </table:table-cell>
          <table:table-cell office:value-type="float" office:value="88.581" calcext:value-type="float">
            <text:p>88.581</text:p>
          </table:table-cell>
          <table:table-cell office:value-type="float" office:value="91.097" calcext:value-type="float">
            <text:p>91.097</text:p>
          </table:table-cell>
          <table:table-cell office:value-type="float" office:value="91.38" calcext:value-type="float">
            <text:p>91.38</text:p>
          </table:table-cell>
          <table:table-cell office:value-type="float" office:value="93.079" calcext:value-type="float">
            <text:p>93.079</text:p>
          </table:table-cell>
          <table:table-cell office:value-type="float" office:value="95.036" calcext:value-type="float">
            <text:p>95.036</text:p>
          </table:table-cell>
          <table:table-cell office:value-type="float" office:value="95.772" calcext:value-type="float">
            <text:p>95.772</text:p>
          </table:table-cell>
          <table:table-cell office:value-type="float" office:value="99.027" calcext:value-type="float">
            <text:p>99.027</text:p>
          </table:table-cell>
          <table:table-cell office:value-type="float" office:value="99.467" calcext:value-type="float">
            <text:p>99.467</text:p>
          </table:table-cell>
          <table:table-cell office:value-type="float" office:value="102.211" calcext:value-type="float">
            <text:p>102.211</text:p>
          </table:table-cell>
          <table:table-cell office:value-type="float" office:value="102.83" calcext:value-type="float">
            <text:p>102.83</text:p>
          </table:table-cell>
          <table:table-cell office:value-type="float" office:value="105.221" calcext:value-type="float">
            <text:p>105.221</text:p>
          </table:table-cell>
          <table:table-cell office:value-type="float" office:value="106.222" calcext:value-type="float">
            <text:p>106.222</text:p>
          </table:table-cell>
          <table:table-cell office:value-type="float" office:value="108.482" calcext:value-type="float">
            <text:p>108.482</text:p>
          </table:table-cell>
          <table:table-cell office:value-type="float" office:value="109.78" calcext:value-type="float">
            <text:p>109.78</text:p>
          </table:table-cell>
          <table:table-cell office:value-type="float" office:value="110.346" calcext:value-type="float">
            <text:p>110.346</text:p>
          </table:table-cell>
          <table:table-cell office:value-type="float" office:value="111.929" calcext:value-type="float">
            <text:p>111.929</text:p>
          </table:table-cell>
          <table:table-cell office:value-type="float" office:value="113.626" calcext:value-type="float">
            <text:p>113.626</text:p>
          </table:table-cell>
          <table:table-cell office:value-type="float" office:value="115.561" calcext:value-type="float">
            <text:p>115.561</text:p>
          </table:table-cell>
          <table:table-cell office:value-type="float" office:value="116.697" calcext:value-type="float">
            <text:p>116.697</text:p>
          </table:table-cell>
          <table:table-cell office:value-type="float" office:value="118.028" calcext:value-type="float">
            <text:p>118.028</text:p>
          </table:table-cell>
          <table:table-cell office:value-type="float" office:value="119.725" calcext:value-type="float">
            <text:p>119.725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122.785" calcext:value-type="float">
            <text:p>122.785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5.968" calcext:value-type="float">
            <text:p>125.968</text:p>
          </table:table-cell>
          <table:table-cell office:value-type="float" office:value="127.04" calcext:value-type="float">
            <text:p>127.04</text:p>
          </table:table-cell>
          <table:table-cell office:value-type="float" office:value="128.765" calcext:value-type="float">
            <text:p>128.765</text:p>
          </table:table-cell>
          <table:table-cell office:value-type="float" office:value="129.888" calcext:value-type="float">
            <text:p>129.888</text:p>
          </table:table-cell>
          <table:table-cell office:value-type="float" office:value="132.168" calcext:value-type="float">
            <text:p>132.168</text:p>
          </table:table-cell>
          <table:table-cell office:value-type="float" office:value="133.354" calcext:value-type="float">
            <text:p>133.354</text:p>
          </table:table-cell>
          <table:table-cell office:value-type="float" office:value="134.404" calcext:value-type="float">
            <text:p>134.404</text:p>
          </table:table-cell>
          <table:table-cell office:value-type="float" office:value="135.948" calcext:value-type="float">
            <text:p>135.948</text:p>
          </table:table-cell>
          <table:table-cell office:value-type="float" office:value="137.669" calcext:value-type="float">
            <text:p>137.669</text:p>
          </table:table-cell>
          <table:table-cell office:value-type="float" office:value="139.51" calcext:value-type="float">
            <text:p>139.51</text:p>
          </table:table-cell>
          <table:table-cell office:value-type="float" office:value="140.812" calcext:value-type="float">
            <text:p>140.812</text:p>
          </table:table-cell>
          <table:table-cell office:value-type="float" office:value="142.644" calcext:value-type="float">
            <text:p>142.644</text:p>
          </table:table-cell>
          <table:table-cell office:value-type="float" office:value="143.235" calcext:value-type="float">
            <text:p>143.235</text:p>
          </table:table-cell>
          <table:table-cell office:value-type="float" office:value="145.399" calcext:value-type="float">
            <text:p>145.399</text:p>
          </table:table-cell>
          <table:table-cell office:value-type="float" office:value="146.276" calcext:value-type="float">
            <text:p>146.276</text:p>
          </table:table-cell>
          <table:table-cell office:value-type="float" office:value="147.751" calcext:value-type="float">
            <text:p>147.751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150.662" calcext:value-type="float">
            <text:p>150.662</text:p>
          </table:table-cell>
          <table:table-cell office:value-type="float" office:value="152.735" calcext:value-type="float">
            <text:p>152.735</text:p>
          </table:table-cell>
          <table:table-cell office:value-type="string" calcext:value-type="string">
            <text:p>153.621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78186.31351089" calcext:value-type="float">
            <text:p>378186.31351089</text:p>
          </table:table-cell>
          <table:table-cell office:value-type="float" office:value="0.641185020465241" calcext:value-type="float">
            <text:p>0.641185020465241</text:p>
          </table:table-cell>
          <table:table-cell office:value-type="float" office:value="2.63222171714565" calcext:value-type="float">
            <text:p>2.63222171714565</text:p>
          </table:table-cell>
          <table:table-cell office:value-type="float" office:value="219.772294319537" calcext:value-type="float">
            <text:p>219.772294319537</text:p>
          </table:table-cell>
          <table:table-cell office:value-type="float" office:value="2.39465705874599" calcext:value-type="float">
            <text:p>2.39465705874599</text:p>
          </table:table-cell>
          <table:table-cell office:value-type="float" office:value="2.02482576601097" calcext:value-type="float">
            <text:p>2.02482576601097</text:p>
          </table:table-cell>
          <table:table-cell office:value-type="float" office:value="4.17878298330641" calcext:value-type="float">
            <text:p>4.17878298330641</text:p>
          </table:table-cell>
          <table:table-cell office:value-type="float" office:value="1.93062106051924" calcext:value-type="float">
            <text:p>1.93062106051924</text:p>
          </table:table-cell>
          <table:table-cell office:value-type="string" calcext:value-type="string">
            <text:p>[164.9917619519222</text:p>
          </table:table-cell>
          <table:table-cell office:value-type="float" office:value="154.892836097315" calcext:value-type="float">
            <text:p>154.892836097315</text:p>
          </table:table-cell>
          <table:table-cell office:value-type="float" office:value="393.258963695628" calcext:value-type="float">
            <text:p>393.258963695628</text:p>
          </table:table-cell>
          <table:table-cell office:value-type="string" calcext:value-type="string">
            <text:p><text:s/>165.9456155332824]</text:p>
          </table:table-cell>
          <table:table-cell table:number-columns-repeated="2"/>
          <table:table-cell office:value-type="float" office:value="2.552" calcext:value-type="float">
            <text:p>2.552</text:p>
          </table:table-cell>
          <table:table-cell office:value-type="float" office:value="3.811" calcext:value-type="float">
            <text:p>3.811</text:p>
          </table:table-cell>
          <table:table-cell office:value-type="float" office:value="5.718" calcext:value-type="float">
            <text:p>5.718</text:p>
          </table:table-cell>
          <table:table-cell office:value-type="float" office:value="7.086" calcext:value-type="float">
            <text:p>7.086</text:p>
          </table:table-cell>
          <table:table-cell office:value-type="float" office:value="8.955" calcext:value-type="float">
            <text:p>8.955</text:p>
          </table:table-cell>
          <table:table-cell office:value-type="float" office:value="10.737" calcext:value-type="float">
            <text:p>10.73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3.069" calcext:value-type="float">
            <text:p>13.069</text:p>
          </table:table-cell>
          <table:table-cell office:value-type="float" office:value="14.523" calcext:value-type="float">
            <text:p>14.523</text:p>
          </table:table-cell>
          <table:table-cell office:value-type="float" office:value="16.063" calcext:value-type="float">
            <text:p>16.063</text:p>
          </table:table-cell>
          <table:table-cell office:value-type="float" office:value="17.158" calcext:value-type="float">
            <text:p>17.158</text:p>
          </table:table-cell>
          <table:table-cell office:value-type="float" office:value="19.329" calcext:value-type="float">
            <text:p>19.329</text:p>
          </table:table-cell>
          <table:table-cell office:value-type="float" office:value="20.348" calcext:value-type="float">
            <text:p>20.348</text:p>
          </table:table-cell>
          <table:table-cell office:value-type="float" office:value="22.684" calcext:value-type="float">
            <text:p>22.684</text:p>
          </table:table-cell>
          <table:table-cell office:value-type="float" office:value="23.641" calcext:value-type="float">
            <text:p>23.641</text:p>
          </table:table-cell>
          <table:table-cell office:value-type="float" office:value="24.345" calcext:value-type="float">
            <text:p>24.345</text:p>
          </table:table-cell>
          <table:table-cell office:value-type="float" office:value="27.277" calcext:value-type="float">
            <text:p>27.277</text:p>
          </table:table-cell>
          <table:table-cell office:value-type="float" office:value="27.761" calcext:value-type="float">
            <text:p>27.761</text:p>
          </table:table-cell>
          <table:table-cell office:value-type="float" office:value="30.106" calcext:value-type="float">
            <text:p>30.106</text:p>
          </table:table-cell>
          <table:table-cell office:value-type="float" office:value="31.453" calcext:value-type="float">
            <text:p>31.453</text:p>
          </table:table-cell>
          <table:table-cell office:value-type="float" office:value="32.629" calcext:value-type="float">
            <text:p>32.629</text:p>
          </table:table-cell>
          <table:table-cell office:value-type="float" office:value="34.851" calcext:value-type="float">
            <text:p>34.851</text:p>
          </table:table-cell>
          <table:table-cell office:value-type="float" office:value="36.104" calcext:value-type="float">
            <text:p>36.104</text:p>
          </table:table-cell>
          <table:table-cell office:value-type="float" office:value="38.151" calcext:value-type="float">
            <text:p>38.151</text:p>
          </table:table-cell>
          <table:table-cell office:value-type="float" office:value="38.874" calcext:value-type="float">
            <text:p>38.874</text:p>
          </table:table-cell>
          <table:table-cell office:value-type="float" office:value="39.848" calcext:value-type="float">
            <text:p>39.848</text:p>
          </table:table-cell>
          <table:table-cell office:value-type="float" office:value="41.9" calcext:value-type="float">
            <text:p>41.9</text:p>
          </table:table-cell>
          <table:table-cell office:value-type="float" office:value="42.898" calcext:value-type="float">
            <text:p>42.898</text:p>
          </table:table-cell>
          <table:table-cell office:value-type="float" office:value="45.072" calcext:value-type="float">
            <text:p>45.072</text:p>
          </table:table-cell>
          <table:table-cell office:value-type="float" office:value="46.274" calcext:value-type="float">
            <text:p>46.274</text:p>
          </table:table-cell>
          <table:table-cell office:value-type="float" office:value="49.001" calcext:value-type="float">
            <text:p>49.001</text:p>
          </table:table-cell>
          <table:table-cell office:value-type="float" office:value="49.399" calcext:value-type="float">
            <text:p>49.399</text:p>
          </table:table-cell>
          <table:table-cell office:value-type="float" office:value="51.385" calcext:value-type="float">
            <text:p>51.385</text:p>
          </table:table-cell>
          <table:table-cell office:value-type="float" office:value="52.474" calcext:value-type="float">
            <text:p>52.474</text:p>
          </table:table-cell>
          <table:table-cell office:value-type="float" office:value="55.22" calcext:value-type="float">
            <text:p>55.22</text:p>
          </table:table-cell>
          <table:table-cell office:value-type="float" office:value="56.028" calcext:value-type="float">
            <text:p>56.028</text:p>
          </table:table-cell>
          <table:table-cell office:value-type="float" office:value="57.31" calcext:value-type="float">
            <text:p>57.31</text:p>
          </table:table-cell>
          <table:table-cell office:value-type="float" office:value="59.788" calcext:value-type="float">
            <text:p>59.788</text:p>
          </table:table-cell>
          <table:table-cell office:value-type="float" office:value="60.867" calcext:value-type="float">
            <text:p>60.867</text:p>
          </table:table-cell>
          <table:table-cell office:value-type="float" office:value="62.72" calcext:value-type="float">
            <text:p>62.72</text:p>
          </table:table-cell>
          <table:table-cell office:value-type="float" office:value="63.772" calcext:value-type="float">
            <text:p>63.772</text:p>
          </table:table-cell>
          <table:table-cell office:value-type="float" office:value="66.004" calcext:value-type="float">
            <text:p>66.004</text:p>
          </table:table-cell>
          <table:table-cell office:value-type="float" office:value="66.912" calcext:value-type="float">
            <text:p>66.912</text:p>
          </table:table-cell>
          <table:table-cell office:value-type="float" office:value="67.684" calcext:value-type="float">
            <text:p>67.684</text:p>
          </table:table-cell>
          <table:table-cell office:value-type="float" office:value="70.358" calcext:value-type="float">
            <text:p>70.358</text:p>
          </table:table-cell>
          <table:table-cell office:value-type="float" office:value="72.274" calcext:value-type="float">
            <text:p>72.274</text:p>
          </table:table-cell>
          <table:table-cell office:value-type="float" office:value="73.114" calcext:value-type="float">
            <text:p>73.114</text:p>
          </table:table-cell>
          <table:table-cell office:value-type="float" office:value="74.931" calcext:value-type="float">
            <text:p>74.931</text:p>
          </table:table-cell>
          <table:table-cell office:value-type="float" office:value="76.467" calcext:value-type="float">
            <text:p>76.467</text:p>
          </table:table-cell>
          <table:table-cell office:value-type="float" office:value="78.977" calcext:value-type="float">
            <text:p>78.977</text:p>
          </table:table-cell>
          <table:table-cell office:value-type="float" office:value="79.665" calcext:value-type="float">
            <text:p>79.665</text:p>
          </table:table-cell>
          <table:table-cell office:value-type="float" office:value="80.417" calcext:value-type="float">
            <text:p>80.417</text:p>
          </table:table-cell>
          <table:table-cell office:value-type="float" office:value="83.426" calcext:value-type="float">
            <text:p>83.426</text:p>
          </table:table-cell>
          <table:table-cell office:value-type="float" office:value="83.625" calcext:value-type="float">
            <text:p>83.625</text:p>
          </table:table-cell>
          <table:table-cell office:value-type="float" office:value="86.491" calcext:value-type="float">
            <text:p>86.491</text:p>
          </table:table-cell>
          <table:table-cell office:value-type="float" office:value="86.777" calcext:value-type="float">
            <text:p>86.777</text:p>
          </table:table-cell>
          <table:table-cell office:value-type="float" office:value="89.766" calcext:value-type="float">
            <text:p>89.766</text:p>
          </table:table-cell>
          <table:table-cell office:value-type="float" office:value="89.94" calcext:value-type="float">
            <text:p>89.94</text:p>
          </table:table-cell>
          <table:table-cell office:value-type="float" office:value="92.109" calcext:value-type="float">
            <text:p>92.109</text:p>
          </table:table-cell>
          <table:table-cell office:value-type="float" office:value="93.357" calcext:value-type="float">
            <text:p>93.357</text:p>
          </table:table-cell>
          <table:table-cell office:value-type="float" office:value="95.824" calcext:value-type="float">
            <text:p>95.824</text:p>
          </table:table-cell>
          <table:table-cell office:value-type="float" office:value="97.207" calcext:value-type="float">
            <text:p>97.207</text:p>
          </table:table-cell>
          <table:table-cell office:value-type="float" office:value="97.664" calcext:value-type="float">
            <text:p>97.664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0.875" calcext:value-type="float">
            <text:p>100.875</text:p>
          </table:table-cell>
          <table:table-cell office:value-type="float" office:value="102.53" calcext:value-type="float">
            <text:p>102.53</text:p>
          </table:table-cell>
          <table:table-cell office:value-type="float" office:value="103.804" calcext:value-type="float">
            <text:p>103.804</text:p>
          </table:table-cell>
          <table:table-cell office:value-type="float" office:value="106.686" calcext:value-type="float">
            <text:p>106.686</text:p>
          </table:table-cell>
          <table:table-cell office:value-type="float" office:value="107.251" calcext:value-type="float">
            <text:p>107.251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11.776" calcext:value-type="float">
            <text:p>111.776</text:p>
          </table:table-cell>
          <table:table-cell office:value-type="float" office:value="113.756" calcext:value-type="float">
            <text:p>113.756</text:p>
          </table:table-cell>
          <table:table-cell office:value-type="float" office:value="115.245" calcext:value-type="float">
            <text:p>115.245</text:p>
          </table:table-cell>
          <table:table-cell office:value-type="float" office:value="117.102" calcext:value-type="float">
            <text:p>117.102</text:p>
          </table:table-cell>
          <table:table-cell office:value-type="float" office:value="119.705" calcext:value-type="float">
            <text:p>119.705</text:p>
          </table:table-cell>
          <table:table-cell office:value-type="float" office:value="120.553" calcext:value-type="float">
            <text:p>120.553</text:p>
          </table:table-cell>
          <table:table-cell office:value-type="float" office:value="121.28" calcext:value-type="float">
            <text:p>121.28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124.389" calcext:value-type="float">
            <text:p>124.389</text:p>
          </table:table-cell>
          <table:table-cell office:value-type="float" office:value="127.934" calcext:value-type="float">
            <text:p>127.934</text:p>
          </table:table-cell>
          <table:table-cell office:value-type="float" office:value="128.354" calcext:value-type="float">
            <text:p>128.354</text:p>
          </table:table-cell>
          <table:table-cell office:value-type="float" office:value="130.936" calcext:value-type="float">
            <text:p>130.936</text:p>
          </table:table-cell>
          <table:table-cell office:value-type="float" office:value="131.246" calcext:value-type="float">
            <text:p>131.246</text:p>
          </table:table-cell>
          <table:table-cell office:value-type="float" office:value="133.942" calcext:value-type="float">
            <text:p>133.942</text:p>
          </table:table-cell>
          <table:table-cell office:value-type="float" office:value="135.214" calcext:value-type="float">
            <text:p>135.214</text:p>
          </table:table-cell>
          <table:table-cell office:value-type="float" office:value="137.02" calcext:value-type="float">
            <text:p>137.02</text:p>
          </table:table-cell>
          <table:table-cell office:value-type="float" office:value="138.321" calcext:value-type="float">
            <text:p>138.321</text:p>
          </table:table-cell>
          <table:table-cell office:value-type="float" office:value="140.48" calcext:value-type="float">
            <text:p>140.48</text:p>
          </table:table-cell>
          <table:table-cell office:value-type="float" office:value="141.28" calcext:value-type="float">
            <text:p>141.28</text:p>
          </table:table-cell>
          <table:table-cell office:value-type="float" office:value="142.5" calcext:value-type="float">
            <text:p>142.5</text:p>
          </table:table-cell>
          <table:table-cell office:value-type="float" office:value="144.642" calcext:value-type="float">
            <text:p>144.642</text:p>
          </table:table-cell>
          <table:table-cell office:value-type="float" office:value="145.961" calcext:value-type="float">
            <text:p>145.961</text:p>
          </table:table-cell>
          <table:table-cell office:value-type="float" office:value="148.144" calcext:value-type="float">
            <text:p>148.144</text:p>
          </table:table-cell>
          <table:table-cell office:value-type="float" office:value="149.528" calcext:value-type="float">
            <text:p>149.528</text:p>
          </table:table-cell>
          <table:table-cell office:value-type="float" office:value="151.269" calcext:value-type="float">
            <text:p>151.269</text:p>
          </table:table-cell>
          <table:table-cell office:value-type="float" office:value="152.506" calcext:value-type="float">
            <text:p>152.506</text:p>
          </table:table-cell>
          <table:table-cell office:value-type="float" office:value="153.647" calcext:value-type="float">
            <text:p>153.647</text:p>
          </table:table-cell>
          <table:table-cell office:value-type="float" office:value="155.559" calcext:value-type="float">
            <text:p>155.559</text:p>
          </table:table-cell>
          <table:table-cell office:value-type="string" calcext:value-type="string">
            <text:p>156.592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74946.124153642" calcext:value-type="float">
            <text:p>374946.124153642</text:p>
          </table:table-cell>
          <table:table-cell office:value-type="float" office:value="0.635691535362484" calcext:value-type="float">
            <text:p>0.635691535362484</text:p>
          </table:table-cell>
          <table:table-cell office:value-type="float" office:value="2.80479092727811" calcext:value-type="float">
            <text:p>2.80479092727811</text:p>
          </table:table-cell>
          <table:table-cell office:value-type="float" office:value="222.415326564127" calcext:value-type="float">
            <text:p>222.415326564127</text:p>
          </table:table-cell>
          <table:table-cell office:value-type="float" office:value="1.96052398654629" calcext:value-type="float">
            <text:p>1.96052398654629</text:p>
          </table:table-cell>
          <table:table-cell office:value-type="float" office:value="2.08665114949569" calcext:value-type="float">
            <text:p>2.08665114949569</text:p>
          </table:table-cell>
          <table:table-cell office:value-type="float" office:value="5.28710725893825" calcext:value-type="float">
            <text:p>5.28710725893825</text:p>
          </table:table-cell>
          <table:table-cell office:value-type="float" office:value="1.88488131413221" calcext:value-type="float">
            <text:p>1.88488131413221</text:p>
          </table:table-cell>
          <table:table-cell office:value-type="string" calcext:value-type="string">
            <text:p>[170.20611203900148</text:p>
          </table:table-cell>
          <table:table-cell office:value-type="float" office:value="157.02310451247" calcext:value-type="float">
            <text:p>157.02310451247</text:p>
          </table:table-cell>
          <table:table-cell office:value-type="float" office:value="392.849119194692" calcext:value-type="float">
            <text:p>392.849119194692</text:p>
          </table:table-cell>
          <table:table-cell office:value-type="string" calcext:value-type="string">
            <text:p><text:s/>169.58297051034606]</text:p>
          </table:table-cell>
          <table:table-cell table:number-columns-repeated="2"/>
          <table:table-cell office:value-type="float" office:value="2.69" calcext:value-type="float">
            <text:p>2.69</text:p>
          </table:table-cell>
          <table:table-cell office:value-type="float" office:value="4.369" calcext:value-type="float">
            <text:p>4.369</text:p>
          </table:table-cell>
          <table:table-cell office:value-type="float" office:value="6.046" calcext:value-type="float">
            <text:p>6.046</text:p>
          </table:table-cell>
          <table:table-cell office:value-type="float" office:value="7.133" calcext:value-type="float">
            <text:p>7.133</text:p>
          </table:table-cell>
          <table:table-cell office:value-type="float" office:value="9.398" calcext:value-type="float">
            <text:p>9.398</text:p>
          </table:table-cell>
          <table:table-cell office:value-type="float" office:value="10.37" calcext:value-type="float">
            <text:p>10.37</text:p>
          </table:table-cell>
          <table:table-cell office:value-type="float" office:value="12.597" calcext:value-type="float">
            <text:p>12.597</text:p>
          </table:table-cell>
          <table:table-cell office:value-type="float" office:value="13.767" calcext:value-type="float">
            <text:p>13.767</text:p>
          </table:table-cell>
          <table:table-cell office:value-type="float" office:value="16.04" calcext:value-type="float">
            <text:p>16.04</text:p>
          </table:table-cell>
          <table:table-cell office:value-type="float" office:value="16.89" calcext:value-type="float">
            <text:p>16.89</text:p>
          </table:table-cell>
          <table:table-cell office:value-type="float" office:value="18.237" calcext:value-type="float">
            <text:p>18.237</text:p>
          </table:table-cell>
          <table:table-cell office:value-type="float" office:value="20.259" calcext:value-type="float">
            <text:p>20.259</text:p>
          </table:table-cell>
          <table:table-cell office:value-type="float" office:value="21.243" calcext:value-type="float">
            <text:p>21.243</text:p>
          </table:table-cell>
          <table:table-cell office:value-type="float" office:value="23.833" calcext:value-type="float">
            <text:p>23.833</text:p>
          </table:table-cell>
          <table:table-cell office:value-type="float" office:value="24.899" calcext:value-type="float">
            <text:p>24.899</text:p>
          </table:table-cell>
          <table:table-cell office:value-type="float" office:value="27.079" calcext:value-type="float">
            <text:p>27.079</text:p>
          </table:table-cell>
          <table:table-cell office:value-type="float" office:value="28.35" calcext:value-type="float">
            <text:p>28.35</text:p>
          </table:table-cell>
          <table:table-cell office:value-type="float" office:value="29.019" calcext:value-type="float">
            <text:p>29.019</text:p>
          </table:table-cell>
          <table:table-cell office:value-type="float" office:value="31.512" calcext:value-type="float">
            <text:p>31.512</text:p>
          </table:table-cell>
          <table:table-cell office:value-type="float" office:value="32.274" calcext:value-type="float">
            <text:p>32.274</text:p>
          </table:table-cell>
          <table:table-cell office:value-type="float" office:value="34.605" calcext:value-type="float">
            <text:p>34.605</text:p>
          </table:table-cell>
          <table:table-cell office:value-type="float" office:value="35.37" calcext:value-type="float">
            <text:p>35.37</text:p>
          </table:table-cell>
          <table:table-cell office:value-type="float" office:value="37.884" calcext:value-type="float">
            <text:p>37.884</text:p>
          </table:table-cell>
          <table:table-cell office:value-type="float" office:value="38.81" calcext:value-type="float">
            <text:p>38.81</text:p>
          </table:table-cell>
          <table:table-cell office:value-type="float" office:value="39.823" calcext:value-type="float">
            <text:p>39.823</text:p>
          </table:table-cell>
          <table:table-cell office:value-type="float" office:value="42.311" calcext:value-type="float">
            <text:p>42.311</text:p>
          </table:table-cell>
          <table:table-cell office:value-type="float" office:value="43.392" calcext:value-type="float">
            <text:p>43.392</text:p>
          </table:table-cell>
          <table:table-cell office:value-type="float" office:value="45.749" calcext:value-type="float">
            <text:p>45.749</text:p>
          </table:table-cell>
          <table:table-cell office:value-type="float" office:value="46.271" calcext:value-type="float">
            <text:p>46.271</text:p>
          </table:table-cell>
          <table:table-cell office:value-type="float" office:value="48.679" calcext:value-type="float">
            <text:p>48.679</text:p>
          </table:table-cell>
          <table:table-cell office:value-type="float" office:value="49.4" calcext:value-type="float">
            <text:p>49.4</text:p>
          </table:table-cell>
          <table:table-cell office:value-type="float" office:value="50.518" calcext:value-type="float">
            <text:p>50.518</text:p>
          </table:table-cell>
          <table:table-cell office:value-type="float" office:value="52.859" calcext:value-type="float">
            <text:p>52.859</text:p>
          </table:table-cell>
          <table:table-cell office:value-type="float" office:value="54.071" calcext:value-type="float">
            <text:p>54.071</text:p>
          </table:table-cell>
          <table:table-cell office:value-type="float" office:value="56.26" calcext:value-type="float">
            <text:p>56.26</text:p>
          </table:table-cell>
          <table:table-cell office:value-type="float" office:value="57.316" calcext:value-type="float">
            <text:p>57.316</text:p>
          </table:table-cell>
          <table:table-cell office:value-type="float" office:value="59.814" calcext:value-type="float">
            <text:p>59.814</text:p>
          </table:table-cell>
          <table:table-cell office:value-type="float" office:value="60.772" calcext:value-type="float">
            <text:p>60.772</text:p>
          </table:table-cell>
          <table:table-cell office:value-type="float" office:value="61.738" calcext:value-type="float">
            <text:p>61.738</text:p>
          </table:table-cell>
          <table:table-cell office:value-type="float" office:value="64.239" calcext:value-type="float">
            <text:p>64.239</text:p>
          </table:table-cell>
          <table:table-cell office:value-type="float" office:value="64.591" calcext:value-type="float">
            <text:p>64.591</text:p>
          </table:table-cell>
          <table:table-cell office:value-type="float" office:value="67.317" calcext:value-type="float">
            <text:p>67.317</text:p>
          </table:table-cell>
          <table:table-cell office:value-type="float" office:value="67.731" calcext:value-type="float">
            <text:p>67.731</text:p>
          </table:table-cell>
          <table:table-cell office:value-type="float" office:value="70.852" calcext:value-type="float">
            <text:p>70.852</text:p>
          </table:table-cell>
          <table:table-cell office:value-type="float" office:value="71.021" calcext:value-type="float">
            <text:p>71.021</text:p>
          </table:table-cell>
          <table:table-cell office:value-type="float" office:value="73.413" calcext:value-type="float">
            <text:p>73.413</text:p>
          </table:table-cell>
          <table:table-cell office:value-type="float" office:value="74.511" calcext:value-type="float">
            <text:p>74.511</text:p>
          </table:table-cell>
          <table:table-cell office:value-type="float" office:value="76.624" calcext:value-type="float">
            <text:p>76.624</text:p>
          </table:table-cell>
          <table:table-cell office:value-type="float" office:value="77.5" calcext:value-type="float">
            <text:p>77.5</text:p>
          </table:table-cell>
          <table:table-cell office:value-type="float" office:value="78.777" calcext:value-type="float">
            <text:p>78.777</text:p>
          </table:table-cell>
          <table:table-cell office:value-type="float" office:value="80.703" calcext:value-type="float">
            <text:p>80.703</text:p>
          </table:table-cell>
          <table:table-cell office:value-type="float" office:value="81.703" calcext:value-type="float">
            <text:p>81.703</text:p>
          </table:table-cell>
          <table:table-cell office:value-type="float" office:value="84.281" calcext:value-type="float">
            <text:p>84.281</text:p>
          </table:table-cell>
          <table:table-cell office:value-type="float" office:value="84.954" calcext:value-type="float">
            <text:p>84.954</text:p>
          </table:table-cell>
          <table:table-cell office:value-type="float" office:value="87.514" calcext:value-type="float">
            <text:p>87.514</text:p>
          </table:table-cell>
          <table:table-cell office:value-type="float" office:value="88.519" calcext:value-type="float">
            <text:p>88.519</text:p>
          </table:table-cell>
          <table:table-cell office:value-type="float" office:value="90.064" calcext:value-type="float">
            <text:p>90.064</text:p>
          </table:table-cell>
          <table:table-cell office:value-type="float" office:value="91.299" calcext:value-type="float">
            <text:p>91.299</text:p>
          </table:table-cell>
          <table:table-cell office:value-type="float" office:value="93.841" calcext:value-type="float">
            <text:p>93.841</text:p>
          </table:table-cell>
          <table:table-cell office:value-type="float" office:value="94.753" calcext:value-type="float">
            <text:p>94.753</text:p>
          </table:table-cell>
          <table:table-cell office:value-type="float" office:value="97.055" calcext:value-type="float">
            <text:p>97.055</text:p>
          </table:table-cell>
          <table:table-cell office:value-type="float" office:value="97.676" calcext:value-type="float">
            <text:p>97.676</text:p>
          </table:table-cell>
          <table:table-cell office:value-type="float" office:value="100.488" calcext:value-type="float">
            <text:p>100.488</text:p>
          </table:table-cell>
          <table:table-cell office:value-type="float" office:value="101.459" calcext:value-type="float">
            <text:p>101.459</text:p>
          </table:table-cell>
          <table:table-cell office:value-type="float" office:value="102.629" calcext:value-type="float">
            <text:p>102.629</text:p>
          </table:table-cell>
          <table:table-cell office:value-type="float" office:value="104.549" calcext:value-type="float">
            <text:p>104.549</text:p>
          </table:table-cell>
          <table:table-cell office:value-type="float" office:value="105.228" calcext:value-type="float">
            <text:p>105.228</text:p>
          </table:table-cell>
          <table:table-cell office:value-type="float" office:value="107.871" calcext:value-type="float">
            <text:p>107.871</text:p>
          </table:table-cell>
          <table:table-cell office:value-type="float" office:value="108.492" calcext:value-type="float">
            <text:p>108.492</text:p>
          </table:table-cell>
          <table:table-cell office:value-type="float" office:value="111.439" calcext:value-type="float">
            <text:p>111.439</text:p>
          </table:table-cell>
          <table:table-cell office:value-type="float" office:value="112.187" calcext:value-type="float">
            <text:p>112.187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115.343" calcext:value-type="float">
            <text:p>115.343</text:p>
          </table:table-cell>
          <table:table-cell office:value-type="float" office:value="116.729" calcext:value-type="float">
            <text:p>116.729</text:p>
          </table:table-cell>
          <table:table-cell office:value-type="float" office:value="119.022" calcext:value-type="float">
            <text:p>119.022</text:p>
          </table:table-cell>
          <table:table-cell office:value-type="float" office:value="120.166" calcext:value-type="float">
            <text:p>120.166</text:p>
          </table:table-cell>
          <table:table-cell office:value-type="float" office:value="122.16" calcext:value-type="float">
            <text:p>122.16</text:p>
          </table:table-cell>
          <table:table-cell office:value-type="float" office:value="123.164" calcext:value-type="float">
            <text:p>123.164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126.344" calcext:value-type="float">
            <text:p>126.344</text:p>
          </table:table-cell>
          <table:table-cell office:value-type="float" office:value="127.507" calcext:value-type="float">
            <text:p>127.507</text:p>
          </table:table-cell>
          <table:table-cell office:value-type="float" office:value="129.703" calcext:value-type="float">
            <text:p>129.703</text:p>
          </table:table-cell>
          <table:table-cell office:value-type="float" office:value="130.428" calcext:value-type="float">
            <text:p>130.428</text:p>
          </table:table-cell>
          <table:table-cell office:value-type="float" office:value="131.485" calcext:value-type="float">
            <text:p>131.485</text:p>
          </table:table-cell>
          <table:table-cell office:value-type="float" office:value="133.479" calcext:value-type="float">
            <text:p>133.479</text:p>
          </table:table-cell>
          <table:table-cell office:value-type="float" office:value="134.637" calcext:value-type="float">
            <text:p>134.637</text:p>
          </table:table-cell>
          <table:table-cell office:value-type="float" office:value="136.86" calcext:value-type="float">
            <text:p>136.86</text:p>
          </table:table-cell>
          <table:table-cell office:value-type="float" office:value="137.942" calcext:value-type="float">
            <text:p>137.942</text:p>
          </table:table-cell>
          <table:table-cell office:value-type="float" office:value="140.491" calcext:value-type="float">
            <text:p>140.491</text:p>
          </table:table-cell>
          <table:table-cell office:value-type="float" office:value="141.035" calcext:value-type="float">
            <text:p>141.035</text:p>
          </table:table-cell>
          <table:table-cell office:value-type="float" office:value="143.74" calcext:value-type="float">
            <text:p>143.74</text:p>
          </table:table-cell>
          <table:table-cell office:value-type="float" office:value="144.405" calcext:value-type="float">
            <text:p>144.405</text:p>
          </table:table-cell>
          <table:table-cell office:value-type="float" office:value="146.988" calcext:value-type="float">
            <text:p>146.988</text:p>
          </table:table-cell>
          <table:table-cell office:value-type="float" office:value="147.533" calcext:value-type="float">
            <text:p>147.533</text:p>
          </table:table-cell>
          <table:table-cell office:value-type="float" office:value="148.645" calcext:value-type="float">
            <text:p>148.645</text:p>
          </table:table-cell>
          <table:table-cell office:value-type="float" office:value="150.655" calcext:value-type="float">
            <text:p>150.655</text:p>
          </table:table-cell>
          <table:table-cell office:value-type="float" office:value="154.179" calcext:value-type="float">
            <text:p>154.179</text:p>
          </table:table-cell>
          <table:table-cell office:value-type="float" office:value="154.614" calcext:value-type="float">
            <text:p>154.614</text:p>
          </table:table-cell>
          <table:table-cell office:value-type="float" office:value="156.981" calcext:value-type="float">
            <text:p>156.981</text:p>
          </table:table-cell>
          <table:table-cell office:value-type="string" calcext:value-type="string">
            <text:p>158.015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75503.824308974" calcext:value-type="float">
            <text:p>375503.824308974</text:p>
          </table:table-cell>
          <table:table-cell office:value-type="float" office:value="0.63663707192141" calcext:value-type="float">
            <text:p>0.63663707192141</text:p>
          </table:table-cell>
          <table:table-cell office:value-type="float" office:value="2.73585009721939" calcext:value-type="float">
            <text:p>2.73585009721939</text:p>
          </table:table-cell>
          <table:table-cell office:value-type="float" office:value="221.99547973662" calcext:value-type="float">
            <text:p>221.99547973662</text:p>
          </table:table-cell>
          <table:table-cell office:value-type="float" office:value="1.98141869578618" calcext:value-type="float">
            <text:p>1.98141869578618</text:p>
          </table:table-cell>
          <table:table-cell office:value-type="float" office:value="2.14230440272064" calcext:value-type="float">
            <text:p>2.14230440272064</text:p>
          </table:table-cell>
          <table:table-cell office:value-type="float" office:value="4.53526838117597" calcext:value-type="float">
            <text:p>4.53526838117597</text:p>
          </table:table-cell>
          <table:table-cell office:value-type="float" office:value="2.28440890919475" calcext:value-type="float">
            <text:p>2.28440890919475</text:p>
          </table:table-cell>
          <table:table-cell office:value-type="string" calcext:value-type="string">
            <text:p>[170.27182067292574</text:p>
          </table:table-cell>
          <table:table-cell office:value-type="float" office:value="156.623007449952" calcext:value-type="float">
            <text:p>156.623007449952</text:p>
          </table:table-cell>
          <table:table-cell office:value-type="float" office:value="392.26917057903" calcext:value-type="float">
            <text:p>392.26917057903</text:p>
          </table:table-cell>
          <table:table-cell office:value-type="string" calcext:value-type="string">
            <text:p><text:s/>168.81792024457133]</text:p>
          </table:table-cell>
          <table:table-cell table:number-columns-repeated="2"/>
          <table:table-cell office:value-type="float" office:value="3.265" calcext:value-type="float">
            <text:p>3.265</text:p>
          </table:table-cell>
          <table:table-cell office:value-type="float" office:value="4.101" calcext:value-type="float">
            <text:p>4.101</text:p>
          </table:table-cell>
          <table:table-cell office:value-type="float" office:value="6.271" calcext:value-type="float">
            <text:p>6.271</text:p>
          </table:table-cell>
          <table:table-cell office:value-type="float" office:value="7.77" calcext:value-type="float">
            <text:p>7.77</text:p>
          </table:table-cell>
          <table:table-cell office:value-type="float" office:value="9.274" calcext:value-type="float">
            <text:p>9.274</text:p>
          </table:table-cell>
          <table:table-cell office:value-type="float" office:value="10.441" calcext:value-type="float">
            <text:p>10.441</text:p>
          </table:table-cell>
          <table:table-cell office:value-type="float" office:value="12.669" calcext:value-type="float">
            <text:p>12.669</text:p>
          </table:table-cell>
          <table:table-cell office:value-type="float" office:value="13.999" calcext:value-type="float">
            <text:p>13.999</text:p>
          </table:table-cell>
          <table:table-cell office:value-type="float" office:value="15.235" calcext:value-type="float">
            <text:p>15.235</text:p>
          </table:table-cell>
          <table:table-cell office:value-type="float" office:value="17.159" calcext:value-type="float">
            <text:p>17.159</text:p>
          </table:table-cell>
          <table:table-cell office:value-type="float" office:value="17.857" calcext:value-type="float">
            <text:p>17.857</text:p>
          </table:table-cell>
          <table:table-cell office:value-type="float" office:value="20.385" calcext:value-type="float">
            <text:p>20.385</text:p>
          </table:table-cell>
          <table:table-cell office:value-type="float" office:value="20.77" calcext:value-type="float">
            <text:p>20.77</text:p>
          </table:table-cell>
          <table:table-cell office:value-type="float" office:value="23.726" calcext:value-type="float">
            <text:p>23.726</text:p>
          </table:table-cell>
          <table:table-cell office:value-type="float" office:value="24.181" calcext:value-type="float">
            <text:p>24.181</text:p>
          </table:table-cell>
          <table:table-cell office:value-type="float" office:value="26.325" calcext:value-type="float">
            <text:p>26.325</text:p>
          </table:table-cell>
          <table:table-cell office:value-type="float" office:value="28.033" calcext:value-type="float">
            <text:p>28.033</text:p>
          </table:table-cell>
          <table:table-cell office:value-type="float" office:value="28.817" calcext:value-type="float">
            <text:p>28.817</text:p>
          </table:table-cell>
          <table:table-cell office:value-type="float" office:value="31.27" calcext:value-type="float">
            <text:p>31.27</text:p>
          </table:table-cell>
          <table:table-cell office:value-type="float" office:value="31.972" calcext:value-type="float">
            <text:p>31.972</text:p>
          </table:table-cell>
          <table:table-cell office:value-type="float" office:value="34.885" calcext:value-type="float">
            <text:p>34.885</text:p>
          </table:table-cell>
          <table:table-cell office:value-type="float" office:value="35.781" calcext:value-type="float">
            <text:p>35.781</text:p>
          </table:table-cell>
          <table:table-cell office:value-type="float" office:value="37.583" calcext:value-type="float">
            <text:p>37.583</text:p>
          </table:table-cell>
          <table:table-cell office:value-type="float" office:value="38.614" calcext:value-type="float">
            <text:p>38.614</text:p>
          </table:table-cell>
          <table:table-cell office:value-type="float" office:value="39.795" calcext:value-type="float">
            <text:p>39.795</text:p>
          </table:table-cell>
          <table:table-cell office:value-type="float" office:value="42.566" calcext:value-type="float">
            <text:p>42.566</text:p>
          </table:table-cell>
          <table:table-cell office:value-type="float" office:value="43.049" calcext:value-type="float">
            <text:p>43.049</text:p>
          </table:table-cell>
          <table:table-cell office:value-type="float" office:value="45.711" calcext:value-type="float">
            <text:p>45.711</text:p>
          </table:table-cell>
          <table:table-cell office:value-type="float" office:value="46.545" calcext:value-type="float">
            <text:p>46.545</text:p>
          </table:table-cell>
          <table:table-cell office:value-type="float" office:value="47.881" calcext:value-type="float">
            <text:p>47.881</text:p>
          </table:table-cell>
          <table:table-cell office:value-type="float" office:value="49.955" calcext:value-type="float">
            <text:p>49.955</text:p>
          </table:table-cell>
          <table:table-cell office:value-type="float" office:value="51.062" calcext:value-type="float">
            <text:p>51.062</text:p>
          </table:table-cell>
          <table:table-cell office:value-type="float" office:value="53.195" calcext:value-type="float">
            <text:p>53.195</text:p>
          </table:table-cell>
          <table:table-cell office:value-type="float" office:value="54.425" calcext:value-type="float">
            <text:p>54.425</text:p>
          </table:table-cell>
          <table:table-cell office:value-type="float" office:value="56.853" calcext:value-type="float">
            <text:p>56.853</text:p>
          </table:table-cell>
          <table:table-cell office:value-type="float" office:value="57.868" calcext:value-type="float">
            <text:p>57.868</text:p>
          </table:table-cell>
          <table:table-cell office:value-type="float" office:value="58.424" calcext:value-type="float">
            <text:p>58.424</text:p>
          </table:table-cell>
          <table:table-cell office:value-type="float" office:value="61.355" calcext:value-type="float">
            <text:p>61.355</text:p>
          </table:table-cell>
          <table:table-cell office:value-type="float" office:value="62.019" calcext:value-type="float">
            <text:p>62.019</text:p>
          </table:table-cell>
          <table:table-cell office:value-type="float" office:value="64.462" calcext:value-type="float">
            <text:p>64.462</text:p>
          </table:table-cell>
          <table:table-cell office:value-type="float" office:value="65.156" calcext:value-type="float">
            <text:p>65.156</text:p>
          </table:table-cell>
          <table:table-cell office:value-type="float" office:value="67.521" calcext:value-type="float">
            <text:p>67.521</text:p>
          </table:table-cell>
          <table:table-cell office:value-type="float" office:value="68.404" calcext:value-type="float">
            <text:p>68.404</text:p>
          </table:table-cell>
          <table:table-cell office:value-type="float" office:value="69.228" calcext:value-type="float">
            <text:p>69.228</text:p>
          </table:table-cell>
          <table:table-cell office:value-type="float" office:value="71.1" calcext:value-type="float">
            <text:p>71.1</text:p>
          </table:table-cell>
          <table:table-cell office:value-type="float" office:value="72.212" calcext:value-type="float">
            <text:p>72.212</text:p>
          </table:table-cell>
          <table:table-cell office:value-type="float" office:value="75.02" calcext:value-type="float">
            <text:p>75.02</text:p>
          </table:table-cell>
          <table:table-cell office:value-type="float" office:value="75.864" calcext:value-type="float">
            <text:p>75.864</text:p>
          </table:table-cell>
          <table:table-cell office:value-type="float" office:value="77.63" calcext:value-type="float">
            <text:p>77.63</text:p>
          </table:table-cell>
          <table:table-cell office:value-type="float" office:value="79.36" calcext:value-type="float">
            <text:p>79.36</text:p>
          </table:table-cell>
          <table:table-cell office:value-type="float" office:value="80.303" calcext:value-type="float">
            <text:p>80.303</text:p>
          </table:table-cell>
          <table:table-cell office:value-type="float" office:value="82.515" calcext:value-type="float">
            <text:p>82.515</text:p>
          </table:table-cell>
          <table:table-cell office:value-type="float" office:value="83.487" calcext:value-type="float">
            <text:p>83.487</text:p>
          </table:table-cell>
          <table:table-cell office:value-type="float" office:value="84.564" calcext:value-type="float">
            <text:p>84.564</text:p>
          </table:table-cell>
          <table:table-cell office:value-type="float" office:value="86.905" calcext:value-type="float">
            <text:p>86.905</text:p>
          </table:table-cell>
          <table:table-cell office:value-type="float" office:value="87.69" calcext:value-type="float">
            <text:p>87.69</text:p>
          </table:table-cell>
          <table:table-cell office:value-type="float" office:value="90.417" calcext:value-type="float">
            <text:p>90.417</text:p>
          </table:table-cell>
          <table:table-cell office:value-type="float" office:value="90.871" calcext:value-type="float">
            <text:p>90.871</text:p>
          </table:table-cell>
          <table:table-cell office:value-type="float" office:value="93.71" calcext:value-type="float">
            <text:p>93.71</text:p>
          </table:table-cell>
          <table:table-cell office:value-type="float" office:value="94.158" calcext:value-type="float">
            <text:p>94.158</text:p>
          </table:table-cell>
          <table:table-cell office:value-type="float" office:value="96.495" calcext:value-type="float">
            <text:p>96.495</text:p>
          </table:table-cell>
          <table:table-cell office:value-type="float" office:value="97.474" calcext:value-type="float">
            <text:p>97.474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100.823" calcext:value-type="float">
            <text:p>100.823</text:p>
          </table:table-cell>
          <table:table-cell office:value-type="float" office:value="103.458" calcext:value-type="float">
            <text:p>103.458</text:p>
          </table:table-cell>
          <table:table-cell office:value-type="float" office:value="104.148" calcext:value-type="float">
            <text:p>104.148</text:p>
          </table:table-cell>
          <table:table-cell office:value-type="float" office:value="105.255" calcext:value-type="float">
            <text:p>105.255</text:p>
          </table:table-cell>
          <table:table-cell office:value-type="float" office:value="107.505" calcext:value-type="float">
            <text:p>107.505</text:p>
          </table:table-cell>
          <table:table-cell office:value-type="float" office:value="108.191" calcext:value-type="float">
            <text:p>108.191</text:p>
          </table:table-cell>
          <table:table-cell office:value-type="float" office:value="110.808" calcext:value-type="float">
            <text:p>110.808</text:p>
          </table:table-cell>
          <table:table-cell office:value-type="float" office:value="112.135" calcext:value-type="float">
            <text:p>112.135</text:p>
          </table:table-cell>
          <table:table-cell office:value-type="float" office:value="114.191" calcext:value-type="float">
            <text:p>114.191</text:p>
          </table:table-cell>
          <table:table-cell office:value-type="float" office:value="115.076" calcext:value-type="float">
            <text:p>115.076</text:p>
          </table:table-cell>
          <table:table-cell office:value-type="float" office:value="117.585" calcext:value-type="float">
            <text:p>117.585</text:p>
          </table:table-cell>
          <table:table-cell office:value-type="float" office:value="118.243" calcext:value-type="float">
            <text:p>118.243</text:p>
          </table:table-cell>
          <table:table-cell office:value-type="float" office:value="119.335" calcext:value-type="float">
            <text:p>119.335</text:p>
          </table:table-cell>
          <table:table-cell office:value-type="float" office:value="122.025" calcext:value-type="float">
            <text:p>122.025</text:p>
          </table:table-cell>
          <table:table-cell office:value-type="float" office:value="122.192" calcext:value-type="float">
            <text:p>122.192</text:p>
          </table:table-cell>
          <table:table-cell office:value-type="float" office:value="124.676" calcext:value-type="float">
            <text:p>124.676</text:p>
          </table:table-cell>
          <table:table-cell office:value-type="float" office:value="125.653" calcext:value-type="float">
            <text:p>125.653</text:p>
          </table:table-cell>
          <table:table-cell office:value-type="float" office:value="126.828" calcext:value-type="float">
            <text:p>126.828</text:p>
          </table:table-cell>
          <table:table-cell office:value-type="float" office:value="128.747" calcext:value-type="float">
            <text:p>128.747</text:p>
          </table:table-cell>
          <table:table-cell office:value-type="float" office:value="129.989" calcext:value-type="float">
            <text:p>129.989</text:p>
          </table:table-cell>
          <table:table-cell office:value-type="float" office:value="132.448" calcext:value-type="float">
            <text:p>132.448</text:p>
          </table:table-cell>
          <table:table-cell office:value-type="float" office:value="134.633" calcext:value-type="float">
            <text:p>134.633</text:p>
          </table:table-cell>
          <table:table-cell office:value-type="float" office:value="135.305" calcext:value-type="float">
            <text:p>135.305</text:p>
          </table:table-cell>
          <table:table-cell office:value-type="float" office:value="137.605" calcext:value-type="float">
            <text:p>137.605</text:p>
          </table:table-cell>
          <table:table-cell office:value-type="float" office:value="138.778" calcext:value-type="float">
            <text:p>138.778</text:p>
          </table:table-cell>
          <table:table-cell office:value-type="float" office:value="139.987" calcext:value-type="float">
            <text:p>139.987</text:p>
          </table:table-cell>
          <table:table-cell office:value-type="float" office:value="142.507" calcext:value-type="float">
            <text:p>142.507</text:p>
          </table:table-cell>
          <table:table-cell office:value-type="float" office:value="143.246" calcext:value-type="float">
            <text:p>143.246</text:p>
          </table:table-cell>
          <table:table-cell office:value-type="float" office:value="145.715" calcext:value-type="float">
            <text:p>145.715</text:p>
          </table:table-cell>
          <table:table-cell office:value-type="float" office:value="146.602" calcext:value-type="float">
            <text:p>146.602</text:p>
          </table:table-cell>
          <table:table-cell office:value-type="float" office:value="147.185" calcext:value-type="float">
            <text:p>147.185</text:p>
          </table:table-cell>
          <table:table-cell office:value-type="float" office:value="149.884" calcext:value-type="float">
            <text:p>149.884</text:p>
          </table:table-cell>
          <table:table-cell office:value-type="float" office:value="150.687" calcext:value-type="float">
            <text:p>150.687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4.432" calcext:value-type="float">
            <text:p>154.432</text:p>
          </table:table-cell>
          <table:table-cell office:value-type="float" office:value="156.08" calcext:value-type="float">
            <text:p>156.08</text:p>
          </table:table-cell>
          <table:table-cell office:value-type="string" calcext:value-type="string">
            <text:p>158.444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73439.338897278" calcext:value-type="float">
            <text:p>373439.338897278</text:p>
          </table:table-cell>
          <table:table-cell office:value-type="float" office:value="0.63313689998589" calcext:value-type="float">
            <text:p>0.63313689998589</text:p>
          </table:table-cell>
          <table:table-cell office:value-type="float" office:value="2.70342010048692" calcext:value-type="float">
            <text:p>2.70342010048692</text:p>
          </table:table-cell>
          <table:table-cell office:value-type="float" office:value="225.736946569292" calcext:value-type="float">
            <text:p>225.736946569292</text:p>
          </table:table-cell>
          <table:table-cell office:value-type="float" office:value="2.16490299823633" calcext:value-type="float">
            <text:p>2.16490299823633</text:p>
          </table:table-cell>
          <table:table-cell office:value-type="float" office:value="1.79098360655738" calcext:value-type="float">
            <text:p>1.79098360655738</text:p>
          </table:table-cell>
          <table:table-cell office:value-type="float" office:value="4.97341603898981" calcext:value-type="float">
            <text:p>4.97341603898981</text:p>
          </table:table-cell>
          <table:table-cell office:value-type="float" office:value="1.88437775816417" calcext:value-type="float">
            <text:p>1.88437775816417</text:p>
          </table:table-cell>
          <table:table-cell office:value-type="string" calcext:value-type="string">
            <text:p>[169.05169227995853</text:p>
          </table:table-cell>
          <table:table-cell office:value-type="float" office:value="157.866043483704" calcext:value-type="float">
            <text:p>157.866043483704</text:p>
          </table:table-cell>
          <table:table-cell office:value-type="float" office:value="406.00396316587" calcext:value-type="float">
            <text:p>406.00396316587</text:p>
          </table:table-cell>
          <table:table-cell office:value-type="string" calcext:value-type="string">
            <text:p><text:s/>170.0260873476364]</text:p>
          </table:table-cell>
          <table:table-cell table:number-columns-repeated="2"/>
          <table:table-cell office:value-type="float" office:value="2.77" calcext:value-type="float">
            <text:p>2.77</text:p>
          </table:table-cell>
          <table:table-cell office:value-type="float" office:value="4.941" calcext:value-type="float">
            <text:p>4.941</text:p>
          </table:table-cell>
          <table:table-cell office:value-type="float" office:value="6.158" calcext:value-type="float">
            <text:p>6.158</text:p>
          </table:table-cell>
          <table:table-cell office:value-type="float" office:value="7.331" calcext:value-type="float">
            <text:p>7.331</text:p>
          </table:table-cell>
          <table:table-cell office:value-type="float" office:value="9.725" calcext:value-type="float">
            <text:p>9.725</text:p>
          </table:table-cell>
          <table:table-cell office:value-type="float" office:value="10.507" calcext:value-type="float">
            <text:p>10.507</text:p>
          </table:table-cell>
          <table:table-cell office:value-type="float" office:value="12.557" calcext:value-type="float">
            <text:p>12.557</text:p>
          </table:table-cell>
          <table:table-cell office:value-type="float" office:value="13.746" calcext:value-type="float">
            <text:p>13.746</text:p>
          </table:table-cell>
          <table:table-cell office:value-type="float" office:value="15.247" calcext:value-type="float">
            <text:p>15.247</text:p>
          </table:table-cell>
          <table:table-cell office:value-type="float" office:value="16.996" calcext:value-type="float">
            <text:p>16.996</text:p>
          </table:table-cell>
          <table:table-cell office:value-type="float" office:value="18.46" calcext:value-type="float">
            <text:p>18.46</text:p>
          </table:table-cell>
          <table:table-cell office:value-type="float" office:value="20.029" calcext:value-type="float">
            <text:p>20.029</text:p>
          </table:table-cell>
          <table:table-cell office:value-type="float" office:value="22.28" calcext:value-type="float">
            <text:p>22.28</text:p>
          </table:table-cell>
          <table:table-cell office:value-type="float" office:value="23.438" calcext:value-type="float">
            <text:p>23.438</text:p>
          </table:table-cell>
          <table:table-cell office:value-type="float" office:value="24.613" calcext:value-type="float">
            <text:p>24.613</text:p>
          </table:table-cell>
          <table:table-cell office:value-type="float" office:value="26.968" calcext:value-type="float">
            <text:p>26.968</text:p>
          </table:table-cell>
          <table:table-cell office:value-type="float" office:value="27.546" calcext:value-type="float">
            <text:p>27.546</text:p>
          </table:table-cell>
          <table:table-cell office:value-type="float" office:value="30.04" calcext:value-type="float">
            <text:p>30.04</text:p>
          </table:table-cell>
          <table:table-cell office:value-type="float" office:value="30.616" calcext:value-type="float">
            <text:p>30.616</text:p>
          </table:table-cell>
          <table:table-cell office:value-type="float" office:value="32.35" calcext:value-type="float">
            <text:p>32.35</text:p>
          </table:table-cell>
          <table:table-cell office:value-type="float" office:value="33.694" calcext:value-type="float">
            <text:p>33.694</text:p>
          </table:table-cell>
          <table:table-cell office:value-type="float" office:value="36.272" calcext:value-type="float">
            <text:p>36.272</text:p>
          </table:table-cell>
          <table:table-cell office:value-type="float" office:value="37.454" calcext:value-type="float">
            <text:p>37.454</text:p>
          </table:table-cell>
          <table:table-cell office:value-type="float" office:value="38.244" calcext:value-type="float">
            <text:p>38.244</text:p>
          </table:table-cell>
          <table:table-cell office:value-type="float" office:value="40.852" calcext:value-type="float">
            <text:p>40.852</text:p>
          </table:table-cell>
          <table:table-cell office:value-type="float" office:value="41.307" calcext:value-type="float">
            <text:p>41.307</text:p>
          </table:table-cell>
          <table:table-cell office:value-type="float" office:value="43.492" calcext:value-type="float">
            <text:p>43.492</text:p>
          </table:table-cell>
          <table:table-cell office:value-type="float" office:value="44.757" calcext:value-type="float">
            <text:p>44.757</text:p>
          </table:table-cell>
          <table:table-cell office:value-type="float" office:value="46.729" calcext:value-type="float">
            <text:p>46.729</text:p>
          </table:table-cell>
          <table:table-cell office:value-type="float" office:value="48.328" calcext:value-type="float">
            <text:p>48.328</text:p>
          </table:table-cell>
          <table:table-cell office:value-type="float" office:value="49.359" calcext:value-type="float">
            <text:p>49.359</text:p>
          </table:table-cell>
          <table:table-cell office:value-type="float" office:value="50.92" calcext:value-type="float">
            <text:p>50.92</text:p>
          </table:table-cell>
          <table:table-cell office:value-type="float" office:value="52.9" calcext:value-type="float">
            <text:p>52.9</text:p>
          </table:table-cell>
          <table:table-cell office:value-type="float" office:value="55.186" calcext:value-type="float">
            <text:p>55.186</text:p>
          </table:table-cell>
          <table:table-cell office:value-type="float" office:value="55.838" calcext:value-type="float">
            <text:p>55.838</text:p>
          </table:table-cell>
          <table:table-cell office:value-type="float" office:value="58.058" calcext:value-type="float">
            <text:p>58.058</text:p>
          </table:table-cell>
          <table:table-cell office:value-type="float" office:value="58.75" calcext:value-type="float">
            <text:p>58.75</text:p>
          </table:table-cell>
          <table:table-cell office:value-type="float" office:value="60.128" calcext:value-type="float">
            <text:p>60.128</text:p>
          </table:table-cell>
          <table:table-cell office:value-type="float" office:value="61.989" calcext:value-type="float">
            <text:p>61.989</text:p>
          </table:table-cell>
          <table:table-cell office:value-type="float" office:value="64.449" calcext:value-type="float">
            <text:p>64.449</text:p>
          </table:table-cell>
          <table:table-cell office:value-type="float" office:value="65.231" calcext:value-type="float">
            <text:p>65.231</text:p>
          </table:table-cell>
          <table:table-cell office:value-type="float" office:value="67.615" calcext:value-type="float">
            <text:p>67.615</text:p>
          </table:table-cell>
          <table:table-cell office:value-type="float" office:value="68.882" calcext:value-type="float">
            <text:p>68.882</text:p>
          </table:table-cell>
          <table:table-cell office:value-type="float" office:value="69.573" calcext:value-type="float">
            <text:p>69.573</text:p>
          </table:table-cell>
          <table:table-cell office:value-type="float" office:value="72.443" calcext:value-type="float">
            <text:p>72.443</text:p>
          </table:table-cell>
          <table:table-cell office:value-type="float" office:value="72.797" calcext:value-type="float">
            <text:p>72.797</text:p>
          </table:table-cell>
          <table:table-cell office:value-type="float" office:value="75.233" calcext:value-type="float">
            <text:p>75.233</text:p>
          </table:table-cell>
          <table:table-cell office:value-type="float" office:value="76.114" calcext:value-type="float">
            <text:p>76.114</text:p>
          </table:table-cell>
          <table:table-cell office:value-type="float" office:value="78.71" calcext:value-type="float">
            <text:p>78.71</text:p>
          </table:table-cell>
          <table:table-cell office:value-type="float" office:value="79.51" calcext:value-type="float">
            <text:p>79.51</text:p>
          </table:table-cell>
          <table:table-cell office:value-type="float" office:value="80.739" calcext:value-type="float">
            <text:p>80.739</text:p>
          </table:table-cell>
          <table:table-cell office:value-type="float" office:value="82.792" calcext:value-type="float">
            <text:p>82.792</text:p>
          </table:table-cell>
          <table:table-cell office:value-type="float" office:value="85.342" calcext:value-type="float">
            <text:p>85.342</text:p>
          </table:table-cell>
          <table:table-cell office:value-type="float" office:value="85.935" calcext:value-type="float">
            <text:p>85.935</text:p>
          </table:table-cell>
          <table:table-cell office:value-type="float" office:value="88.298" calcext:value-type="float">
            <text:p>88.298</text:p>
          </table:table-cell>
          <table:table-cell office:value-type="float" office:value="89.714" calcext:value-type="float">
            <text:p>89.714</text:p>
          </table:table-cell>
          <table:table-cell office:value-type="float" office:value="90.088" calcext:value-type="float">
            <text:p>90.088</text:p>
          </table:table-cell>
          <table:table-cell office:value-type="float" office:value="92.501" calcext:value-type="float">
            <text:p>92.501</text:p>
          </table:table-cell>
          <table:table-cell office:value-type="float" office:value="93.934" calcext:value-type="float">
            <text:p>93.934</text:p>
          </table:table-cell>
          <table:table-cell office:value-type="float" office:value="95.99" calcext:value-type="float">
            <text:p>95.99</text:p>
          </table:table-cell>
          <table:table-cell office:value-type="float" office:value="96.496" calcext:value-type="float">
            <text:p>96.496</text:p>
          </table:table-cell>
          <table:table-cell office:value-type="float" office:value="99.006" calcext:value-type="float">
            <text:p>99.006</text:p>
          </table:table-cell>
          <table:table-cell office:value-type="float" office:value="100.487" calcext:value-type="float">
            <text:p>100.487</text:p>
          </table:table-cell>
          <table:table-cell office:value-type="float" office:value="102.393" calcext:value-type="float">
            <text:p>102.393</text:p>
          </table:table-cell>
          <table:table-cell office:value-type="float" office:value="103.229" calcext:value-type="float">
            <text:p>103.229</text:p>
          </table:table-cell>
          <table:table-cell office:value-type="float" office:value="104.357" calcext:value-type="float">
            <text:p>104.357</text:p>
          </table:table-cell>
          <table:table-cell office:value-type="float" office:value="106.463" calcext:value-type="float">
            <text:p>106.463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110.803" calcext:value-type="float">
            <text:p>110.803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116.107" calcext:value-type="float">
            <text:p>116.107</text:p>
          </table:table-cell>
          <table:table-cell office:value-type="float" office:value="117.42" calcext:value-type="float">
            <text:p>117.42</text:p>
          </table:table-cell>
          <table:table-cell office:value-type="float" office:value="118.218" calcext:value-type="float">
            <text:p>118.218</text:p>
          </table:table-cell>
          <table:table-cell office:value-type="float" office:value="120.549" calcext:value-type="float">
            <text:p>120.549</text:p>
          </table:table-cell>
          <table:table-cell office:value-type="float" office:value="121.363" calcext:value-type="float">
            <text:p>121.363</text:p>
          </table:table-cell>
          <table:table-cell office:value-type="float" office:value="124.134" calcext:value-type="float">
            <text:p>124.134</text:p>
          </table:table-cell>
          <table:table-cell office:value-type="float" office:value="125.164" calcext:value-type="float">
            <text:p>125.164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130.234" calcext:value-type="float">
            <text:p>130.234</text:p>
          </table:table-cell>
          <table:table-cell office:value-type="float" office:value="131.735" calcext:value-type="float">
            <text:p>131.735</text:p>
          </table:table-cell>
          <table:table-cell office:value-type="float" office:value="133.544" calcext:value-type="float">
            <text:p>133.544</text:p>
          </table:table-cell>
          <table:table-cell office:value-type="float" office:value="134.392" calcext:value-type="float">
            <text:p>134.392</text:p>
          </table:table-cell>
          <table:table-cell office:value-type="float" office:value="136.947" calcext:value-type="float">
            <text:p>136.947</text:p>
          </table:table-cell>
          <table:table-cell office:value-type="float" office:value="138.12" calcext:value-type="float">
            <text:p>138.12</text:p>
          </table:table-cell>
          <table:table-cell office:value-type="float" office:value="138.728" calcext:value-type="float">
            <text:p>138.728</text:p>
          </table:table-cell>
          <table:table-cell office:value-type="float" office:value="141.243" calcext:value-type="float">
            <text:p>141.243</text:p>
          </table:table-cell>
          <table:table-cell office:value-type="float" office:value="141.978" calcext:value-type="float">
            <text:p>141.978</text:p>
          </table:table-cell>
          <table:table-cell office:value-type="float" office:value="144.487" calcext:value-type="float">
            <text:p>144.487</text:p>
          </table:table-cell>
          <table:table-cell office:value-type="float" office:value="144.814" calcext:value-type="float">
            <text:p>144.814</text:p>
          </table:table-cell>
          <table:table-cell office:value-type="float" office:value="147.529" calcext:value-type="float">
            <text:p>147.529</text:p>
          </table:table-cell>
          <table:table-cell office:value-type="float" office:value="148.01" calcext:value-type="float">
            <text:p>148.01</text:p>
          </table:table-cell>
          <table:table-cell office:value-type="float" office:value="150.63" calcext:value-type="float">
            <text:p>150.63</text:p>
          </table:table-cell>
          <table:table-cell office:value-type="float" office:value="151.154" calcext:value-type="float">
            <text:p>151.154</text:p>
          </table:table-cell>
          <table:table-cell office:value-type="float" office:value="154.214" calcext:value-type="float">
            <text:p>154.214</text:p>
          </table:table-cell>
          <table:table-cell office:value-type="float" office:value="155.414" calcext:value-type="float">
            <text:p>155.414</text:p>
          </table:table-cell>
          <table:table-cell office:value-type="float" office:value="157.926" calcext:value-type="float">
            <text:p>157.926</text:p>
          </table:table-cell>
          <table:table-cell office:value-type="string" calcext:value-type="string">
            <text:p>158.265]</text:p>
          </table:table-cell>
        </table:table-row>
        <table:table-row table:style-name="ro1">
          <table:table-cell office:value-type="string" calcext:value-type="string">
            <text:p>jwestin</text:p>
          </table:table-cell>
          <table:table-cell office:value-type="string" calcext:value-type="string">
            <text:p>Improv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0802.474421815" calcext:value-type="float">
            <text:p>380802.474421815</text:p>
          </table:table-cell>
          <table:table-cell office:value-type="float" office:value="0.645620514631169" calcext:value-type="float">
            <text:p>0.645620514631169</text:p>
          </table:table-cell>
          <table:table-cell office:value-type="string" calcext:value-type="string">
            <text:p>[2.499353961487692</text:p>
          </table:table-cell>
          <table:table-cell office:value-type="float" office:value="215.631967648834" calcext:value-type="float">
            <text:p>215.631967648834</text:p>
          </table:table-cell>
          <table:table-cell office:value-type="float" office:value="2.07344165178377" calcext:value-type="float">
            <text:p>2.07344165178377</text:p>
          </table:table-cell>
          <table:table-cell office:value-type="float" office:value="2.05817668782937" calcext:value-type="float">
            <text:p>2.05817668782937</text:p>
          </table:table-cell>
          <table:table-cell office:value-type="float" office:value="3.90501319261214" calcext:value-type="float">
            <text:p>3.90501319261214</text:p>
          </table:table-cell>
          <table:table-cell office:value-type="float" office:value="1.96078431372549" calcext:value-type="float">
            <text:p>1.96078431372549</text:p>
          </table:table-cell>
          <table:table-cell office:value-type="string" calcext:value-type="string">
            <text:p>[161.29269160624528</text:p>
          </table:table-cell>
          <table:table-cell office:value-type="float" office:value="153.617082574249" calcext:value-type="float">
            <text:p>153.617082574249</text:p>
          </table:table-cell>
          <table:table-cell office:value-type="float" office:value="384.764524986271" calcext:value-type="float">
            <text:p>384.764524986271</text:p>
          </table:table-cell>
          <table:table-cell office:value-type="string" calcext:value-type="string">
            <text:p><text:s/>162.85357142857143]</text:p>
          </table:table-cell>
          <table:table-cell table:number-columns-repeated="2"/>
          <table:table-cell office:value-type="float" office:value="2.85" calcext:value-type="float">
            <text:p>2.85</text:p>
          </table:table-cell>
          <table:table-cell office:value-type="float" office:value="4.144" calcext:value-type="float">
            <text:p>4.144</text:p>
          </table:table-cell>
          <table:table-cell office:value-type="float" office:value="6.271" calcext:value-type="float">
            <text:p>6.271</text:p>
          </table:table-cell>
          <table:table-cell office:value-type="float" office:value="7.333" calcext:value-type="float">
            <text:p>7.333</text:p>
          </table:table-cell>
          <table:table-cell office:value-type="float" office:value="9.473" calcext:value-type="float">
            <text:p>9.473</text:p>
          </table:table-cell>
          <table:table-cell office:value-type="float" office:value="10.595" calcext:value-type="float">
            <text:p>10.595</text:p>
          </table:table-cell>
          <table:table-cell office:value-type="float" office:value="12.754" calcext:value-type="float">
            <text:p>12.754</text:p>
          </table:table-cell>
          <table:table-cell office:value-type="float" office:value="13.317" calcext:value-type="float">
            <text:p>13.317</text:p>
          </table:table-cell>
          <table:table-cell office:value-type="float" office:value="16.045" calcext:value-type="float">
            <text:p>16.045</text:p>
          </table:table-cell>
          <table:table-cell office:value-type="float" office:value="16.841" calcext:value-type="float">
            <text:p>16.841</text:p>
          </table:table-cell>
          <table:table-cell office:value-type="float" office:value="18.45" calcext:value-type="float">
            <text:p>18.45</text:p>
          </table:table-cell>
          <table:table-cell office:value-type="float" office:value="20.076" calcext:value-type="float">
            <text:p>20.076</text:p>
          </table:table-cell>
          <table:table-cell office:value-type="float" office:value="20.922" calcext:value-type="float">
            <text:p>20.922</text:p>
          </table:table-cell>
          <table:table-cell office:value-type="float" office:value="23.175" calcext:value-type="float">
            <text:p>23.175</text:p>
          </table:table-cell>
          <table:table-cell office:value-type="float" office:value="25.499" calcext:value-type="float">
            <text:p>25.499</text:p>
          </table:table-cell>
          <table:table-cell office:value-type="float" office:value="26.473" calcext:value-type="float">
            <text:p>26.473</text:p>
          </table:table-cell>
          <table:table-cell office:value-type="float" office:value="27.233" calcext:value-type="float">
            <text:p>27.233</text:p>
          </table:table-cell>
          <table:table-cell office:value-type="float" office:value="29.815" calcext:value-type="float">
            <text:p>29.815</text:p>
          </table:table-cell>
          <table:table-cell office:value-type="float" office:value="30.312" calcext:value-type="float">
            <text:p>30.312</text:p>
          </table:table-cell>
          <table:table-cell office:value-type="float" office:value="32.979" calcext:value-type="float">
            <text:p>32.979</text:p>
          </table:table-cell>
          <table:table-cell office:value-type="float" office:value="33.573" calcext:value-type="float">
            <text:p>33.573</text:p>
          </table:table-cell>
          <table:table-cell office:value-type="float" office:value="36.194" calcext:value-type="float">
            <text:p>36.194</text:p>
          </table:table-cell>
          <table:table-cell office:value-type="float" office:value="37.212" calcext:value-type="float">
            <text:p>37.212</text:p>
          </table:table-cell>
          <table:table-cell office:value-type="float" office:value="39.452" calcext:value-type="float">
            <text:p>39.452</text:p>
          </table:table-cell>
          <table:table-cell office:value-type="float" office:value="40.334" calcext:value-type="float">
            <text:p>40.334</text:p>
          </table:table-cell>
          <table:table-cell office:value-type="float" office:value="42.968" calcext:value-type="float">
            <text:p>42.968</text:p>
          </table:table-cell>
          <table:table-cell office:value-type="float" office:value="43.175" calcext:value-type="float">
            <text:p>43.175</text:p>
          </table:table-cell>
          <table:table-cell office:value-type="float" office:value="46.218" calcext:value-type="float">
            <text:p>46.218</text:p>
          </table:table-cell>
          <table:table-cell office:value-type="float" office:value="46.863" calcext:value-type="float">
            <text:p>46.863</text:p>
          </table:table-cell>
          <table:table-cell office:value-type="float" office:value="49.496" calcext:value-type="float">
            <text:p>49.496</text:p>
          </table:table-cell>
          <table:table-cell office:value-type="float" office:value="50.362" calcext:value-type="float">
            <text:p>50.362</text:p>
          </table:table-cell>
          <table:table-cell office:value-type="float" office:value="51.721" calcext:value-type="float">
            <text:p>51.721</text:p>
          </table:table-cell>
          <table:table-cell office:value-type="float" office:value="52.396" calcext:value-type="float">
            <text:p>52.396</text:p>
          </table:table-cell>
          <table:table-cell office:value-type="float" office:value="54.337" calcext:value-type="float">
            <text:p>54.337</text:p>
          </table:table-cell>
          <table:table-cell office:value-type="float" office:value="55.625" calcext:value-type="float">
            <text:p>55.625</text:p>
          </table:table-cell>
          <table:table-cell office:value-type="float" office:value="57.41" calcext:value-type="float">
            <text:p>57.41</text:p>
          </table:table-cell>
          <table:table-cell office:value-type="float" office:value="59.716" calcext:value-type="float">
            <text:p>59.716</text:p>
          </table:table-cell>
          <table:table-cell office:value-type="float" office:value="60.88" calcext:value-type="float">
            <text:p>60.88</text:p>
          </table:table-cell>
          <table:table-cell office:value-type="float" office:value="61.887" calcext:value-type="float">
            <text:p>61.887</text:p>
          </table:table-cell>
          <table:table-cell office:value-type="float" office:value="64.115" calcext:value-type="float">
            <text:p>64.115</text:p>
          </table:table-cell>
          <table:table-cell office:value-type="float" office:value="66.593" calcext:value-type="float">
            <text:p>66.593</text:p>
          </table:table-cell>
          <table:table-cell office:value-type="float" office:value="67.177" calcext:value-type="float">
            <text:p>67.177</text:p>
          </table:table-cell>
          <table:table-cell office:value-type="float" office:value="68.316" calcext:value-type="float">
            <text:p>68.316</text:p>
          </table:table-cell>
          <table:table-cell office:value-type="float" office:value="70.596" calcext:value-type="float">
            <text:p>70.596</text:p>
          </table:table-cell>
          <table:table-cell office:value-type="float" office:value="71.146" calcext:value-type="float">
            <text:p>71.146</text:p>
          </table:table-cell>
          <table:table-cell office:value-type="float" office:value="73.934" calcext:value-type="float">
            <text:p>73.934</text:p>
          </table:table-cell>
          <table:table-cell office:value-type="float" office:value="74.356" calcext:value-type="float">
            <text:p>74.356</text:p>
          </table:table-cell>
          <table:table-cell office:value-type="float" office:value="76.793" calcext:value-type="float">
            <text:p>76.793</text:p>
          </table:table-cell>
          <table:table-cell office:value-type="float" office:value="77.922" calcext:value-type="float">
            <text:p>77.922</text:p>
          </table:table-cell>
          <table:table-cell office:value-type="float" office:value="79.062" calcext:value-type="float">
            <text:p>79.062</text:p>
          </table:table-cell>
          <table:table-cell office:value-type="float" office:value="81.252" calcext:value-type="float">
            <text:p>81.252</text:p>
          </table:table-cell>
          <table:table-cell office:value-type="float" office:value="82.001" calcext:value-type="float">
            <text:p>82.001</text:p>
          </table:table-cell>
          <table:table-cell office:value-type="float" office:value="84.121" calcext:value-type="float">
            <text:p>84.121</text:p>
          </table:table-cell>
          <table:table-cell office:value-type="float" office:value="85.745" calcext:value-type="float">
            <text:p>85.745</text:p>
          </table:table-cell>
          <table:table-cell office:value-type="float" office:value="87.721" calcext:value-type="float">
            <text:p>87.721</text:p>
          </table:table-cell>
          <table:table-cell office:value-type="float" office:value="87.99" calcext:value-type="float">
            <text:p>87.99</text:p>
          </table:table-cell>
          <table:table-cell office:value-type="float" office:value="90.033" calcext:value-type="float">
            <text:p>90.033</text:p>
          </table:table-cell>
          <table:table-cell office:value-type="float" office:value="90.974" calcext:value-type="float">
            <text:p>90.974</text:p>
          </table:table-cell>
          <table:table-cell office:value-type="float" office:value="92.457" calcext:value-type="float">
            <text:p>92.457</text:p>
          </table:table-cell>
          <table:table-cell office:value-type="float" office:value="94.383" calcext:value-type="float">
            <text:p>94.383</text:p>
          </table:table-cell>
          <table:table-cell office:value-type="float" office:value="96.621" calcext:value-type="float">
            <text:p>96.621</text:p>
          </table:table-cell>
          <table:table-cell office:value-type="float" office:value="96.918" calcext:value-type="float">
            <text:p>96.918</text:p>
          </table:table-cell>
          <table:table-cell office:value-type="float" office:value="98.886" calcext:value-type="float">
            <text:p>98.886</text:p>
          </table:table-cell>
          <table:table-cell office:value-type="float" office:value="100.911" calcext:value-type="float">
            <text:p>100.911</text:p>
          </table:table-cell>
          <table:table-cell office:value-type="float" office:value="101.473" calcext:value-type="float">
            <text:p>101.473</text:p>
          </table:table-cell>
          <table:table-cell office:value-type="float" office:value="104.395" calcext:value-type="float">
            <text:p>104.395</text:p>
          </table:table-cell>
          <table:table-cell office:value-type="float" office:value="104.663" calcext:value-type="float">
            <text:p>104.663</text:p>
          </table:table-cell>
          <table:table-cell office:value-type="float" office:value="107.244" calcext:value-type="float">
            <text:p>107.244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10.155" calcext:value-type="float">
            <text:p>110.155</text:p>
          </table:table-cell>
          <table:table-cell office:value-type="float" office:value="110.897" calcext:value-type="float">
            <text:p>110.897</text:p>
          </table:table-cell>
          <table:table-cell office:value-type="float" office:value="112.327" calcext:value-type="float">
            <text:p>112.327</text:p>
          </table:table-cell>
          <table:table-cell office:value-type="float" office:value="113.832" calcext:value-type="float">
            <text:p>113.832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7.841" calcext:value-type="float">
            <text:p>117.841</text:p>
          </table:table-cell>
          <table:table-cell office:value-type="float" office:value="118.72" calcext:value-type="float">
            <text:p>118.72</text:p>
          </table:table-cell>
          <table:table-cell office:value-type="float" office:value="120.981" calcext:value-type="float">
            <text:p>120.981</text:p>
          </table:table-cell>
          <table:table-cell office:value-type="float" office:value="121.822" calcext:value-type="float">
            <text:p>121.822</text:p>
          </table:table-cell>
          <table:table-cell office:value-type="float" office:value="123.743" calcext:value-type="float">
            <text:p>123.743</text:p>
          </table:table-cell>
          <table:table-cell office:value-type="float" office:value="124.962" calcext:value-type="float">
            <text:p>124.962</text:p>
          </table:table-cell>
          <table:table-cell office:value-type="float" office:value="127.172" calcext:value-type="float">
            <text:p>127.172</text:p>
          </table:table-cell>
          <table:table-cell office:value-type="float" office:value="128.154" calcext:value-type="float">
            <text:p>128.154</text:p>
          </table:table-cell>
          <table:table-cell office:value-type="float" office:value="129.296" calcext:value-type="float">
            <text:p>129.296</text:p>
          </table:table-cell>
          <table:table-cell office:value-type="float" office:value="131.594" calcext:value-type="float">
            <text:p>131.594</text:p>
          </table:table-cell>
          <table:table-cell office:value-type="float" office:value="132.532" calcext:value-type="float">
            <text:p>132.532</text:p>
          </table:table-cell>
          <table:table-cell office:value-type="float" office:value="134.895" calcext:value-type="float">
            <text:p>134.895</text:p>
          </table:table-cell>
          <table:table-cell office:value-type="float" office:value="135.653" calcext:value-type="float">
            <text:p>135.653</text:p>
          </table:table-cell>
          <table:table-cell office:value-type="float" office:value="137.013" calcext:value-type="float">
            <text:p>137.013</text:p>
          </table:table-cell>
          <table:table-cell office:value-type="float" office:value="138.938" calcext:value-type="float">
            <text:p>138.938</text:p>
          </table:table-cell>
          <table:table-cell office:value-type="float" office:value="140.327" calcext:value-type="float">
            <text:p>140.327</text:p>
          </table:table-cell>
          <table:table-cell office:value-type="float" office:value="142.265" calcext:value-type="float">
            <text:p>142.265</text:p>
          </table:table-cell>
          <table:table-cell office:value-type="float" office:value="143.43" calcext:value-type="float">
            <text:p>143.43</text:p>
          </table:table-cell>
          <table:table-cell office:value-type="float" office:value="145.074" calcext:value-type="float">
            <text:p>145.074</text:p>
          </table:table-cell>
          <table:table-cell office:value-type="float" office:value="146.77" calcext:value-type="float">
            <text:p>146.77</text:p>
          </table:table-cell>
          <table:table-cell office:value-type="float" office:value="148.979" calcext:value-type="float">
            <text:p>148.979</text:p>
          </table:table-cell>
          <table:table-cell office:value-type="float" office:value="149.918" calcext:value-type="float">
            <text:p>149.918</text:p>
          </table:table-cell>
          <table:table-cell office:value-type="float" office:value="150.956" calcext:value-type="float">
            <text:p>150.956</text:p>
          </table:table-cell>
          <table:table-cell office:value-type="float" office:value="153.382" calcext:value-type="float">
            <text:p>153.382</text:p>
          </table:table-cell>
          <table:table-cell office:value-type="float" office:value="154.115" calcext:value-type="float">
            <text:p>154.115</text:p>
          </table:table-cell>
          <table:table-cell office:value-type="string" calcext:value-type="string">
            <text:p>156.464]</text:p>
          </table:table-cell>
        </table:table-row>
      </table:table>
      <table:named-expressions/>
      <table:database-ranges>
        <table:database-range table:name="__Anonymous_Sheet_DB__1" table:target-range-address="Sheet2.A1:Sheet2.T2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6:57:15.893014167</meta:creation-date>
    <dc:date>2018-04-13T10:23:57.754884581</dc:date>
    <meta:editing-duration>PT1H21M4S</meta:editing-duration>
    <meta:editing-cycles>1</meta:editing-cycles>
    <meta:document-statistic meta:table-count="2" meta:cell-count="5739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4 1 2 3 5 6 7 8" chart:style-name="ch1">
        <chart:legend chart:legend-position="end" svg:x="12.994cm" svg:y="2.177cm" style:legend-expansion="high" chart:style-name="ch2"/>
        <chart:plot-area chart:style-name="ch3" table:cell-range-address="Sheet1.Q56:Sheet1.Y155" svg:x="0.32cm" svg:y="0.18cm" svg:width="12.354cm" svg:height="8.64cm">
          <chartooo:coordinate-region svg:x="0.951cm" svg:y="0.383cm" svg:width="10.711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Q56:Sheet1.Q155" chart:class="chart:line">
            <chart:data-point chart:repeated="100"/>
          </chart:series>
          <chart:series chart:attached-axis="primary-y" chart:style-name="ch8" chart:values-cell-range-address="Sheet1.U56:Sheet1.U155" chart:class="chart:line">
            <chart:data-point chart:repeated="100"/>
          </chart:series>
          <chart:series chart:attached-axis="secondary-y" chart:style-name="ch9" chart:values-cell-range-address="Sheet1.R56:Sheet1.R155" chart:class="chart:line">
            <chart:data-point chart:repeated="100"/>
          </chart:series>
          <chart:series chart:attached-axis="secondary-y" chart:style-name="ch10" chart:values-cell-range-address="Sheet1.S56:Sheet1.S155" chart:class="chart:line">
            <chart:data-point chart:repeated="100"/>
          </chart:series>
          <chart:series chart:attached-axis="primary-y" chart:style-name="ch11" chart:values-cell-range-address="Sheet1.T56:Sheet1.T155" chart:class="chart:line">
            <chart:data-point chart:repeated="100"/>
          </chart:series>
          <chart:series chart:attached-axis="primary-y" chart:style-name="ch12" chart:values-cell-range-address="Sheet1.V56:Sheet1.V155" chart:class="chart:line">
            <chart:data-point chart:repeated="100"/>
          </chart:series>
          <chart:series chart:attached-axis="primary-y" chart:style-name="ch13" chart:values-cell-range-address="Sheet1.W56:Sheet1.W155" chart:class="chart:line">
            <chart:data-point chart:repeated="100"/>
          </chart:series>
          <chart:series chart:attached-axis="primary-y" chart:style-name="ch14" chart:values-cell-range-address="Sheet1.X56:Sheet1.X155" chart:class="chart:line">
            <chart:data-point chart:repeated="100"/>
          </chart:series>
          <chart:series chart:attached-axis="primary-y" chart:style-name="ch15" chart:values-cell-range-address="Sheet1.Y56:Sheet1.Y155" chart:class="chart:line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U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18">
                <text:p>3.418</text:p>
                <draw:g>
                  <svg:desc>Sheet1.Q56:Sheet1.Q155</svg:desc>
                </draw:g>
              </table:table-cell>
              <table:table-cell office:value-type="float" office:value="2.187">
                <text:p>2.187</text:p>
                <draw:g>
                  <svg:desc>Sheet1.U56:Sheet1.U155</svg:desc>
                </draw:g>
              </table:table-cell>
              <table:table-cell office:value-type="float" office:value="3.096">
                <text:p>3.096</text:p>
                <draw:g>
                  <svg:desc>Sheet1.R56:Sheet1.R155</svg:desc>
                </draw:g>
              </table:table-cell>
              <table:table-cell office:value-type="float" office:value="3.053">
                <text:p>3.053</text:p>
                <draw:g>
                  <svg:desc>Sheet1.S56:Sheet1.S155</svg:desc>
                </draw:g>
              </table:table-cell>
              <table:table-cell office:value-type="float" office:value="2.332">
                <text:p>2.332</text:p>
                <draw:g>
                  <svg:desc>Sheet1.T56:Sheet1.T155</svg:desc>
                </draw:g>
              </table:table-cell>
              <table:table-cell office:value-type="float" office:value="2.71">
                <text:p>2.71</text:p>
                <draw:g>
                  <svg:desc>Sheet1.V56:Sheet1.V155</svg:desc>
                </draw:g>
              </table:table-cell>
              <table:table-cell office:value-type="float" office:value="2.745">
                <text:p>2.745</text:p>
                <draw:g>
                  <svg:desc>Sheet1.W56:Sheet1.W155</svg:desc>
                </draw:g>
              </table:table-cell>
              <table:table-cell office:value-type="float" office:value="2.704">
                <text:p>2.704</text:p>
                <draw:g>
                  <svg:desc>Sheet1.X56:Sheet1.X155</svg:desc>
                </draw:g>
              </table:table-cell>
              <table:table-cell office:value-type="float" office:value="2.54">
                <text:p>2.54</text:p>
                <draw:g>
                  <svg:desc>Sheet1.Y56:Sheet1.Y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69">
                <text:p>4.569</text:p>
              </table:table-cell>
              <table:table-cell office:value-type="float" office:value="3.933">
                <text:p>3.933</text:p>
              </table:table-cell>
              <table:table-cell office:value-type="float" office:value="4.385">
                <text:p>4.385</text:p>
              </table:table-cell>
              <table:table-cell office:value-type="float" office:value="4.476">
                <text:p>4.476</text:p>
              </table:table-cell>
              <table:table-cell office:value-type="float" office:value="4.225">
                <text:p>4.225</text:p>
              </table:table-cell>
              <table:table-cell office:value-type="float" office:value="3.924">
                <text:p>3.924</text:p>
              </table:table-cell>
              <table:table-cell office:value-type="float" office:value="3.8">
                <text:p>3.8</text:p>
              </table:table-cell>
              <table:table-cell office:value-type="float" office:value="3.913">
                <text:p>3.913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31">
                <text:p>6.831</text:p>
              </table:table-cell>
              <table:table-cell office:value-type="float" office:value="5.389">
                <text:p>5.389</text:p>
              </table:table-cell>
              <table:table-cell office:value-type="float" office:value="5.888">
                <text:p>5.888</text:p>
              </table:table-cell>
              <table:table-cell office:value-type="float" office:value="5.196">
                <text:p>5.196</text:p>
              </table:table-cell>
              <table:table-cell office:value-type="float" office:value="5.574">
                <text:p>5.574</text:p>
              </table:table-cell>
              <table:table-cell office:value-type="float" office:value="5.156">
                <text:p>5.156</text:p>
              </table:table-cell>
              <table:table-cell office:value-type="float" office:value="5.514">
                <text:p>5.514</text:p>
              </table:table-cell>
              <table:table-cell office:value-type="float" office:value="5.368">
                <text:p>5.368</text:p>
              </table:table-cell>
              <table:table-cell office:value-type="float" office:value="5.353">
                <text:p>5.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14">
                <text:p>8.314</text:p>
              </table:table-cell>
              <table:table-cell office:value-type="float" office:value="6.99">
                <text:p>6.99</text:p>
              </table:table-cell>
              <table:table-cell office:value-type="float" office:value="7.393">
                <text:p>7.393</text:p>
              </table:table-cell>
              <table:table-cell office:value-type="float" office:value="7.195">
                <text:p>7.195</text:p>
              </table:table-cell>
              <table:table-cell office:value-type="float" office:value="6.949">
                <text:p>6.949</text:p>
              </table:table-cell>
              <table:table-cell office:value-type="float" office:value="6.637">
                <text:p>6.637</text:p>
              </table:table-cell>
              <table:table-cell office:value-type="float" office:value="6.608">
                <text:p>6.608</text:p>
              </table:table-cell>
              <table:table-cell office:value-type="float" office:value="6.689">
                <text:p>6.689</text:p>
              </table:table-cell>
              <table:table-cell office:value-type="float" office:value="6.752">
                <text:p>6.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67">
                <text:p>9.567</text:p>
              </table:table-cell>
              <table:table-cell office:value-type="float" office:value="8.001">
                <text:p>8.001</text:p>
              </table:table-cell>
              <table:table-cell office:value-type="float" office:value="8.332">
                <text:p>8.332</text:p>
              </table:table-cell>
              <table:table-cell office:value-type="float" office:value="8.61">
                <text:p>8.61</text:p>
              </table:table-cell>
              <table:table-cell office:value-type="float" office:value="8.47">
                <text:p>8.47</text:p>
              </table:table-cell>
              <table:table-cell office:value-type="float" office:value="8.325">
                <text:p>8.325</text:p>
              </table:table-cell>
              <table:table-cell office:value-type="float" office:value="8.246">
                <text:p>8.246</text:p>
              </table:table-cell>
              <table:table-cell office:value-type="float" office:value="8.12">
                <text:p>8.12</text:p>
              </table:table-cell>
              <table:table-cell office:value-type="float" office:value="8.207">
                <text:p>8.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55">
                <text:p>11.455</text:p>
              </table:table-cell>
              <table:table-cell office:value-type="float" office:value="9.543">
                <text:p>9.543</text:p>
              </table:table-cell>
              <table:table-cell office:value-type="float" office:value="9.792">
                <text:p>9.792</text:p>
              </table:table-cell>
              <table:table-cell office:value-type="float" office:value="9.53">
                <text:p>9.53</text:p>
              </table:table-cell>
              <table:table-cell office:value-type="float" office:value="9.786">
                <text:p>9.786</text:p>
              </table:table-cell>
              <table:table-cell office:value-type="float" office:value="9.691">
                <text:p>9.691</text:p>
              </table:table-cell>
              <table:table-cell office:value-type="float" office:value="9.525">
                <text:p>9.525</text:p>
              </table:table-cell>
              <table:table-cell office:value-type="float" office:value="9.468">
                <text:p>9.468</text:p>
              </table:table-cell>
              <table:table-cell office:value-type="float" office:value="9.722">
                <text:p>9.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22">
                <text:p>13.022</text:p>
              </table:table-cell>
              <table:table-cell office:value-type="float" office:value="10.734">
                <text:p>10.734</text:p>
              </table:table-cell>
              <table:table-cell office:value-type="float" office:value="10.771">
                <text:p>10.771</text:p>
              </table:table-cell>
              <table:table-cell office:value-type="float" office:value="10.696">
                <text:p>10.696</text:p>
              </table:table-cell>
              <table:table-cell office:value-type="float" office:value="11.154">
                <text:p>11.154</text:p>
              </table:table-cell>
              <table:table-cell office:value-type="float" office:value="11.109">
                <text:p>11.109</text:p>
              </table:table-cell>
              <table:table-cell office:value-type="float" office:value="10.834">
                <text:p>10.834</text:p>
              </table:table-cell>
              <table:table-cell office:value-type="float" office:value="11.05">
                <text:p>11.05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03">
                <text:p>15.103</text:p>
              </table:table-cell>
              <table:table-cell office:value-type="float" office:value="12.087">
                <text:p>12.087</text:p>
              </table:table-cell>
              <table:table-cell office:value-type="float" office:value="12.904">
                <text:p>12.904</text:p>
              </table:table-cell>
              <table:table-cell office:value-type="float" office:value="12.731">
                <text:p>12.731</text:p>
              </table:table-cell>
              <table:table-cell office:value-type="float" office:value="12.18">
                <text:p>12.18</text:p>
              </table:table-cell>
              <table:table-cell office:value-type="float" office:value="12.364">
                <text:p>12.364</text:p>
              </table:table-cell>
              <table:table-cell office:value-type="float" office:value="12.361">
                <text:p>12.361</text:p>
              </table:table-cell>
              <table:table-cell office:value-type="float" office:value="12.298">
                <text:p>12.298</text:p>
              </table:table-cell>
              <table:table-cell office:value-type="float" office:value="12.484">
                <text:p>12.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544">
                <text:p>16.544</text:p>
              </table:table-cell>
              <table:table-cell office:value-type="float" office:value="13.478">
                <text:p>13.478</text:p>
              </table:table-cell>
              <table:table-cell office:value-type="float" office:value="13.614">
                <text:p>13.614</text:p>
              </table:table-cell>
              <table:table-cell office:value-type="float" office:value="14.247">
                <text:p>14.247</text:p>
              </table:table-cell>
              <table:table-cell office:value-type="float" office:value="13.473">
                <text:p>13.473</text:p>
              </table:table-cell>
              <table:table-cell office:value-type="float" office:value="13.848">
                <text:p>13.848</text:p>
              </table:table-cell>
              <table:table-cell office:value-type="float" office:value="13.769">
                <text:p>13.769</text:p>
              </table:table-cell>
              <table:table-cell office:value-type="float" office:value="13.57">
                <text:p>13.57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479">
                <text:p>18.479</text:p>
              </table:table-cell>
              <table:table-cell office:value-type="float" office:value="15.324">
                <text:p>15.324</text:p>
              </table:table-cell>
              <table:table-cell office:value-type="float" office:value="15.253">
                <text:p>15.253</text:p>
              </table:table-cell>
              <table:table-cell office:value-type="float" office:value="15.517">
                <text:p>15.517</text:p>
              </table:table-cell>
              <table:table-cell office:value-type="float" office:value="15.464">
                <text:p>15.464</text:p>
              </table:table-cell>
              <table:table-cell office:value-type="float" office:value="14.914">
                <text:p>14.914</text:p>
              </table:table-cell>
              <table:table-cell office:value-type="float" office:value="15.109">
                <text:p>15.109</text:p>
              </table:table-cell>
              <table:table-cell office:value-type="float" office:value="15.149">
                <text:p>15.149</text:p>
              </table:table-cell>
              <table:table-cell office:value-type="float" office:value="15.226">
                <text:p>15.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72">
                <text:p>19.772</text:p>
              </table:table-cell>
              <table:table-cell office:value-type="float" office:value="16.605">
                <text:p>16.605</text:p>
              </table:table-cell>
              <table:table-cell office:value-type="float" office:value="16.451">
                <text:p>16.451</text:p>
              </table:table-cell>
              <table:table-cell office:value-type="float" office:value="17.04">
                <text:p>17.04</text:p>
              </table:table-cell>
              <table:table-cell office:value-type="float" office:value="16.87">
                <text:p>16.87</text:p>
              </table:table-cell>
              <table:table-cell office:value-type="float" office:value="16.343">
                <text:p>16.343</text:p>
              </table:table-cell>
              <table:table-cell office:value-type="float" office:value="16.651">
                <text:p>16.651</text:p>
              </table:table-cell>
              <table:table-cell office:value-type="float" office:value="16.518">
                <text:p>16.51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44">
                <text:p>21.44</text:p>
              </table:table-cell>
              <table:table-cell office:value-type="float" office:value="18.131">
                <text:p>18.131</text:p>
              </table:table-cell>
              <table:table-cell office:value-type="float" office:value="18.535">
                <text:p>18.535</text:p>
              </table:table-cell>
              <table:table-cell office:value-type="float" office:value="17.954">
                <text:p>17.954</text:p>
              </table:table-cell>
              <table:table-cell office:value-type="float" office:value="17.81">
                <text:p>17.81</text:p>
              </table:table-cell>
              <table:table-cell office:value-type="float" office:value="17.833">
                <text:p>17.833</text:p>
              </table:table-cell>
              <table:table-cell office:value-type="float" office:value="17.693">
                <text:p>17.693</text:p>
              </table:table-cell>
              <table:table-cell office:value-type="float" office:value="17.912">
                <text:p>17.912</text:p>
              </table:table-cell>
              <table:table-cell office:value-type="float" office:value="17.995">
                <text:p>17.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501">
                <text:p>22.501</text:p>
              </table:table-cell>
              <table:table-cell office:value-type="float" office:value="19.513">
                <text:p>19.513</text:p>
              </table:table-cell>
              <table:table-cell office:value-type="float" office:value="19.346">
                <text:p>19.346</text:p>
              </table:table-cell>
              <table:table-cell office:value-type="float" office:value="19.809">
                <text:p>19.809</text:p>
              </table:table-cell>
              <table:table-cell office:value-type="float" office:value="19.402">
                <text:p>19.402</text:p>
              </table:table-cell>
              <table:table-cell office:value-type="float" office:value="19.215">
                <text:p>19.215</text:p>
              </table:table-cell>
              <table:table-cell office:value-type="float" office:value="19.265">
                <text:p>19.265</text:p>
              </table:table-cell>
              <table:table-cell office:value-type="float" office:value="19.275">
                <text:p>19.275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448">
                <text:p>24.448</text:p>
              </table:table-cell>
              <table:table-cell office:value-type="float" office:value="20.727">
                <text:p>20.727</text:p>
              </table:table-cell>
              <table:table-cell office:value-type="float" office:value="20.601">
                <text:p>20.601</text:p>
              </table:table-cell>
              <table:table-cell office:value-type="float" office:value="21.212">
                <text:p>21.212</text:p>
              </table:table-cell>
              <table:table-cell office:value-type="float" office:value="20.808">
                <text:p>20.808</text:p>
              </table:table-cell>
              <table:table-cell office:value-type="float" office:value="20.737">
                <text:p>20.737</text:p>
              </table:table-cell>
              <table:table-cell office:value-type="float" office:value="20.811">
                <text:p>20.811</text:p>
              </table:table-cell>
              <table:table-cell office:value-type="float" office:value="20.662">
                <text:p>20.662</text:p>
              </table:table-cell>
              <table:table-cell office:value-type="float" office:value="20.835">
                <text:p>20.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205">
                <text:p>25.205</text:p>
              </table:table-cell>
              <table:table-cell office:value-type="float" office:value="21.921">
                <text:p>21.921</text:p>
              </table:table-cell>
              <table:table-cell office:value-type="float" office:value="22.209">
                <text:p>22.209</text:p>
              </table:table-cell>
              <table:table-cell office:value-type="float" office:value="22.345">
                <text:p>22.345</text:p>
              </table:table-cell>
              <table:table-cell office:value-type="float" office:value="22.279">
                <text:p>22.279</text:p>
              </table:table-cell>
              <table:table-cell office:value-type="float" office:value="21.837">
                <text:p>21.837</text:p>
              </table:table-cell>
              <table:table-cell office:value-type="float" office:value="22.169">
                <text:p>22.169</text:p>
              </table:table-cell>
              <table:table-cell office:value-type="float" office:value="22.025">
                <text:p>22.025</text:p>
              </table:table-cell>
              <table:table-cell office:value-type="float" office:value="22.207">
                <text:p>22.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239">
                <text:p>26.239</text:p>
              </table:table-cell>
              <table:table-cell office:value-type="float" office:value="23.386">
                <text:p>23.386</text:p>
              </table:table-cell>
              <table:table-cell office:value-type="float" office:value="23.362">
                <text:p>23.362</text:p>
              </table:table-cell>
              <table:table-cell office:value-type="float" office:value="23.356">
                <text:p>23.356</text:p>
              </table:table-cell>
              <table:table-cell office:value-type="float" office:value="23.66">
                <text:p>23.66</text:p>
              </table:table-cell>
              <table:table-cell office:value-type="float" office:value="23.702">
                <text:p>23.702</text:p>
              </table:table-cell>
              <table:table-cell office:value-type="float" office:value="23.369">
                <text:p>23.369</text:p>
              </table:table-cell>
              <table:table-cell office:value-type="float" office:value="23.544">
                <text:p>23.544</text:p>
              </table:table-cell>
              <table:table-cell office:value-type="float" office:value="23.656">
                <text:p>23.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075">
                <text:p>28.075</text:p>
              </table:table-cell>
              <table:table-cell office:value-type="float" office:value="24.724">
                <text:p>24.724</text:p>
              </table:table-cell>
              <table:table-cell office:value-type="float" office:value="25.304">
                <text:p>25.304</text:p>
              </table:table-cell>
              <table:table-cell office:value-type="float" office:value="24.805">
                <text:p>24.805</text:p>
              </table:table-cell>
              <table:table-cell office:value-type="float" office:value="25.204">
                <text:p>25.204</text:p>
              </table:table-cell>
              <table:table-cell office:value-type="float" office:value="24.95">
                <text:p>24.95</text:p>
              </table:table-cell>
              <table:table-cell office:value-type="float" office:value="24.998">
                <text:p>24.998</text:p>
              </table:table-cell>
              <table:table-cell office:value-type="float" office:value="25.011">
                <text:p>25.011</text:p>
              </table:table-cell>
              <table:table-cell office:value-type="float" office:value="25.005">
                <text:p>25.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124">
                <text:p>29.124</text:p>
              </table:table-cell>
              <table:table-cell office:value-type="float" office:value="26.249">
                <text:p>26.249</text:p>
              </table:table-cell>
              <table:table-cell office:value-type="float" office:value="26.875">
                <text:p>26.875</text:p>
              </table:table-cell>
              <table:table-cell office:value-type="float" office:value="26.841">
                <text:p>26.841</text:p>
              </table:table-cell>
              <table:table-cell office:value-type="float" office:value="26.053">
                <text:p>26.053</text:p>
              </table:table-cell>
              <table:table-cell office:value-type="float" office:value="26.292">
                <text:p>26.292</text:p>
              </table:table-cell>
              <table:table-cell office:value-type="float" office:value="26.312">
                <text:p>26.312</text:p>
              </table:table-cell>
              <table:table-cell office:value-type="float" office:value="26.444">
                <text:p>26.444</text:p>
              </table:table-cell>
              <table:table-cell office:value-type="float" office:value="26.336">
                <text:p>26.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778">
                <text:p>30.778</text:p>
              </table:table-cell>
              <table:table-cell office:value-type="float" office:value="27.95">
                <text:p>27.95</text:p>
              </table:table-cell>
              <table:table-cell office:value-type="float" office:value="27.614">
                <text:p>27.614</text:p>
              </table:table-cell>
              <table:table-cell office:value-type="float" office:value="28.234">
                <text:p>28.234</text:p>
              </table:table-cell>
              <table:table-cell office:value-type="float" office:value="27.437">
                <text:p>27.437</text:p>
              </table:table-cell>
              <table:table-cell office:value-type="float" office:value="27.866">
                <text:p>27.866</text:p>
              </table:table-cell>
              <table:table-cell office:value-type="float" office:value="27.492">
                <text:p>27.492</text:p>
              </table:table-cell>
              <table:table-cell office:value-type="float" office:value="27.593">
                <text:p>27.593</text:p>
              </table:table-cell>
              <table:table-cell office:value-type="float" office:value="27.813">
                <text:p>27.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702">
                <text:p>31.702</text:p>
              </table:table-cell>
              <table:table-cell office:value-type="float" office:value="28.907">
                <text:p>28.907</text:p>
              </table:table-cell>
              <table:table-cell office:value-type="float" office:value="29.412">
                <text:p>29.412</text:p>
              </table:table-cell>
              <table:table-cell office:value-type="float" office:value="28.884">
                <text:p>28.884</text:p>
              </table:table-cell>
              <table:table-cell office:value-type="float" office:value="29.236">
                <text:p>29.236</text:p>
              </table:table-cell>
              <table:table-cell office:value-type="float" office:value="29.071">
                <text:p>29.071</text:p>
              </table:table-cell>
              <table:table-cell office:value-type="float" office:value="28.893">
                <text:p>28.893</text:p>
              </table:table-cell>
              <table:table-cell office:value-type="float" office:value="29.046">
                <text:p>29.046</text:p>
              </table:table-cell>
              <table:table-cell office:value-type="float" office:value="29.208">
                <text:p>29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113">
                <text:p>33.113</text:p>
              </table:table-cell>
              <table:table-cell office:value-type="float" office:value="30.519">
                <text:p>30.519</text:p>
              </table:table-cell>
              <table:table-cell office:value-type="float" office:value="31.011">
                <text:p>31.011</text:p>
              </table:table-cell>
              <table:table-cell office:value-type="float" office:value="30.808">
                <text:p>30.808</text:p>
              </table:table-cell>
              <table:table-cell office:value-type="float" office:value="30.775">
                <text:p>30.775</text:p>
              </table:table-cell>
              <table:table-cell office:value-type="float" office:value="30.519">
                <text:p>30.519</text:p>
              </table:table-cell>
              <table:table-cell office:value-type="float" office:value="30.556">
                <text:p>30.556</text:p>
              </table:table-cell>
              <table:table-cell office:value-type="float" office:value="30.474">
                <text:p>30.474</text:p>
              </table:table-cell>
              <table:table-cell office:value-type="float" office:value="30.555">
                <text:p>30.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623">
                <text:p>34.623</text:p>
              </table:table-cell>
              <table:table-cell office:value-type="float" office:value="32.105">
                <text:p>32.105</text:p>
              </table:table-cell>
              <table:table-cell office:value-type="float" office:value="31.769">
                <text:p>31.769</text:p>
              </table:table-cell>
              <table:table-cell office:value-type="float" office:value="32.06">
                <text:p>32.06</text:p>
              </table:table-cell>
              <table:table-cell office:value-type="float" office:value="31.996">
                <text:p>31.996</text:p>
              </table:table-cell>
              <table:table-cell office:value-type="float" office:value="31.846">
                <text:p>31.846</text:p>
              </table:table-cell>
              <table:table-cell office:value-type="float" office:value="32.076">
                <text:p>32.076</text:p>
              </table:table-cell>
              <table:table-cell office:value-type="float" office:value="31.77">
                <text:p>31.77</text:p>
              </table:table-cell>
              <table:table-cell office:value-type="float" office:value="32.009">
                <text:p>32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98">
                <text:p>35.98</text:p>
              </table:table-cell>
              <table:table-cell office:value-type="float" office:value="33.488">
                <text:p>33.488</text:p>
              </table:table-cell>
              <table:table-cell office:value-type="float" office:value="33.031">
                <text:p>33.031</text:p>
              </table:table-cell>
              <table:table-cell office:value-type="float" office:value="33.795">
                <text:p>33.795</text:p>
              </table:table-cell>
              <table:table-cell office:value-type="float" office:value="33.553">
                <text:p>33.553</text:p>
              </table:table-cell>
              <table:table-cell office:value-type="float" office:value="33.422">
                <text:p>33.422</text:p>
              </table:table-cell>
              <table:table-cell office:value-type="float" office:value="33.13">
                <text:p>33.13</text:p>
              </table:table-cell>
              <table:table-cell office:value-type="float" office:value="33.308">
                <text:p>33.308</text:p>
              </table:table-cell>
              <table:table-cell office:value-type="float" office:value="33.371">
                <text:p>33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415">
                <text:p>37.415</text:p>
              </table:table-cell>
              <table:table-cell office:value-type="float" office:value="34.791">
                <text:p>34.791</text:p>
              </table:table-cell>
              <table:table-cell office:value-type="float" office:value="34.531">
                <text:p>34.531</text:p>
              </table:table-cell>
              <table:table-cell office:value-type="float" office:value="34.541">
                <text:p>34.541</text:p>
              </table:table-cell>
              <table:table-cell office:value-type="float" office:value="34.426">
                <text:p>34.426</text:p>
              </table:table-cell>
              <table:table-cell office:value-type="float" office:value="34.704">
                <text:p>34.704</text:p>
              </table:table-cell>
              <table:table-cell office:value-type="float" office:value="34.553">
                <text:p>34.553</text:p>
              </table:table-cell>
              <table:table-cell office:value-type="float" office:value="34.786">
                <text:p>34.786</text:p>
              </table:table-cell>
              <table:table-cell office:value-type="float" office:value="34.853">
                <text:p>34.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823">
                <text:p>38.823</text:p>
              </table:table-cell>
              <table:table-cell office:value-type="float" office:value="36.257">
                <text:p>36.257</text:p>
              </table:table-cell>
              <table:table-cell office:value-type="float" office:value="36.791">
                <text:p>36.791</text:p>
              </table:table-cell>
              <table:table-cell office:value-type="float" office:value="36.543">
                <text:p>36.543</text:p>
              </table:table-cell>
              <table:table-cell office:value-type="float" office:value="35.954">
                <text:p>35.954</text:p>
              </table:table-cell>
              <table:table-cell office:value-type="float" office:value="36.245">
                <text:p>36.245</text:p>
              </table:table-cell>
              <table:table-cell office:value-type="float" office:value="35.879">
                <text:p>35.879</text:p>
              </table:table-cell>
              <table:table-cell office:value-type="float" office:value="36.161">
                <text:p>36.161</text:p>
              </table:table-cell>
              <table:table-cell office:value-type="float" office:value="36.225">
                <text:p>36.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.132">
                <text:p>40.132</text:p>
              </table:table-cell>
              <table:table-cell office:value-type="float" office:value="37.345">
                <text:p>37.345</text:p>
              </table:table-cell>
              <table:table-cell office:value-type="float" office:value="36.791">
                <text:p>36.791</text:p>
              </table:table-cell>
              <table:table-cell office:value-type="float" office:value="37.823">
                <text:p>37.823</text:p>
              </table:table-cell>
              <table:table-cell office:value-type="float" office:value="37.633">
                <text:p>37.633</text:p>
              </table:table-cell>
              <table:table-cell office:value-type="float" office:value="37.637">
                <text:p>37.637</text:p>
              </table:table-cell>
              <table:table-cell office:value-type="float" office:value="37.669">
                <text:p>37.669</text:p>
              </table:table-cell>
              <table:table-cell office:value-type="float" office:value="37.453">
                <text:p>37.453</text:p>
              </table:table-cell>
              <table:table-cell office:value-type="float" office:value="37.593">
                <text:p>37.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636">
                <text:p>41.636</text:p>
              </table:table-cell>
              <table:table-cell office:value-type="float" office:value="38.875">
                <text:p>38.875</text:p>
              </table:table-cell>
              <table:table-cell office:value-type="float" office:value="38.163">
                <text:p>38.163</text:p>
              </table:table-cell>
              <table:table-cell office:value-type="float" office:value="38.706">
                <text:p>38.706</text:p>
              </table:table-cell>
              <table:table-cell office:value-type="float" office:value="38.899">
                <text:p>38.899</text:p>
              </table:table-cell>
              <table:table-cell office:value-type="float" office:value="38.773">
                <text:p>38.773</text:p>
              </table:table-cell>
              <table:table-cell office:value-type="float" office:value="38.803">
                <text:p>38.803</text:p>
              </table:table-cell>
              <table:table-cell office:value-type="float" office:value="38.926">
                <text:p>38.926</text:p>
              </table:table-cell>
              <table:table-cell office:value-type="float" office:value="38.922">
                <text:p>38.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025">
                <text:p>43.025</text:p>
              </table:table-cell>
              <table:table-cell office:value-type="float" office:value="39.98">
                <text:p>39.98</text:p>
              </table:table-cell>
              <table:table-cell office:value-type="float" office:value="39.567">
                <text:p>39.567</text:p>
              </table:table-cell>
              <table:table-cell office:value-type="float" office:value="40.059">
                <text:p>40.059</text:p>
              </table:table-cell>
              <table:table-cell office:value-type="float" office:value="40.609">
                <text:p>40.609</text:p>
              </table:table-cell>
              <table:table-cell office:value-type="float" office:value="40.255">
                <text:p>40.255</text:p>
              </table:table-cell>
              <table:table-cell office:value-type="float" office:value="40.11">
                <text:p>40.11</text:p>
              </table:table-cell>
              <table:table-cell office:value-type="float" office:value="40.232">
                <text:p>40.232</text:p>
              </table:table-cell>
              <table:table-cell office:value-type="float" office:value="40.398">
                <text:p>40.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383">
                <text:p>44.383</text:p>
              </table:table-cell>
              <table:table-cell office:value-type="float" office:value="41.884">
                <text:p>41.884</text:p>
              </table:table-cell>
              <table:table-cell office:value-type="float" office:value="40.859">
                <text:p>40.859</text:p>
              </table:table-cell>
              <table:table-cell office:value-type="float" office:value="41.38">
                <text:p>41.38</text:p>
              </table:table-cell>
              <table:table-cell office:value-type="float" office:value="41.512">
                <text:p>41.512</text:p>
              </table:table-cell>
              <table:table-cell office:value-type="float" office:value="41.532">
                <text:p>41.532</text:p>
              </table:table-cell>
              <table:table-cell office:value-type="float" office:value="41.775">
                <text:p>41.775</text:p>
              </table:table-cell>
              <table:table-cell office:value-type="float" office:value="41.656">
                <text:p>41.656</text:p>
              </table:table-cell>
              <table:table-cell office:value-type="float" office:value="41.781">
                <text:p>41.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69">
                <text:p>45.69</text:p>
              </table:table-cell>
              <table:table-cell office:value-type="float" office:value="43.079">
                <text:p>43.079</text:p>
              </table:table-cell>
              <table:table-cell office:value-type="float" office:value="42.455">
                <text:p>42.455</text:p>
              </table:table-cell>
              <table:table-cell office:value-type="float" office:value="42.423">
                <text:p>42.423</text:p>
              </table:table-cell>
              <table:table-cell office:value-type="float" office:value="43.36">
                <text:p>43.36</text:p>
              </table:table-cell>
              <table:table-cell office:value-type="float" office:value="43.015">
                <text:p>43.015</text:p>
              </table:table-cell>
              <table:table-cell office:value-type="float" office:value="42.928">
                <text:p>42.928</text:p>
              </table:table-cell>
              <table:table-cell office:value-type="float" office:value="43.244">
                <text:p>43.244</text:p>
              </table:table-cell>
              <table:table-cell office:value-type="float" office:value="43.249">
                <text:p>43.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.143">
                <text:p>47.143</text:p>
              </table:table-cell>
              <table:table-cell office:value-type="float" office:value="44.49">
                <text:p>44.49</text:p>
              </table:table-cell>
              <table:table-cell office:value-type="float" office:value="43.759">
                <text:p>43.759</text:p>
              </table:table-cell>
              <table:table-cell office:value-type="float" office:value="43.709">
                <text:p>43.709</text:p>
              </table:table-cell>
              <table:table-cell office:value-type="float" office:value="44.759">
                <text:p>44.759</text:p>
              </table:table-cell>
              <table:table-cell office:value-type="float" office:value="44.422">
                <text:p>44.422</text:p>
              </table:table-cell>
              <table:table-cell office:value-type="float" office:value="44.551">
                <text:p>44.551</text:p>
              </table:table-cell>
              <table:table-cell office:value-type="float" office:value="44.584">
                <text:p>44.584</text:p>
              </table:table-cell>
              <table:table-cell office:value-type="float" office:value="44.614">
                <text:p>44.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58">
                <text:p>48.58</text:p>
              </table:table-cell>
              <table:table-cell office:value-type="float" office:value="46.149">
                <text:p>46.149</text:p>
              </table:table-cell>
              <table:table-cell office:value-type="float" office:value="45.242">
                <text:p>45.242</text:p>
              </table:table-cell>
              <table:table-cell office:value-type="float" office:value="45.104">
                <text:p>45.104</text:p>
              </table:table-cell>
              <table:table-cell office:value-type="float" office:value="45.669">
                <text:p>45.669</text:p>
              </table:table-cell>
              <table:table-cell office:value-type="float" office:value="45.828">
                <text:p>45.828</text:p>
              </table:table-cell>
              <table:table-cell office:value-type="float" office:value="45.624">
                <text:p>45.624</text:p>
              </table:table-cell>
              <table:table-cell office:value-type="float" office:value="45.911">
                <text:p>45.911</text:p>
              </table:table-cell>
              <table:table-cell office:value-type="float" office:value="45.926">
                <text:p>45.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009">
                <text:p>50.009</text:p>
              </table:table-cell>
              <table:table-cell office:value-type="float" office:value="47.033">
                <text:p>47.033</text:p>
              </table:table-cell>
              <table:table-cell office:value-type="float" office:value="46.555">
                <text:p>46.555</text:p>
              </table:table-cell>
              <table:table-cell office:value-type="float" office:value="46.545">
                <text:p>46.545</text:p>
              </table:table-cell>
              <table:table-cell office:value-type="float" office:value="47.521">
                <text:p>47.521</text:p>
              </table:table-cell>
              <table:table-cell office:value-type="float" office:value="46.932">
                <text:p>46.932</text:p>
              </table:table-cell>
              <table:table-cell office:value-type="float" office:value="47.111">
                <text:p>47.111</text:p>
              </table:table-cell>
              <table:table-cell office:value-type="float" office:value="47.239">
                <text:p>47.239</text:p>
              </table:table-cell>
              <table:table-cell office:value-type="float" office:value="47.377">
                <text:p>47.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415">
                <text:p>51.415</text:p>
              </table:table-cell>
              <table:table-cell office:value-type="float" office:value="48.422">
                <text:p>48.422</text:p>
              </table:table-cell>
              <table:table-cell office:value-type="float" office:value="48.073">
                <text:p>48.073</text:p>
              </table:table-cell>
              <table:table-cell office:value-type="float" office:value="47.978">
                <text:p>47.978</text:p>
              </table:table-cell>
              <table:table-cell office:value-type="float" office:value="48.374">
                <text:p>48.374</text:p>
              </table:table-cell>
              <table:table-cell office:value-type="float" office:value="48.352">
                <text:p>48.352</text:p>
              </table:table-cell>
              <table:table-cell office:value-type="float" office:value="48.516">
                <text:p>48.516</text:p>
              </table:table-cell>
              <table:table-cell office:value-type="float" office:value="48.541">
                <text:p>48.541</text:p>
              </table:table-cell>
              <table:table-cell office:value-type="float" office:value="48.932">
                <text:p>48.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829">
                <text:p>52.829</text:p>
              </table:table-cell>
              <table:table-cell office:value-type="float" office:value="50.231">
                <text:p>50.231</text:p>
              </table:table-cell>
              <table:table-cell office:value-type="float" office:value="49.281">
                <text:p>49.281</text:p>
              </table:table-cell>
              <table:table-cell office:value-type="float" office:value="49.334">
                <text:p>49.334</text:p>
              </table:table-cell>
              <table:table-cell office:value-type="float" office:value="49.81">
                <text:p>49.81</text:p>
              </table:table-cell>
              <table:table-cell office:value-type="float" office:value="49.685">
                <text:p>49.685</text:p>
              </table:table-cell>
              <table:table-cell office:value-type="float" office:value="49.849">
                <text:p>49.849</text:p>
              </table:table-cell>
              <table:table-cell office:value-type="float" office:value="50.142">
                <text:p>50.142</text:p>
              </table:table-cell>
              <table:table-cell office:value-type="float" office:value="50.192">
                <text:p>50.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228">
                <text:p>54.228</text:p>
              </table:table-cell>
              <table:table-cell office:value-type="float" office:value="51.729">
                <text:p>51.729</text:p>
              </table:table-cell>
              <table:table-cell office:value-type="float" office:value="50.787">
                <text:p>50.787</text:p>
              </table:table-cell>
              <table:table-cell office:value-type="float" office:value="50.808">
                <text:p>50.808</text:p>
              </table:table-cell>
              <table:table-cell office:value-type="float" office:value="51.215">
                <text:p>51.215</text:p>
              </table:table-cell>
              <table:table-cell office:value-type="float" office:value="51.252">
                <text:p>51.252</text:p>
              </table:table-cell>
              <table:table-cell office:value-type="float" office:value="51.14">
                <text:p>51.14</text:p>
              </table:table-cell>
              <table:table-cell office:value-type="float" office:value="51.516">
                <text:p>51.516</text:p>
              </table:table-cell>
              <table:table-cell office:value-type="float" office:value="51.556">
                <text:p>51.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649">
                <text:p>55.649</text:p>
              </table:table-cell>
              <table:table-cell office:value-type="float" office:value="52.648">
                <text:p>52.648</text:p>
              </table:table-cell>
              <table:table-cell office:value-type="float" office:value="52.285">
                <text:p>52.285</text:p>
              </table:table-cell>
              <table:table-cell office:value-type="float" office:value="52.236">
                <text:p>52.236</text:p>
              </table:table-cell>
              <table:table-cell office:value-type="float" office:value="52.222">
                <text:p>52.222</text:p>
              </table:table-cell>
              <table:table-cell office:value-type="float" office:value="52.802">
                <text:p>52.802</text:p>
              </table:table-cell>
              <table:table-cell office:value-type="float" office:value="52.595">
                <text:p>52.595</text:p>
              </table:table-cell>
              <table:table-cell office:value-type="float" office:value="52.895">
                <text:p>52.895</text:p>
              </table:table-cell>
              <table:table-cell office:value-type="float" office:value="53.009">
                <text:p>53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113">
                <text:p>57.113</text:p>
              </table:table-cell>
              <table:table-cell office:value-type="float" office:value="54.294">
                <text:p>54.294</text:p>
              </table:table-cell>
              <table:table-cell office:value-type="float" office:value="53.553">
                <text:p>53.553</text:p>
              </table:table-cell>
              <table:table-cell office:value-type="float" office:value="53.559">
                <text:p>53.559</text:p>
              </table:table-cell>
              <table:table-cell office:value-type="float" office:value="53.649">
                <text:p>53.649</text:p>
              </table:table-cell>
              <table:table-cell office:value-type="float" office:value="54.298">
                <text:p>54.298</text:p>
              </table:table-cell>
              <table:table-cell office:value-type="float" office:value="54.216">
                <text:p>54.216</text:p>
              </table:table-cell>
              <table:table-cell office:value-type="float" office:value="54.351">
                <text:p>54.351</text:p>
              </table:table-cell>
              <table:table-cell office:value-type="float" office:value="54.398">
                <text:p>54.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449">
                <text:p>58.449</text:p>
              </table:table-cell>
              <table:table-cell office:value-type="float" office:value="55.279">
                <text:p>55.279</text:p>
              </table:table-cell>
              <table:table-cell office:value-type="float" office:value="54.961">
                <text:p>54.961</text:p>
              </table:table-cell>
              <table:table-cell office:value-type="float" office:value="55.062">
                <text:p>55.062</text:p>
              </table:table-cell>
              <table:table-cell office:value-type="float" office:value="54.919">
                <text:p>54.919</text:p>
              </table:table-cell>
              <table:table-cell office:value-type="float" office:value="55.604">
                <text:p>55.604</text:p>
              </table:table-cell>
              <table:table-cell office:value-type="float" office:value="55.32">
                <text:p>55.32</text:p>
              </table:table-cell>
              <table:table-cell office:value-type="float" office:value="55.536">
                <text:p>55.536</text:p>
              </table:table-cell>
              <table:table-cell office:value-type="float" office:value="55.711">
                <text:p>55.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909">
                <text:p>59.909</text:p>
              </table:table-cell>
              <table:table-cell office:value-type="float" office:value="57.217">
                <text:p>57.217</text:p>
              </table:table-cell>
              <table:table-cell office:value-type="float" office:value="56.408">
                <text:p>56.408</text:p>
              </table:table-cell>
              <table:table-cell office:value-type="float" office:value="56.419">
                <text:p>56.419</text:p>
              </table:table-cell>
              <table:table-cell office:value-type="float" office:value="56.456">
                <text:p>56.456</text:p>
              </table:table-cell>
              <table:table-cell office:value-type="float" office:value="57.002">
                <text:p>57.002</text:p>
              </table:table-cell>
              <table:table-cell office:value-type="float" office:value="57.04">
                <text:p>57.04</text:p>
              </table:table-cell>
              <table:table-cell office:value-type="float" office:value="56.862">
                <text:p>56.862</text:p>
              </table:table-cell>
              <table:table-cell office:value-type="float" office:value="57.16">
                <text:p>57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355">
                <text:p>61.355</text:p>
              </table:table-cell>
              <table:table-cell office:value-type="float" office:value="58.165">
                <text:p>58.165</text:p>
              </table:table-cell>
              <table:table-cell office:value-type="float" office:value="57.628">
                <text:p>57.628</text:p>
              </table:table-cell>
              <table:table-cell office:value-type="float" office:value="57.823">
                <text:p>57.823</text:p>
              </table:table-cell>
              <table:table-cell office:value-type="float" office:value="57.8">
                <text:p>57.8</text:p>
              </table:table-cell>
              <table:table-cell office:value-type="float" office:value="58.486">
                <text:p>58.486</text:p>
              </table:table-cell>
              <table:table-cell office:value-type="float" office:value="58.485">
                <text:p>58.485</text:p>
              </table:table-cell>
              <table:table-cell office:value-type="float" office:value="58.277">
                <text:p>58.277</text:p>
              </table:table-cell>
              <table:table-cell office:value-type="float" office:value="58.696">
                <text:p>58.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702">
                <text:p>62.702</text:p>
              </table:table-cell>
              <table:table-cell office:value-type="float" office:value="59.511">
                <text:p>59.511</text:p>
              </table:table-cell>
              <table:table-cell office:value-type="float" office:value="59.063">
                <text:p>59.063</text:p>
              </table:table-cell>
              <table:table-cell office:value-type="float" office:value="59.218">
                <text:p>59.218</text:p>
              </table:table-cell>
              <table:table-cell office:value-type="float" office:value="59.278">
                <text:p>59.278</text:p>
              </table:table-cell>
              <table:table-cell office:value-type="float" office:value="59.717">
                <text:p>59.717</text:p>
              </table:table-cell>
              <table:table-cell office:value-type="float" office:value="59.586">
                <text:p>59.586</text:p>
              </table:table-cell>
              <table:table-cell office:value-type="float" office:value="59.716">
                <text:p>59.716</text:p>
              </table:table-cell>
              <table:table-cell office:value-type="float" office:value="60.054">
                <text:p>60.0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118">
                <text:p>64.118</text:p>
              </table:table-cell>
              <table:table-cell office:value-type="float" office:value="60.816">
                <text:p>60.816</text:p>
              </table:table-cell>
              <table:table-cell office:value-type="float" office:value="60.509">
                <text:p>60.509</text:p>
              </table:table-cell>
              <table:table-cell office:value-type="float" office:value="60.593">
                <text:p>60.593</text:p>
              </table:table-cell>
              <table:table-cell office:value-type="float" office:value="60.662">
                <text:p>60.662</text:p>
              </table:table-cell>
              <table:table-cell office:value-type="float" office:value="61.097">
                <text:p>61.097</text:p>
              </table:table-cell>
              <table:table-cell office:value-type="float" office:value="61.184">
                <text:p>61.184</text:p>
              </table:table-cell>
              <table:table-cell office:value-type="float" office:value="61.02">
                <text:p>61.02</text:p>
              </table:table-cell>
              <table:table-cell office:value-type="float" office:value="61.479">
                <text:p>61.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595">
                <text:p>65.595</text:p>
              </table:table-cell>
              <table:table-cell office:value-type="float" office:value="62.094">
                <text:p>62.094</text:p>
              </table:table-cell>
              <table:table-cell office:value-type="float" office:value="61.974">
                <text:p>61.974</text:p>
              </table:table-cell>
              <table:table-cell office:value-type="float" office:value="62.134">
                <text:p>62.134</text:p>
              </table:table-cell>
              <table:table-cell office:value-type="float" office:value="62.096">
                <text:p>62.096</text:p>
              </table:table-cell>
              <table:table-cell office:value-type="float" office:value="62.296">
                <text:p>62.296</text:p>
              </table:table-cell>
              <table:table-cell office:value-type="float" office:value="62.38">
                <text:p>62.38</text:p>
              </table:table-cell>
              <table:table-cell office:value-type="float" office:value="62.506">
                <text:p>62.506</text:p>
              </table:table-cell>
              <table:table-cell office:value-type="float" office:value="62.943">
                <text:p>62.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986">
                <text:p>66.986</text:p>
              </table:table-cell>
              <table:table-cell office:value-type="float" office:value="63.563">
                <text:p>63.563</text:p>
              </table:table-cell>
              <table:table-cell office:value-type="float" office:value="63.279">
                <text:p>63.279</text:p>
              </table:table-cell>
              <table:table-cell office:value-type="float" office:value="63.423">
                <text:p>63.423</text:p>
              </table:table-cell>
              <table:table-cell office:value-type="float" office:value="63.445">
                <text:p>63.445</text:p>
              </table:table-cell>
              <table:table-cell office:value-type="float" office:value="64.049">
                <text:p>64.049</text:p>
              </table:table-cell>
              <table:table-cell office:value-type="float" office:value="63.999">
                <text:p>63.999</text:p>
              </table:table-cell>
              <table:table-cell office:value-type="float" office:value="63.864">
                <text:p>63.864</text:p>
              </table:table-cell>
              <table:table-cell office:value-type="float" office:value="64.183">
                <text:p>64.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.447">
                <text:p>68.447</text:p>
              </table:table-cell>
              <table:table-cell office:value-type="float" office:value="64.847">
                <text:p>64.847</text:p>
              </table:table-cell>
              <table:table-cell office:value-type="float" office:value="64.675">
                <text:p>64.675</text:p>
              </table:table-cell>
              <table:table-cell office:value-type="float" office:value="64.786">
                <text:p>64.786</text:p>
              </table:table-cell>
              <table:table-cell office:value-type="float" office:value="64.892">
                <text:p>64.892</text:p>
              </table:table-cell>
              <table:table-cell office:value-type="float" office:value="65.014">
                <text:p>65.014</text:p>
              </table:table-cell>
              <table:table-cell office:value-type="float" office:value="65.159">
                <text:p>65.159</text:p>
              </table:table-cell>
              <table:table-cell office:value-type="float" office:value="65.283">
                <text:p>65.283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766">
                <text:p>69.766</text:p>
              </table:table-cell>
              <table:table-cell office:value-type="float" office:value="66.375">
                <text:p>66.375</text:p>
              </table:table-cell>
              <table:table-cell office:value-type="float" office:value="66.061">
                <text:p>66.061</text:p>
              </table:table-cell>
              <table:table-cell office:value-type="float" office:value="66.178">
                <text:p>66.178</text:p>
              </table:table-cell>
              <table:table-cell office:value-type="float" office:value="66.308">
                <text:p>66.308</text:p>
              </table:table-cell>
              <table:table-cell office:value-type="float" office:value="66.462">
                <text:p>66.462</text:p>
              </table:table-cell>
              <table:table-cell office:value-type="float" office:value="66.835">
                <text:p>66.835</text:p>
              </table:table-cell>
              <table:table-cell office:value-type="float" office:value="66.799">
                <text:p>66.799</text:p>
              </table:table-cell>
              <table:table-cell office:value-type="float" office:value="67.012">
                <text:p>67.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147">
                <text:p>71.147</text:p>
              </table:table-cell>
              <table:table-cell office:value-type="float" office:value="67.671">
                <text:p>67.671</text:p>
              </table:table-cell>
              <table:table-cell office:value-type="float" office:value="67.475">
                <text:p>67.475</text:p>
              </table:table-cell>
              <table:table-cell office:value-type="float" office:value="67.609">
                <text:p>67.609</text:p>
              </table:table-cell>
              <table:table-cell office:value-type="float" office:value="67.784">
                <text:p>67.784</text:p>
              </table:table-cell>
              <table:table-cell office:value-type="float" office:value="67.633">
                <text:p>67.633</text:p>
              </table:table-cell>
              <table:table-cell office:value-type="float" office:value="68.163">
                <text:p>68.163</text:p>
              </table:table-cell>
              <table:table-cell office:value-type="float" office:value="68.241">
                <text:p>68.241</text:p>
              </table:table-cell>
              <table:table-cell office:value-type="float" office:value="68.399">
                <text:p>68.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.561">
                <text:p>72.561</text:p>
              </table:table-cell>
              <table:table-cell office:value-type="float" office:value="69.061">
                <text:p>69.061</text:p>
              </table:table-cell>
              <table:table-cell office:value-type="float" office:value="68.896">
                <text:p>68.896</text:p>
              </table:table-cell>
              <table:table-cell office:value-type="float" office:value="69.094">
                <text:p>69.094</text:p>
              </table:table-cell>
              <table:table-cell office:value-type="float" office:value="69.154">
                <text:p>69.154</text:p>
              </table:table-cell>
              <table:table-cell office:value-type="float" office:value="69.093">
                <text:p>69.093</text:p>
              </table:table-cell>
              <table:table-cell office:value-type="float" office:value="69.342">
                <text:p>69.342</text:p>
              </table:table-cell>
              <table:table-cell office:value-type="float" office:value="69.407">
                <text:p>69.407</text:p>
              </table:table-cell>
              <table:table-cell office:value-type="float" office:value="69.863">
                <text:p>69.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955">
                <text:p>73.955</text:p>
              </table:table-cell>
              <table:table-cell office:value-type="float" office:value="70.402">
                <text:p>70.402</text:p>
              </table:table-cell>
              <table:table-cell office:value-type="float" office:value="70.327">
                <text:p>70.327</text:p>
              </table:table-cell>
              <table:table-cell office:value-type="float" office:value="70.417">
                <text:p>70.417</text:p>
              </table:table-cell>
              <table:table-cell office:value-type="float" office:value="70.461">
                <text:p>70.461</text:p>
              </table:table-cell>
              <table:table-cell office:value-type="float" office:value="70.369">
                <text:p>70.369</text:p>
              </table:table-cell>
              <table:table-cell office:value-type="float" office:value="70.868">
                <text:p>70.868</text:p>
              </table:table-cell>
              <table:table-cell office:value-type="float" office:value="71.022">
                <text:p>71.022</text:p>
              </table:table-cell>
              <table:table-cell office:value-type="float" office:value="71.245">
                <text:p>71.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445">
                <text:p>75.445</text:p>
              </table:table-cell>
              <table:table-cell office:value-type="float" office:value="71.82">
                <text:p>71.82</text:p>
              </table:table-cell>
              <table:table-cell office:value-type="float" office:value="71.685">
                <text:p>71.685</text:p>
              </table:table-cell>
              <table:table-cell office:value-type="float" office:value="71.784">
                <text:p>71.784</text:p>
              </table:table-cell>
              <table:table-cell office:value-type="float" office:value="71.857">
                <text:p>71.857</text:p>
              </table:table-cell>
              <table:table-cell office:value-type="float" office:value="71.842">
                <text:p>71.842</text:p>
              </table:table-cell>
              <table:table-cell office:value-type="float" office:value="72.27">
                <text:p>72.27</text:p>
              </table:table-cell>
              <table:table-cell office:value-type="float" office:value="72.239">
                <text:p>72.239</text:p>
              </table:table-cell>
              <table:table-cell office:value-type="float" office:value="72.696">
                <text:p>72.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764">
                <text:p>76.764</text:p>
              </table:table-cell>
              <table:table-cell office:value-type="float" office:value="73.305">
                <text:p>73.305</text:p>
              </table:table-cell>
              <table:table-cell office:value-type="float" office:value="73.039">
                <text:p>73.039</text:p>
              </table:table-cell>
              <table:table-cell office:value-type="float" office:value="73.297">
                <text:p>73.297</text:p>
              </table:table-cell>
              <table:table-cell office:value-type="float" office:value="73.342">
                <text:p>73.342</text:p>
              </table:table-cell>
              <table:table-cell office:value-type="float" office:value="73.263">
                <text:p>73.263</text:p>
              </table:table-cell>
              <table:table-cell office:value-type="float" office:value="73.547">
                <text:p>73.547</text:p>
              </table:table-cell>
              <table:table-cell office:value-type="float" office:value="73.654">
                <text:p>73.654</text:p>
              </table:table-cell>
              <table:table-cell office:value-type="float" office:value="74.04">
                <text:p>74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235">
                <text:p>78.235</text:p>
              </table:table-cell>
              <table:table-cell office:value-type="float" office:value="74.736">
                <text:p>74.736</text:p>
              </table:table-cell>
              <table:table-cell office:value-type="float" office:value="74.417">
                <text:p>74.417</text:p>
              </table:table-cell>
              <table:table-cell office:value-type="float" office:value="74.665">
                <text:p>74.665</text:p>
              </table:table-cell>
              <table:table-cell office:value-type="float" office:value="74.857">
                <text:p>74.857</text:p>
              </table:table-cell>
              <table:table-cell office:value-type="float" office:value="74.669">
                <text:p>74.669</text:p>
              </table:table-cell>
              <table:table-cell office:value-type="float" office:value="75.181">
                <text:p>75.181</text:p>
              </table:table-cell>
              <table:table-cell office:value-type="float" office:value="75.026">
                <text:p>75.026</text:p>
              </table:table-cell>
              <table:table-cell office:value-type="float" office:value="75.442">
                <text:p>75.4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623">
                <text:p>79.623</text:p>
              </table:table-cell>
              <table:table-cell office:value-type="float" office:value="76.175">
                <text:p>76.175</text:p>
              </table:table-cell>
              <table:table-cell office:value-type="float" office:value="75.94">
                <text:p>75.94</text:p>
              </table:table-cell>
              <table:table-cell office:value-type="float" office:value="76.062">
                <text:p>76.062</text:p>
              </table:table-cell>
              <table:table-cell office:value-type="float" office:value="76.106">
                <text:p>76.106</text:p>
              </table:table-cell>
              <table:table-cell office:value-type="float" office:value="76.12">
                <text:p>76.12</text:p>
              </table:table-cell>
              <table:table-cell office:value-type="float" office:value="76.152">
                <text:p>76.152</text:p>
              </table:table-cell>
              <table:table-cell office:value-type="float" office:value="76.462">
                <text:p>76.462</text:p>
              </table:table-cell>
              <table:table-cell office:value-type="float" office:value="76.724">
                <text:p>76.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.052">
                <text:p>81.052</text:p>
              </table:table-cell>
              <table:table-cell office:value-type="float" office:value="77.551">
                <text:p>77.551</text:p>
              </table:table-cell>
              <table:table-cell office:value-type="float" office:value="77.303">
                <text:p>77.303</text:p>
              </table:table-cell>
              <table:table-cell office:value-type="float" office:value="77.477">
                <text:p>77.477</text:p>
              </table:table-cell>
              <table:table-cell office:value-type="float" office:value="77.541">
                <text:p>77.541</text:p>
              </table:table-cell>
              <table:table-cell office:value-type="float" office:value="77.538">
                <text:p>77.538</text:p>
              </table:table-cell>
              <table:table-cell office:value-type="float" office:value="77.516">
                <text:p>77.516</text:p>
              </table:table-cell>
              <table:table-cell office:value-type="float" office:value="77.797">
                <text:p>77.797</text:p>
              </table:table-cell>
              <table:table-cell office:value-type="float" office:value="78.315">
                <text:p>78.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.456">
                <text:p>82.456</text:p>
              </table:table-cell>
              <table:table-cell office:value-type="float" office:value="78.79">
                <text:p>78.79</text:p>
              </table:table-cell>
              <table:table-cell office:value-type="float" office:value="78.661">
                <text:p>78.661</text:p>
              </table:table-cell>
              <table:table-cell office:value-type="float" office:value="78.925">
                <text:p>78.925</text:p>
              </table:table-cell>
              <table:table-cell office:value-type="float" office:value="78.877">
                <text:p>78.877</text:p>
              </table:table-cell>
              <table:table-cell office:value-type="float" office:value="78.873">
                <text:p>78.873</text:p>
              </table:table-cell>
              <table:table-cell office:value-type="float" office:value="78.979">
                <text:p>78.979</text:p>
              </table:table-cell>
              <table:table-cell office:value-type="float" office:value="79.252">
                <text:p>79.252</text:p>
              </table:table-cell>
              <table:table-cell office:value-type="float" office:value="79.534">
                <text:p>79.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954">
                <text:p>83.954</text:p>
              </table:table-cell>
              <table:table-cell office:value-type="float" office:value="80.284">
                <text:p>80.284</text:p>
              </table:table-cell>
              <table:table-cell office:value-type="float" office:value="80.026">
                <text:p>80.026</text:p>
              </table:table-cell>
              <table:table-cell office:value-type="float" office:value="80.341">
                <text:p>80.341</text:p>
              </table:table-cell>
              <table:table-cell office:value-type="float" office:value="80.269">
                <text:p>80.269</text:p>
              </table:table-cell>
              <table:table-cell office:value-type="float" office:value="80.315">
                <text:p>80.315</text:p>
              </table:table-cell>
              <table:table-cell office:value-type="float" office:value="80.198">
                <text:p>80.198</text:p>
              </table:table-cell>
              <table:table-cell office:value-type="float" office:value="80.672">
                <text:p>80.672</text:p>
              </table:table-cell>
              <table:table-cell office:value-type="float" office:value="80.986">
                <text:p>80.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241">
                <text:p>85.241</text:p>
              </table:table-cell>
              <table:table-cell office:value-type="float" office:value="81.749">
                <text:p>81.749</text:p>
              </table:table-cell>
              <table:table-cell office:value-type="float" office:value="81.553">
                <text:p>81.553</text:p>
              </table:table-cell>
              <table:table-cell office:value-type="float" office:value="81.665">
                <text:p>81.665</text:p>
              </table:table-cell>
              <table:table-cell office:value-type="float" office:value="81.665">
                <text:p>81.665</text:p>
              </table:table-cell>
              <table:table-cell office:value-type="float" office:value="81.547">
                <text:p>81.547</text:p>
              </table:table-cell>
              <table:table-cell office:value-type="float" office:value="81.757">
                <text:p>81.757</text:p>
              </table:table-cell>
              <table:table-cell office:value-type="float" office:value="82.109">
                <text:p>82.109</text:p>
              </table:table-cell>
              <table:table-cell office:value-type="float" office:value="82.383">
                <text:p>82.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.611">
                <text:p>86.611</text:p>
              </table:table-cell>
              <table:table-cell office:value-type="float" office:value="83.113">
                <text:p>83.113</text:p>
              </table:table-cell>
              <table:table-cell office:value-type="float" office:value="82.864">
                <text:p>82.864</text:p>
              </table:table-cell>
              <table:table-cell office:value-type="float" office:value="83.079">
                <text:p>83.079</text:p>
              </table:table-cell>
              <table:table-cell office:value-type="float" office:value="83.097">
                <text:p>83.097</text:p>
              </table:table-cell>
              <table:table-cell office:value-type="float" office:value="83.13">
                <text:p>83.13</text:p>
              </table:table-cell>
              <table:table-cell office:value-type="float" office:value="83.151">
                <text:p>83.151</text:p>
              </table:table-cell>
              <table:table-cell office:value-type="float" office:value="83.355">
                <text:p>83.355</text:p>
              </table:table-cell>
              <table:table-cell office:value-type="float" office:value="83.867">
                <text:p>83.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.02">
                <text:p>88.02</text:p>
              </table:table-cell>
              <table:table-cell office:value-type="float" office:value="84.504">
                <text:p>84.504</text:p>
              </table:table-cell>
              <table:table-cell office:value-type="float" office:value="84.289">
                <text:p>84.289</text:p>
              </table:table-cell>
              <table:table-cell office:value-type="float" office:value="84.465">
                <text:p>84.465</text:p>
              </table:table-cell>
              <table:table-cell office:value-type="float" office:value="84.491">
                <text:p>84.491</text:p>
              </table:table-cell>
              <table:table-cell office:value-type="float" office:value="84.441">
                <text:p>84.441</text:p>
              </table:table-cell>
              <table:table-cell office:value-type="float" office:value="84.451">
                <text:p>84.451</text:p>
              </table:table-cell>
              <table:table-cell office:value-type="float" office:value="84.648">
                <text:p>84.648</text:p>
              </table:table-cell>
              <table:table-cell office:value-type="float" office:value="85.137">
                <text:p>85.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.594">
                <text:p>89.594</text:p>
              </table:table-cell>
              <table:table-cell office:value-type="float" office:value="85.955">
                <text:p>85.955</text:p>
              </table:table-cell>
              <table:table-cell office:value-type="float" office:value="85.632">
                <text:p>85.632</text:p>
              </table:table-cell>
              <table:table-cell office:value-type="float" office:value="85.846">
                <text:p>85.846</text:p>
              </table:table-cell>
              <table:table-cell office:value-type="float" office:value="85.831">
                <text:p>85.831</text:p>
              </table:table-cell>
              <table:table-cell office:value-type="float" office:value="85.914">
                <text:p>85.914</text:p>
              </table:table-cell>
              <table:table-cell office:value-type="float" office:value="85.898">
                <text:p>85.898</text:p>
              </table:table-cell>
              <table:table-cell office:value-type="float" office:value="86.174">
                <text:p>86.174</text:p>
              </table:table-cell>
              <table:table-cell office:value-type="float" office:value="86.567">
                <text:p>86.5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.82">
                <text:p>90.82</text:p>
              </table:table-cell>
              <table:table-cell office:value-type="float" office:value="87.255">
                <text:p>87.255</text:p>
              </table:table-cell>
              <table:table-cell office:value-type="float" office:value="87.246">
                <text:p>87.246</text:p>
              </table:table-cell>
              <table:table-cell office:value-type="float" office:value="87.279">
                <text:p>87.279</text:p>
              </table:table-cell>
              <table:table-cell office:value-type="float" office:value="87.322">
                <text:p>87.322</text:p>
              </table:table-cell>
              <table:table-cell office:value-type="float" office:value="87.27">
                <text:p>87.27</text:p>
              </table:table-cell>
              <table:table-cell office:value-type="float" office:value="87.393">
                <text:p>87.393</text:p>
              </table:table-cell>
              <table:table-cell office:value-type="float" office:value="87.876">
                <text:p>87.876</text:p>
              </table:table-cell>
              <table:table-cell office:value-type="float" office:value="87.925">
                <text:p>87.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.413">
                <text:p>92.413</text:p>
              </table:table-cell>
              <table:table-cell office:value-type="float" office:value="88.621">
                <text:p>88.621</text:p>
              </table:table-cell>
              <table:table-cell office:value-type="float" office:value="88.449">
                <text:p>88.449</text:p>
              </table:table-cell>
              <table:table-cell office:value-type="float" office:value="88.522">
                <text:p>88.522</text:p>
              </table:table-cell>
              <table:table-cell office:value-type="float" office:value="88.757">
                <text:p>88.757</text:p>
              </table:table-cell>
              <table:table-cell office:value-type="float" office:value="88.629">
                <text:p>88.629</text:p>
              </table:table-cell>
              <table:table-cell office:value-type="float" office:value="88.608">
                <text:p>88.608</text:p>
              </table:table-cell>
              <table:table-cell office:value-type="float" office:value="89.803">
                <text:p>89.803</text:p>
              </table:table-cell>
              <table:table-cell office:value-type="float" office:value="89.444">
                <text:p>89.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.633">
                <text:p>93.633</text:p>
              </table:table-cell>
              <table:table-cell office:value-type="float" office:value="90.082">
                <text:p>90.082</text:p>
              </table:table-cell>
              <table:table-cell office:value-type="float" office:value="90.001">
                <text:p>90.001</text:p>
              </table:table-cell>
              <table:table-cell office:value-type="float" office:value="90.059">
                <text:p>90.059</text:p>
              </table:table-cell>
              <table:table-cell office:value-type="float" office:value="90.19">
                <text:p>90.19</text:p>
              </table:table-cell>
              <table:table-cell office:value-type="float" office:value="89.98">
                <text:p>89.98</text:p>
              </table:table-cell>
              <table:table-cell office:value-type="float" office:value="90.011">
                <text:p>90.011</text:p>
              </table:table-cell>
              <table:table-cell office:value-type="float" office:value="90.287">
                <text:p>90.287</text:p>
              </table:table-cell>
              <table:table-cell office:value-type="float" office:value="90.778">
                <text:p>90.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215">
                <text:p>95.215</text:p>
              </table:table-cell>
              <table:table-cell office:value-type="float" office:value="91.471">
                <text:p>91.471</text:p>
              </table:table-cell>
              <table:table-cell office:value-type="float" office:value="91.298">
                <text:p>91.298</text:p>
              </table:table-cell>
              <table:table-cell office:value-type="float" office:value="91.458">
                <text:p>91.458</text:p>
              </table:table-cell>
              <table:table-cell office:value-type="float" office:value="91.298">
                <text:p>91.298</text:p>
              </table:table-cell>
              <table:table-cell office:value-type="float" office:value="91.388">
                <text:p>91.388</text:p>
              </table:table-cell>
              <table:table-cell office:value-type="float" office:value="91.451">
                <text:p>91.451</text:p>
              </table:table-cell>
              <table:table-cell office:value-type="float" office:value="91.962">
                <text:p>91.962</text:p>
              </table:table-cell>
              <table:table-cell office:value-type="float" office:value="92.239">
                <text:p>92.2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464">
                <text:p>96.464</text:p>
              </table:table-cell>
              <table:table-cell office:value-type="float" office:value="92.906">
                <text:p>92.906</text:p>
              </table:table-cell>
              <table:table-cell office:value-type="float" office:value="92.738">
                <text:p>92.738</text:p>
              </table:table-cell>
              <table:table-cell office:value-type="float" office:value="92.727">
                <text:p>92.727</text:p>
              </table:table-cell>
              <table:table-cell office:value-type="float" office:value="92.744">
                <text:p>92.744</text:p>
              </table:table-cell>
              <table:table-cell office:value-type="float" office:value="92.687">
                <text:p>92.687</text:p>
              </table:table-cell>
              <table:table-cell office:value-type="float" office:value="92.918">
                <text:p>92.918</text:p>
              </table:table-cell>
              <table:table-cell office:value-type="float" office:value="93.398">
                <text:p>93.398</text:p>
              </table:table-cell>
              <table:table-cell office:value-type="float" office:value="93.613">
                <text:p>93.6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.988">
                <text:p>97.988</text:p>
              </table:table-cell>
              <table:table-cell office:value-type="float" office:value="94.259">
                <text:p>94.259</text:p>
              </table:table-cell>
              <table:table-cell office:value-type="float" office:value="94.146">
                <text:p>94.146</text:p>
              </table:table-cell>
              <table:table-cell office:value-type="float" office:value="94.206">
                <text:p>94.206</text:p>
              </table:table-cell>
              <table:table-cell office:value-type="float" office:value="94.275">
                <text:p>94.275</text:p>
              </table:table-cell>
              <table:table-cell office:value-type="float" office:value="94.105">
                <text:p>94.105</text:p>
              </table:table-cell>
              <table:table-cell office:value-type="float" office:value="94.346">
                <text:p>94.346</text:p>
              </table:table-cell>
              <table:table-cell office:value-type="float" office:value="94.513">
                <text:p>94.513</text:p>
              </table:table-cell>
              <table:table-cell office:value-type="float" office:value="94.852">
                <text:p>94.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343">
                <text:p>99.343</text:p>
              </table:table-cell>
              <table:table-cell office:value-type="float" office:value="95.619">
                <text:p>95.619</text:p>
              </table:table-cell>
              <table:table-cell office:value-type="float" office:value="95.578">
                <text:p>95.578</text:p>
              </table:table-cell>
              <table:table-cell office:value-type="float" office:value="95.653">
                <text:p>95.653</text:p>
              </table:table-cell>
              <table:table-cell office:value-type="float" office:value="95.663">
                <text:p>95.663</text:p>
              </table:table-cell>
              <table:table-cell office:value-type="float" office:value="95.532">
                <text:p>95.532</text:p>
              </table:table-cell>
              <table:table-cell office:value-type="float" office:value="95.68">
                <text:p>95.68</text:p>
              </table:table-cell>
              <table:table-cell office:value-type="float" office:value="95.97">
                <text:p>95.97</text:p>
              </table:table-cell>
              <table:table-cell office:value-type="float" office:value="96.34">
                <text:p>96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.73">
                <text:p>100.73</text:p>
              </table:table-cell>
              <table:table-cell office:value-type="float" office:value="97">
                <text:p>97</text:p>
              </table:table-cell>
              <table:table-cell office:value-type="float" office:value="96.946">
                <text:p>96.946</text:p>
              </table:table-cell>
              <table:table-cell office:value-type="float" office:value="96.887">
                <text:p>96.887</text:p>
              </table:table-cell>
              <table:table-cell office:value-type="float" office:value="96.998">
                <text:p>96.998</text:p>
              </table:table-cell>
              <table:table-cell office:value-type="float" office:value="97.034">
                <text:p>97.034</text:p>
              </table:table-cell>
              <table:table-cell office:value-type="float" office:value="97.093">
                <text:p>97.093</text:p>
              </table:table-cell>
              <table:table-cell office:value-type="float" office:value="97.611">
                <text:p>97.611</text:p>
              </table:table-cell>
              <table:table-cell office:value-type="float" office:value="97.693">
                <text:p>97.6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.157">
                <text:p>102.157</text:p>
              </table:table-cell>
              <table:table-cell office:value-type="float" office:value="98.627">
                <text:p>98.627</text:p>
              </table:table-cell>
              <table:table-cell office:value-type="float" office:value="98.317">
                <text:p>98.317</text:p>
              </table:table-cell>
              <table:table-cell office:value-type="float" office:value="98.385">
                <text:p>98.385</text:p>
              </table:table-cell>
              <table:table-cell office:value-type="float" office:value="98.361">
                <text:p>98.361</text:p>
              </table:table-cell>
              <table:table-cell office:value-type="float" office:value="98.375">
                <text:p>98.375</text:p>
              </table:table-cell>
              <table:table-cell office:value-type="float" office:value="98.525">
                <text:p>98.525</text:p>
              </table:table-cell>
              <table:table-cell office:value-type="float" office:value="98.81">
                <text:p>98.81</text:p>
              </table:table-cell>
              <table:table-cell office:value-type="float" office:value="99.154">
                <text:p>99.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.494">
                <text:p>103.494</text:p>
              </table:table-cell>
              <table:table-cell office:value-type="float" office:value="99.863">
                <text:p>99.863</text:p>
              </table:table-cell>
              <table:table-cell office:value-type="float" office:value="99.674">
                <text:p>99.674</text:p>
              </table:table-cell>
              <table:table-cell office:value-type="float" office:value="99.749">
                <text:p>99.749</text:p>
              </table:table-cell>
              <table:table-cell office:value-type="float" office:value="99.792">
                <text:p>99.792</text:p>
              </table:table-cell>
              <table:table-cell office:value-type="float" office:value="99.763">
                <text:p>99.763</text:p>
              </table:table-cell>
              <table:table-cell office:value-type="float" office:value="99.964">
                <text:p>99.964</text:p>
              </table:table-cell>
              <table:table-cell office:value-type="float" office:value="100.172">
                <text:p>100.172</text:p>
              </table:table-cell>
              <table:table-cell office:value-type="float" office:value="100.576">
                <text:p>100.5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.058">
                <text:p>105.058</text:p>
              </table:table-cell>
              <table:table-cell office:value-type="float" office:value="101.257">
                <text:p>101.257</text:p>
              </table:table-cell>
              <table:table-cell office:value-type="float" office:value="101.1">
                <text:p>101.1</text:p>
              </table:table-cell>
              <table:table-cell office:value-type="float" office:value="101.159">
                <text:p>101.159</text:p>
              </table:table-cell>
              <table:table-cell office:value-type="float" office:value="101.218">
                <text:p>101.218</text:p>
              </table:table-cell>
              <table:table-cell office:value-type="float" office:value="101.117">
                <text:p>101.117</text:p>
              </table:table-cell>
              <table:table-cell office:value-type="float" office:value="101.238">
                <text:p>101.238</text:p>
              </table:table-cell>
              <table:table-cell office:value-type="float" office:value="101.633">
                <text:p>101.633</text:p>
              </table:table-cell>
              <table:table-cell office:value-type="float" office:value="101.885">
                <text:p>101.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386">
                <text:p>106.386</text:p>
              </table:table-cell>
              <table:table-cell office:value-type="float" office:value="102.753">
                <text:p>102.753</text:p>
              </table:table-cell>
              <table:table-cell office:value-type="float" office:value="102.491">
                <text:p>102.491</text:p>
              </table:table-cell>
              <table:table-cell office:value-type="float" office:value="102.644">
                <text:p>102.644</text:p>
              </table:table-cell>
              <table:table-cell office:value-type="float" office:value="102.528">
                <text:p>102.528</text:p>
              </table:table-cell>
              <table:table-cell office:value-type="float" office:value="102.568">
                <text:p>102.568</text:p>
              </table:table-cell>
              <table:table-cell office:value-type="float" office:value="102.688">
                <text:p>102.688</text:p>
              </table:table-cell>
              <table:table-cell office:value-type="float" office:value="103.012">
                <text:p>103.012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.709">
                <text:p>107.709</text:p>
              </table:table-cell>
              <table:table-cell office:value-type="float" office:value="104.151">
                <text:p>104.151</text:p>
              </table:table-cell>
              <table:table-cell office:value-type="float" office:value="103.927">
                <text:p>103.927</text:p>
              </table:table-cell>
              <table:table-cell office:value-type="float" office:value="104.845">
                <text:p>104.845</text:p>
              </table:table-cell>
              <table:table-cell office:value-type="float" office:value="103.979">
                <text:p>103.979</text:p>
              </table:table-cell>
              <table:table-cell office:value-type="float" office:value="103.877">
                <text:p>103.877</text:p>
              </table:table-cell>
              <table:table-cell office:value-type="float" office:value="104.214">
                <text:p>104.214</text:p>
              </table:table-cell>
              <table:table-cell office:value-type="float" office:value="104.653">
                <text:p>104.653</text:p>
              </table:table-cell>
              <table:table-cell office:value-type="float" office:value="104.77">
                <text:p>104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.226">
                <text:p>109.226</text:p>
              </table:table-cell>
              <table:table-cell office:value-type="float" office:value="105.448">
                <text:p>105.448</text:p>
              </table:table-cell>
              <table:table-cell office:value-type="float" office:value="105.176">
                <text:p>105.176</text:p>
              </table:table-cell>
              <table:table-cell office:value-type="float" office:value="106.953">
                <text:p>106.953</text:p>
              </table:table-cell>
              <table:table-cell office:value-type="float" office:value="105.359">
                <text:p>105.359</text:p>
              </table:table-cell>
              <table:table-cell office:value-type="float" office:value="105.362">
                <text:p>105.362</text:p>
              </table:table-cell>
              <table:table-cell office:value-type="float" office:value="105.535">
                <text:p>105.535</text:p>
              </table:table-cell>
              <table:table-cell office:value-type="float" office:value="105.974">
                <text:p>105.974</text:p>
              </table:table-cell>
              <table:table-cell office:value-type="float" office:value="106.198">
                <text:p>106.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0.507">
                <text:p>110.507</text:p>
              </table:table-cell>
              <table:table-cell office:value-type="float" office:value="106.911">
                <text:p>106.911</text:p>
              </table:table-cell>
              <table:table-cell office:value-type="float" office:value="106.615">
                <text:p>106.615</text:p>
              </table:table-cell>
              <table:table-cell office:value-type="float" office:value="108.045">
                <text:p>108.045</text:p>
              </table:table-cell>
              <table:table-cell office:value-type="float" office:value="106.864">
                <text:p>106.864</text:p>
              </table:table-cell>
              <table:table-cell office:value-type="float" office:value="106.743">
                <text:p>106.743</text:p>
              </table:table-cell>
              <table:table-cell office:value-type="float" office:value="106.778">
                <text:p>106.778</text:p>
              </table:table-cell>
              <table:table-cell office:value-type="float" office:value="107.359">
                <text:p>107.359</text:p>
              </table:table-cell>
              <table:table-cell office:value-type="float" office:value="107.419">
                <text:p>107.4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.905">
                <text:p>111.905</text:p>
              </table:table-cell>
              <table:table-cell office:value-type="float" office:value="108.405">
                <text:p>108.405</text:p>
              </table:table-cell>
              <table:table-cell office:value-type="float" office:value="107.978">
                <text:p>107.978</text:p>
              </table:table-cell>
              <table:table-cell office:value-type="float" office:value="110.177">
                <text:p>110.177</text:p>
              </table:table-cell>
              <table:table-cell office:value-type="float" office:value="108.228">
                <text:p>108.228</text:p>
              </table:table-cell>
              <table:table-cell office:value-type="float" office:value="108.115">
                <text:p>108.115</text:p>
              </table:table-cell>
              <table:table-cell office:value-type="float" office:value="108.246">
                <text:p>108.246</text:p>
              </table:table-cell>
              <table:table-cell office:value-type="float" office:value="108.998">
                <text:p>108.998</text:p>
              </table:table-cell>
              <table:table-cell office:value-type="float" office:value="108.994">
                <text:p>108.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.265">
                <text:p>113.265</text:p>
              </table:table-cell>
              <table:table-cell office:value-type="float" office:value="109.712">
                <text:p>109.712</text:p>
              </table:table-cell>
              <table:table-cell office:value-type="float" office:value="109.409">
                <text:p>109.409</text:p>
              </table:table-cell>
              <table:table-cell office:value-type="float" office:value="110.88">
                <text:p>110.88</text:p>
              </table:table-cell>
              <table:table-cell office:value-type="float" office:value="109.655">
                <text:p>109.655</text:p>
              </table:table-cell>
              <table:table-cell office:value-type="float" office:value="109.361">
                <text:p>109.361</text:p>
              </table:table-cell>
              <table:table-cell office:value-type="float" office:value="109.649">
                <text:p>109.649</text:p>
              </table:table-cell>
              <table:table-cell office:value-type="float" office:value="110.501">
                <text:p>110.501</text:p>
              </table:table-cell>
              <table:table-cell office:value-type="float" office:value="110.307">
                <text:p>110.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.666">
                <text:p>114.666</text:p>
              </table:table-cell>
              <table:table-cell office:value-type="float" office:value="111.251">
                <text:p>111.251</text:p>
              </table:table-cell>
              <table:table-cell office:value-type="float" office:value="110.777">
                <text:p>110.777</text:p>
              </table:table-cell>
              <table:table-cell office:value-type="float" office:value="113.074">
                <text:p>113.074</text:p>
              </table:table-cell>
              <table:table-cell office:value-type="float" office:value="110.898">
                <text:p>110.898</text:p>
              </table:table-cell>
              <table:table-cell office:value-type="float" office:value="110.901">
                <text:p>110.901</text:p>
              </table:table-cell>
              <table:table-cell office:value-type="float" office:value="110.992">
                <text:p>110.992</text:p>
              </table:table-cell>
              <table:table-cell office:value-type="float" office:value="111.408">
                <text:p>111.408</text:p>
              </table:table-cell>
              <table:table-cell office:value-type="float" office:value="111.666">
                <text:p>111.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6.176">
                <text:p>116.176</text:p>
              </table:table-cell>
              <table:table-cell office:value-type="float" office:value="112.454">
                <text:p>112.454</text:p>
              </table:table-cell>
              <table:table-cell office:value-type="float" office:value="112.262">
                <text:p>112.262</text:p>
              </table:table-cell>
              <table:table-cell office:value-type="float" office:value="114.154">
                <text:p>114.154</text:p>
              </table:table-cell>
              <table:table-cell office:value-type="float" office:value="112.463">
                <text:p>112.463</text:p>
              </table:table-cell>
              <table:table-cell office:value-type="float" office:value="112.222">
                <text:p>112.222</text:p>
              </table:table-cell>
              <table:table-cell office:value-type="float" office:value="112.541">
                <text:p>112.541</text:p>
              </table:table-cell>
              <table:table-cell office:value-type="float" office:value="112.923">
                <text:p>112.923</text:p>
              </table:table-cell>
              <table:table-cell office:value-type="float" office:value="113.056">
                <text:p>113.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7.541">
                <text:p>117.541</text:p>
              </table:table-cell>
              <table:table-cell office:value-type="float" office:value="113.986">
                <text:p>113.986</text:p>
              </table:table-cell>
              <table:table-cell office:value-type="float" office:value="113.528">
                <text:p>113.528</text:p>
              </table:table-cell>
              <table:table-cell office:value-type="float" office:value="115.086">
                <text:p>115.086</text:p>
              </table:table-cell>
              <table:table-cell office:value-type="float" office:value="113.828">
                <text:p>113.828</text:p>
              </table:table-cell>
              <table:table-cell office:value-type="float" office:value="113.747">
                <text:p>113.747</text:p>
              </table:table-cell>
              <table:table-cell office:value-type="float" office:value="113.782">
                <text:p>113.782</text:p>
              </table:table-cell>
              <table:table-cell office:value-type="float" office:value="114.334">
                <text:p>114.334</text:p>
              </table:table-cell>
              <table:table-cell office:value-type="float" office:value="114.473">
                <text:p>114.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.985">
                <text:p>118.985</text:p>
              </table:table-cell>
              <table:table-cell office:value-type="float" office:value="115.412">
                <text:p>115.412</text:p>
              </table:table-cell>
              <table:table-cell office:value-type="float" office:value="115.054">
                <text:p>115.054</text:p>
              </table:table-cell>
              <table:table-cell office:value-type="float" office:value="117.178">
                <text:p>117.178</text:p>
              </table:table-cell>
              <table:table-cell office:value-type="float" office:value="115.192">
                <text:p>115.192</text:p>
              </table:table-cell>
              <table:table-cell office:value-type="float" office:value="114.986">
                <text:p>114.986</text:p>
              </table:table-cell>
              <table:table-cell office:value-type="float" office:value="115.227">
                <text:p>115.227</text:p>
              </table:table-cell>
              <table:table-cell office:value-type="float" office:value="115.62">
                <text:p>115.62</text:p>
              </table:table-cell>
              <table:table-cell office:value-type="float" office:value="115.891">
                <text:p>115.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.401">
                <text:p>120.401</text:p>
              </table:table-cell>
              <table:table-cell office:value-type="float" office:value="116.796">
                <text:p>116.796</text:p>
              </table:table-cell>
              <table:table-cell office:value-type="float" office:value="116.385">
                <text:p>116.385</text:p>
              </table:table-cell>
              <table:table-cell office:value-type="float" office:value="117.88">
                <text:p>117.88</text:p>
              </table:table-cell>
              <table:table-cell office:value-type="float" office:value="116.648">
                <text:p>116.648</text:p>
              </table:table-cell>
              <table:table-cell office:value-type="float" office:value="116.445">
                <text:p>116.445</text:p>
              </table:table-cell>
              <table:table-cell office:value-type="float" office:value="116.594">
                <text:p>116.594</text:p>
              </table:table-cell>
              <table:table-cell office:value-type="float" office:value="118.1">
                <text:p>118.1</text:p>
              </table:table-cell>
              <table:table-cell office:value-type="float" office:value="117.295">
                <text:p>117.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.79">
                <text:p>121.79</text:p>
              </table:table-cell>
              <table:table-cell office:value-type="float" office:value="118.212">
                <text:p>118.212</text:p>
              </table:table-cell>
              <table:table-cell office:value-type="float" office:value="117.727">
                <text:p>117.727</text:p>
              </table:table-cell>
              <table:table-cell office:value-type="float" office:value="119.874">
                <text:p>119.874</text:p>
              </table:table-cell>
              <table:table-cell office:value-type="float" office:value="117.961">
                <text:p>117.961</text:p>
              </table:table-cell>
              <table:table-cell office:value-type="float" office:value="117.864">
                <text:p>117.864</text:p>
              </table:table-cell>
              <table:table-cell office:value-type="float" office:value="118.077">
                <text:p>118.077</text:p>
              </table:table-cell>
              <table:table-cell office:value-type="float" office:value="118.488">
                <text:p>118.488</text:p>
              </table:table-cell>
              <table:table-cell office:value-type="float" office:value="118.739">
                <text:p>118.7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117">
                <text:p>123.117</text:p>
              </table:table-cell>
              <table:table-cell office:value-type="float" office:value="119.394">
                <text:p>119.394</text:p>
              </table:table-cell>
              <table:table-cell office:value-type="float" office:value="119.17">
                <text:p>119.17</text:p>
              </table:table-cell>
              <table:table-cell office:value-type="float" office:value="121.321">
                <text:p>121.321</text:p>
              </table:table-cell>
              <table:table-cell office:value-type="float" office:value="119.365">
                <text:p>119.365</text:p>
              </table:table-cell>
              <table:table-cell office:value-type="float" office:value="119.166">
                <text:p>119.166</text:p>
              </table:table-cell>
              <table:table-cell office:value-type="float" office:value="119.517">
                <text:p>119.517</text:p>
              </table:table-cell>
              <table:table-cell office:value-type="float" office:value="119.834">
                <text:p>119.834</text:p>
              </table:table-cell>
              <table:table-cell office:value-type="float" office:value="120.254">
                <text:p>120.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.596">
                <text:p>124.596</text:p>
              </table:table-cell>
              <table:table-cell office:value-type="float" office:value="120.959">
                <text:p>120.959</text:p>
              </table:table-cell>
              <table:table-cell office:value-type="float" office:value="120.657">
                <text:p>120.657</text:p>
              </table:table-cell>
              <table:table-cell office:value-type="float" office:value="122.919">
                <text:p>122.919</text:p>
              </table:table-cell>
              <table:table-cell office:value-type="float" office:value="120.921">
                <text:p>120.921</text:p>
              </table:table-cell>
              <table:table-cell office:value-type="float" office:value="120.547">
                <text:p>120.547</text:p>
              </table:table-cell>
              <table:table-cell office:value-type="float" office:value="120.794">
                <text:p>120.794</text:p>
              </table:table-cell>
              <table:table-cell office:value-type="float" office:value="121.075">
                <text:p>121.075</text:p>
              </table:table-cell>
              <table:table-cell office:value-type="float" office:value="121.511">
                <text:p>121.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.967">
                <text:p>125.967</text:p>
              </table:table-cell>
              <table:table-cell office:value-type="float" office:value="122.437">
                <text:p>122.437</text:p>
              </table:table-cell>
              <table:table-cell office:value-type="float" office:value="122.044">
                <text:p>122.044</text:p>
              </table:table-cell>
              <table:table-cell office:value-type="float" office:value="123.859">
                <text:p>123.859</text:p>
              </table:table-cell>
              <table:table-cell office:value-type="float" office:value="122.129">
                <text:p>122.129</text:p>
              </table:table-cell>
              <table:table-cell office:value-type="float" office:value="121.982">
                <text:p>121.982</text:p>
              </table:table-cell>
              <table:table-cell office:value-type="float" office:value="122.076">
                <text:p>122.076</text:p>
              </table:table-cell>
              <table:table-cell office:value-type="float" office:value="122.825">
                <text:p>122.825</text:p>
              </table:table-cell>
              <table:table-cell office:value-type="float" office:value="122.968">
                <text:p>122.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.356">
                <text:p>127.356</text:p>
              </table:table-cell>
              <table:table-cell office:value-type="float" office:value="123.786">
                <text:p>123.786</text:p>
              </table:table-cell>
              <table:table-cell office:value-type="float" office:value="123.433">
                <text:p>123.433</text:p>
              </table:table-cell>
              <table:table-cell office:value-type="float" office:value="125.862">
                <text:p>125.862</text:p>
              </table:table-cell>
              <table:table-cell office:value-type="float" office:value="123.477">
                <text:p>123.477</text:p>
              </table:table-cell>
              <table:table-cell office:value-type="float" office:value="123.302">
                <text:p>123.302</text:p>
              </table:table-cell>
              <table:table-cell office:value-type="float" office:value="123.545">
                <text:p>123.545</text:p>
              </table:table-cell>
              <table:table-cell office:value-type="float" office:value="124.165">
                <text:p>124.165</text:p>
              </table:table-cell>
              <table:table-cell office:value-type="float" office:value="124.34">
                <text:p>124.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.892">
                <text:p>128.892</text:p>
              </table:table-cell>
              <table:table-cell office:value-type="float" office:value="125.226">
                <text:p>125.226</text:p>
              </table:table-cell>
              <table:table-cell office:value-type="float" office:value="124.827">
                <text:p>124.827</text:p>
              </table:table-cell>
              <table:table-cell office:value-type="float" office:value="127.008">
                <text:p>127.008</text:p>
              </table:table-cell>
              <table:table-cell office:value-type="float" office:value="124.953">
                <text:p>124.953</text:p>
              </table:table-cell>
              <table:table-cell office:value-type="float" office:value="124.676">
                <text:p>124.676</text:p>
              </table:table-cell>
              <table:table-cell office:value-type="float" office:value="124.859">
                <text:p>124.859</text:p>
              </table:table-cell>
              <table:table-cell office:value-type="float" office:value="125.227">
                <text:p>125.227</text:p>
              </table:table-cell>
              <table:table-cell office:value-type="float" office:value="125.702">
                <text:p>125.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.189">
                <text:p>130.189</text:p>
              </table:table-cell>
              <table:table-cell office:value-type="float" office:value="126.653">
                <text:p>126.653</text:p>
              </table:table-cell>
              <table:table-cell office:value-type="float" office:value="126.345">
                <text:p>126.345</text:p>
              </table:table-cell>
              <table:table-cell office:value-type="float" office:value="128.334">
                <text:p>128.334</text:p>
              </table:table-cell>
              <table:table-cell office:value-type="float" office:value="126.338">
                <text:p>126.338</text:p>
              </table:table-cell>
              <table:table-cell office:value-type="float" office:value="126.162">
                <text:p>126.162</text:p>
              </table:table-cell>
              <table:table-cell office:value-type="float" office:value="126.333">
                <text:p>126.333</text:p>
              </table:table-cell>
              <table:table-cell office:value-type="float" office:value="126.787">
                <text:p>126.787</text:p>
              </table:table-cell>
              <table:table-cell office:value-type="float" office:value="127.167">
                <text:p>127.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.679">
                <text:p>131.679</text:p>
              </table:table-cell>
              <table:table-cell office:value-type="float" office:value="127.944">
                <text:p>127.944</text:p>
              </table:table-cell>
              <table:table-cell office:value-type="float" office:value="127.661">
                <text:p>127.661</text:p>
              </table:table-cell>
              <table:table-cell office:value-type="float" office:value="129.631">
                <text:p>129.631</text:p>
              </table:table-cell>
              <table:table-cell office:value-type="float" office:value="127.795">
                <text:p>127.795</text:p>
              </table:table-cell>
              <table:table-cell office:value-type="float" office:value="127.557">
                <text:p>127.557</text:p>
              </table:table-cell>
              <table:table-cell office:value-type="float" office:value="127.752">
                <text:p>127.752</text:p>
              </table:table-cell>
              <table:table-cell office:value-type="float" office:value="128.059">
                <text:p>128.059</text:p>
              </table:table-cell>
              <table:table-cell office:value-type="float" office:value="128.635">
                <text:p>128.6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2.96">
                <text:p>132.96</text:p>
              </table:table-cell>
              <table:table-cell office:value-type="float" office:value="129.356">
                <text:p>129.356</text:p>
              </table:table-cell>
              <table:table-cell office:value-type="float" office:value="129.071">
                <text:p>129.071</text:p>
              </table:table-cell>
              <table:table-cell office:value-type="float" office:value="131.16">
                <text:p>131.16</text:p>
              </table:table-cell>
              <table:table-cell office:value-type="float" office:value="129.155">
                <text:p>129.155</text:p>
              </table:table-cell>
              <table:table-cell office:value-type="float" office:value="128.893">
                <text:p>128.893</text:p>
              </table:table-cell>
              <table:table-cell office:value-type="float" office:value="129.063">
                <text:p>129.063</text:p>
              </table:table-cell>
              <table:table-cell office:value-type="float" office:value="129.468">
                <text:p>129.468</text:p>
              </table:table-cell>
              <table:table-cell office:value-type="float" office:value="130.037">
                <text:p>130.0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.306">
                <text:p>134.306</text:p>
              </table:table-cell>
              <table:table-cell office:value-type="float" office:value="130.576">
                <text:p>130.576</text:p>
              </table:table-cell>
              <table:table-cell office:value-type="float" office:value="130.347">
                <text:p>130.347</text:p>
              </table:table-cell>
              <table:table-cell office:value-type="float" office:value="131.938">
                <text:p>131.938</text:p>
              </table:table-cell>
              <table:table-cell office:value-type="float" office:value="130.566">
                <text:p>130.566</text:p>
              </table:table-cell>
              <table:table-cell office:value-type="float" office:value="130.226">
                <text:p>130.226</text:p>
              </table:table-cell>
              <table:table-cell office:value-type="float" office:value="130.453">
                <text:p>130.453</text:p>
              </table:table-cell>
              <table:table-cell office:value-type="float" office:value="130.866">
                <text:p>130.866</text:p>
              </table:table-cell>
              <table:table-cell office:value-type="float" office:value="131.482">
                <text:p>131.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.837">
                <text:p>135.837</text:p>
              </table:table-cell>
              <table:table-cell office:value-type="float" office:value="132.031">
                <text:p>132.031</text:p>
              </table:table-cell>
              <table:table-cell office:value-type="float" office:value="131.974">
                <text:p>131.974</text:p>
              </table:table-cell>
              <table:table-cell office:value-type="float" office:value="133.927">
                <text:p>133.927</text:p>
              </table:table-cell>
              <table:table-cell office:value-type="float" office:value="131.958">
                <text:p>131.958</text:p>
              </table:table-cell>
              <table:table-cell office:value-type="float" office:value="131.662">
                <text:p>131.662</text:p>
              </table:table-cell>
              <table:table-cell office:value-type="float" office:value="131.927">
                <text:p>131.927</text:p>
              </table:table-cell>
              <table:table-cell office:value-type="float" office:value="132.39">
                <text:p>132.39</text:p>
              </table:table-cell>
              <table:table-cell office:value-type="float" office:value="132.814">
                <text:p>132.8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.392">
                <text:p>137.392</text:p>
              </table:table-cell>
              <table:table-cell office:value-type="float" office:value="133.403">
                <text:p>133.403</text:p>
              </table:table-cell>
              <table:table-cell office:value-type="float" office:value="133.235">
                <text:p>133.235</text:p>
              </table:table-cell>
              <table:table-cell office:value-type="float" office:value="135.533">
                <text:p>135.533</text:p>
              </table:table-cell>
              <table:table-cell office:value-type="float" office:value="133.287">
                <text:p>133.287</text:p>
              </table:table-cell>
              <table:table-cell office:value-type="float" office:value="133.127">
                <text:p>133.127</text:p>
              </table:table-cell>
              <table:table-cell office:value-type="float" office:value="133.307">
                <text:p>133.307</text:p>
              </table:table-cell>
              <table:table-cell office:value-type="float" office:value="134.12">
                <text:p>134.12</text:p>
              </table:table-cell>
              <table:table-cell office:value-type="float" office:value="134.294">
                <text:p>134.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8.579">
                <text:p>138.579</text:p>
              </table:table-cell>
              <table:table-cell office:value-type="float" office:value="134.908">
                <text:p>134.908</text:p>
              </table:table-cell>
              <table:table-cell office:value-type="float" office:value="134.62">
                <text:p>134.62</text:p>
              </table:table-cell>
              <table:table-cell office:value-type="float" office:value="136.985">
                <text:p>136.985</text:p>
              </table:table-cell>
              <table:table-cell office:value-type="float" office:value="134.753">
                <text:p>134.753</text:p>
              </table:table-cell>
              <table:table-cell office:value-type="float" office:value="134.592">
                <text:p>134.592</text:p>
              </table:table-cell>
              <table:table-cell office:value-type="float" office:value="134.774">
                <text:p>134.774</text:p>
              </table:table-cell>
              <table:table-cell office:value-type="float" office:value="135.184">
                <text:p>135.184</text:p>
              </table:table-cell>
              <table:table-cell office:value-type="float" office:value="135.555">
                <text:p>135.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.929">
                <text:p>140.929</text:p>
              </table:table-cell>
              <table:table-cell office:value-type="float" office:value="136.284">
                <text:p>136.284</text:p>
              </table:table-cell>
              <table:table-cell office:value-type="float" office:value="136.052">
                <text:p>136.052</text:p>
              </table:table-cell>
              <table:table-cell office:value-type="float" office:value="137.485">
                <text:p>137.485</text:p>
              </table:table-cell>
              <table:table-cell office:value-type="float" office:value="136.281">
                <text:p>136.281</text:p>
              </table:table-cell>
              <table:table-cell office:value-type="float" office:value="135.896">
                <text:p>135.896</text:p>
              </table:table-cell>
              <table:table-cell office:value-type="float" office:value="136.259">
                <text:p>136.259</text:p>
              </table:table-cell>
              <table:table-cell office:value-type="float" office:value="136.467">
                <text:p>136.467</text:p>
              </table:table-cell>
              <table:table-cell office:value-type="float" office:value="137.104">
                <text:p>137.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2.32">
                <text:p>142.32</text:p>
              </table:table-cell>
              <table:table-cell office:value-type="float" office:value="137.694">
                <text:p>137.694</text:p>
              </table:table-cell>
              <table:table-cell office:value-type="float" office:value="137.41">
                <text:p>137.41</text:p>
              </table:table-cell>
              <table:table-cell office:value-type="float" office:value="139.663">
                <text:p>139.663</text:p>
              </table:table-cell>
              <table:table-cell office:value-type="float" office:value="137.515">
                <text:p>137.515</text:p>
              </table:table-cell>
              <table:table-cell office:value-type="float" office:value="137.313">
                <text:p>137.313</text:p>
              </table:table-cell>
              <table:table-cell office:value-type="float" office:value="137.395">
                <text:p>137.395</text:p>
              </table:table-cell>
              <table:table-cell office:value-type="float" office:value="137.757">
                <text:p>137.757</text:p>
              </table:table-cell>
              <table:table-cell office:value-type="float" office:value="138.435">
                <text:p>138.4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.198">
                <text:p>144.198</text:p>
              </table:table-cell>
              <table:table-cell office:value-type="float" office:value="139.083">
                <text:p>139.083</text:p>
              </table:table-cell>
              <table:table-cell office:value-type="float" office:value="138.883">
                <text:p>138.883</text:p>
              </table:table-cell>
              <table:table-cell office:value-type="float" office:value="140.856">
                <text:p>140.856</text:p>
              </table:table-cell>
              <table:table-cell office:value-type="float" office:value="138.798">
                <text:p>138.798</text:p>
              </table:table-cell>
              <table:table-cell office:value-type="float" office:value="138.802">
                <text:p>138.802</text:p>
              </table:table-cell>
              <table:table-cell office:value-type="float" office:value="138.817">
                <text:p>138.817</text:p>
              </table:table-cell>
              <table:table-cell office:value-type="float" office:value="139.392">
                <text:p>139.392</text:p>
              </table:table-cell>
              <table:table-cell office:value-type="float" office:value="139.827">
                <text:p>139.8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.865">
                <text:p>145.865</text:p>
              </table:table-cell>
              <table:table-cell office:value-type="float" office:value="140.419">
                <text:p>140.419</text:p>
              </table:table-cell>
              <table:table-cell office:value-type="float" office:value="140.182">
                <text:p>140.182</text:p>
              </table:table-cell>
              <table:table-cell office:value-type="float" office:value="142.56">
                <text:p>142.56</text:p>
              </table:table-cell>
              <table:table-cell office:value-type="float" office:value="140.353">
                <text:p>140.353</text:p>
              </table:table-cell>
              <table:table-cell office:value-type="float" office:value="140.026">
                <text:p>140.026</text:p>
              </table:table-cell>
              <table:table-cell office:value-type="float" office:value="140.295">
                <text:p>140.295</text:p>
              </table:table-cell>
              <table:table-cell office:value-type="float" office:value="140.649">
                <text:p>140.649</text:p>
              </table:table-cell>
              <table:table-cell office:value-type="float" office:value="141.168">
                <text:p>141.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